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8.505cm"/>
    </style:style>
    <style:style style:name="co4" style:family="table-column">
      <style:table-column-properties fo:break-before="auto" style:column-width="10.329cm"/>
    </style:style>
    <style:style style:name="co5" style:family="table-column">
      <style:table-column-properties fo:break-before="auto" style:column-width="11.09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Result_MSE_4Classes_2_m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roundtruth</text:p>
          </table:table-cell>
          <table:table-cell office:value-type="string" calcext:value-type="string">
            <text:p>prediction</text:p>
          </table:table-cell>
          <table:table-cell table:number-columns-repeated="2" office:value-type="string" calcext:value-type="string">
            <text:p>scoresAbsOrRacineCarreDiff</text:p>
          </table:table-cell>
          <table:table-cell table:number-columns-repeated="3"/>
          <table:table-cell office:value-type="string" calcext:value-type="string">
            <text:p>scoresDiffCarree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[0.5 <text:s/>0.5 <text:s/>0.5 <text:s/>0.11]]</text:p>
          </table:table-cell>
          <table:table-cell office:value-type="string" calcext:value-type="string">
            <text:p>[0.35842538 0.06114502 0.38859963 0.57754123]</text:p>
          </table:table-cell>
          <table:table-cell office:value-type="string" calcext:value-type="string">
            <text:p>[[0.14157462 0.438855 <text:s text:c="2"/>0.11140037 0.46754122]]</text:p>
          </table:table-cell>
          <table:table-cell office:value-type="string" calcext:value-type="string">
            <text:p>0.14157462</text:p>
          </table:table-cell>
          <table:table-cell office:value-type="string" calcext:value-type="string">
            <text:p>0.438855</text:p>
          </table:table-cell>
          <table:table-cell office:value-type="string" calcext:value-type="string">
            <text:p>0.11140037</text:p>
          </table:table-cell>
          <table:table-cell office:value-type="string" calcext:value-type="string">
            <text:p>0.46754122</text:p>
          </table:table-cell>
          <table:table-cell office:value-type="string" calcext:value-type="string">
            <text:p>[[0.02004337 0.19259371 0.01241004 0.21859479]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[0.6 0.6 0.7 0.2]]</text:p>
          </table:table-cell>
          <table:table-cell office:value-type="string" calcext:value-type="string">
            <text:p>[0.34602013 0.24675544 0.3105586 <text:s/>0.90092665]</text:p>
          </table:table-cell>
          <table:table-cell office:value-type="string" calcext:value-type="string">
            <text:p>[[0.2539799 <text:s/>0.3532446 <text:s/>0.3894414 <text:s/>0.70092666]]</text:p>
          </table:table-cell>
          <table:table-cell office:value-type="string" calcext:value-type="string">
            <text:p>0.2539799</text:p>
          </table:table-cell>
          <table:table-cell office:value-type="string" calcext:value-type="string">
            <text:p>0.3532446</text:p>
          </table:table-cell>
          <table:table-cell office:value-type="string" calcext:value-type="string">
            <text:p>0.3894414</text:p>
          </table:table-cell>
          <table:table-cell office:value-type="string" calcext:value-type="string">
            <text:p>0.70092666</text:p>
          </table:table-cell>
          <table:table-cell office:value-type="string" calcext:value-type="string">
            <text:p>[[0.06450579 0.12478175 0.1516646 <text:s/>0.4912982 ]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[0.09 0.16 0.19 0.4 ]]</text:p>
          </table:table-cell>
          <table:table-cell office:value-type="string" calcext:value-type="string">
            <text:p>[0.42574427 0.33289263 0.34123218 0.74643105]</text:p>
          </table:table-cell>
          <table:table-cell office:value-type="string" calcext:value-type="string">
            <text:p>[[0.33574426 0.17289263 0.15123218 0.34643105]]</text:p>
          </table:table-cell>
          <table:table-cell office:value-type="string" calcext:value-type="string">
            <text:p>0.33574426</text:p>
          </table:table-cell>
          <table:table-cell office:value-type="string" calcext:value-type="string">
            <text:p>0.17289263</text:p>
          </table:table-cell>
          <table:table-cell office:value-type="string" calcext:value-type="string">
            <text:p>0.15123218</text:p>
          </table:table-cell>
          <table:table-cell office:value-type="string" calcext:value-type="string">
            <text:p>0.34643105</text:p>
          </table:table-cell>
          <table:table-cell office:value-type="string" calcext:value-type="string">
            <text:p>[[0.11272421 0.02989186 0.02287117 0.12001447]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[0.22 0.18 0.13 0.14]]</text:p>
          </table:table-cell>
          <table:table-cell office:value-type="string" calcext:value-type="string">
            <text:p>[0.34330717 0.2950813 <text:s/>0.29889253 0.7879108 ]</text:p>
          </table:table-cell>
          <table:table-cell office:value-type="string" calcext:value-type="string">
            <text:p>[[0.12330717 0.11508128 0.16889253 0.64791083]]</text:p>
          </table:table-cell>
          <table:table-cell office:value-type="string" calcext:value-type="string">
            <text:p>0.12330717</text:p>
          </table:table-cell>
          <table:table-cell office:value-type="string" calcext:value-type="string">
            <text:p>0.11508128</text:p>
          </table:table-cell>
          <table:table-cell office:value-type="string" calcext:value-type="string">
            <text:p>0.16889253</text:p>
          </table:table-cell>
          <table:table-cell office:value-type="string" calcext:value-type="string">
            <text:p>0.64791083</text:p>
          </table:table-cell>
          <table:table-cell office:value-type="string" calcext:value-type="string">
            <text:p>[[0.01520466 0.0132437 <text:s/>0.02852469 0.41978845]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[0.5 <text:s/>0.5 <text:s/>0.36 0.11]]</text:p>
          </table:table-cell>
          <table:table-cell office:value-type="string" calcext:value-type="string">
            <text:p>[0.3521401 <text:s/>0.06582608 0.35951728 0.5713756 ]</text:p>
          </table:table-cell>
          <table:table-cell office:value-type="string" calcext:value-type="string">
            <text:p>[[0.1478599 <text:s/>0.4341739 <text:s/>0.00048274 0.4613756 ]]</text:p>
          </table:table-cell>
          <table:table-cell office:value-type="string" calcext:value-type="string">
            <text:p>0.1478599</text:p>
          </table:table-cell>
          <table:table-cell office:value-type="string" calcext:value-type="string">
            <text:p>0.4341739</text:p>
          </table:table-cell>
          <table:table-cell office:value-type="string" calcext:value-type="string">
            <text:p>0.00048274</text:p>
          </table:table-cell>
          <table:table-cell office:value-type="string" calcext:value-type="string">
            <text:p>0.4613756</text:p>
          </table:table-cell>
          <table:table-cell office:value-type="string" calcext:value-type="string">
            <text:p>[[2.1862550e-02 1.8850699e-01 2.3303599e-07 2.1286744e-01]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[0.7 <text:s/>0.6 <text:s/>0. <text:s text:c="2"/>0.06]]</text:p>
          </table:table-cell>
          <table:table-cell office:value-type="string" calcext:value-type="string">
            <text:p>[0.5018325 <text:s/>0.17971905 0.4093694 <text:s/>0.7214634 ]</text:p>
          </table:table-cell>
          <table:table-cell office:value-type="string" calcext:value-type="string">
            <text:p>[[0.1981675 0.420281 <text:s/>0.4093694 0.6614634]]</text:p>
          </table:table-cell>
          <table:table-cell office:value-type="string" calcext:value-type="string">
            <text:p>0.1981675</text:p>
          </table:table-cell>
          <table:table-cell office:value-type="string" calcext:value-type="string">
            <text:p>0.420281</text:p>
          </table:table-cell>
          <table:table-cell office:value-type="string" calcext:value-type="string">
            <text:p>0.4093694</text:p>
          </table:table-cell>
          <table:table-cell office:value-type="string" calcext:value-type="string">
            <text:p>0.6614634</text:p>
          </table:table-cell>
          <table:table-cell office:value-type="string" calcext:value-type="string">
            <text:p>[[0.03927036 0.17663611 0.16758332 0.4375338 ]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[0.6 <text:s/>0.3 <text:s/>0.13 0.05]]</text:p>
          </table:table-cell>
          <table:table-cell office:value-type="string" calcext:value-type="string">
            <text:p>[0.4482418 <text:s/>0.43882325 0.38998252 0.6408798 ]</text:p>
          </table:table-cell>
          <table:table-cell office:value-type="string" calcext:value-type="string">
            <text:p>[[0.15175822 0.13882324 0.25998253 0.5908798 ]]</text:p>
          </table:table-cell>
          <table:table-cell office:value-type="string" calcext:value-type="string">
            <text:p>0.15175822</text:p>
          </table:table-cell>
          <table:table-cell office:value-type="string" calcext:value-type="string">
            <text:p>0.13882324</text:p>
          </table:table-cell>
          <table:table-cell office:value-type="string" calcext:value-type="string">
            <text:p>0.25998253</text:p>
          </table:table-cell>
          <table:table-cell office:value-type="string" calcext:value-type="string">
            <text:p>0.5908798</text:p>
          </table:table-cell>
          <table:table-cell office:value-type="string" calcext:value-type="string">
            <text:p>[[0.02303056 0.01927189 0.06759091 0.34913895]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[0.8 <text:s/>0.7 <text:s/>0.08 0.05]]</text:p>
          </table:table-cell>
          <table:table-cell office:value-type="string" calcext:value-type="string">
            <text:p>[0.45548335 0.5098591 <text:s/>0.2935392 <text:s/>0.6698136 ]</text:p>
          </table:table-cell>
          <table:table-cell office:value-type="string" calcext:value-type="string">
            <text:p>[[0.34451666 0.1901409 <text:s/>0.2135392 <text:s/>0.61981356]]</text:p>
          </table:table-cell>
          <table:table-cell office:value-type="string" calcext:value-type="string">
            <text:p>0.34451666</text:p>
          </table:table-cell>
          <table:table-cell office:value-type="string" calcext:value-type="string">
            <text:p>0.1901409</text:p>
          </table:table-cell>
          <table:table-cell office:value-type="string" calcext:value-type="string">
            <text:p>0.2135392</text:p>
          </table:table-cell>
          <table:table-cell office:value-type="string" calcext:value-type="string">
            <text:p>0.61981356</text:p>
          </table:table-cell>
          <table:table-cell office:value-type="string" calcext:value-type="string">
            <text:p>[[0.11869173 0.03615356 0.04559899 0.38416886]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[0.15 0.07 0.06 0.3 ]]</text:p>
          </table:table-cell>
          <table:table-cell office:value-type="string" calcext:value-type="string">
            <text:p>[0.4211915 <text:s/>0.30315986 0.40955406 0.75573415]</text:p>
          </table:table-cell>
          <table:table-cell office:value-type="string" calcext:value-type="string">
            <text:p>[[0.2711915 <text:s/>0.23315987 0.34955406 0.45573413]]</text:p>
          </table:table-cell>
          <table:table-cell office:value-type="string" calcext:value-type="string">
            <text:p>0.2711915</text:p>
          </table:table-cell>
          <table:table-cell office:value-type="string" calcext:value-type="string">
            <text:p>0.23315987</text:p>
          </table:table-cell>
          <table:table-cell office:value-type="string" calcext:value-type="string">
            <text:p>0.34955406</text:p>
          </table:table-cell>
          <table:table-cell office:value-type="string" calcext:value-type="string">
            <text:p>0.45573413</text:p>
          </table:table-cell>
          <table:table-cell office:value-type="string" calcext:value-type="string">
            <text:p>[[0.07354483 0.05436353 0.12218804 0.2076936 ]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[0.75 0.7 <text:s/>0.02 0.28]]</text:p>
          </table:table-cell>
          <table:table-cell office:value-type="string" calcext:value-type="string">
            <text:p>[0.38426033 0.47150972 0.3631348 <text:s/>0.6826111 ]</text:p>
          </table:table-cell>
          <table:table-cell office:value-type="string" calcext:value-type="string">
            <text:p>[[0.36573967 0.22849026 0.3431348 <text:s/>0.4026111 ]]</text:p>
          </table:table-cell>
          <table:table-cell office:value-type="string" calcext:value-type="string">
            <text:p>0.36573967</text:p>
          </table:table-cell>
          <table:table-cell office:value-type="string" calcext:value-type="string">
            <text:p>0.22849026</text:p>
          </table:table-cell>
          <table:table-cell office:value-type="string" calcext:value-type="string">
            <text:p>0.3431348</text:p>
          </table:table-cell>
          <table:table-cell office:value-type="string" calcext:value-type="string">
            <text:p>0.4026111</text:p>
          </table:table-cell>
          <table:table-cell office:value-type="string" calcext:value-type="string">
            <text:p>[[0.1337655 <text:s/>0.0522078 <text:s/>0.11774149 0.16209571]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[0.09 0.11 0.13 0.1 ]]</text:p>
          </table:table-cell>
          <table:table-cell office:value-type="string" calcext:value-type="string">
            <text:p>[0.4373722 <text:s/>0.51336944 0.30096152 0.60194844]</text:p>
          </table:table-cell>
          <table:table-cell office:value-type="string" calcext:value-type="string">
            <text:p>[[0.3473722 <text:s/>0.40336943 0.17096153 0.5019484 ]]</text:p>
          </table:table-cell>
          <table:table-cell office:value-type="string" calcext:value-type="string">
            <text:p>0.3473722</text:p>
          </table:table-cell>
          <table:table-cell office:value-type="string" calcext:value-type="string">
            <text:p>0.40336943</text:p>
          </table:table-cell>
          <table:table-cell office:value-type="string" calcext:value-type="string">
            <text:p>0.17096153</text:p>
          </table:table-cell>
          <table:table-cell office:value-type="string" calcext:value-type="string">
            <text:p>0.5019484</text:p>
          </table:table-cell>
          <table:table-cell office:value-type="string" calcext:value-type="string">
            <text:p>[[0.12066745 0.1627069 <text:s/>0.02922784 0.2519522 ]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[0.5 <text:s/>0.06 0.05 0.1 ]]</text:p>
          </table:table-cell>
          <table:table-cell office:value-type="string" calcext:value-type="string">
            <text:p>[0.40020043 0.2516397 <text:s/>0.3218683 <text:s/>0.6141275 ]</text:p>
          </table:table-cell>
          <table:table-cell office:value-type="string" calcext:value-type="string">
            <text:p>[[0.09979957 0.19163969 0.2718683 <text:s/>0.5141275 ]]</text:p>
          </table:table-cell>
          <table:table-cell office:value-type="string" calcext:value-type="string">
            <text:p>0.09979957</text:p>
          </table:table-cell>
          <table:table-cell office:value-type="string" calcext:value-type="string">
            <text:p>0.19163969</text:p>
          </table:table-cell>
          <table:table-cell office:value-type="string" calcext:value-type="string">
            <text:p>0.2718683</text:p>
          </table:table-cell>
          <table:table-cell office:value-type="string" calcext:value-type="string">
            <text:p>0.5141275</text:p>
          </table:table-cell>
          <table:table-cell office:value-type="string" calcext:value-type="string">
            <text:p>[[0.00995995 0.03672577 0.07391237 0.26432708]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[0.2 <text:s/>0.1 <text:s/>0.01 0.03]]</text:p>
          </table:table-cell>
          <table:table-cell office:value-type="string" calcext:value-type="string">
            <text:p>[0.32290676 0.3400901 <text:s/>0.38169307 0.82621413]</text:p>
          </table:table-cell>
          <table:table-cell office:value-type="string" calcext:value-type="string">
            <text:p>[[0.12290676 0.2400901 <text:s/>0.37169307 0.79621416]]</text:p>
          </table:table-cell>
          <table:table-cell office:value-type="string" calcext:value-type="string">
            <text:p>0.12290676</text:p>
          </table:table-cell>
          <table:table-cell office:value-type="string" calcext:value-type="string">
            <text:p>0.2400901</text:p>
          </table:table-cell>
          <table:table-cell office:value-type="string" calcext:value-type="string">
            <text:p>0.37169307</text:p>
          </table:table-cell>
          <table:table-cell office:value-type="string" calcext:value-type="string">
            <text:p>0.79621416</text:p>
          </table:table-cell>
          <table:table-cell office:value-type="string" calcext:value-type="string">
            <text:p>[[0.01510607 0.05764326 0.13815574 0.63395697]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[0.5 <text:s/>0.5 <text:s/>0.35 0.3 ]]</text:p>
          </table:table-cell>
          <table:table-cell office:value-type="string" calcext:value-type="string">
            <text:p>[0.4321545 <text:s/>0.42492256 0.43814543 0.6848982 ]</text:p>
          </table:table-cell>
          <table:table-cell office:value-type="string" calcext:value-type="string">
            <text:p>[[0.06784549 0.07507744 0.08814543 0.3848982 ]]</text:p>
          </table:table-cell>
          <table:table-cell office:value-type="string" calcext:value-type="string">
            <text:p>0.06784549</text:p>
          </table:table-cell>
          <table:table-cell office:value-type="string" calcext:value-type="string">
            <text:p>0.07507744</text:p>
          </table:table-cell>
          <table:table-cell office:value-type="string" calcext:value-type="string">
            <text:p>0.08814543</text:p>
          </table:table-cell>
          <table:table-cell office:value-type="string" calcext:value-type="string">
            <text:p>0.3848982</text:p>
          </table:table-cell>
          <table:table-cell office:value-type="string" calcext:value-type="string">
            <text:p>[[0.00460301 0.00563662 0.00776962 0.14814661]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[0.5 <text:s/>0.5 <text:s/>0.9 <text:s/>0.99]]</text:p>
          </table:table-cell>
          <table:table-cell office:value-type="string" calcext:value-type="string">
            <text:p>[0.3214617 <text:s/>0.09898009 0.59474194 0.6697046 ]</text:p>
          </table:table-cell>
          <table:table-cell office:value-type="string" calcext:value-type="string">
            <text:p>[[0.1785383 <text:s/>0.4010199 <text:s/>0.30525804 0.3202954 ]]</text:p>
          </table:table-cell>
          <table:table-cell office:value-type="string" calcext:value-type="string">
            <text:p>0.1785383</text:p>
          </table:table-cell>
          <table:table-cell office:value-type="string" calcext:value-type="string">
            <text:p>0.4010199</text:p>
          </table:table-cell>
          <table:table-cell office:value-type="string" calcext:value-type="string">
            <text:p>0.30525804</text:p>
          </table:table-cell>
          <table:table-cell office:value-type="string" calcext:value-type="string">
            <text:p>0.3202954</text:p>
          </table:table-cell>
          <table:table-cell office:value-type="string" calcext:value-type="string">
            <text:p>[[0.03187592 0.16081697 0.09318247 0.10258914]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[0.5 <text:s/>0.5 <text:s/>0.13 0.35]]</text:p>
          </table:table-cell>
          <table:table-cell office:value-type="string" calcext:value-type="string">
            <text:p>[0.33084372 0.2856901 <text:s/>0.27204216 0.7530233 ]</text:p>
          </table:table-cell>
          <table:table-cell office:value-type="string" calcext:value-type="string">
            <text:p>[[0.16915628 0.2143099 <text:s/>0.14204216 0.40302333]]</text:p>
          </table:table-cell>
          <table:table-cell office:value-type="string" calcext:value-type="string">
            <text:p>0.16915628</text:p>
          </table:table-cell>
          <table:table-cell office:value-type="string" calcext:value-type="string">
            <text:p>0.2143099</text:p>
          </table:table-cell>
          <table:table-cell office:value-type="string" calcext:value-type="string">
            <text:p>0.14204216</text:p>
          </table:table-cell>
          <table:table-cell office:value-type="string" calcext:value-type="string">
            <text:p>0.40302333</text:p>
          </table:table-cell>
          <table:table-cell office:value-type="string" calcext:value-type="string">
            <text:p>[[0.02861385 0.04592874 0.02017597 0.16242781]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[0.3 <text:s/>0.1 <text:s/>0.19 0.5 ]]</text:p>
          </table:table-cell>
          <table:table-cell office:value-type="string" calcext:value-type="string">
            <text:p>[0.4646707 <text:s/>0.38032123 0.42779014 0.6777613 ]</text:p>
          </table:table-cell>
          <table:table-cell office:value-type="string" calcext:value-type="string">
            <text:p>[[0.16467068 0.28032124 0.23779014 0.17776132]]</text:p>
          </table:table-cell>
          <table:table-cell office:value-type="string" calcext:value-type="string">
            <text:p>0.16467068</text:p>
          </table:table-cell>
          <table:table-cell office:value-type="string" calcext:value-type="string">
            <text:p>0.28032124</text:p>
          </table:table-cell>
          <table:table-cell office:value-type="string" calcext:value-type="string">
            <text:p>0.23779014</text:p>
          </table:table-cell>
          <table:table-cell office:value-type="string" calcext:value-type="string">
            <text:p>0.17776132</text:p>
          </table:table-cell>
          <table:table-cell office:value-type="string" calcext:value-type="string">
            <text:p>[[0.02711643 0.07858 <text:s text:c="3"/>0.05654415 0.03159909]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[0.6 <text:s/>0.3 <text:s/>0.1 <text:s/>0.21]]</text:p>
          </table:table-cell>
          <table:table-cell office:value-type="string" calcext:value-type="string">
            <text:p>[0.4772543 <text:s/>0.16443987 0.3653412 <text:s/>0.58198327]</text:p>
          </table:table-cell>
          <table:table-cell office:value-type="string" calcext:value-type="string">
            <text:p>[[0.12274572 0.13556014 0.2653412 <text:s/>0.3719833 ]]</text:p>
          </table:table-cell>
          <table:table-cell office:value-type="string" calcext:value-type="string">
            <text:p>0.12274572</text:p>
          </table:table-cell>
          <table:table-cell office:value-type="string" calcext:value-type="string">
            <text:p>0.13556014</text:p>
          </table:table-cell>
          <table:table-cell office:value-type="string" calcext:value-type="string">
            <text:p>0.2653412</text:p>
          </table:table-cell>
          <table:table-cell office:value-type="string" calcext:value-type="string">
            <text:p>0.3719833</text:p>
          </table:table-cell>
          <table:table-cell office:value-type="string" calcext:value-type="string">
            <text:p>[[0.01506651 0.01837655 0.07040595 0.13837157]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[0.75 0.16 0.03 0.1 ]]</text:p>
          </table:table-cell>
          <table:table-cell office:value-type="string" calcext:value-type="string">
            <text:p>[0.55568236 0.29993016 0.36796415 0.5653406 ]</text:p>
          </table:table-cell>
          <table:table-cell office:value-type="string" calcext:value-type="string">
            <text:p>[[0.19431764 0.13993016 0.33796415 0.46534058]]</text:p>
          </table:table-cell>
          <table:table-cell office:value-type="string" calcext:value-type="string">
            <text:p>0.19431764</text:p>
          </table:table-cell>
          <table:table-cell office:value-type="string" calcext:value-type="string">
            <text:p>0.13993016</text:p>
          </table:table-cell>
          <table:table-cell office:value-type="string" calcext:value-type="string">
            <text:p>0.33796415</text:p>
          </table:table-cell>
          <table:table-cell office:value-type="string" calcext:value-type="string">
            <text:p>0.46534058</text:p>
          </table:table-cell>
          <table:table-cell office:value-type="string" calcext:value-type="string">
            <text:p>[[0.03775935 0.01958045 0.11421976 0.21654186]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[0.03 0.06 0.02 0.02]]</text:p>
          </table:table-cell>
          <table:table-cell office:value-type="string" calcext:value-type="string">
            <text:p>[0.36765382 0.28771162 0.33435708 0.76749235]</text:p>
          </table:table-cell>
          <table:table-cell office:value-type="string" calcext:value-type="string">
            <text:p>[[0.33765382 0.22771162 0.31435707 0.7474924 ]]</text:p>
          </table:table-cell>
          <table:table-cell office:value-type="string" calcext:value-type="string">
            <text:p>0.33765382</text:p>
          </table:table-cell>
          <table:table-cell office:value-type="string" calcext:value-type="string">
            <text:p>0.22771162</text:p>
          </table:table-cell>
          <table:table-cell office:value-type="string" calcext:value-type="string">
            <text:p>0.31435707</text:p>
          </table:table-cell>
          <table:table-cell office:value-type="string" calcext:value-type="string">
            <text:p>0.7474924</text:p>
          </table:table-cell>
          <table:table-cell office:value-type="string" calcext:value-type="string">
            <text:p>[[0.1140101 <text:s/>0.05185258 0.09882037 0.55874485]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[0.6 0.5 0.5 0.6]]</text:p>
          </table:table-cell>
          <table:table-cell office:value-type="string" calcext:value-type="string">
            <text:p>[0.30714217 0.07651033 0.5435314 <text:s/>0.6804402 ]</text:p>
          </table:table-cell>
          <table:table-cell office:value-type="string" calcext:value-type="string">
            <text:p>[[0.29285786 0.42348966 0.04353142 0.08044016]]</text:p>
          </table:table-cell>
          <table:table-cell office:value-type="string" calcext:value-type="string">
            <text:p>0.29285786</text:p>
          </table:table-cell>
          <table:table-cell office:value-type="string" calcext:value-type="string">
            <text:p>0.42348966</text:p>
          </table:table-cell>
          <table:table-cell office:value-type="string" calcext:value-type="string">
            <text:p>0.04353142</text:p>
          </table:table-cell>
          <table:table-cell office:value-type="string" calcext:value-type="string">
            <text:p>0.08044016</text:p>
          </table:table-cell>
          <table:table-cell office:value-type="string" calcext:value-type="string">
            <text:p>[[0.08576573 0.17934349 0.00189498 0.00647062]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[0.1 <text:s/>0.1 <text:s/>0.28 0.3 ]]</text:p>
          </table:table-cell>
          <table:table-cell office:value-type="string" calcext:value-type="string">
            <text:p>[0.40848985 0.11332672 0.49489796 0.65078276]</text:p>
          </table:table-cell>
          <table:table-cell office:value-type="string" calcext:value-type="string">
            <text:p>[[0.30848986 0.01332672 0.21489796 0.35078275]]</text:p>
          </table:table-cell>
          <table:table-cell office:value-type="string" calcext:value-type="string">
            <text:p>0.30848986</text:p>
          </table:table-cell>
          <table:table-cell office:value-type="string" calcext:value-type="string">
            <text:p>0.01332672</text:p>
          </table:table-cell>
          <table:table-cell office:value-type="string" calcext:value-type="string">
            <text:p>0.21489796</text:p>
          </table:table-cell>
          <table:table-cell office:value-type="string" calcext:value-type="string">
            <text:p>0.35078275</text:p>
          </table:table-cell>
          <table:table-cell office:value-type="string" calcext:value-type="string">
            <text:p>[[0.09516599 0.0001776 <text:s/>0.04618113 0.12304854]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[0.1 0.1 0.1 0.1]]</text:p>
          </table:table-cell>
          <table:table-cell office:value-type="string" calcext:value-type="string">
            <text:p>[0.50807256 0.41310123 0.38769883 0.6354707 ]</text:p>
          </table:table-cell>
          <table:table-cell office:value-type="string" calcext:value-type="string">
            <text:p>[[0.40807256 0.31310123 0.28769884 0.53547066]]</text:p>
          </table:table-cell>
          <table:table-cell office:value-type="string" calcext:value-type="string">
            <text:p>0.40807256</text:p>
          </table:table-cell>
          <table:table-cell office:value-type="string" calcext:value-type="string">
            <text:p>0.31310123</text:p>
          </table:table-cell>
          <table:table-cell office:value-type="string" calcext:value-type="string">
            <text:p>0.28769884</text:p>
          </table:table-cell>
          <table:table-cell office:value-type="string" calcext:value-type="string">
            <text:p>0.53547066</text:p>
          </table:table-cell>
          <table:table-cell office:value-type="string" calcext:value-type="string">
            <text:p>[[0.16652322 0.09803239 0.08277062 0.28672883]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[0.85 0.7 <text:s/>0.05 0.13]]</text:p>
          </table:table-cell>
          <table:table-cell office:value-type="string" calcext:value-type="string">
            <text:p>[0.49121508 0.18804453 0.35962087 0.6127922 ]</text:p>
          </table:table-cell>
          <table:table-cell office:value-type="string" calcext:value-type="string">
            <text:p>[[0.35878494 0.51195544 0.30962086 0.4827922 ]]</text:p>
          </table:table-cell>
          <table:table-cell office:value-type="string" calcext:value-type="string">
            <text:p>0.35878494</text:p>
          </table:table-cell>
          <table:table-cell office:value-type="string" calcext:value-type="string">
            <text:p>0.51195544</text:p>
          </table:table-cell>
          <table:table-cell office:value-type="string" calcext:value-type="string">
            <text:p>0.30962086</text:p>
          </table:table-cell>
          <table:table-cell office:value-type="string" calcext:value-type="string">
            <text:p>0.4827922</text:p>
          </table:table-cell>
          <table:table-cell office:value-type="string" calcext:value-type="string">
            <text:p>[[0.12872663 0.26209837 0.09586508 0.23308831]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[0.9 <text:s/>0.5 <text:s/>0.06 0.7 ]]</text:p>
          </table:table-cell>
          <table:table-cell office:value-type="string" calcext:value-type="string">
            <text:p>[0.36272886 0.12074658 0.4157279 <text:s/>0.61701614]</text:p>
          </table:table-cell>
          <table:table-cell office:value-type="string" calcext:value-type="string">
            <text:p>[[0.53727114 0.37925342 0.3557279 <text:s/>0.08298385]]</text:p>
          </table:table-cell>
          <table:table-cell office:value-type="string" calcext:value-type="string">
            <text:p>0.53727114</text:p>
          </table:table-cell>
          <table:table-cell office:value-type="string" calcext:value-type="string">
            <text:p>0.37925342</text:p>
          </table:table-cell>
          <table:table-cell office:value-type="string" calcext:value-type="string">
            <text:p>0.3557279</text:p>
          </table:table-cell>
          <table:table-cell office:value-type="string" calcext:value-type="string">
            <text:p>0.08298385</text:p>
          </table:table-cell>
          <table:table-cell office:value-type="string" calcext:value-type="string">
            <text:p>[[0.2886603 <text:s/>0.14383316 0.12654234 0.00688632]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[[0.5 <text:s/>0.5 <text:s/>0.02 0.07]]</text:p>
          </table:table-cell>
          <table:table-cell office:value-type="string" calcext:value-type="string">
            <text:p>[0.43916568 0.13551264 0.44871834 0.6596405 ]</text:p>
          </table:table-cell>
          <table:table-cell office:value-type="string" calcext:value-type="string">
            <text:p>[[0.06083432 0.36448735 0.42871833 0.5896405 ]]</text:p>
          </table:table-cell>
          <table:table-cell office:value-type="string" calcext:value-type="string">
            <text:p>0.06083432</text:p>
          </table:table-cell>
          <table:table-cell office:value-type="string" calcext:value-type="string">
            <text:p>0.36448735</text:p>
          </table:table-cell>
          <table:table-cell office:value-type="string" calcext:value-type="string">
            <text:p>0.42871833</text:p>
          </table:table-cell>
          <table:table-cell office:value-type="string" calcext:value-type="string">
            <text:p>0.5896405</text:p>
          </table:table-cell>
          <table:table-cell office:value-type="string" calcext:value-type="string">
            <text:p>[[0.00370081 0.13285103 0.1837994 <text:s/>0.34767592]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[[0.5 <text:s/>0.5 <text:s/>0.14 0.9 ]]</text:p>
          </table:table-cell>
          <table:table-cell office:value-type="string" calcext:value-type="string">
            <text:p>[0.32872757 0.10011559 0.54587764 0.64752823]</text:p>
          </table:table-cell>
          <table:table-cell office:value-type="string" calcext:value-type="string">
            <text:p>[[0.17127243 0.3998844 <text:s/>0.40587765 0.25247175]]</text:p>
          </table:table-cell>
          <table:table-cell office:value-type="string" calcext:value-type="string">
            <text:p>0.17127243</text:p>
          </table:table-cell>
          <table:table-cell office:value-type="string" calcext:value-type="string">
            <text:p>0.3998844</text:p>
          </table:table-cell>
          <table:table-cell office:value-type="string" calcext:value-type="string">
            <text:p>0.40587765</text:p>
          </table:table-cell>
          <table:table-cell office:value-type="string" calcext:value-type="string">
            <text:p>0.25247175</text:p>
          </table:table-cell>
          <table:table-cell office:value-type="string" calcext:value-type="string">
            <text:p>[[0.02933424 0.15990753 0.16473667 0.06374198]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[0.08 0.02 0. <text:s text:c="2"/>0.02]]</text:p>
          </table:table-cell>
          <table:table-cell office:value-type="string" calcext:value-type="string">
            <text:p>[0.28723803 0.19305861 0.37181446 0.84511316]</text:p>
          </table:table-cell>
          <table:table-cell office:value-type="string" calcext:value-type="string">
            <text:p>[[0.20723803 0.17305861 0.37181446 0.8251132 ]]</text:p>
          </table:table-cell>
          <table:table-cell office:value-type="string" calcext:value-type="string">
            <text:p>0.20723803</text:p>
          </table:table-cell>
          <table:table-cell office:value-type="string" calcext:value-type="string">
            <text:p>0.17305861</text:p>
          </table:table-cell>
          <table:table-cell office:value-type="string" calcext:value-type="string">
            <text:p>0.37181446</text:p>
          </table:table-cell>
          <table:table-cell office:value-type="string" calcext:value-type="string">
            <text:p>0.8251132</text:p>
          </table:table-cell>
          <table:table-cell office:value-type="string" calcext:value-type="string">
            <text:p>[[0.0429476 <text:s/>0.02994928 0.13824598 0.68081176]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[[0.75 0.7 <text:s/>0.2 <text:s/>0.3 ]]</text:p>
          </table:table-cell>
          <table:table-cell office:value-type="string" calcext:value-type="string">
            <text:p>[0.33624077 0.32833347 0.29832447 0.6881551 ]</text:p>
          </table:table-cell>
          <table:table-cell office:value-type="string" calcext:value-type="string">
            <text:p>[[0.41375923 0.37166652 0.09832446 0.3881551 ]]</text:p>
          </table:table-cell>
          <table:table-cell office:value-type="string" calcext:value-type="string">
            <text:p>0.41375923</text:p>
          </table:table-cell>
          <table:table-cell office:value-type="string" calcext:value-type="string">
            <text:p>0.37166652</text:p>
          </table:table-cell>
          <table:table-cell office:value-type="string" calcext:value-type="string">
            <text:p>0.09832446</text:p>
          </table:table-cell>
          <table:table-cell office:value-type="string" calcext:value-type="string">
            <text:p>0.3881551</text:p>
          </table:table-cell>
          <table:table-cell office:value-type="string" calcext:value-type="string">
            <text:p>[[0.1711967 <text:s/>0.138136 <text:s text:c="2"/>0.0096677 <text:s/>0.15066439]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[0. 0. 0. 0.]]</text:p>
          </table:table-cell>
          <table:table-cell office:value-type="string" calcext:value-type="string">
            <text:p>[0.42962083 0.05661695 0.36536402 0.65266776]</text:p>
          </table:table-cell>
          <table:table-cell office:value-type="string" calcext:value-type="string">
            <text:p>[[0.42962083 0.05661695 0.36536402 0.65266776]]</text:p>
          </table:table-cell>
          <table:table-cell office:value-type="string" calcext:value-type="string">
            <text:p>0.42962083</text:p>
          </table:table-cell>
          <table:table-cell office:value-type="string" calcext:value-type="string">
            <text:p>0.05661695</text:p>
          </table:table-cell>
          <table:table-cell office:value-type="string" calcext:value-type="string">
            <text:p>0.36536402</text:p>
          </table:table-cell>
          <table:table-cell office:value-type="string" calcext:value-type="string">
            <text:p>0.65266776</text:p>
          </table:table-cell>
          <table:table-cell office:value-type="string" calcext:value-type="string">
            <text:p>[[0.18457405 0.00320548 0.13349086 0.4259752 ]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[[0. 0. 0. 0.]]</text:p>
          </table:table-cell>
          <table:table-cell office:value-type="string" calcext:value-type="string">
            <text:p>[0.4770778 <text:s/>0.07260647 0.43459165 0.5368083 ]</text:p>
          </table:table-cell>
          <table:table-cell office:value-type="string" calcext:value-type="string">
            <text:p>[[0.4770778 <text:s/>0.07260647 0.43459165 0.5368083 ]]</text:p>
          </table:table-cell>
          <table:table-cell office:value-type="string" calcext:value-type="string">
            <text:p>0.4770778</text:p>
          </table:table-cell>
          <table:table-cell office:value-type="string" calcext:value-type="string">
            <text:p>0.07260647</text:p>
          </table:table-cell>
          <table:table-cell office:value-type="string" calcext:value-type="string">
            <text:p>0.43459165</text:p>
          </table:table-cell>
          <table:table-cell office:value-type="string" calcext:value-type="string">
            <text:p>0.5368083</text:p>
          </table:table-cell>
          <table:table-cell office:value-type="string" calcext:value-type="string">
            <text:p>[[0.22760324 0.0052717 <text:s/>0.18886991 0.28816316]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[0. <text:s/>0. <text:s/>0. <text:s/>0.1]]</text:p>
          </table:table-cell>
          <table:table-cell office:value-type="string" calcext:value-type="string">
            <text:p>[0.45538536 0.1618077 <text:s/>0.3388328 <text:s/>0.7370834 ]</text:p>
          </table:table-cell>
          <table:table-cell office:value-type="string" calcext:value-type="string">
            <text:p>[[0.45538536 0.1618077 <text:s/>0.3388328 <text:s/>0.63708335]]</text:p>
          </table:table-cell>
          <table:table-cell office:value-type="string" calcext:value-type="string">
            <text:p>0.45538536</text:p>
          </table:table-cell>
          <table:table-cell office:value-type="string" calcext:value-type="string">
            <text:p>0.1618077</text:p>
          </table:table-cell>
          <table:table-cell office:value-type="string" calcext:value-type="string">
            <text:p>0.3388328</text:p>
          </table:table-cell>
          <table:table-cell office:value-type="string" calcext:value-type="string">
            <text:p>0.63708335</text:p>
          </table:table-cell>
          <table:table-cell office:value-type="string" calcext:value-type="string">
            <text:p>[[0.20737582 0.02618173 0.11480767 0.4058752 ]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[[0.1 <text:s/>0.1 <text:s/>0.01 0.01]]</text:p>
          </table:table-cell>
          <table:table-cell office:value-type="string" calcext:value-type="string">
            <text:p>[0.4767989 <text:s/>0.3592203 <text:s/>0.2556277 <text:s/>0.62717086]</text:p>
          </table:table-cell>
          <table:table-cell office:value-type="string" calcext:value-type="string">
            <text:p>[[0.3767989 <text:s/>0.2592203 <text:s/>0.24562769 0.6171709 ]]</text:p>
          </table:table-cell>
          <table:table-cell office:value-type="string" calcext:value-type="string">
            <text:p>0.3767989</text:p>
          </table:table-cell>
          <table:table-cell office:value-type="string" calcext:value-type="string">
            <text:p>0.2592203</text:p>
          </table:table-cell>
          <table:table-cell office:value-type="string" calcext:value-type="string">
            <text:p>0.24562769</text:p>
          </table:table-cell>
          <table:table-cell office:value-type="string" calcext:value-type="string">
            <text:p>0.6171709</text:p>
          </table:table-cell>
          <table:table-cell office:value-type="string" calcext:value-type="string">
            <text:p>[[0.14197741 0.06719516 0.06033296 0.38089988]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[[0.65 0.26 0.1 <text:s/>0.03]]</text:p>
          </table:table-cell>
          <table:table-cell office:value-type="string" calcext:value-type="string">
            <text:p>[0.35702327 0.43934268 0.42254144 0.6548006 ]</text:p>
          </table:table-cell>
          <table:table-cell office:value-type="string" calcext:value-type="string">
            <text:p>[[0.2929767 <text:s/>0.17934269 0.32254145 0.6248006 ]]</text:p>
          </table:table-cell>
          <table:table-cell office:value-type="string" calcext:value-type="string">
            <text:p>0.2929767</text:p>
          </table:table-cell>
          <table:table-cell office:value-type="string" calcext:value-type="string">
            <text:p>0.17934269</text:p>
          </table:table-cell>
          <table:table-cell office:value-type="string" calcext:value-type="string">
            <text:p>0.32254145</text:p>
          </table:table-cell>
          <table:table-cell office:value-type="string" calcext:value-type="string">
            <text:p>0.6248006</text:p>
          </table:table-cell>
          <table:table-cell office:value-type="string" calcext:value-type="string">
            <text:p>[[0.08583535 0.0321638 <text:s/>0.10403299 0.39037582]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[[0.5 <text:s/>0.5 <text:s/>0.09 0.3 ]]</text:p>
          </table:table-cell>
          <table:table-cell office:value-type="string" calcext:value-type="string">
            <text:p>[0.40775353 0.44426513 0.49701107 0.7392209 ]</text:p>
          </table:table-cell>
          <table:table-cell office:value-type="string" calcext:value-type="string">
            <text:p>[[0.09224647 0.05573487 0.40701106 0.4392209 ]]</text:p>
          </table:table-cell>
          <table:table-cell office:value-type="string" calcext:value-type="string">
            <text:p>0.09224647</text:p>
          </table:table-cell>
          <table:table-cell office:value-type="string" calcext:value-type="string">
            <text:p>0.05573487</text:p>
          </table:table-cell>
          <table:table-cell office:value-type="string" calcext:value-type="string">
            <text:p>0.40701106</text:p>
          </table:table-cell>
          <table:table-cell office:value-type="string" calcext:value-type="string">
            <text:p>0.4392209</text:p>
          </table:table-cell>
          <table:table-cell office:value-type="string" calcext:value-type="string">
            <text:p>[[0.00850941 0.00310638 0.165658 <text:s text:c="2"/>0.19291501]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[[0.1 0.1 0. <text:s/>0. ]]</text:p>
          </table:table-cell>
          <table:table-cell office:value-type="string" calcext:value-type="string">
            <text:p>[0.49288037 0.3324009 <text:s/>0.31985775 0.632883 <text:s/>]</text:p>
          </table:table-cell>
          <table:table-cell office:value-type="string" calcext:value-type="string">
            <text:p>[[0.39288038 0.2324009 <text:s/>0.31985775 0.632883 <text:s/>]]</text:p>
          </table:table-cell>
          <table:table-cell office:value-type="string" calcext:value-type="string">
            <text:p>0.39288038</text:p>
          </table:table-cell>
          <table:table-cell office:value-type="string" calcext:value-type="string">
            <text:p>0.2324009</text:p>
          </table:table-cell>
          <table:table-cell office:value-type="string" calcext:value-type="string">
            <text:p>0.31985775</text:p>
          </table:table-cell>
          <table:table-cell office:value-type="string" calcext:value-type="string">
            <text:p>0.632883</text:p>
          </table:table-cell>
          <table:table-cell office:value-type="string" calcext:value-type="string">
            <text:p>[[0.15435499 0.05401018 0.10230898 0.40054092]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[[0.8 0.7 0. <text:s/>0. ]]</text:p>
          </table:table-cell>
          <table:table-cell office:value-type="string" calcext:value-type="string">
            <text:p>[0.3917567 <text:s/>0.41273636 0.3672763 <text:s/>0.8827129 ]</text:p>
          </table:table-cell>
          <table:table-cell office:value-type="string" calcext:value-type="string">
            <text:p>[[0.4082433 <text:s/>0.28726363 0.3672763 <text:s/>0.8827129 ]]</text:p>
          </table:table-cell>
          <table:table-cell office:value-type="string" calcext:value-type="string">
            <text:p>0.4082433</text:p>
          </table:table-cell>
          <table:table-cell office:value-type="string" calcext:value-type="string">
            <text:p>0.28726363</text:p>
          </table:table-cell>
          <table:table-cell office:value-type="string" calcext:value-type="string">
            <text:p>0.3672763</text:p>
          </table:table-cell>
          <table:table-cell office:value-type="string" calcext:value-type="string">
            <text:p>0.8827129</text:p>
          </table:table-cell>
          <table:table-cell office:value-type="string" calcext:value-type="string">
            <text:p>[[0.16666259 0.0825204 <text:s/>0.13489188 0.7791821 ]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[[0.6 <text:s/>0.85 0. <text:s text:c="2"/>0.1 ]]</text:p>
          </table:table-cell>
          <table:table-cell office:value-type="string" calcext:value-type="string">
            <text:p>[0.40984222 0.386362 <text:s text:c="2"/>0.37335572 0.70792013]</text:p>
          </table:table-cell>
          <table:table-cell office:value-type="string" calcext:value-type="string">
            <text:p>[[0.1901578 <text:s/>0.46363804 0.37335572 0.6079201 ]]</text:p>
          </table:table-cell>
          <table:table-cell office:value-type="string" calcext:value-type="string">
            <text:p>0.1901578</text:p>
          </table:table-cell>
          <table:table-cell office:value-type="string" calcext:value-type="string">
            <text:p>0.46363804</text:p>
          </table:table-cell>
          <table:table-cell office:value-type="string" calcext:value-type="string">
            <text:p>0.37335572</text:p>
          </table:table-cell>
          <table:table-cell office:value-type="string" calcext:value-type="string">
            <text:p>0.6079201</text:p>
          </table:table-cell>
          <table:table-cell office:value-type="string" calcext:value-type="string">
            <text:p>[[0.03615999 0.21496023 0.13939449 0.36956686]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[[0.2 0.2 0.1 0.2]]</text:p>
          </table:table-cell>
          <table:table-cell office:value-type="string" calcext:value-type="string">
            <text:p>[0.3186331 <text:s/>0.26486227 0.4268402 <text:s/>0.9994561 ]</text:p>
          </table:table-cell>
          <table:table-cell office:value-type="string" calcext:value-type="string">
            <text:p>[[0.11863311 0.06486227 0.3268402 <text:s/>0.7994561 ]]</text:p>
          </table:table-cell>
          <table:table-cell office:value-type="string" calcext:value-type="string">
            <text:p>0.11863311</text:p>
          </table:table-cell>
          <table:table-cell office:value-type="string" calcext:value-type="string">
            <text:p>0.06486227</text:p>
          </table:table-cell>
          <table:table-cell office:value-type="string" calcext:value-type="string">
            <text:p>0.3268402</text:p>
          </table:table-cell>
          <table:table-cell office:value-type="string" calcext:value-type="string">
            <text:p>0.7994561</text:p>
          </table:table-cell>
          <table:table-cell office:value-type="string" calcext:value-type="string">
            <text:p>[[0.01407381 0.00420711 0.10682451 0.6391301 ]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[0.7 <text:s/>0.6 <text:s/>0.64 0.15]]</text:p>
          </table:table-cell>
          <table:table-cell office:value-type="string" calcext:value-type="string">
            <text:p>[0.37907743 0.50777566 0.474886 <text:s text:c="2"/>0.6694017 ]</text:p>
          </table:table-cell>
          <table:table-cell office:value-type="string" calcext:value-type="string">
            <text:p>[[0.32092255 0.09222436 0.16511399 0.51940167]]</text:p>
          </table:table-cell>
          <table:table-cell office:value-type="string" calcext:value-type="string">
            <text:p>0.32092255</text:p>
          </table:table-cell>
          <table:table-cell office:value-type="string" calcext:value-type="string">
            <text:p>0.09222436</text:p>
          </table:table-cell>
          <table:table-cell office:value-type="string" calcext:value-type="string">
            <text:p>0.16511399</text:p>
          </table:table-cell>
          <table:table-cell office:value-type="string" calcext:value-type="string">
            <text:p>0.51940167</text:p>
          </table:table-cell>
          <table:table-cell office:value-type="string" calcext:value-type="string">
            <text:p>[[0.10299128 0.00850533 0.02726263 0.2697781 ]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[[0.5 0.5 0.5 0.7]]</text:p>
          </table:table-cell>
          <table:table-cell office:value-type="string" calcext:value-type="string">
            <text:p>[0.5352866 <text:s/>0.25300556 0.46400046 0.65891546]</text:p>
          </table:table-cell>
          <table:table-cell office:value-type="string" calcext:value-type="string">
            <text:p>[[0.03528661 0.24699444 0.03599954 0.04108453]]</text:p>
          </table:table-cell>
          <table:table-cell office:value-type="string" calcext:value-type="string">
            <text:p>0.03528661</text:p>
          </table:table-cell>
          <table:table-cell office:value-type="string" calcext:value-type="string">
            <text:p>0.24699444</text:p>
          </table:table-cell>
          <table:table-cell office:value-type="string" calcext:value-type="string">
            <text:p>0.03599954</text:p>
          </table:table-cell>
          <table:table-cell office:value-type="string" calcext:value-type="string">
            <text:p>0.04108453</text:p>
          </table:table-cell>
          <table:table-cell office:value-type="string" calcext:value-type="string">
            <text:p>[[0.00124514 0.06100625 0.00129597 0.00168794]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[[0.4 0.1 0.3 0.2]]</text:p>
          </table:table-cell>
          <table:table-cell office:value-type="string" calcext:value-type="string">
            <text:p>[0.48595437 0.28786898 0.51204807 0.6093069 ]</text:p>
          </table:table-cell>
          <table:table-cell office:value-type="string" calcext:value-type="string">
            <text:p>[[0.08595437 0.18786898 0.21204805 0.40930688]]</text:p>
          </table:table-cell>
          <table:table-cell office:value-type="string" calcext:value-type="string">
            <text:p>0.08595437</text:p>
          </table:table-cell>
          <table:table-cell office:value-type="string" calcext:value-type="string">
            <text:p>0.18786898</text:p>
          </table:table-cell>
          <table:table-cell office:value-type="string" calcext:value-type="string">
            <text:p>0.21204805</text:p>
          </table:table-cell>
          <table:table-cell office:value-type="string" calcext:value-type="string">
            <text:p>0.40930688</text:p>
          </table:table-cell>
          <table:table-cell office:value-type="string" calcext:value-type="string">
            <text:p>[[0.00738815 0.03529476 0.04496438 0.16753213]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[[0.6 0.6 0.1 0.1]]</text:p>
          </table:table-cell>
          <table:table-cell office:value-type="string" calcext:value-type="string">
            <text:p>[0.348026 <text:s text:c="2"/>0.09865139 0.45950437 0.6898311 ]</text:p>
          </table:table-cell>
          <table:table-cell office:value-type="string" calcext:value-type="string">
            <text:p>[[0.25197402 0.5013486 <text:s/>0.35950437 0.58983105]]</text:p>
          </table:table-cell>
          <table:table-cell office:value-type="string" calcext:value-type="string">
            <text:p>0.25197402</text:p>
          </table:table-cell>
          <table:table-cell office:value-type="string" calcext:value-type="string">
            <text:p>0.5013486</text:p>
          </table:table-cell>
          <table:table-cell office:value-type="string" calcext:value-type="string">
            <text:p>0.35950437</text:p>
          </table:table-cell>
          <table:table-cell office:value-type="string" calcext:value-type="string">
            <text:p>0.58983105</text:p>
          </table:table-cell>
          <table:table-cell office:value-type="string" calcext:value-type="string">
            <text:p>[[0.0634909 <text:s/>0.25135043 0.12924339 0.34790066]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[[0.89 0.9 <text:s/>0. <text:s text:c="2"/>0.02]]</text:p>
          </table:table-cell>
          <table:table-cell office:value-type="string" calcext:value-type="string">
            <text:p>[0.4001335 <text:s/>0.26723716 0.38927904 0.71484864]</text:p>
          </table:table-cell>
          <table:table-cell office:value-type="string" calcext:value-type="string">
            <text:p>[[0.4898665 <text:s/>0.6327628 <text:s/>0.38927904 0.69484866]]</text:p>
          </table:table-cell>
          <table:table-cell office:value-type="string" calcext:value-type="string">
            <text:p>0.4898665</text:p>
          </table:table-cell>
          <table:table-cell office:value-type="string" calcext:value-type="string">
            <text:p>0.6327628</text:p>
          </table:table-cell>
          <table:table-cell office:value-type="string" calcext:value-type="string">
            <text:p>0.38927904</text:p>
          </table:table-cell>
          <table:table-cell office:value-type="string" calcext:value-type="string">
            <text:p>0.69484866</text:p>
          </table:table-cell>
          <table:table-cell office:value-type="string" calcext:value-type="string">
            <text:p>[[0.23996918 0.40038875 0.15153816 0.48281467]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[[0.06 0.01 0. <text:s text:c="2"/>0. <text:s/>]]</text:p>
          </table:table-cell>
          <table:table-cell office:value-type="string" calcext:value-type="string">
            <text:p>[0.3615361 <text:s/>0.34543863 0.44823897 0.63220125]</text:p>
          </table:table-cell>
          <table:table-cell office:value-type="string" calcext:value-type="string">
            <text:p>[[0.30153608 0.33543864 0.44823897 0.63220125]]</text:p>
          </table:table-cell>
          <table:table-cell office:value-type="string" calcext:value-type="string">
            <text:p>0.30153608</text:p>
          </table:table-cell>
          <table:table-cell office:value-type="string" calcext:value-type="string">
            <text:p>0.33543864</text:p>
          </table:table-cell>
          <table:table-cell office:value-type="string" calcext:value-type="string">
            <text:p>0.44823897</text:p>
          </table:table-cell>
          <table:table-cell office:value-type="string" calcext:value-type="string">
            <text:p>0.63220125</text:p>
          </table:table-cell>
          <table:table-cell office:value-type="string" calcext:value-type="string">
            <text:p>[[0.09092401 0.11251908 0.20091817 0.39967844]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[[0.5 <text:s/>0.5 <text:s/>0.5 <text:s/>0.31]]</text:p>
          </table:table-cell>
          <table:table-cell office:value-type="string" calcext:value-type="string">
            <text:p>[0.34121606 0.06124786 0.47501612 0.7495187 ]</text:p>
          </table:table-cell>
          <table:table-cell office:value-type="string" calcext:value-type="string">
            <text:p>[[0.15878394 0.43875214 0.02498388 0.4395187 ]]</text:p>
          </table:table-cell>
          <table:table-cell office:value-type="string" calcext:value-type="string">
            <text:p>0.15878394</text:p>
          </table:table-cell>
          <table:table-cell office:value-type="string" calcext:value-type="string">
            <text:p>0.43875214</text:p>
          </table:table-cell>
          <table:table-cell office:value-type="string" calcext:value-type="string">
            <text:p>0.02498388</text:p>
          </table:table-cell>
          <table:table-cell office:value-type="string" calcext:value-type="string">
            <text:p>0.4395187</text:p>
          </table:table-cell>
          <table:table-cell office:value-type="string" calcext:value-type="string">
            <text:p>[[0.02521234 0.19250344 0.00062419 0.19317667]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[[0.5 0.3 0.3 0.4]]</text:p>
          </table:table-cell>
          <table:table-cell office:value-type="string" calcext:value-type="string">
            <text:p>[0.44812444 0.28351092 0.29395488 0.8178899 ]</text:p>
          </table:table-cell>
          <table:table-cell office:value-type="string" calcext:value-type="string">
            <text:p>[[0.05187556 0.01648909 0.00604513 0.41788992]]</text:p>
          </table:table-cell>
          <table:table-cell office:value-type="string" calcext:value-type="string">
            <text:p>0.05187556</text:p>
          </table:table-cell>
          <table:table-cell office:value-type="string" calcext:value-type="string">
            <text:p>0.01648909</text:p>
          </table:table-cell>
          <table:table-cell office:value-type="string" calcext:value-type="string">
            <text:p>0.00604513</text:p>
          </table:table-cell>
          <table:table-cell office:value-type="string" calcext:value-type="string">
            <text:p>0.41788992</text:p>
          </table:table-cell>
          <table:table-cell office:value-type="string" calcext:value-type="string">
            <text:p>[[2.6910738e-03 2.7189005e-04 3.6543632e-05 1.7463198e-01]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[0.14 0.5 <text:s/>0.27 0.21]]</text:p>
          </table:table-cell>
          <table:table-cell office:value-type="string" calcext:value-type="string">
            <text:p>[0.526547 <text:s text:c="2"/>0.4018324 <text:s/>0.41800833 0.64929754]</text:p>
          </table:table-cell>
          <table:table-cell office:value-type="string" calcext:value-type="string">
            <text:p>[[0.38654703 0.0981676 <text:s/>0.14800832 0.43929756]]</text:p>
          </table:table-cell>
          <table:table-cell office:value-type="string" calcext:value-type="string">
            <text:p>0.38654703</text:p>
          </table:table-cell>
          <table:table-cell office:value-type="string" calcext:value-type="string">
            <text:p>0.0981676</text:p>
          </table:table-cell>
          <table:table-cell office:value-type="string" calcext:value-type="string">
            <text:p>0.14800832</text:p>
          </table:table-cell>
          <table:table-cell office:value-type="string" calcext:value-type="string">
            <text:p>0.43929756</text:p>
          </table:table-cell>
          <table:table-cell office:value-type="string" calcext:value-type="string">
            <text:p>[[0.1494186 <text:s/>0.00963688 0.02190646 0.19298235]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[[0.5 <text:s/>0.5 <text:s/>0.08 0.83]]</text:p>
          </table:table-cell>
          <table:table-cell office:value-type="string" calcext:value-type="string">
            <text:p>[0.4056796 <text:s/>0.33599603 0.3206088 <text:s/>0.604373 <text:s/>]</text:p>
          </table:table-cell>
          <table:table-cell office:value-type="string" calcext:value-type="string">
            <text:p>[[0.09432039 0.16400397 0.2406088 <text:s/>0.225627 <text:s/>]]</text:p>
          </table:table-cell>
          <table:table-cell office:value-type="string" calcext:value-type="string">
            <text:p>0.09432039</text:p>
          </table:table-cell>
          <table:table-cell office:value-type="string" calcext:value-type="string">
            <text:p>0.16400397</text:p>
          </table:table-cell>
          <table:table-cell office:value-type="string" calcext:value-type="string">
            <text:p>0.2406088</text:p>
          </table:table-cell>
          <table:table-cell office:value-type="string" calcext:value-type="string">
            <text:p>0.225627</text:p>
          </table:table-cell>
          <table:table-cell office:value-type="string" calcext:value-type="string">
            <text:p>[[0.00889634 0.0268973 <text:s/>0.05789259 0.05090754]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[[0.06 0.05 0.9 <text:s/>0.7 ]]</text:p>
          </table:table-cell>
          <table:table-cell office:value-type="string" calcext:value-type="string">
            <text:p>[0.46837136 0.37109247 0.53394085 0.7832512 ]</text:p>
          </table:table-cell>
          <table:table-cell office:value-type="string" calcext:value-type="string">
            <text:p>[[0.40837136 0.32109246 0.36605912 0.08325124]]</text:p>
          </table:table-cell>
          <table:table-cell office:value-type="string" calcext:value-type="string">
            <text:p>0.40837136</text:p>
          </table:table-cell>
          <table:table-cell office:value-type="string" calcext:value-type="string">
            <text:p>0.32109246</text:p>
          </table:table-cell>
          <table:table-cell office:value-type="string" calcext:value-type="string">
            <text:p>0.36605912</text:p>
          </table:table-cell>
          <table:table-cell office:value-type="string" calcext:value-type="string">
            <text:p>0.08325124</text:p>
          </table:table-cell>
          <table:table-cell office:value-type="string" calcext:value-type="string">
            <text:p>[[0.16676717 0.10310037 0.13399929 0.00693077]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[[0.15 0.3 <text:s/>0.2 <text:s/>0.3 ]]</text:p>
          </table:table-cell>
          <table:table-cell office:value-type="string" calcext:value-type="string">
            <text:p>[0.45154527 0.30424875 0.339339 <text:s text:c="2"/>0.64079756]</text:p>
          </table:table-cell>
          <table:table-cell office:value-type="string" calcext:value-type="string">
            <text:p>[[0.30154526 0.00424874 0.13933899 0.34079754]]</text:p>
          </table:table-cell>
          <table:table-cell office:value-type="string" calcext:value-type="string">
            <text:p>0.30154526</text:p>
          </table:table-cell>
          <table:table-cell office:value-type="string" calcext:value-type="string">
            <text:p>0.00424874</text:p>
          </table:table-cell>
          <table:table-cell office:value-type="string" calcext:value-type="string">
            <text:p>0.13933899</text:p>
          </table:table-cell>
          <table:table-cell office:value-type="string" calcext:value-type="string">
            <text:p>0.34079754</text:p>
          </table:table-cell>
          <table:table-cell office:value-type="string" calcext:value-type="string">
            <text:p>[[9.09295455e-02 1.80517764e-05 1.94153525e-02 1.16142966e-01]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[[0.16 0.13 0. <text:s text:c="2"/>0.1 ]]</text:p>
          </table:table-cell>
          <table:table-cell office:value-type="string" calcext:value-type="string">
            <text:p>[0.47593793 0.22641933 0.3691112 <text:s/>0.6120048 ]</text:p>
          </table:table-cell>
          <table:table-cell office:value-type="string" calcext:value-type="string">
            <text:p>[[0.31593794 0.09641933 0.3691112 <text:s/>0.5120048 ]]</text:p>
          </table:table-cell>
          <table:table-cell office:value-type="string" calcext:value-type="string">
            <text:p>0.31593794</text:p>
          </table:table-cell>
          <table:table-cell office:value-type="string" calcext:value-type="string">
            <text:p>0.09641933</text:p>
          </table:table-cell>
          <table:table-cell office:value-type="string" calcext:value-type="string">
            <text:p>0.3691112</text:p>
          </table:table-cell>
          <table:table-cell office:value-type="string" calcext:value-type="string">
            <text:p>0.5120048</text:p>
          </table:table-cell>
          <table:table-cell office:value-type="string" calcext:value-type="string">
            <text:p>[[0.09981678 0.00929669 0.13624309 0.26214892]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[[0.5 <text:s/>0.5 <text:s/>0.14 0.16]]</text:p>
          </table:table-cell>
          <table:table-cell office:value-type="string" calcext:value-type="string">
            <text:p>[0.3832675 <text:s/>0.21529807 0.31180608 0.7092271 ]</text:p>
          </table:table-cell>
          <table:table-cell office:value-type="string" calcext:value-type="string">
            <text:p>[[0.11673251 0.28470194 0.17180608 0.5492271 ]]</text:p>
          </table:table-cell>
          <table:table-cell office:value-type="string" calcext:value-type="string">
            <text:p>0.11673251</text:p>
          </table:table-cell>
          <table:table-cell office:value-type="string" calcext:value-type="string">
            <text:p>0.28470194</text:p>
          </table:table-cell>
          <table:table-cell office:value-type="string" calcext:value-type="string">
            <text:p>0.17180608</text:p>
          </table:table-cell>
          <table:table-cell office:value-type="string" calcext:value-type="string">
            <text:p>0.5492271</text:p>
          </table:table-cell>
          <table:table-cell office:value-type="string" calcext:value-type="string">
            <text:p>[[0.01362648 0.08105519 0.02951733 0.30165043]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[0.7 0.7 0.2 0.4]]</text:p>
          </table:table-cell>
          <table:table-cell office:value-type="string" calcext:value-type="string">
            <text:p>[0.407248 <text:s text:c="2"/>0.2354901 <text:s/>0.33920088 0.73773474]</text:p>
          </table:table-cell>
          <table:table-cell office:value-type="string" calcext:value-type="string">
            <text:p>[[0.292752 <text:s text:c="2"/>0.4645099 <text:s/>0.13920088 0.33773473]]</text:p>
          </table:table-cell>
          <table:table-cell office:value-type="string" calcext:value-type="string">
            <text:p>0.292752</text:p>
          </table:table-cell>
          <table:table-cell office:value-type="string" calcext:value-type="string">
            <text:p>0.4645099</text:p>
          </table:table-cell>
          <table:table-cell office:value-type="string" calcext:value-type="string">
            <text:p>0.13920088</text:p>
          </table:table-cell>
          <table:table-cell office:value-type="string" calcext:value-type="string">
            <text:p>0.33773473</text:p>
          </table:table-cell>
          <table:table-cell office:value-type="string" calcext:value-type="string">
            <text:p>[[0.08570373 0.21576945 0.01937689 0.11406475]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[[0.1 0.1 0.1 0.1]]</text:p>
          </table:table-cell>
          <table:table-cell office:value-type="string" calcext:value-type="string">
            <text:p>[0.37592587 0.15619384 0.457083 <text:s text:c="2"/>0.7284458 ]</text:p>
          </table:table-cell>
          <table:table-cell office:value-type="string" calcext:value-type="string">
            <text:p>[[0.27592587 0.05619384 0.357083 <text:s text:c="2"/>0.6284458 ]]</text:p>
          </table:table-cell>
          <table:table-cell office:value-type="string" calcext:value-type="string">
            <text:p>0.27592587</text:p>
          </table:table-cell>
          <table:table-cell office:value-type="string" calcext:value-type="string">
            <text:p>0.05619384</text:p>
          </table:table-cell>
          <table:table-cell office:value-type="string" calcext:value-type="string">
            <text:p>0.357083</text:p>
          </table:table-cell>
          <table:table-cell office:value-type="string" calcext:value-type="string">
            <text:p>0.6284458</text:p>
          </table:table-cell>
          <table:table-cell office:value-type="string" calcext:value-type="string">
            <text:p>[[0.07613509 0.00315775 0.12750827 0.39494413]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[[0.02 0.01 0.15 0. <text:s/>]]</text:p>
          </table:table-cell>
          <table:table-cell office:value-type="string" calcext:value-type="string">
            <text:p>[0.37321785 0.10966211 0.45269936 0.6370571 ]</text:p>
          </table:table-cell>
          <table:table-cell office:value-type="string" calcext:value-type="string">
            <text:p>[[0.35321784 0.09966211 0.30269936 0.6370571 ]]</text:p>
          </table:table-cell>
          <table:table-cell office:value-type="string" calcext:value-type="string">
            <text:p>0.35321784</text:p>
          </table:table-cell>
          <table:table-cell office:value-type="string" calcext:value-type="string">
            <text:p>0.09966211</text:p>
          </table:table-cell>
          <table:table-cell office:value-type="string" calcext:value-type="string">
            <text:p>0.30269936</text:p>
          </table:table-cell>
          <table:table-cell office:value-type="string" calcext:value-type="string">
            <text:p>0.6370571</text:p>
          </table:table-cell>
          <table:table-cell office:value-type="string" calcext:value-type="string">
            <text:p>[[0.12476284 0.00993254 0.0916269 <text:s/>0.40584177]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[[0.5 <text:s/>0.13 0.13 0.89]]</text:p>
          </table:table-cell>
          <table:table-cell office:value-type="string" calcext:value-type="string">
            <text:p>[0.43027273 0.33744687 0.37574065 0.6019121 ]</text:p>
          </table:table-cell>
          <table:table-cell office:value-type="string" calcext:value-type="string">
            <text:p>[[0.06972727 0.20744687 0.24574065 0.2880879 ]]</text:p>
          </table:table-cell>
          <table:table-cell office:value-type="string" calcext:value-type="string">
            <text:p>0.06972727</text:p>
          </table:table-cell>
          <table:table-cell office:value-type="string" calcext:value-type="string">
            <text:p>0.20744687</text:p>
          </table:table-cell>
          <table:table-cell office:value-type="string" calcext:value-type="string">
            <text:p>0.24574065</text:p>
          </table:table-cell>
          <table:table-cell office:value-type="string" calcext:value-type="string">
            <text:p>0.2880879</text:p>
          </table:table-cell>
          <table:table-cell office:value-type="string" calcext:value-type="string">
            <text:p>[[0.00486189 0.0430342 <text:s/>0.06038847 0.08299464]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[[0.4 0.2 0.5 0.4]]</text:p>
          </table:table-cell>
          <table:table-cell office:value-type="string" calcext:value-type="string">
            <text:p>[0.44924626 0.30394247 0.41739613 0.728579 <text:s/>]</text:p>
          </table:table-cell>
          <table:table-cell office:value-type="string" calcext:value-type="string">
            <text:p>[[0.04924625 0.10394247 0.08260387 0.32857898]]</text:p>
          </table:table-cell>
          <table:table-cell office:value-type="string" calcext:value-type="string">
            <text:p>0.04924625</text:p>
          </table:table-cell>
          <table:table-cell office:value-type="string" calcext:value-type="string">
            <text:p>0.10394247</text:p>
          </table:table-cell>
          <table:table-cell office:value-type="string" calcext:value-type="string">
            <text:p>0.08260387</text:p>
          </table:table-cell>
          <table:table-cell office:value-type="string" calcext:value-type="string">
            <text:p>0.32857898</text:p>
          </table:table-cell>
          <table:table-cell office:value-type="string" calcext:value-type="string">
            <text:p>[[0.00242519 0.01080404 0.0068234 <text:s/>0.10796414]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[[0.1 <text:s/>0.1 <text:s/>0.03 0.03]]</text:p>
          </table:table-cell>
          <table:table-cell office:value-type="string" calcext:value-type="string">
            <text:p>[0.36479437 0.38375306 0.5085889 <text:s/>0.760763 <text:s/>]</text:p>
          </table:table-cell>
          <table:table-cell office:value-type="string" calcext:value-type="string">
            <text:p>[[0.26479438 0.28375307 0.4785889 <text:s/>0.730763 <text:s/>]]</text:p>
          </table:table-cell>
          <table:table-cell office:value-type="string" calcext:value-type="string">
            <text:p>0.26479438</text:p>
          </table:table-cell>
          <table:table-cell office:value-type="string" calcext:value-type="string">
            <text:p>0.28375307</text:p>
          </table:table-cell>
          <table:table-cell office:value-type="string" calcext:value-type="string">
            <text:p>0.4785889</text:p>
          </table:table-cell>
          <table:table-cell office:value-type="string" calcext:value-type="string">
            <text:p>0.730763</text:p>
          </table:table-cell>
          <table:table-cell office:value-type="string" calcext:value-type="string">
            <text:p>[[0.07011607 0.0805158 <text:s/>0.22904734 0.5340146 ]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[[0.5 <text:s/>0.5 <text:s/>0.8 <text:s/>0.84]]</text:p>
          </table:table-cell>
          <table:table-cell office:value-type="string" calcext:value-type="string">
            <text:p>[0.23757352 0.18172388 0.2721157 <text:s/>0.75690967]</text:p>
          </table:table-cell>
          <table:table-cell office:value-type="string" calcext:value-type="string">
            <text:p>[[0.2624265 <text:s/>0.3182761 <text:s/>0.5278843 <text:s/>0.08309031]]</text:p>
          </table:table-cell>
          <table:table-cell office:value-type="string" calcext:value-type="string">
            <text:p>0.2624265</text:p>
          </table:table-cell>
          <table:table-cell office:value-type="string" calcext:value-type="string">
            <text:p>0.3182761</text:p>
          </table:table-cell>
          <table:table-cell office:value-type="string" calcext:value-type="string">
            <text:p>0.5278843</text:p>
          </table:table-cell>
          <table:table-cell office:value-type="string" calcext:value-type="string">
            <text:p>0.08309031</text:p>
          </table:table-cell>
          <table:table-cell office:value-type="string" calcext:value-type="string">
            <text:p>[[0.06886767 0.10129968 0.27866185 0.006904 <text:s/>]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[[0.5 <text:s/>0.5 <text:s/>0.07 0.06]]</text:p>
          </table:table-cell>
          <table:table-cell office:value-type="string" calcext:value-type="string">
            <text:p>[0.3623754 <text:s/>0.14983465 0.3563067 <text:s/>0.9038754 ]</text:p>
          </table:table-cell>
          <table:table-cell office:value-type="string" calcext:value-type="string">
            <text:p>[[0.13762459 0.35016537 0.2863067 <text:s/>0.8438754 ]]</text:p>
          </table:table-cell>
          <table:table-cell office:value-type="string" calcext:value-type="string">
            <text:p>0.13762459</text:p>
          </table:table-cell>
          <table:table-cell office:value-type="string" calcext:value-type="string">
            <text:p>0.35016537</text:p>
          </table:table-cell>
          <table:table-cell office:value-type="string" calcext:value-type="string">
            <text:p>0.2863067</text:p>
          </table:table-cell>
          <table:table-cell office:value-type="string" calcext:value-type="string">
            <text:p>0.8438754</text:p>
          </table:table-cell>
          <table:table-cell office:value-type="string" calcext:value-type="string">
            <text:p>[[0.01894053 0.12261578 0.08197153 0.7121257 ]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[[0.5 <text:s/>0.5 <text:s/>0.02 0.16]]</text:p>
          </table:table-cell>
          <table:table-cell office:value-type="string" calcext:value-type="string">
            <text:p>[0.38240924 0.3313724 <text:s/>0.31646752 0.8185902 ]</text:p>
          </table:table-cell>
          <table:table-cell office:value-type="string" calcext:value-type="string">
            <text:p>[[0.11759076 0.16862759 0.2964675 <text:s/>0.6585902 ]]</text:p>
          </table:table-cell>
          <table:table-cell office:value-type="string" calcext:value-type="string">
            <text:p>0.11759076</text:p>
          </table:table-cell>
          <table:table-cell office:value-type="string" calcext:value-type="string">
            <text:p>0.16862759</text:p>
          </table:table-cell>
          <table:table-cell office:value-type="string" calcext:value-type="string">
            <text:p>0.2964675</text:p>
          </table:table-cell>
          <table:table-cell office:value-type="string" calcext:value-type="string">
            <text:p>0.6585902</text:p>
          </table:table-cell>
          <table:table-cell office:value-type="string" calcext:value-type="string">
            <text:p>[[0.01382759 0.02843526 0.08789299 0.43374106]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[[0. 0. 0. 0.]]</text:p>
          </table:table-cell>
          <table:table-cell office:value-type="string" calcext:value-type="string">
            <text:p>[0.40201205 0.12543707 0.4250957 <text:s/>0.65905005]</text:p>
          </table:table-cell>
          <table:table-cell office:value-type="string" calcext:value-type="string">
            <text:p>[[0.40201205 0.12543707 0.4250957 <text:s/>0.65905005]]</text:p>
          </table:table-cell>
          <table:table-cell office:value-type="string" calcext:value-type="string">
            <text:p>0.40201205</text:p>
          </table:table-cell>
          <table:table-cell office:value-type="string" calcext:value-type="string">
            <text:p>0.12543707</text:p>
          </table:table-cell>
          <table:table-cell office:value-type="string" calcext:value-type="string">
            <text:p>0.4250957</text:p>
          </table:table-cell>
          <table:table-cell office:value-type="string" calcext:value-type="string">
            <text:p>0.65905005</text:p>
          </table:table-cell>
          <table:table-cell office:value-type="string" calcext:value-type="string">
            <text:p>[[0.16161369 0.01573446 0.18070637 0.43434697]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[[0.2 <text:s/>0.2 <text:s/>0.3 <text:s/>0.17]]</text:p>
          </table:table-cell>
          <table:table-cell office:value-type="string" calcext:value-type="string">
            <text:p>[0.30061254 0.18942377 0.40906322 0.8859957 ]</text:p>
          </table:table-cell>
          <table:table-cell office:value-type="string" calcext:value-type="string">
            <text:p>[[0.10061254 0.01057623 0.10906321 0.71599567]]</text:p>
          </table:table-cell>
          <table:table-cell office:value-type="string" calcext:value-type="string">
            <text:p>0.10061254</text:p>
          </table:table-cell>
          <table:table-cell office:value-type="string" calcext:value-type="string">
            <text:p>0.01057623</text:p>
          </table:table-cell>
          <table:table-cell office:value-type="string" calcext:value-type="string">
            <text:p>0.10906321</text:p>
          </table:table-cell>
          <table:table-cell office:value-type="string" calcext:value-type="string">
            <text:p>0.71599567</text:p>
          </table:table-cell>
          <table:table-cell office:value-type="string" calcext:value-type="string">
            <text:p>[[1.0122882e-02 1.1185671e-04 1.1894783e-02 5.1264977e-01]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[0.2 0.1 0. <text:s/>0.1]]</text:p>
          </table:table-cell>
          <table:table-cell office:value-type="string" calcext:value-type="string">
            <text:p>[0.3591462 <text:s/>0.24888523 0.27567327 0.7554875 ]</text:p>
          </table:table-cell>
          <table:table-cell office:value-type="string" calcext:value-type="string">
            <text:p>[[0.1591462 <text:s/>0.14888522 0.27567327 0.6554875 ]]</text:p>
          </table:table-cell>
          <table:table-cell office:value-type="string" calcext:value-type="string">
            <text:p>0.1591462</text:p>
          </table:table-cell>
          <table:table-cell office:value-type="string" calcext:value-type="string">
            <text:p>0.14888522</text:p>
          </table:table-cell>
          <table:table-cell office:value-type="string" calcext:value-type="string">
            <text:p>0.27567327</text:p>
          </table:table-cell>
          <table:table-cell office:value-type="string" calcext:value-type="string">
            <text:p>0.6554875</text:p>
          </table:table-cell>
          <table:table-cell office:value-type="string" calcext:value-type="string">
            <text:p>[[0.02532751 0.02216681 0.07599575 0.42966384]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[[0.54 0.3 <text:s/>0. <text:s text:c="2"/>0. <text:s/>]]</text:p>
          </table:table-cell>
          <table:table-cell office:value-type="string" calcext:value-type="string">
            <text:p>[0.42239335 0.40535846 0.4715107 <text:s/>0.65991837]</text:p>
          </table:table-cell>
          <table:table-cell office:value-type="string" calcext:value-type="string">
            <text:p>[[0.11760667 0.10535845 0.4715107 <text:s/>0.65991837]]</text:p>
          </table:table-cell>
          <table:table-cell office:value-type="string" calcext:value-type="string">
            <text:p>0.11760667</text:p>
          </table:table-cell>
          <table:table-cell office:value-type="string" calcext:value-type="string">
            <text:p>0.10535845</text:p>
          </table:table-cell>
          <table:table-cell office:value-type="string" calcext:value-type="string">
            <text:p>0.4715107</text:p>
          </table:table-cell>
          <table:table-cell office:value-type="string" calcext:value-type="string">
            <text:p>0.65991837</text:p>
          </table:table-cell>
          <table:table-cell office:value-type="string" calcext:value-type="string">
            <text:p>[[0.01383133 0.0111004 <text:s/>0.22232234 0.43549225]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[[0.1 <text:s/>0.08 0.5 <text:s/>0.3 ]]</text:p>
          </table:table-cell>
          <table:table-cell office:value-type="string" calcext:value-type="string">
            <text:p>[0.49433503 0.4688827 <text:s/>0.42801854 0.6665716 ]</text:p>
          </table:table-cell>
          <table:table-cell office:value-type="string" calcext:value-type="string">
            <text:p>[[0.39433503 0.3888827 <text:s/>0.07198146 0.3665716 ]]</text:p>
          </table:table-cell>
          <table:table-cell office:value-type="string" calcext:value-type="string">
            <text:p>0.39433503</text:p>
          </table:table-cell>
          <table:table-cell office:value-type="string" calcext:value-type="string">
            <text:p>0.3888827</text:p>
          </table:table-cell>
          <table:table-cell office:value-type="string" calcext:value-type="string">
            <text:p>0.07198146</text:p>
          </table:table-cell>
          <table:table-cell office:value-type="string" calcext:value-type="string">
            <text:p>0.3665716</text:p>
          </table:table-cell>
          <table:table-cell office:value-type="string" calcext:value-type="string">
            <text:p>[[0.15550011 0.15122975 0.00518133 0.13437474]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[[0.11 0.09 0.3 <text:s/>0.1 ]]</text:p>
          </table:table-cell>
          <table:table-cell office:value-type="string" calcext:value-type="string">
            <text:p>[0.47308737 0.49626938 0.3502067 <text:s/>0.7115188 ]</text:p>
          </table:table-cell>
          <table:table-cell office:value-type="string" calcext:value-type="string">
            <text:p>[[0.36308736 0.40626937 0.05020669 0.6115188 ]]</text:p>
          </table:table-cell>
          <table:table-cell office:value-type="string" calcext:value-type="string">
            <text:p>0.36308736</text:p>
          </table:table-cell>
          <table:table-cell office:value-type="string" calcext:value-type="string">
            <text:p>0.40626937</text:p>
          </table:table-cell>
          <table:table-cell office:value-type="string" calcext:value-type="string">
            <text:p>0.05020669</text:p>
          </table:table-cell>
          <table:table-cell office:value-type="string" calcext:value-type="string">
            <text:p>0.6115188</text:p>
          </table:table-cell>
          <table:table-cell office:value-type="string" calcext:value-type="string">
            <text:p>[[0.13183242 0.1650548 <text:s/>0.00252071 0.37395525]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[[0.1 <text:s/>0. <text:s text:c="2"/>0. <text:s text:c="2"/>0.07]]</text:p>
          </table:table-cell>
          <table:table-cell office:value-type="string" calcext:value-type="string">
            <text:p>[0.35671026 0.1894712 <text:s/>0.33736032 0.85584015]</text:p>
          </table:table-cell>
          <table:table-cell office:value-type="string" calcext:value-type="string">
            <text:p>[[0.25671026 0.1894712 <text:s/>0.33736032 0.78584015]]</text:p>
          </table:table-cell>
          <table:table-cell office:value-type="string" calcext:value-type="string">
            <text:p>0.25671026</text:p>
          </table:table-cell>
          <table:table-cell office:value-type="string" calcext:value-type="string">
            <text:p>0.1894712</text:p>
          </table:table-cell>
          <table:table-cell office:value-type="string" calcext:value-type="string">
            <text:p>0.33736032</text:p>
          </table:table-cell>
          <table:table-cell office:value-type="string" calcext:value-type="string">
            <text:p>0.78584015</text:p>
          </table:table-cell>
          <table:table-cell office:value-type="string" calcext:value-type="string">
            <text:p>[[0.06590016 0.03589934 0.11381198 0.6175448 ]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[[0.1 0.2 0.3 0.3]]</text:p>
          </table:table-cell>
          <table:table-cell office:value-type="string" calcext:value-type="string">
            <text:p>[0.43842074 0.27022636 0.527888 <text:s text:c="2"/>0.69405144]</text:p>
          </table:table-cell>
          <table:table-cell office:value-type="string" calcext:value-type="string">
            <text:p>[[0.33842075 0.07022636 0.22788799 0.39405143]]</text:p>
          </table:table-cell>
          <table:table-cell office:value-type="string" calcext:value-type="string">
            <text:p>0.33842075</text:p>
          </table:table-cell>
          <table:table-cell office:value-type="string" calcext:value-type="string">
            <text:p>0.07022636</text:p>
          </table:table-cell>
          <table:table-cell office:value-type="string" calcext:value-type="string">
            <text:p>0.22788799</text:p>
          </table:table-cell>
          <table:table-cell office:value-type="string" calcext:value-type="string">
            <text:p>0.39405143</text:p>
          </table:table-cell>
          <table:table-cell office:value-type="string" calcext:value-type="string">
            <text:p>[[0.1145286 <text:s/>0.00493174 0.05193293 0.15527654]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[[0.2 0.2 0.7 0.3]]</text:p>
          </table:table-cell>
          <table:table-cell office:value-type="string" calcext:value-type="string">
            <text:p>[0.36247164 0.19817539 0.29980934 0.6515323 ]</text:p>
          </table:table-cell>
          <table:table-cell office:value-type="string" calcext:value-type="string">
            <text:p>[[0.16247164 0.00182462 0.40019065 0.35153228]]</text:p>
          </table:table-cell>
          <table:table-cell office:value-type="string" calcext:value-type="string">
            <text:p>0.16247164</text:p>
          </table:table-cell>
          <table:table-cell office:value-type="string" calcext:value-type="string">
            <text:p>0.00182462</text:p>
          </table:table-cell>
          <table:table-cell office:value-type="string" calcext:value-type="string">
            <text:p>0.40019065</text:p>
          </table:table-cell>
          <table:table-cell office:value-type="string" calcext:value-type="string">
            <text:p>0.35153228</text:p>
          </table:table-cell>
          <table:table-cell office:value-type="string" calcext:value-type="string">
            <text:p>[[2.6397033e-02 3.3292285e-06 1.6015255e-01 1.2357494e-01]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[[0.5 0.5 0.1 0.8]]</text:p>
          </table:table-cell>
          <table:table-cell office:value-type="string" calcext:value-type="string">
            <text:p>[0.5116977 <text:s/>0.35601375 0.56570625 0.6849292 ]</text:p>
          </table:table-cell>
          <table:table-cell office:value-type="string" calcext:value-type="string">
            <text:p>[[0.01169771 0.14398625 0.46570626 0.11507082]]</text:p>
          </table:table-cell>
          <table:table-cell office:value-type="string" calcext:value-type="string">
            <text:p>0.01169771</text:p>
          </table:table-cell>
          <table:table-cell office:value-type="string" calcext:value-type="string">
            <text:p>0.14398625</text:p>
          </table:table-cell>
          <table:table-cell office:value-type="string" calcext:value-type="string">
            <text:p>0.46570626</text:p>
          </table:table-cell>
          <table:table-cell office:value-type="string" calcext:value-type="string">
            <text:p>0.11507082</text:p>
          </table:table-cell>
          <table:table-cell office:value-type="string" calcext:value-type="string">
            <text:p>[[1.3683640e-04 2.0732041e-02 2.1688232e-01 1.3241294e-02]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[[0.2 <text:s/>0.11 0.08 0.8 ]]</text:p>
          </table:table-cell>
          <table:table-cell office:value-type="string" calcext:value-type="string">
            <text:p>[0.507083 <text:s text:c="2"/>0.37309998 0.5246268 <text:s/>0.699407 <text:s/>]</text:p>
          </table:table-cell>
          <table:table-cell office:value-type="string" calcext:value-type="string">
            <text:p>[[0.307083 <text:s text:c="2"/>0.26309997 0.4446268 <text:s/>0.10059303]]</text:p>
          </table:table-cell>
          <table:table-cell office:value-type="string" calcext:value-type="string">
            <text:p>0.307083</text:p>
          </table:table-cell>
          <table:table-cell office:value-type="string" calcext:value-type="string">
            <text:p>0.26309997</text:p>
          </table:table-cell>
          <table:table-cell office:value-type="string" calcext:value-type="string">
            <text:p>0.4446268</text:p>
          </table:table-cell>
          <table:table-cell office:value-type="string" calcext:value-type="string">
            <text:p>0.10059303</text:p>
          </table:table-cell>
          <table:table-cell office:value-type="string" calcext:value-type="string">
            <text:p>[[0.09429997 0.06922159 0.197693 <text:s text:c="2"/>0.01011896]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[[0.5 0.5 0.1 0.3]]</text:p>
          </table:table-cell>
          <table:table-cell office:value-type="string" calcext:value-type="string">
            <text:p>[0.42476776 0.06492998 0.38656497 0.60109097]</text:p>
          </table:table-cell>
          <table:table-cell office:value-type="string" calcext:value-type="string">
            <text:p>[[0.07523224 0.43507 <text:s text:c="3"/>0.28656498 0.30109096]]</text:p>
          </table:table-cell>
          <table:table-cell office:value-type="string" calcext:value-type="string">
            <text:p>0.07523224</text:p>
          </table:table-cell>
          <table:table-cell office:value-type="string" calcext:value-type="string">
            <text:p>0.43507</text:p>
          </table:table-cell>
          <table:table-cell office:value-type="string" calcext:value-type="string">
            <text:p>0.28656498</text:p>
          </table:table-cell>
          <table:table-cell office:value-type="string" calcext:value-type="string">
            <text:p>0.30109096</text:p>
          </table:table-cell>
          <table:table-cell office:value-type="string" calcext:value-type="string">
            <text:p>[[0.00565989 0.18928592 0.08211949 0.09065577]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[[0.1 <text:s/>0.1 <text:s/>0. <text:s text:c="2"/>0.13]]</text:p>
          </table:table-cell>
          <table:table-cell office:value-type="string" calcext:value-type="string">
            <text:p>[0.34587666 0.31193295 0.24781612 0.73781294]</text:p>
          </table:table-cell>
          <table:table-cell office:value-type="string" calcext:value-type="string">
            <text:p>[[0.24587667 0.21193296 0.24781612 0.60781294]]</text:p>
          </table:table-cell>
          <table:table-cell office:value-type="string" calcext:value-type="string">
            <text:p>0.24587667</text:p>
          </table:table-cell>
          <table:table-cell office:value-type="string" calcext:value-type="string">
            <text:p>0.21193296</text:p>
          </table:table-cell>
          <table:table-cell office:value-type="string" calcext:value-type="string">
            <text:p>0.24781612</text:p>
          </table:table-cell>
          <table:table-cell office:value-type="string" calcext:value-type="string">
            <text:p>0.60781294</text:p>
          </table:table-cell>
          <table:table-cell office:value-type="string" calcext:value-type="string">
            <text:p>[[0.06045534 0.04491558 0.06141283 0.36943656]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[[0.1 <text:s/>0.1 <text:s/>0.8 <text:s/>0.15]]</text:p>
          </table:table-cell>
          <table:table-cell office:value-type="string" calcext:value-type="string">
            <text:p>[0.35409367 0.13625209 0.44202667 0.7445409 ]</text:p>
          </table:table-cell>
          <table:table-cell office:value-type="string" calcext:value-type="string">
            <text:p>[[0.25409368 0.03625209 0.35797334 0.59454095]]</text:p>
          </table:table-cell>
          <table:table-cell office:value-type="string" calcext:value-type="string">
            <text:p>0.25409368</text:p>
          </table:table-cell>
          <table:table-cell office:value-type="string" calcext:value-type="string">
            <text:p>0.03625209</text:p>
          </table:table-cell>
          <table:table-cell office:value-type="string" calcext:value-type="string">
            <text:p>0.35797334</text:p>
          </table:table-cell>
          <table:table-cell office:value-type="string" calcext:value-type="string">
            <text:p>0.59454095</text:p>
          </table:table-cell>
          <table:table-cell office:value-type="string" calcext:value-type="string">
            <text:p>[[0.06456359 0.00131421 0.1281449 <text:s/>0.35347894]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[[0.75 0.6 <text:s/>0. <text:s text:c="2"/>0. <text:s/>]]</text:p>
          </table:table-cell>
          <table:table-cell office:value-type="string" calcext:value-type="string">
            <text:p>[0.48022845 0.42942134 0.31465274 0.7242925 ]</text:p>
          </table:table-cell>
          <table:table-cell office:value-type="string" calcext:value-type="string">
            <text:p>[[0.26977155 0.17057869 0.31465274 0.7242925 ]]</text:p>
          </table:table-cell>
          <table:table-cell office:value-type="string" calcext:value-type="string">
            <text:p>0.26977155</text:p>
          </table:table-cell>
          <table:table-cell office:value-type="string" calcext:value-type="string">
            <text:p>0.17057869</text:p>
          </table:table-cell>
          <table:table-cell office:value-type="string" calcext:value-type="string">
            <text:p>0.31465274</text:p>
          </table:table-cell>
          <table:table-cell office:value-type="string" calcext:value-type="string">
            <text:p>0.7242925</text:p>
          </table:table-cell>
          <table:table-cell office:value-type="string" calcext:value-type="string">
            <text:p>[[0.07277669 0.02909709 0.09900635 0.5245997 ]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[[0.75 0.69 0.09 0.13]]</text:p>
          </table:table-cell>
          <table:table-cell office:value-type="string" calcext:value-type="string">
            <text:p>[0.34667966 0.2489271 <text:s/>0.26973218 0.7988023 ]</text:p>
          </table:table-cell>
          <table:table-cell office:value-type="string" calcext:value-type="string">
            <text:p>[[0.40332034 0.44107288 0.17973217 0.6688023 ]]</text:p>
          </table:table-cell>
          <table:table-cell office:value-type="string" calcext:value-type="string">
            <text:p>0.40332034</text:p>
          </table:table-cell>
          <table:table-cell office:value-type="string" calcext:value-type="string">
            <text:p>0.44107288</text:p>
          </table:table-cell>
          <table:table-cell office:value-type="string" calcext:value-type="string">
            <text:p>0.17973217</text:p>
          </table:table-cell>
          <table:table-cell office:value-type="string" calcext:value-type="string">
            <text:p>0.6688023</text:p>
          </table:table-cell>
          <table:table-cell office:value-type="string" calcext:value-type="string">
            <text:p>[[0.1626673 <text:s/>0.19454528 0.03230365 0.44729653]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[[0.5 <text:s/>0.5 <text:s/>0.97 1. <text:s/>]]</text:p>
          </table:table-cell>
          <table:table-cell office:value-type="string" calcext:value-type="string">
            <text:p>[0.35857227 0.13630934 0.3944706 <text:s/>0.77957326]</text:p>
          </table:table-cell>
          <table:table-cell office:value-type="string" calcext:value-type="string">
            <text:p>[[0.14142773 0.36369067 0.57552946 0.22042674]]</text:p>
          </table:table-cell>
          <table:table-cell office:value-type="string" calcext:value-type="string">
            <text:p>0.14142773</text:p>
          </table:table-cell>
          <table:table-cell office:value-type="string" calcext:value-type="string">
            <text:p>0.36369067</text:p>
          </table:table-cell>
          <table:table-cell office:value-type="string" calcext:value-type="string">
            <text:p>0.57552946</text:p>
          </table:table-cell>
          <table:table-cell office:value-type="string" calcext:value-type="string">
            <text:p>0.22042674</text:p>
          </table:table-cell>
          <table:table-cell office:value-type="string" calcext:value-type="string">
            <text:p>[[0.0200018 <text:s/>0.1322709 <text:s/>0.33123416 0.04858795]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[[0. <text:s text:c="2"/>0. <text:s text:c="2"/>0.05 0.05]]</text:p>
          </table:table-cell>
          <table:table-cell office:value-type="string" calcext:value-type="string">
            <text:p>[0.45391047 0.25990534 0.3397265 <text:s/>0.6875667 ]</text:p>
          </table:table-cell>
          <table:table-cell office:value-type="string" calcext:value-type="string">
            <text:p>[[0.45391047 0.25990534 0.2897265 <text:s/>0.6375667 ]]</text:p>
          </table:table-cell>
          <table:table-cell office:value-type="string" calcext:value-type="string">
            <text:p>0.45391047</text:p>
          </table:table-cell>
          <table:table-cell office:value-type="string" calcext:value-type="string">
            <text:p>0.25990534</text:p>
          </table:table-cell>
          <table:table-cell office:value-type="string" calcext:value-type="string">
            <text:p>0.2897265</text:p>
          </table:table-cell>
          <table:table-cell office:value-type="string" calcext:value-type="string">
            <text:p>0.6375667</text:p>
          </table:table-cell>
          <table:table-cell office:value-type="string" calcext:value-type="string">
            <text:p>[[0.20603472 0.06755079 0.08394144 0.40649128]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[[0.1 <text:s/>0.2 <text:s/>0.08 0.24]]</text:p>
          </table:table-cell>
          <table:table-cell office:value-type="string" calcext:value-type="string">
            <text:p>[0.39360955 0.05749118 0.4182642 <text:s/>0.6094311 ]</text:p>
          </table:table-cell>
          <table:table-cell office:value-type="string" calcext:value-type="string">
            <text:p>[[0.29360956 0.14250883 0.33826423 0.36943108]]</text:p>
          </table:table-cell>
          <table:table-cell office:value-type="string" calcext:value-type="string">
            <text:p>0.29360956</text:p>
          </table:table-cell>
          <table:table-cell office:value-type="string" calcext:value-type="string">
            <text:p>0.14250883</text:p>
          </table:table-cell>
          <table:table-cell office:value-type="string" calcext:value-type="string">
            <text:p>0.33826423</text:p>
          </table:table-cell>
          <table:table-cell office:value-type="string" calcext:value-type="string">
            <text:p>0.36943108</text:p>
          </table:table-cell>
          <table:table-cell office:value-type="string" calcext:value-type="string">
            <text:p>[[0.08620657 0.02030877 0.11442269 0.13647932]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[[0.75 0.4 <text:s/>0.4 <text:s/>0.3 ]]</text:p>
          </table:table-cell>
          <table:table-cell office:value-type="string" calcext:value-type="string">
            <text:p>[0.38811585 0.5202108 <text:s/>0.22348276 0.60821325]</text:p>
          </table:table-cell>
          <table:table-cell office:value-type="string" calcext:value-type="string">
            <text:p>[[0.36188415 0.1202108 <text:s/>0.17651725 0.30821323]]</text:p>
          </table:table-cell>
          <table:table-cell office:value-type="string" calcext:value-type="string">
            <text:p>0.36188415</text:p>
          </table:table-cell>
          <table:table-cell office:value-type="string" calcext:value-type="string">
            <text:p>0.1202108</text:p>
          </table:table-cell>
          <table:table-cell office:value-type="string" calcext:value-type="string">
            <text:p>0.17651725</text:p>
          </table:table-cell>
          <table:table-cell office:value-type="string" calcext:value-type="string">
            <text:p>0.30821323</text:p>
          </table:table-cell>
          <table:table-cell office:value-type="string" calcext:value-type="string">
            <text:p>[[0.13096014 0.01445064 0.03115834 0.09499539]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[[0.5 0.5 0.2 1. ]]</text:p>
          </table:table-cell>
          <table:table-cell office:value-type="string" calcext:value-type="string">
            <text:p>[0.27888092 0.15300535 0.5575392 <text:s/>0.5809838 ]</text:p>
          </table:table-cell>
          <table:table-cell office:value-type="string" calcext:value-type="string">
            <text:p>[[0.22111908 0.34699464 0.35753924 0.41901618]]</text:p>
          </table:table-cell>
          <table:table-cell office:value-type="string" calcext:value-type="string">
            <text:p>0.22111908</text:p>
          </table:table-cell>
          <table:table-cell office:value-type="string" calcext:value-type="string">
            <text:p>0.34699464</text:p>
          </table:table-cell>
          <table:table-cell office:value-type="string" calcext:value-type="string">
            <text:p>0.35753924</text:p>
          </table:table-cell>
          <table:table-cell office:value-type="string" calcext:value-type="string">
            <text:p>0.41901618</text:p>
          </table:table-cell>
          <table:table-cell office:value-type="string" calcext:value-type="string">
            <text:p>[[0.04889365 0.12040528 0.1278343 <text:s/>0.17557456]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[[0.5 <text:s/>0.5 <text:s/>0.85 0.4 ]]</text:p>
          </table:table-cell>
          <table:table-cell office:value-type="string" calcext:value-type="string">
            <text:p>[0.32687363 0.09158047 0.5146074 <text:s/>0.7553713 ]</text:p>
          </table:table-cell>
          <table:table-cell office:value-type="string" calcext:value-type="string">
            <text:p>[[0.17312637 0.40841952 0.3353926 <text:s/>0.35537127]]</text:p>
          </table:table-cell>
          <table:table-cell office:value-type="string" calcext:value-type="string">
            <text:p>0.17312637</text:p>
          </table:table-cell>
          <table:table-cell office:value-type="string" calcext:value-type="string">
            <text:p>0.40841952</text:p>
          </table:table-cell>
          <table:table-cell office:value-type="string" calcext:value-type="string">
            <text:p>0.3353926</text:p>
          </table:table-cell>
          <table:table-cell office:value-type="string" calcext:value-type="string">
            <text:p>0.35537127</text:p>
          </table:table-cell>
          <table:table-cell office:value-type="string" calcext:value-type="string">
            <text:p>[[0.02997274 0.1668065 <text:s/>0.1124882 <text:s/>0.12628874]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[[0.1 0.1 0. <text:s/>0. ]]</text:p>
          </table:table-cell>
          <table:table-cell office:value-type="string" calcext:value-type="string">
            <text:p>[0.44742265 0.2947777 <text:s/>0.4044047 <text:s/>0.6996235 ]</text:p>
          </table:table-cell>
          <table:table-cell office:value-type="string" calcext:value-type="string">
            <text:p>[[0.34742266 0.1947777 <text:s/>0.4044047 <text:s/>0.6996235 ]]</text:p>
          </table:table-cell>
          <table:table-cell office:value-type="string" calcext:value-type="string">
            <text:p>0.34742266</text:p>
          </table:table-cell>
          <table:table-cell office:value-type="string" calcext:value-type="string">
            <text:p>0.1947777</text:p>
          </table:table-cell>
          <table:table-cell office:value-type="string" calcext:value-type="string">
            <text:p>0.4044047</text:p>
          </table:table-cell>
          <table:table-cell office:value-type="string" calcext:value-type="string">
            <text:p>0.6996235</text:p>
          </table:table-cell>
          <table:table-cell office:value-type="string" calcext:value-type="string">
            <text:p>[[0.12070251 0.03793835 0.16354316 0.48947307]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[[0.2 <text:s/>0.2 <text:s/>0.45 0.3 ]]</text:p>
          </table:table-cell>
          <table:table-cell office:value-type="string" calcext:value-type="string">
            <text:p>[0.33009633 0.06407603 0.33740348 0.7281556 ]</text:p>
          </table:table-cell>
          <table:table-cell office:value-type="string" calcext:value-type="string">
            <text:p>[[0.13009633 0.13592398 0.11259651 0.4281556 ]]</text:p>
          </table:table-cell>
          <table:table-cell office:value-type="string" calcext:value-type="string">
            <text:p>0.13009633</text:p>
          </table:table-cell>
          <table:table-cell office:value-type="string" calcext:value-type="string">
            <text:p>0.13592398</text:p>
          </table:table-cell>
          <table:table-cell office:value-type="string" calcext:value-type="string">
            <text:p>0.11259651</text:p>
          </table:table-cell>
          <table:table-cell office:value-type="string" calcext:value-type="string">
            <text:p>0.4281556</text:p>
          </table:table-cell>
          <table:table-cell office:value-type="string" calcext:value-type="string">
            <text:p>[[0.01692506 0.01847533 0.01267797 0.18331721]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[[0.5 <text:s/>0.11 0. <text:s text:c="2"/>0. <text:s/>]]</text:p>
          </table:table-cell>
          <table:table-cell office:value-type="string" calcext:value-type="string">
            <text:p>[0.47280005 0.28034237 0.3208242 <text:s/>0.52067715]</text:p>
          </table:table-cell>
          <table:table-cell office:value-type="string" calcext:value-type="string">
            <text:p>[[0.02719995 0.17034237 0.3208242 <text:s/>0.52067715]]</text:p>
          </table:table-cell>
          <table:table-cell office:value-type="string" calcext:value-type="string">
            <text:p>0.02719995</text:p>
          </table:table-cell>
          <table:table-cell office:value-type="string" calcext:value-type="string">
            <text:p>0.17034237</text:p>
          </table:table-cell>
          <table:table-cell office:value-type="string" calcext:value-type="string">
            <text:p>0.3208242</text:p>
          </table:table-cell>
          <table:table-cell office:value-type="string" calcext:value-type="string">
            <text:p>0.52067715</text:p>
          </table:table-cell>
          <table:table-cell office:value-type="string" calcext:value-type="string">
            <text:p>[[0.00073984 0.02901652 0.10292817 0.2711047 ]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[[0.9 <text:s/>0.9 <text:s/>0.94 0.03]]</text:p>
          </table:table-cell>
          <table:table-cell office:value-type="string" calcext:value-type="string">
            <text:p>[0.34333885 0.16666862 0.5702616 <text:s/>0.69539726]</text:p>
          </table:table-cell>
          <table:table-cell office:value-type="string" calcext:value-type="string">
            <text:p>[[0.5566611 0.7333313 0.3697384 0.6653973]]</text:p>
          </table:table-cell>
          <table:table-cell office:value-type="string" calcext:value-type="string">
            <text:p>0.5566611</text:p>
          </table:table-cell>
          <table:table-cell office:value-type="string" calcext:value-type="string">
            <text:p>0.7333313</text:p>
          </table:table-cell>
          <table:table-cell office:value-type="string" calcext:value-type="string">
            <text:p>0.3697384</text:p>
          </table:table-cell>
          <table:table-cell office:value-type="string" calcext:value-type="string">
            <text:p>0.6653973</text:p>
          </table:table-cell>
          <table:table-cell office:value-type="string" calcext:value-type="string">
            <text:p>[[0.3098716 <text:s/>0.5377748 <text:s/>0.13670649 0.44275355]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[[0.8 <text:s/>0.3 <text:s/>0.09 0.01]]</text:p>
          </table:table-cell>
          <table:table-cell office:value-type="string" calcext:value-type="string">
            <text:p>[0.39876077 0.39320108 0.34536666 0.8240487 ]</text:p>
          </table:table-cell>
          <table:table-cell office:value-type="string" calcext:value-type="string">
            <text:p>[[0.40123925 0.09320107 0.25536665 0.8140487 ]]</text:p>
          </table:table-cell>
          <table:table-cell office:value-type="string" calcext:value-type="string">
            <text:p>0.40123925</text:p>
          </table:table-cell>
          <table:table-cell office:value-type="string" calcext:value-type="string">
            <text:p>0.09320107</text:p>
          </table:table-cell>
          <table:table-cell office:value-type="string" calcext:value-type="string">
            <text:p>0.25536665</text:p>
          </table:table-cell>
          <table:table-cell office:value-type="string" calcext:value-type="string">
            <text:p>0.8140487</text:p>
          </table:table-cell>
          <table:table-cell office:value-type="string" calcext:value-type="string">
            <text:p>[[0.16099294 0.00868644 0.06521213 0.6626753 ]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[[0.73 0.17 0.09 0.15]]</text:p>
          </table:table-cell>
          <table:table-cell office:value-type="string" calcext:value-type="string">
            <text:p>[0.26512566 0.3563065 <text:s/>0.3390258 <text:s/>0.8526557 ]</text:p>
          </table:table-cell>
          <table:table-cell office:value-type="string" calcext:value-type="string">
            <text:p>[[0.46487436 0.18630649 0.24902579 0.7026557 ]]</text:p>
          </table:table-cell>
          <table:table-cell office:value-type="string" calcext:value-type="string">
            <text:p>0.46487436</text:p>
          </table:table-cell>
          <table:table-cell office:value-type="string" calcext:value-type="string">
            <text:p>0.18630649</text:p>
          </table:table-cell>
          <table:table-cell office:value-type="string" calcext:value-type="string">
            <text:p>0.24902579</text:p>
          </table:table-cell>
          <table:table-cell office:value-type="string" calcext:value-type="string">
            <text:p>0.7026557</text:p>
          </table:table-cell>
          <table:table-cell office:value-type="string" calcext:value-type="string">
            <text:p>[[0.21610817 0.03471011 0.06201385 0.493725 <text:s/>]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[[0. <text:s text:c="2"/>0.02 0.1 <text:s/>0.13]]</text:p>
          </table:table-cell>
          <table:table-cell office:value-type="string" calcext:value-type="string">
            <text:p>[0.50139236 0.27243835 0.37645614 0.5241228 ]</text:p>
          </table:table-cell>
          <table:table-cell office:value-type="string" calcext:value-type="string">
            <text:p>[[0.50139236 0.25243834 0.27645615 0.39412278]]</text:p>
          </table:table-cell>
          <table:table-cell office:value-type="string" calcext:value-type="string">
            <text:p>0.50139236</text:p>
          </table:table-cell>
          <table:table-cell office:value-type="string" calcext:value-type="string">
            <text:p>0.25243834</text:p>
          </table:table-cell>
          <table:table-cell office:value-type="string" calcext:value-type="string">
            <text:p>0.27645615</text:p>
          </table:table-cell>
          <table:table-cell office:value-type="string" calcext:value-type="string">
            <text:p>0.39412278</text:p>
          </table:table-cell>
          <table:table-cell office:value-type="string" calcext:value-type="string">
            <text:p>[[0.2513943 <text:s/>0.06372511 0.076428 <text:s text:c="2"/>0.15533276]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[0.83 0.8 <text:s/>0.1 <text:s/>0.09]]</text:p>
          </table:table-cell>
          <table:table-cell office:value-type="string" calcext:value-type="string">
            <text:p>[0.34517393 0.14696334 0.4918385 <text:s/>0.7319616 ]</text:p>
          </table:table-cell>
          <table:table-cell office:value-type="string" calcext:value-type="string">
            <text:p>[[0.48482606 0.65303665 0.39183852 0.6419616 ]]</text:p>
          </table:table-cell>
          <table:table-cell office:value-type="string" calcext:value-type="string">
            <text:p>0.48482606</text:p>
          </table:table-cell>
          <table:table-cell office:value-type="string" calcext:value-type="string">
            <text:p>0.65303665</text:p>
          </table:table-cell>
          <table:table-cell office:value-type="string" calcext:value-type="string">
            <text:p>0.39183852</text:p>
          </table:table-cell>
          <table:table-cell office:value-type="string" calcext:value-type="string">
            <text:p>0.6419616</text:p>
          </table:table-cell>
          <table:table-cell office:value-type="string" calcext:value-type="string">
            <text:p>[[0.23505631 0.42645687 0.15353742 0.41211465]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[[0.5 <text:s/>0.1 <text:s/>0.07 0.11]]</text:p>
          </table:table-cell>
          <table:table-cell office:value-type="string" calcext:value-type="string">
            <text:p>[0.37322262 0.0299355 <text:s/>0.36479732 0.7642414 ]</text:p>
          </table:table-cell>
          <table:table-cell office:value-type="string" calcext:value-type="string">
            <text:p>[[0.12677738 0.0700645 <text:s/>0.29479733 0.6542414 ]]</text:p>
          </table:table-cell>
          <table:table-cell office:value-type="string" calcext:value-type="string">
            <text:p>0.12677738</text:p>
          </table:table-cell>
          <table:table-cell office:value-type="string" calcext:value-type="string">
            <text:p>0.0700645</text:p>
          </table:table-cell>
          <table:table-cell office:value-type="string" calcext:value-type="string">
            <text:p>0.29479733</text:p>
          </table:table-cell>
          <table:table-cell office:value-type="string" calcext:value-type="string">
            <text:p>0.6542414</text:p>
          </table:table-cell>
          <table:table-cell office:value-type="string" calcext:value-type="string">
            <text:p>[[0.0160725 <text:s/>0.00490903 0.08690546 0.4280318 ]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[[0.5 <text:s/>0.5 <text:s/>0.11 0.5 ]]</text:p>
          </table:table-cell>
          <table:table-cell office:value-type="string" calcext:value-type="string">
            <text:p>[0.29640883 0.3485842 <text:s/>0.31805938 0.8048413 ]</text:p>
          </table:table-cell>
          <table:table-cell office:value-type="string" calcext:value-type="string">
            <text:p>[[0.20359117 0.1514158 <text:s/>0.20805939 0.30484128]]</text:p>
          </table:table-cell>
          <table:table-cell office:value-type="string" calcext:value-type="string">
            <text:p>0.20359117</text:p>
          </table:table-cell>
          <table:table-cell office:value-type="string" calcext:value-type="string">
            <text:p>0.1514158</text:p>
          </table:table-cell>
          <table:table-cell office:value-type="string" calcext:value-type="string">
            <text:p>0.20805939</text:p>
          </table:table-cell>
          <table:table-cell office:value-type="string" calcext:value-type="string">
            <text:p>0.30484128</text:p>
          </table:table-cell>
          <table:table-cell office:value-type="string" calcext:value-type="string">
            <text:p>[[0.04144936 0.02292674 0.04328871 0.09292821]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[[0.5 <text:s/>0.5 <text:s/>0. <text:s text:c="2"/>0.68]]</text:p>
          </table:table-cell>
          <table:table-cell office:value-type="string" calcext:value-type="string">
            <text:p>[0.39661703 0.2444392 <text:s/>0.3104875 <text:s/>0.78462833]</text:p>
          </table:table-cell>
          <table:table-cell office:value-type="string" calcext:value-type="string">
            <text:p>[[0.10338297 0.25556082 0.3104875 <text:s/>0.10462832]]</text:p>
          </table:table-cell>
          <table:table-cell office:value-type="string" calcext:value-type="string">
            <text:p>0.10338297</text:p>
          </table:table-cell>
          <table:table-cell office:value-type="string" calcext:value-type="string">
            <text:p>0.25556082</text:p>
          </table:table-cell>
          <table:table-cell office:value-type="string" calcext:value-type="string">
            <text:p>0.3104875</text:p>
          </table:table-cell>
          <table:table-cell office:value-type="string" calcext:value-type="string">
            <text:p>0.10462832</text:p>
          </table:table-cell>
          <table:table-cell office:value-type="string" calcext:value-type="string">
            <text:p>[[0.01068804 0.06531133 0.0964025 <text:s/>0.01094709]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[[0.2 0.1 0.7 0.3]]</text:p>
          </table:table-cell>
          <table:table-cell office:value-type="string" calcext:value-type="string">
            <text:p>[0.437613 <text:s text:c="2"/>0.4068835 <text:s/>0.42608607 0.73237985]</text:p>
          </table:table-cell>
          <table:table-cell office:value-type="string" calcext:value-type="string">
            <text:p>[[0.237613 <text:s text:c="2"/>0.3068835 <text:s/>0.27391392 0.43237984]]</text:p>
          </table:table-cell>
          <table:table-cell office:value-type="string" calcext:value-type="string">
            <text:p>0.237613</text:p>
          </table:table-cell>
          <table:table-cell office:value-type="string" calcext:value-type="string">
            <text:p>0.3068835</text:p>
          </table:table-cell>
          <table:table-cell office:value-type="string" calcext:value-type="string">
            <text:p>0.27391392</text:p>
          </table:table-cell>
          <table:table-cell office:value-type="string" calcext:value-type="string">
            <text:p>0.43237984</text:p>
          </table:table-cell>
          <table:table-cell office:value-type="string" calcext:value-type="string">
            <text:p>[[0.05645994 0.09417749 0.07502884 0.18695232]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[[0.5 0.2 0.7 0.3]]</text:p>
          </table:table-cell>
          <table:table-cell office:value-type="string" calcext:value-type="string">
            <text:p>[0.5622249 <text:s/>0.3716955 <text:s/>0.43564412 0.58222634]</text:p>
          </table:table-cell>
          <table:table-cell office:value-type="string" calcext:value-type="string">
            <text:p>[[0.06222492 0.17169549 0.26435587 0.28222632]]</text:p>
          </table:table-cell>
          <table:table-cell office:value-type="string" calcext:value-type="string">
            <text:p>0.06222492</text:p>
          </table:table-cell>
          <table:table-cell office:value-type="string" calcext:value-type="string">
            <text:p>0.17169549</text:p>
          </table:table-cell>
          <table:table-cell office:value-type="string" calcext:value-type="string">
            <text:p>0.26435587</text:p>
          </table:table-cell>
          <table:table-cell office:value-type="string" calcext:value-type="string">
            <text:p>0.28222632</text:p>
          </table:table-cell>
          <table:table-cell office:value-type="string" calcext:value-type="string">
            <text:p>[[0.00387194 0.02947934 0.06988402 0.0796517 ]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[[0. 0. 0. 0.]]</text:p>
          </table:table-cell>
          <table:table-cell office:value-type="string" calcext:value-type="string">
            <text:p>[0.21716416 0.20260553 0.26602656 0.81756526]</text:p>
          </table:table-cell>
          <table:table-cell office:value-type="string" calcext:value-type="string">
            <text:p>[[0.21716416 0.20260553 0.26602656 0.81756526]]</text:p>
          </table:table-cell>
          <table:table-cell office:value-type="string" calcext:value-type="string">
            <text:p>0.21716416</text:p>
          </table:table-cell>
          <table:table-cell office:value-type="string" calcext:value-type="string">
            <text:p>0.20260553</text:p>
          </table:table-cell>
          <table:table-cell office:value-type="string" calcext:value-type="string">
            <text:p>0.26602656</text:p>
          </table:table-cell>
          <table:table-cell office:value-type="string" calcext:value-type="string">
            <text:p>0.81756526</text:p>
          </table:table-cell>
          <table:table-cell office:value-type="string" calcext:value-type="string">
            <text:p>[[0.04716027 0.041049 <text:s text:c="2"/>0.07077013 0.668413 <text:s/>]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[[0.2 <text:s/>0.19 0.02 0.09]]</text:p>
          </table:table-cell>
          <table:table-cell office:value-type="string" calcext:value-type="string">
            <text:p>[0.26179677 0.45737556 0.19714063 0.67568284]</text:p>
          </table:table-cell>
          <table:table-cell office:value-type="string" calcext:value-type="string">
            <text:p>[[0.06179677 0.26737556 0.17714064 0.58568287]]</text:p>
          </table:table-cell>
          <table:table-cell office:value-type="string" calcext:value-type="string">
            <text:p>0.06179677</text:p>
          </table:table-cell>
          <table:table-cell office:value-type="string" calcext:value-type="string">
            <text:p>0.26737556</text:p>
          </table:table-cell>
          <table:table-cell office:value-type="string" calcext:value-type="string">
            <text:p>0.17714064</text:p>
          </table:table-cell>
          <table:table-cell office:value-type="string" calcext:value-type="string">
            <text:p>0.58568287</text:p>
          </table:table-cell>
          <table:table-cell office:value-type="string" calcext:value-type="string">
            <text:p>[[0.00381884 0.07148969 0.03137881 0.34302443]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[[0.06 0.07 0.08 0.1 ]]</text:p>
          </table:table-cell>
          <table:table-cell office:value-type="string" calcext:value-type="string">
            <text:p>[0.44218904 0.06755935 0.52770907 0.71486425]</text:p>
          </table:table-cell>
          <table:table-cell office:value-type="string" calcext:value-type="string">
            <text:p>[[0.38218904 0.00244065 0.44770908 0.61486423]]</text:p>
          </table:table-cell>
          <table:table-cell office:value-type="string" calcext:value-type="string">
            <text:p>0.38218904</text:p>
          </table:table-cell>
          <table:table-cell office:value-type="string" calcext:value-type="string">
            <text:p>0.00244065</text:p>
          </table:table-cell>
          <table:table-cell office:value-type="string" calcext:value-type="string">
            <text:p>0.44770908</text:p>
          </table:table-cell>
          <table:table-cell office:value-type="string" calcext:value-type="string">
            <text:p>0.61486423</text:p>
          </table:table-cell>
          <table:table-cell office:value-type="string" calcext:value-type="string">
            <text:p>[[1.4606845e-01 5.9567542e-06 2.0044342e-01 3.7805802e-01]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[[0.3 <text:s/>0.1 <text:s/>0.3 <text:s/>0.54]]</text:p>
          </table:table-cell>
          <table:table-cell office:value-type="string" calcext:value-type="string">
            <text:p>[0.44933805 0.298777 <text:s text:c="2"/>0.36174953 0.65169764]</text:p>
          </table:table-cell>
          <table:table-cell office:value-type="string" calcext:value-type="string">
            <text:p>[[0.14933804 0.19877702 0.06174952 0.11169761]]</text:p>
          </table:table-cell>
          <table:table-cell office:value-type="string" calcext:value-type="string">
            <text:p>0.14933804</text:p>
          </table:table-cell>
          <table:table-cell office:value-type="string" calcext:value-type="string">
            <text:p>0.19877702</text:p>
          </table:table-cell>
          <table:table-cell office:value-type="string" calcext:value-type="string">
            <text:p>0.06174952</text:p>
          </table:table-cell>
          <table:table-cell office:value-type="string" calcext:value-type="string">
            <text:p>0.11169761</text:p>
          </table:table-cell>
          <table:table-cell office:value-type="string" calcext:value-type="string">
            <text:p>[[0.02230185 0.0395123 <text:s/>0.003813 <text:s text:c="2"/>0.01247636]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[[0.7 0.7 0. <text:s/>0. ]]</text:p>
          </table:table-cell>
          <table:table-cell office:value-type="string" calcext:value-type="string">
            <text:p>[0.29224434 0.24092613 0.33652598 0.78158754]</text:p>
          </table:table-cell>
          <table:table-cell office:value-type="string" calcext:value-type="string">
            <text:p>[[0.40775564 0.45907384 0.33652598 0.78158754]]</text:p>
          </table:table-cell>
          <table:table-cell office:value-type="string" calcext:value-type="string">
            <text:p>0.40775564</text:p>
          </table:table-cell>
          <table:table-cell office:value-type="string" calcext:value-type="string">
            <text:p>0.45907384</text:p>
          </table:table-cell>
          <table:table-cell office:value-type="string" calcext:value-type="string">
            <text:p>0.33652598</text:p>
          </table:table-cell>
          <table:table-cell office:value-type="string" calcext:value-type="string">
            <text:p>0.78158754</text:p>
          </table:table-cell>
          <table:table-cell office:value-type="string" calcext:value-type="string">
            <text:p>[[0.16626467 0.21074879 0.11324973 0.61087906]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[[0.5 <text:s/>0.5 <text:s/>0.19 1. <text:s/>]]</text:p>
          </table:table-cell>
          <table:table-cell office:value-type="string" calcext:value-type="string">
            <text:p>[0.33952972 0.09156312 0.5251279 <text:s/>0.7781245 ]</text:p>
          </table:table-cell>
          <table:table-cell office:value-type="string" calcext:value-type="string">
            <text:p>[[0.16047028 0.4084369 <text:s/>0.3351279 <text:s/>0.22187549]]</text:p>
          </table:table-cell>
          <table:table-cell office:value-type="string" calcext:value-type="string">
            <text:p>0.16047028</text:p>
          </table:table-cell>
          <table:table-cell office:value-type="string" calcext:value-type="string">
            <text:p>0.4084369</text:p>
          </table:table-cell>
          <table:table-cell office:value-type="string" calcext:value-type="string">
            <text:p>0.3351279</text:p>
          </table:table-cell>
          <table:table-cell office:value-type="string" calcext:value-type="string">
            <text:p>0.22187549</text:p>
          </table:table-cell>
          <table:table-cell office:value-type="string" calcext:value-type="string">
            <text:p>[[0.02575071 0.16682069 0.1123107 <text:s/>0.04922873]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[[0.5 0.5 0.9 1. ]]</text:p>
          </table:table-cell>
          <table:table-cell office:value-type="string" calcext:value-type="string">
            <text:p>[0.38070273 0.33759925 0.5009351 <text:s/>0.728 <text:s text:c="4"/>]</text:p>
          </table:table-cell>
          <table:table-cell office:value-type="string" calcext:value-type="string">
            <text:p>[[0.11929727 0.16240075 0.3990649 <text:s/>0.272 <text:s text:c="4"/>]]</text:p>
          </table:table-cell>
          <table:table-cell office:value-type="string" calcext:value-type="string">
            <text:p>0.11929727</text:p>
          </table:table-cell>
          <table:table-cell office:value-type="string" calcext:value-type="string">
            <text:p>0.16240075</text:p>
          </table:table-cell>
          <table:table-cell office:value-type="string" calcext:value-type="string">
            <text:p>0.3990649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[[0.01423184 0.026374 <text:s text:c="2"/>0.1592528 <text:s/>0.073984 <text:s/>]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[[0.7 0.5 0.9 0.9]]</text:p>
          </table:table-cell>
          <table:table-cell office:value-type="string" calcext:value-type="string">
            <text:p>[0.4849443 <text:s/>0.34693325 0.54377776 0.7324671 ]</text:p>
          </table:table-cell>
          <table:table-cell office:value-type="string" calcext:value-type="string">
            <text:p>[[0.21505567 0.15306675 0.3562222 <text:s/>0.16753286]]</text:p>
          </table:table-cell>
          <table:table-cell office:value-type="string" calcext:value-type="string">
            <text:p>0.21505567</text:p>
          </table:table-cell>
          <table:table-cell office:value-type="string" calcext:value-type="string">
            <text:p>0.15306675</text:p>
          </table:table-cell>
          <table:table-cell office:value-type="string" calcext:value-type="string">
            <text:p>0.3562222</text:p>
          </table:table-cell>
          <table:table-cell office:value-type="string" calcext:value-type="string">
            <text:p>0.16753286</text:p>
          </table:table-cell>
          <table:table-cell office:value-type="string" calcext:value-type="string">
            <text:p>[[0.04624894 0.02342943 0.12689427 0.02806726]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[[0.54 0.77 0.06 0.14]]</text:p>
          </table:table-cell>
          <table:table-cell office:value-type="string" calcext:value-type="string">
            <text:p>[0.24194457 0.14517944 0.6066694 <text:s/>0.5867365 ]</text:p>
          </table:table-cell>
          <table:table-cell office:value-type="string" calcext:value-type="string">
            <text:p>[[0.29805547 0.62482053 0.5466694 <text:s/>0.4467365 ]]</text:p>
          </table:table-cell>
          <table:table-cell office:value-type="string" calcext:value-type="string">
            <text:p>0.29805547</text:p>
          </table:table-cell>
          <table:table-cell office:value-type="string" calcext:value-type="string">
            <text:p>0.62482053</text:p>
          </table:table-cell>
          <table:table-cell office:value-type="string" calcext:value-type="string">
            <text:p>0.5466694</text:p>
          </table:table-cell>
          <table:table-cell office:value-type="string" calcext:value-type="string">
            <text:p>0.4467365</text:p>
          </table:table-cell>
          <table:table-cell office:value-type="string" calcext:value-type="string">
            <text:p>[[0.08883706 0.3904007 <text:s/>0.29884747 0.19957352]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[[0.11 0.15 0.69 0.25]]</text:p>
          </table:table-cell>
          <table:table-cell office:value-type="string" calcext:value-type="string">
            <text:p>[0.37385586 0.10454167 0.4963671 <text:s/>0.62438387]</text:p>
          </table:table-cell>
          <table:table-cell office:value-type="string" calcext:value-type="string">
            <text:p>[[0.26385587 0.04545834 0.1936329 <text:s/>0.37438387]]</text:p>
          </table:table-cell>
          <table:table-cell office:value-type="string" calcext:value-type="string">
            <text:p>0.26385587</text:p>
          </table:table-cell>
          <table:table-cell office:value-type="string" calcext:value-type="string">
            <text:p>0.04545834</text:p>
          </table:table-cell>
          <table:table-cell office:value-type="string" calcext:value-type="string">
            <text:p>0.1936329</text:p>
          </table:table-cell>
          <table:table-cell office:value-type="string" calcext:value-type="string">
            <text:p>0.37438387</text:p>
          </table:table-cell>
          <table:table-cell office:value-type="string" calcext:value-type="string">
            <text:p>[[0.06961992 0.00206646 0.0374937 <text:s/>0.14016327]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[[0.5 0.5 0. <text:s/>0. ]]</text:p>
          </table:table-cell>
          <table:table-cell office:value-type="string" calcext:value-type="string">
            <text:p>[0.38637003 0.3990183 <text:s/>0.4002697 <text:s/>0.6271582 ]</text:p>
          </table:table-cell>
          <table:table-cell office:value-type="string" calcext:value-type="string">
            <text:p>[[0.11362997 0.10098171 0.4002697 <text:s/>0.6271582 ]]</text:p>
          </table:table-cell>
          <table:table-cell office:value-type="string" calcext:value-type="string">
            <text:p>0.11362997</text:p>
          </table:table-cell>
          <table:table-cell office:value-type="string" calcext:value-type="string">
            <text:p>0.10098171</text:p>
          </table:table-cell>
          <table:table-cell office:value-type="string" calcext:value-type="string">
            <text:p>0.4002697</text:p>
          </table:table-cell>
          <table:table-cell office:value-type="string" calcext:value-type="string">
            <text:p>0.6271582</text:p>
          </table:table-cell>
          <table:table-cell office:value-type="string" calcext:value-type="string">
            <text:p>[[0.01291177 0.01019731 0.16021582 0.39332744]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[[0.8 <text:s/>0.6 <text:s/>0.5 <text:s/>0.25]]</text:p>
          </table:table-cell>
          <table:table-cell office:value-type="string" calcext:value-type="string">
            <text:p>[0.4126351 <text:s/>0.46031633 0.45654637 0.6571272 ]</text:p>
          </table:table-cell>
          <table:table-cell office:value-type="string" calcext:value-type="string">
            <text:p>[[0.38736492 0.1396837 <text:s/>0.04345363 0.4071272 ]]</text:p>
          </table:table-cell>
          <table:table-cell office:value-type="string" calcext:value-type="string">
            <text:p>0.38736492</text:p>
          </table:table-cell>
          <table:table-cell office:value-type="string" calcext:value-type="string">
            <text:p>0.1396837</text:p>
          </table:table-cell>
          <table:table-cell office:value-type="string" calcext:value-type="string">
            <text:p>0.04345363</text:p>
          </table:table-cell>
          <table:table-cell office:value-type="string" calcext:value-type="string">
            <text:p>0.4071272</text:p>
          </table:table-cell>
          <table:table-cell office:value-type="string" calcext:value-type="string">
            <text:p>[[0.15005158 0.01951153 0.00188822 0.16575256]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[[0.6 0.2 0. <text:s/>0. ]]</text:p>
          </table:table-cell>
          <table:table-cell office:value-type="string" calcext:value-type="string">
            <text:p>[0.3298411 <text:s/>0.30328932 0.41755313 0.6462518 ]</text:p>
          </table:table-cell>
          <table:table-cell office:value-type="string" calcext:value-type="string">
            <text:p>[[0.27015892 0.10328932 0.41755313 0.6462518 ]]</text:p>
          </table:table-cell>
          <table:table-cell office:value-type="string" calcext:value-type="string">
            <text:p>0.27015892</text:p>
          </table:table-cell>
          <table:table-cell office:value-type="string" calcext:value-type="string">
            <text:p>0.10328932</text:p>
          </table:table-cell>
          <table:table-cell office:value-type="string" calcext:value-type="string">
            <text:p>0.41755313</text:p>
          </table:table-cell>
          <table:table-cell office:value-type="string" calcext:value-type="string">
            <text:p>0.6462518</text:p>
          </table:table-cell>
          <table:table-cell office:value-type="string" calcext:value-type="string">
            <text:p>[[0.07298584 0.01066868 0.17435062 0.41764137]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[[0.03 0.12 0.4 <text:s/>0.3 ]]</text:p>
          </table:table-cell>
          <table:table-cell office:value-type="string" calcext:value-type="string">
            <text:p>[0.40751198 0.20046347 0.44088566 0.7905558 ]</text:p>
          </table:table-cell>
          <table:table-cell office:value-type="string" calcext:value-type="string">
            <text:p>[[0.37751198 0.08046348 0.04088566 0.49055576]]</text:p>
          </table:table-cell>
          <table:table-cell office:value-type="string" calcext:value-type="string">
            <text:p>0.37751198</text:p>
          </table:table-cell>
          <table:table-cell office:value-type="string" calcext:value-type="string">
            <text:p>0.08046348</text:p>
          </table:table-cell>
          <table:table-cell office:value-type="string" calcext:value-type="string">
            <text:p>0.04088566</text:p>
          </table:table-cell>
          <table:table-cell office:value-type="string" calcext:value-type="string">
            <text:p>0.49055576</text:p>
          </table:table-cell>
          <table:table-cell office:value-type="string" calcext:value-type="string">
            <text:p>[[0.14251529 0.00647437 0.00167164 0.24064496]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[[0.8 <text:s/>0.22 0.27 0.5 ]]</text:p>
          </table:table-cell>
          <table:table-cell office:value-type="string" calcext:value-type="string">
            <text:p>[0.44547263 0.33494982 0.5361271 <text:s/>0.7176536 ]</text:p>
          </table:table-cell>
          <table:table-cell office:value-type="string" calcext:value-type="string">
            <text:p>[[0.35452738 0.11494982 0.26612708 0.21765357]]</text:p>
          </table:table-cell>
          <table:table-cell office:value-type="string" calcext:value-type="string">
            <text:p>0.35452738</text:p>
          </table:table-cell>
          <table:table-cell office:value-type="string" calcext:value-type="string">
            <text:p>0.11494982</text:p>
          </table:table-cell>
          <table:table-cell office:value-type="string" calcext:value-type="string">
            <text:p>0.26612708</text:p>
          </table:table-cell>
          <table:table-cell office:value-type="string" calcext:value-type="string">
            <text:p>0.21765357</text:p>
          </table:table-cell>
          <table:table-cell office:value-type="string" calcext:value-type="string">
            <text:p>[[0.12568967 0.01321346 0.07082362 0.04737308]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[[0.2 <text:s/>0. <text:s text:c="2"/>0.7 <text:s/>0.03]]</text:p>
          </table:table-cell>
          <table:table-cell office:value-type="string" calcext:value-type="string">
            <text:p>[0.36334175 0.32665747 0.41957703 0.8159763 ]</text:p>
          </table:table-cell>
          <table:table-cell office:value-type="string" calcext:value-type="string">
            <text:p>[[0.16334175 0.32665747 0.28042296 0.78597635]]</text:p>
          </table:table-cell>
          <table:table-cell office:value-type="string" calcext:value-type="string">
            <text:p>0.16334175</text:p>
          </table:table-cell>
          <table:table-cell office:value-type="string" calcext:value-type="string">
            <text:p>0.32665747</text:p>
          </table:table-cell>
          <table:table-cell office:value-type="string" calcext:value-type="string">
            <text:p>0.28042296</text:p>
          </table:table-cell>
          <table:table-cell office:value-type="string" calcext:value-type="string">
            <text:p>0.78597635</text:p>
          </table:table-cell>
          <table:table-cell office:value-type="string" calcext:value-type="string">
            <text:p>[[0.02668053 0.10670511 0.07863703 0.6177588 ]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[[0.09 0.1 <text:s/>0.54 0.3 ]]</text:p>
          </table:table-cell>
          <table:table-cell office:value-type="string" calcext:value-type="string">
            <text:p>[0.36762497 0.22099133 0.32061988 0.7657216 ]</text:p>
          </table:table-cell>
          <table:table-cell office:value-type="string" calcext:value-type="string">
            <text:p>[[0.27762496 0.12099133 0.21938014 0.4657216 ]]</text:p>
          </table:table-cell>
          <table:table-cell office:value-type="string" calcext:value-type="string">
            <text:p>0.27762496</text:p>
          </table:table-cell>
          <table:table-cell office:value-type="string" calcext:value-type="string">
            <text:p>0.12099133</text:p>
          </table:table-cell>
          <table:table-cell office:value-type="string" calcext:value-type="string">
            <text:p>0.21938014</text:p>
          </table:table-cell>
          <table:table-cell office:value-type="string" calcext:value-type="string">
            <text:p>0.4657216</text:p>
          </table:table-cell>
          <table:table-cell office:value-type="string" calcext:value-type="string">
            <text:p>[[0.07707562 0.0146389 <text:s/>0.04812765 0.21689661]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[[0.1 0.2 0.8 0.7]]</text:p>
          </table:table-cell>
          <table:table-cell office:value-type="string" calcext:value-type="string">
            <text:p>[0.27858922 0.20182489 0.3404235 <text:s/>0.7091704 ]</text:p>
          </table:table-cell>
          <table:table-cell office:value-type="string" calcext:value-type="string">
            <text:p>[[0.17858922 0.00182489 0.45957652 0.00917041]]</text:p>
          </table:table-cell>
          <table:table-cell office:value-type="string" calcext:value-type="string">
            <text:p>0.17858922</text:p>
          </table:table-cell>
          <table:table-cell office:value-type="string" calcext:value-type="string">
            <text:p>0.00182489</text:p>
          </table:table-cell>
          <table:table-cell office:value-type="string" calcext:value-type="string">
            <text:p>0.45957652</text:p>
          </table:table-cell>
          <table:table-cell office:value-type="string" calcext:value-type="string">
            <text:p>0.00917041</text:p>
          </table:table-cell>
          <table:table-cell office:value-type="string" calcext:value-type="string">
            <text:p>[[3.1894110e-02 3.3302074e-06 2.1121058e-01 8.4096479e-05]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[[0.8 <text:s/>0.83 0. <text:s text:c="2"/>0.14]]</text:p>
          </table:table-cell>
          <table:table-cell office:value-type="string" calcext:value-type="string">
            <text:p>[0.41330275 0.5049007 <text:s/>0.33091667 0.658814 <text:s/>]</text:p>
          </table:table-cell>
          <table:table-cell office:value-type="string" calcext:value-type="string">
            <text:p>[[0.38669726 0.3250993 <text:s/>0.33091667 0.518814 <text:s/>]]</text:p>
          </table:table-cell>
          <table:table-cell office:value-type="string" calcext:value-type="string">
            <text:p>0.38669726</text:p>
          </table:table-cell>
          <table:table-cell office:value-type="string" calcext:value-type="string">
            <text:p>0.3250993</text:p>
          </table:table-cell>
          <table:table-cell office:value-type="string" calcext:value-type="string">
            <text:p>0.33091667</text:p>
          </table:table-cell>
          <table:table-cell office:value-type="string" calcext:value-type="string">
            <text:p>0.518814</text:p>
          </table:table-cell>
          <table:table-cell office:value-type="string" calcext:value-type="string">
            <text:p>[[0.14953478 0.10568955 0.10950585 0.269168 <text:s/>]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[[0.93 0.85 0.07 0. <text:s/>]]</text:p>
          </table:table-cell>
          <table:table-cell office:value-type="string" calcext:value-type="string">
            <text:p>[0.4119684 <text:s/>0.46384734 0.26839763 0.6781256 ]</text:p>
          </table:table-cell>
          <table:table-cell office:value-type="string" calcext:value-type="string">
            <text:p>[[0.5180316 <text:s/>0.38615268 0.19839764 0.6781256 ]]</text:p>
          </table:table-cell>
          <table:table-cell office:value-type="string" calcext:value-type="string">
            <text:p>0.5180316</text:p>
          </table:table-cell>
          <table:table-cell office:value-type="string" calcext:value-type="string">
            <text:p>0.38615268</text:p>
          </table:table-cell>
          <table:table-cell office:value-type="string" calcext:value-type="string">
            <text:p>0.19839764</text:p>
          </table:table-cell>
          <table:table-cell office:value-type="string" calcext:value-type="string">
            <text:p>0.6781256</text:p>
          </table:table-cell>
          <table:table-cell office:value-type="string" calcext:value-type="string">
            <text:p>[[0.26835674 0.1491139 <text:s/>0.03936162 0.45985436]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[[0. 0. 0. 0.]]</text:p>
          </table:table-cell>
          <table:table-cell office:value-type="string" calcext:value-type="string">
            <text:p>[0.4107271 <text:s/>0.12204271 0.42477107 0.6739468 ]</text:p>
          </table:table-cell>
          <table:table-cell office:value-type="string" calcext:value-type="string">
            <text:p>[[0.4107271 <text:s/>0.12204271 0.42477107 0.6739468 ]]</text:p>
          </table:table-cell>
          <table:table-cell office:value-type="string" calcext:value-type="string">
            <text:p>0.4107271</text:p>
          </table:table-cell>
          <table:table-cell office:value-type="string" calcext:value-type="string">
            <text:p>0.12204271</text:p>
          </table:table-cell>
          <table:table-cell office:value-type="string" calcext:value-type="string">
            <text:p>0.42477107</text:p>
          </table:table-cell>
          <table:table-cell office:value-type="string" calcext:value-type="string">
            <text:p>0.6739468</text:p>
          </table:table-cell>
          <table:table-cell office:value-type="string" calcext:value-type="string">
            <text:p>[[0.16869676 0.01489442 0.18043046 0.4542043 ]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[[0.7 <text:s/>0.6 <text:s/>0.8 <text:s/>0.11]]</text:p>
          </table:table-cell>
          <table:table-cell office:value-type="string" calcext:value-type="string">
            <text:p>[0.37608832 0.25649515 0.35496986 0.9149043 ]</text:p>
          </table:table-cell>
          <table:table-cell office:value-type="string" calcext:value-type="string">
            <text:p>[[0.32391167 0.34350488 0.44503015 0.8049043 ]]</text:p>
          </table:table-cell>
          <table:table-cell office:value-type="string" calcext:value-type="string">
            <text:p>0.32391167</text:p>
          </table:table-cell>
          <table:table-cell office:value-type="string" calcext:value-type="string">
            <text:p>0.34350488</text:p>
          </table:table-cell>
          <table:table-cell office:value-type="string" calcext:value-type="string">
            <text:p>0.44503015</text:p>
          </table:table-cell>
          <table:table-cell office:value-type="string" calcext:value-type="string">
            <text:p>0.8049043</text:p>
          </table:table-cell>
          <table:table-cell office:value-type="string" calcext:value-type="string">
            <text:p>[[0.10491877 0.1179956 <text:s/>0.19805184 0.6478709 ]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[[0. <text:s text:c="2"/>0. <text:s text:c="2"/>0. <text:s text:c="2"/>0.11]]</text:p>
          </table:table-cell>
          <table:table-cell office:value-type="string" calcext:value-type="string">
            <text:p>[0.33968568 0.09701195 0.39785945 0.6840159 ]</text:p>
          </table:table-cell>
          <table:table-cell office:value-type="string" calcext:value-type="string">
            <text:p>[[0.33968568 0.09701195 0.39785945 0.5740159 ]]</text:p>
          </table:table-cell>
          <table:table-cell office:value-type="string" calcext:value-type="string">
            <text:p>0.33968568</text:p>
          </table:table-cell>
          <table:table-cell office:value-type="string" calcext:value-type="string">
            <text:p>0.09701195</text:p>
          </table:table-cell>
          <table:table-cell office:value-type="string" calcext:value-type="string">
            <text:p>0.39785945</text:p>
          </table:table-cell>
          <table:table-cell office:value-type="string" calcext:value-type="string">
            <text:p>0.5740159</text:p>
          </table:table-cell>
          <table:table-cell office:value-type="string" calcext:value-type="string">
            <text:p>[[0.11538636 0.00941132 0.15829214 0.32949427]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[[0.5 0.5 1. <text:s/>1. ]]</text:p>
          </table:table-cell>
          <table:table-cell office:value-type="string" calcext:value-type="string">
            <text:p>[0.2806428 <text:s/>0.15584622 0.54782784 0.59054947]</text:p>
          </table:table-cell>
          <table:table-cell office:value-type="string" calcext:value-type="string">
            <text:p>[[0.21935719 0.34415376 0.45217216 0.40945053]]</text:p>
          </table:table-cell>
          <table:table-cell office:value-type="string" calcext:value-type="string">
            <text:p>0.21935719</text:p>
          </table:table-cell>
          <table:table-cell office:value-type="string" calcext:value-type="string">
            <text:p>0.34415376</text:p>
          </table:table-cell>
          <table:table-cell office:value-type="string" calcext:value-type="string">
            <text:p>0.45217216</text:p>
          </table:table-cell>
          <table:table-cell office:value-type="string" calcext:value-type="string">
            <text:p>0.40945053</text:p>
          </table:table-cell>
          <table:table-cell office:value-type="string" calcext:value-type="string">
            <text:p>[[0.04811758 0.11844181 0.20445967 0.16764973]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[[0.3 0.2 0.5 0.3]]</text:p>
          </table:table-cell>
          <table:table-cell office:value-type="string" calcext:value-type="string">
            <text:p>[0.36986515 0.14241304 0.32745922 0.66421086]</text:p>
          </table:table-cell>
          <table:table-cell office:value-type="string" calcext:value-type="string">
            <text:p>[[0.06986514 0.05758697 0.17254078 0.36421084]]</text:p>
          </table:table-cell>
          <table:table-cell office:value-type="string" calcext:value-type="string">
            <text:p>0.06986514</text:p>
          </table:table-cell>
          <table:table-cell office:value-type="string" calcext:value-type="string">
            <text:p>0.05758697</text:p>
          </table:table-cell>
          <table:table-cell office:value-type="string" calcext:value-type="string">
            <text:p>0.17254078</text:p>
          </table:table-cell>
          <table:table-cell office:value-type="string" calcext:value-type="string">
            <text:p>0.36421084</text:p>
          </table:table-cell>
          <table:table-cell office:value-type="string" calcext:value-type="string">
            <text:p>[[0.00488114 0.00331626 0.02977032 0.13264954]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[[0.54 0.2 <text:s/>0. <text:s text:c="2"/>0. <text:s/>]]</text:p>
          </table:table-cell>
          <table:table-cell office:value-type="string" calcext:value-type="string">
            <text:p>[0.3922787 <text:s/>0.05521662 0.4655984 <text:s/>0.63366157]</text:p>
          </table:table-cell>
          <table:table-cell office:value-type="string" calcext:value-type="string">
            <text:p>[[0.14772132 0.14478338 0.4655984 <text:s/>0.63366157]]</text:p>
          </table:table-cell>
          <table:table-cell office:value-type="string" calcext:value-type="string">
            <text:p>0.14772132</text:p>
          </table:table-cell>
          <table:table-cell office:value-type="string" calcext:value-type="string">
            <text:p>0.14478338</text:p>
          </table:table-cell>
          <table:table-cell office:value-type="string" calcext:value-type="string">
            <text:p>0.4655984</text:p>
          </table:table-cell>
          <table:table-cell office:value-type="string" calcext:value-type="string">
            <text:p>0.63366157</text:p>
          </table:table-cell>
          <table:table-cell office:value-type="string" calcext:value-type="string">
            <text:p>[[0.02182159 0.02096223 0.21678187 0.401527 <text:s/>]]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[[0.1 0.1 0. <text:s/>0. ]]</text:p>
          </table:table-cell>
          <table:table-cell office:value-type="string" calcext:value-type="string">
            <text:p>[0.4504797 <text:s/>0.2536011 <text:s/>0.36539212 0.6568622 ]</text:p>
          </table:table-cell>
          <table:table-cell office:value-type="string" calcext:value-type="string">
            <text:p>[[0.3504797 <text:s/>0.15360111 0.36539212 0.6568622 ]]</text:p>
          </table:table-cell>
          <table:table-cell office:value-type="string" calcext:value-type="string">
            <text:p>0.3504797</text:p>
          </table:table-cell>
          <table:table-cell office:value-type="string" calcext:value-type="string">
            <text:p>0.15360111</text:p>
          </table:table-cell>
          <table:table-cell office:value-type="string" calcext:value-type="string">
            <text:p>0.36539212</text:p>
          </table:table-cell>
          <table:table-cell office:value-type="string" calcext:value-type="string">
            <text:p>0.6568622</text:p>
          </table:table-cell>
          <table:table-cell office:value-type="string" calcext:value-type="string">
            <text:p>[[0.12283602 0.0235933 <text:s/>0.1335114 <text:s/>0.43146795]]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[[0.13 0. <text:s text:c="2"/>0. <text:s text:c="2"/>0.07]]</text:p>
          </table:table-cell>
          <table:table-cell office:value-type="string" calcext:value-type="string">
            <text:p>[0.40500623 0.19859876 0.4787585 <text:s/>0.6802028 ]</text:p>
          </table:table-cell>
          <table:table-cell office:value-type="string" calcext:value-type="string">
            <text:p>[[0.27500623 0.19859876 0.4787585 <text:s/>0.6102028 ]]</text:p>
          </table:table-cell>
          <table:table-cell office:value-type="string" calcext:value-type="string">
            <text:p>0.27500623</text:p>
          </table:table-cell>
          <table:table-cell office:value-type="string" calcext:value-type="string">
            <text:p>0.19859876</text:p>
          </table:table-cell>
          <table:table-cell office:value-type="string" calcext:value-type="string">
            <text:p>0.4787585</text:p>
          </table:table-cell>
          <table:table-cell office:value-type="string" calcext:value-type="string">
            <text:p>0.6102028</text:p>
          </table:table-cell>
          <table:table-cell office:value-type="string" calcext:value-type="string">
            <text:p>[[0.07562843 0.03944147 0.22920972 0.37234744]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[[0.5 0.2 0.3 0.2]]</text:p>
          </table:table-cell>
          <table:table-cell office:value-type="string" calcext:value-type="string">
            <text:p>[0.44558945 0.3650887 <text:s/>0.32525593 0.6249474 ]</text:p>
          </table:table-cell>
          <table:table-cell office:value-type="string" calcext:value-type="string">
            <text:p>[[0.05441055 0.1650887 <text:s/>0.02525592 0.42494744]]</text:p>
          </table:table-cell>
          <table:table-cell office:value-type="string" calcext:value-type="string">
            <text:p>0.05441055</text:p>
          </table:table-cell>
          <table:table-cell office:value-type="string" calcext:value-type="string">
            <text:p>0.1650887</text:p>
          </table:table-cell>
          <table:table-cell office:value-type="string" calcext:value-type="string">
            <text:p>0.02525592</text:p>
          </table:table-cell>
          <table:table-cell office:value-type="string" calcext:value-type="string">
            <text:p>0.42494744</text:p>
          </table:table-cell>
          <table:table-cell office:value-type="string" calcext:value-type="string">
            <text:p>[[0.00296051 0.02725428 0.00063786 0.18058033]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[[0.5 0.5 0.7 0.5]]</text:p>
          </table:table-cell>
          <table:table-cell office:value-type="string" calcext:value-type="string">
            <text:p>[0.41719568 0.5657083 <text:s/>0.4883256 <text:s/>0.7786362 ]</text:p>
          </table:table-cell>
          <table:table-cell office:value-type="string" calcext:value-type="string">
            <text:p>[[0.08280432 0.06570828 0.21167439 0.27863622]]</text:p>
          </table:table-cell>
          <table:table-cell office:value-type="string" calcext:value-type="string">
            <text:p>0.08280432</text:p>
          </table:table-cell>
          <table:table-cell office:value-type="string" calcext:value-type="string">
            <text:p>0.06570828</text:p>
          </table:table-cell>
          <table:table-cell office:value-type="string" calcext:value-type="string">
            <text:p>0.21167439</text:p>
          </table:table-cell>
          <table:table-cell office:value-type="string" calcext:value-type="string">
            <text:p>0.27863622</text:p>
          </table:table-cell>
          <table:table-cell office:value-type="string" calcext:value-type="string">
            <text:p>[[0.00685656 0.00431758 0.04480605 0.07763814]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[[0.05 0.08 0.11 0.15]]</text:p>
          </table:table-cell>
          <table:table-cell office:value-type="string" calcext:value-type="string">
            <text:p>[0.3476402 <text:s/>0.14708988 0.48388308 0.9613925 ]</text:p>
          </table:table-cell>
          <table:table-cell office:value-type="string" calcext:value-type="string">
            <text:p>[[0.29764017 0.06708989 0.37388307 0.81139255]]</text:p>
          </table:table-cell>
          <table:table-cell office:value-type="string" calcext:value-type="string">
            <text:p>0.29764017</text:p>
          </table:table-cell>
          <table:table-cell office:value-type="string" calcext:value-type="string">
            <text:p>0.06708989</text:p>
          </table:table-cell>
          <table:table-cell office:value-type="string" calcext:value-type="string">
            <text:p>0.37388307</text:p>
          </table:table-cell>
          <table:table-cell office:value-type="string" calcext:value-type="string">
            <text:p>0.81139255</text:p>
          </table:table-cell>
          <table:table-cell office:value-type="string" calcext:value-type="string">
            <text:p>[[0.08858968 0.00450105 0.13978855 0.65835786]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[[0.1 <text:s/>0.2 <text:s/>0.18 0.5 ]]</text:p>
          </table:table-cell>
          <table:table-cell office:value-type="string" calcext:value-type="string">
            <text:p>[0.44650903 0.45810592 0.3584932 <text:s/>0.65392476]</text:p>
          </table:table-cell>
          <table:table-cell office:value-type="string" calcext:value-type="string">
            <text:p>[[0.34650904 0.25810593 0.1784932 <text:s/>0.15392476]]</text:p>
          </table:table-cell>
          <table:table-cell office:value-type="string" calcext:value-type="string">
            <text:p>0.34650904</text:p>
          </table:table-cell>
          <table:table-cell office:value-type="string" calcext:value-type="string">
            <text:p>0.25810593</text:p>
          </table:table-cell>
          <table:table-cell office:value-type="string" calcext:value-type="string">
            <text:p>0.1784932</text:p>
          </table:table-cell>
          <table:table-cell office:value-type="string" calcext:value-type="string">
            <text:p>0.15392476</text:p>
          </table:table-cell>
          <table:table-cell office:value-type="string" calcext:value-type="string">
            <text:p>[[0.12006851 0.06661867 0.03185982 0.02369283]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[[0.85 0.3 <text:s/>0. <text:s text:c="2"/>0.3 ]]</text:p>
          </table:table-cell>
          <table:table-cell office:value-type="string" calcext:value-type="string">
            <text:p>[0.31938502 0.10058672 0.47037905 0.7202414 ]</text:p>
          </table:table-cell>
          <table:table-cell office:value-type="string" calcext:value-type="string">
            <text:p>[[0.530615 <text:s text:c="2"/>0.1994133 <text:s/>0.47037905 0.42024142]]</text:p>
          </table:table-cell>
          <table:table-cell office:value-type="string" calcext:value-type="string">
            <text:p>0.530615</text:p>
          </table:table-cell>
          <table:table-cell office:value-type="string" calcext:value-type="string">
            <text:p>0.1994133</text:p>
          </table:table-cell>
          <table:table-cell office:value-type="string" calcext:value-type="string">
            <text:p>0.47037905</text:p>
          </table:table-cell>
          <table:table-cell office:value-type="string" calcext:value-type="string">
            <text:p>0.42024142</text:p>
          </table:table-cell>
          <table:table-cell office:value-type="string" calcext:value-type="string">
            <text:p>[[0.28155226 0.03976566 0.22125645 0.17660284]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[[0.5 0.5 0.8 0.5]]</text:p>
          </table:table-cell>
          <table:table-cell office:value-type="string" calcext:value-type="string">
            <text:p>[0.43288398 0.08095434 0.38933492 0.557043 <text:s/>]</text:p>
          </table:table-cell>
          <table:table-cell office:value-type="string" calcext:value-type="string">
            <text:p>[[0.06711602 0.41904566 0.4106651 <text:s/>0.05704302]]</text:p>
          </table:table-cell>
          <table:table-cell office:value-type="string" calcext:value-type="string">
            <text:p>0.06711602</text:p>
          </table:table-cell>
          <table:table-cell office:value-type="string" calcext:value-type="string">
            <text:p>0.41904566</text:p>
          </table:table-cell>
          <table:table-cell office:value-type="string" calcext:value-type="string">
            <text:p>0.4106651</text:p>
          </table:table-cell>
          <table:table-cell office:value-type="string" calcext:value-type="string">
            <text:p>0.05704302</text:p>
          </table:table-cell>
          <table:table-cell office:value-type="string" calcext:value-type="string">
            <text:p>[[0.00450456 0.17559926 0.16864581 0.00325391]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[[0.6 0.2 0. <text:s/>0. ]]</text:p>
          </table:table-cell>
          <table:table-cell office:value-type="string" calcext:value-type="string">
            <text:p>[0.35207155 0.20052943 0.40969333 0.6904816 ]</text:p>
          </table:table-cell>
          <table:table-cell office:value-type="string" calcext:value-type="string">
            <text:p>[[2.4792847e-01 5.2942336e-04 4.0969333e-01 6.9048160e-01]]</text:p>
          </table:table-cell>
          <table:table-cell office:value-type="string" calcext:value-type="string">
            <text:p>2.4792847e-01</text:p>
          </table:table-cell>
          <table:table-cell office:value-type="string" calcext:value-type="string">
            <text:p>5.2942336e-04</text:p>
          </table:table-cell>
          <table:table-cell office:value-type="string" calcext:value-type="string">
            <text:p>4.0969333e-01</text:p>
          </table:table-cell>
          <table:table-cell office:value-type="string" calcext:value-type="string">
            <text:p>6.9048160e-01</text:p>
          </table:table-cell>
          <table:table-cell office:value-type="string" calcext:value-type="string">
            <text:p>[[6.1468527e-02 2.8028910e-07 1.6784863e-01 4.7676486e-01]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[[0.5 0.5 0.3 1. ]]</text:p>
          </table:table-cell>
          <table:table-cell office:value-type="string" calcext:value-type="string">
            <text:p>[0.2807323 <text:s/>0.15592842 0.5476923 <text:s/>0.5903318 ]</text:p>
          </table:table-cell>
          <table:table-cell office:value-type="string" calcext:value-type="string">
            <text:p>[[0.2192677 <text:s/>0.34407157 0.24769229 0.4096682 ]]</text:p>
          </table:table-cell>
          <table:table-cell office:value-type="string" calcext:value-type="string">
            <text:p>0.2192677</text:p>
          </table:table-cell>
          <table:table-cell office:value-type="string" calcext:value-type="string">
            <text:p>0.34407157</text:p>
          </table:table-cell>
          <table:table-cell office:value-type="string" calcext:value-type="string">
            <text:p>0.24769229</text:p>
          </table:table-cell>
          <table:table-cell office:value-type="string" calcext:value-type="string">
            <text:p>0.4096682</text:p>
          </table:table-cell>
          <table:table-cell office:value-type="string" calcext:value-type="string">
            <text:p>[[0.04807832 0.11838524 0.06135147 0.16782804]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[[0.5 0.5 0.5 1. ]]</text:p>
          </table:table-cell>
          <table:table-cell office:value-type="string" calcext:value-type="string">
            <text:p>[ 0.28697363 -0.02194036 <text:s/>0.51790416 <text:s/>0.6444092 ]</text:p>
          </table:table-cell>
          <table:table-cell office:value-type="string" calcext:value-type="string">
            <text:p>[[0.21302637 0.52194035 0.01790416 0.35559082]]</text:p>
          </table:table-cell>
          <table:table-cell office:value-type="string" calcext:value-type="string">
            <text:p>0.21302637</text:p>
          </table:table-cell>
          <table:table-cell office:value-type="string" calcext:value-type="string">
            <text:p>0.52194035</text:p>
          </table:table-cell>
          <table:table-cell office:value-type="string" calcext:value-type="string">
            <text:p>0.01790416</text:p>
          </table:table-cell>
          <table:table-cell office:value-type="string" calcext:value-type="string">
            <text:p>0.35559082</text:p>
          </table:table-cell>
          <table:table-cell office:value-type="string" calcext:value-type="string">
            <text:p>[[0.04538023 0.27242172 0.00032056 0.12644483]]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[[0.8 0.3 0.5 0.5]]</text:p>
          </table:table-cell>
          <table:table-cell office:value-type="string" calcext:value-type="string">
            <text:p>[0.33097342 0.2062307 <text:s/>0.38035604 0.9785197 ]</text:p>
          </table:table-cell>
          <table:table-cell office:value-type="string" calcext:value-type="string">
            <text:p>[[0.4690266 <text:s/>0.09376931 0.11964396 0.47851968]]</text:p>
          </table:table-cell>
          <table:table-cell office:value-type="string" calcext:value-type="string">
            <text:p>0.4690266</text:p>
          </table:table-cell>
          <table:table-cell office:value-type="string" calcext:value-type="string">
            <text:p>0.09376931</text:p>
          </table:table-cell>
          <table:table-cell office:value-type="string" calcext:value-type="string">
            <text:p>0.11964396</text:p>
          </table:table-cell>
          <table:table-cell office:value-type="string" calcext:value-type="string">
            <text:p>0.47851968</text:p>
          </table:table-cell>
          <table:table-cell office:value-type="string" calcext:value-type="string">
            <text:p>[[0.21998595 0.00879268 0.01431468 0.22898108]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[[0.5 <text:s/>0.5 <text:s/>0.11 1. <text:s/>]]</text:p>
          </table:table-cell>
          <table:table-cell office:value-type="string" calcext:value-type="string">
            <text:p>[0.32701793 0.24020664 0.37414843 0.7645853 ]</text:p>
          </table:table-cell>
          <table:table-cell office:value-type="string" calcext:value-type="string">
            <text:p>[[0.17298207 0.25979334 0.2641484 <text:s/>0.23541468]]</text:p>
          </table:table-cell>
          <table:table-cell office:value-type="string" calcext:value-type="string">
            <text:p>0.17298207</text:p>
          </table:table-cell>
          <table:table-cell office:value-type="string" calcext:value-type="string">
            <text:p>0.25979334</text:p>
          </table:table-cell>
          <table:table-cell office:value-type="string" calcext:value-type="string">
            <text:p>0.2641484</text:p>
          </table:table-cell>
          <table:table-cell office:value-type="string" calcext:value-type="string">
            <text:p>0.23541468</text:p>
          </table:table-cell>
          <table:table-cell office:value-type="string" calcext:value-type="string">
            <text:p>[[0.02992279 0.06749258 0.06977438 0.05542007]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[[0.5 <text:s/>0.5 <text:s/>0.93 1. <text:s/>]]</text:p>
          </table:table-cell>
          <table:table-cell office:value-type="string" calcext:value-type="string">
            <text:p>[0.2511116 <text:s/>0.14178844 0.58547837 0.5911638 ]</text:p>
          </table:table-cell>
          <table:table-cell office:value-type="string" calcext:value-type="string">
            <text:p>[[0.2488884 <text:s/>0.35821158 0.34452164 0.4088362 ]]</text:p>
          </table:table-cell>
          <table:table-cell office:value-type="string" calcext:value-type="string">
            <text:p>0.2488884</text:p>
          </table:table-cell>
          <table:table-cell office:value-type="string" calcext:value-type="string">
            <text:p>0.35821158</text:p>
          </table:table-cell>
          <table:table-cell office:value-type="string" calcext:value-type="string">
            <text:p>0.34452164</text:p>
          </table:table-cell>
          <table:table-cell office:value-type="string" calcext:value-type="string">
            <text:p>0.4088362</text:p>
          </table:table-cell>
          <table:table-cell office:value-type="string" calcext:value-type="string">
            <text:p>[[0.06194544 0.12831554 0.11869516 0.16714703]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[[0.7 <text:s/>0.3 <text:s/>0.07 0.09]]</text:p>
          </table:table-cell>
          <table:table-cell office:value-type="string" calcext:value-type="string">
            <text:p>[0.38574758 0.07147696 0.44316587 0.510257 <text:s/>]</text:p>
          </table:table-cell>
          <table:table-cell office:value-type="string" calcext:value-type="string">
            <text:p>[[0.3142524 <text:s/>0.22852305 0.37316588 0.420257 <text:s/>]]</text:p>
          </table:table-cell>
          <table:table-cell office:value-type="string" calcext:value-type="string">
            <text:p>0.3142524</text:p>
          </table:table-cell>
          <table:table-cell office:value-type="string" calcext:value-type="string">
            <text:p>0.22852305</text:p>
          </table:table-cell>
          <table:table-cell office:value-type="string" calcext:value-type="string">
            <text:p>0.37316588</text:p>
          </table:table-cell>
          <table:table-cell office:value-type="string" calcext:value-type="string">
            <text:p>0.420257</text:p>
          </table:table-cell>
          <table:table-cell office:value-type="string" calcext:value-type="string">
            <text:p>[[0.09875458 0.05222278 0.13925277 0.17661595]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[[0.5 0.5 0.5 1. ]]</text:p>
          </table:table-cell>
          <table:table-cell office:value-type="string" calcext:value-type="string">
            <text:p>[0.39878017 0.34716085 0.39065382 0.72589165]</text:p>
          </table:table-cell>
          <table:table-cell office:value-type="string" calcext:value-type="string">
            <text:p>[[0.10121983 0.15283915 0.10934618 0.27410835]]</text:p>
          </table:table-cell>
          <table:table-cell office:value-type="string" calcext:value-type="string">
            <text:p>0.10121983</text:p>
          </table:table-cell>
          <table:table-cell office:value-type="string" calcext:value-type="string">
            <text:p>0.15283915</text:p>
          </table:table-cell>
          <table:table-cell office:value-type="string" calcext:value-type="string">
            <text:p>0.10934618</text:p>
          </table:table-cell>
          <table:table-cell office:value-type="string" calcext:value-type="string">
            <text:p>0.27410835</text:p>
          </table:table-cell>
          <table:table-cell office:value-type="string" calcext:value-type="string">
            <text:p>[[0.01024545 0.02335981 0.01195659 0.07513539]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[[0.5 0.5 0.7 1. ]]</text:p>
          </table:table-cell>
          <table:table-cell office:value-type="string" calcext:value-type="string">
            <text:p>[0.4822186 <text:s/>0.49166897 0.2623933 <text:s/>0.70251447]</text:p>
          </table:table-cell>
          <table:table-cell office:value-type="string" calcext:value-type="string">
            <text:p>[[0.01778141 0.00833103 0.4376067 <text:s/>0.29748553]]</text:p>
          </table:table-cell>
          <table:table-cell office:value-type="string" calcext:value-type="string">
            <text:p>0.01778141</text:p>
          </table:table-cell>
          <table:table-cell office:value-type="string" calcext:value-type="string">
            <text:p>0.00833103</text:p>
          </table:table-cell>
          <table:table-cell office:value-type="string" calcext:value-type="string">
            <text:p>0.4376067</text:p>
          </table:table-cell>
          <table:table-cell office:value-type="string" calcext:value-type="string">
            <text:p>0.29748553</text:p>
          </table:table-cell>
          <table:table-cell office:value-type="string" calcext:value-type="string">
            <text:p>[[3.1617843e-04 6.9406073e-05 1.9149962e-01 8.8497639e-02]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[[0.7 <text:s/>0.35 0.5 <text:s/>0.5 ]]</text:p>
          </table:table-cell>
          <table:table-cell office:value-type="string" calcext:value-type="string">
            <text:p>[0.30307212 0.10773718 0.6060735 <text:s/>0.66347027]</text:p>
          </table:table-cell>
          <table:table-cell office:value-type="string" calcext:value-type="string">
            <text:p>[[0.39692786 0.24226281 0.1060735 <text:s/>0.16347027]]</text:p>
          </table:table-cell>
          <table:table-cell office:value-type="string" calcext:value-type="string">
            <text:p>0.39692786</text:p>
          </table:table-cell>
          <table:table-cell office:value-type="string" calcext:value-type="string">
            <text:p>0.24226281</text:p>
          </table:table-cell>
          <table:table-cell office:value-type="string" calcext:value-type="string">
            <text:p>0.1060735</text:p>
          </table:table-cell>
          <table:table-cell office:value-type="string" calcext:value-type="string">
            <text:p>0.16347027</text:p>
          </table:table-cell>
          <table:table-cell office:value-type="string" calcext:value-type="string">
            <text:p>[[0.15755174 0.05869127 0.01125159 0.02672253]]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[[0.5 <text:s/>0.5 <text:s/>1. <text:s text:c="2"/>0.75]]</text:p>
          </table:table-cell>
          <table:table-cell office:value-type="string" calcext:value-type="string">
            <text:p>[0.34299114 0.15477054 0.3450822 <text:s/>0.6574202 ]</text:p>
          </table:table-cell>
          <table:table-cell office:value-type="string" calcext:value-type="string">
            <text:p>[[0.15700886 0.34522945 0.65491784 0.09257978]]</text:p>
          </table:table-cell>
          <table:table-cell office:value-type="string" calcext:value-type="string">
            <text:p>0.15700886</text:p>
          </table:table-cell>
          <table:table-cell office:value-type="string" calcext:value-type="string">
            <text:p>0.34522945</text:p>
          </table:table-cell>
          <table:table-cell office:value-type="string" calcext:value-type="string">
            <text:p>0.65491784</text:p>
          </table:table-cell>
          <table:table-cell office:value-type="string" calcext:value-type="string">
            <text:p>0.09257978</text:p>
          </table:table-cell>
          <table:table-cell office:value-type="string" calcext:value-type="string">
            <text:p>[[0.02465178 0.11918337 0.42891738 0.00857102]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[[0.5 0.2 0.6 0.5]]</text:p>
          </table:table-cell>
          <table:table-cell office:value-type="string" calcext:value-type="string">
            <text:p>[0.35052103 0.21563144 0.3200661 <text:s/>0.7384992 ]</text:p>
          </table:table-cell>
          <table:table-cell office:value-type="string" calcext:value-type="string">
            <text:p>[[0.14947897 0.01563144 0.27993393 0.23849922]]</text:p>
          </table:table-cell>
          <table:table-cell office:value-type="string" calcext:value-type="string">
            <text:p>0.14947897</text:p>
          </table:table-cell>
          <table:table-cell office:value-type="string" calcext:value-type="string">
            <text:p>0.01563144</text:p>
          </table:table-cell>
          <table:table-cell office:value-type="string" calcext:value-type="string">
            <text:p>0.27993393</text:p>
          </table:table-cell>
          <table:table-cell office:value-type="string" calcext:value-type="string">
            <text:p>0.23849922</text:p>
          </table:table-cell>
          <table:table-cell office:value-type="string" calcext:value-type="string">
            <text:p>[[0.02234396 0.00024434 0.078363 <text:s text:c="2"/>0.05688188]]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[[0.5 <text:s/>0.5 <text:s/>0.93 0.78]]</text:p>
          </table:table-cell>
          <table:table-cell office:value-type="string" calcext:value-type="string">
            <text:p>[0.44487387 0.37548915 0.4358999 <text:s/>0.74763083]</text:p>
          </table:table-cell>
          <table:table-cell office:value-type="string" calcext:value-type="string">
            <text:p>[[0.05512613 0.12451085 0.4941001 <text:s/>0.03236914]]</text:p>
          </table:table-cell>
          <table:table-cell office:value-type="string" calcext:value-type="string">
            <text:p>0.05512613</text:p>
          </table:table-cell>
          <table:table-cell office:value-type="string" calcext:value-type="string">
            <text:p>0.12451085</text:p>
          </table:table-cell>
          <table:table-cell office:value-type="string" calcext:value-type="string">
            <text:p>0.4941001</text:p>
          </table:table-cell>
          <table:table-cell office:value-type="string" calcext:value-type="string">
            <text:p>0.03236914</text:p>
          </table:table-cell>
          <table:table-cell office:value-type="string" calcext:value-type="string">
            <text:p>[[0.00303889 0.01550295 0.2441349 <text:s/>0.00104776]]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[[0.5 <text:s/>0.5 <text:s/>0.75 0.6 ]]</text:p>
          </table:table-cell>
          <table:table-cell office:value-type="string" calcext:value-type="string">
            <text:p>[0.4648974 <text:s/>0.29971924 0.49712056 0.5526156 ]</text:p>
          </table:table-cell>
          <table:table-cell office:value-type="string" calcext:value-type="string">
            <text:p>[[0.03510261 0.20028076 0.25287944 0.04738444]]</text:p>
          </table:table-cell>
          <table:table-cell office:value-type="string" calcext:value-type="string">
            <text:p>0.03510261</text:p>
          </table:table-cell>
          <table:table-cell office:value-type="string" calcext:value-type="string">
            <text:p>0.20028076</text:p>
          </table:table-cell>
          <table:table-cell office:value-type="string" calcext:value-type="string">
            <text:p>0.25287944</text:p>
          </table:table-cell>
          <table:table-cell office:value-type="string" calcext:value-type="string">
            <text:p>0.04738444</text:p>
          </table:table-cell>
          <table:table-cell office:value-type="string" calcext:value-type="string">
            <text:p>[[0.00123219 0.04011238 0.06394801 0.00224529]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[[0. <text:s/>0. <text:s/>0.8 0.3]]</text:p>
          </table:table-cell>
          <table:table-cell office:value-type="string" calcext:value-type="string">
            <text:p>[0.45546177 0.37004662 0.47834128 0.65593475]</text:p>
          </table:table-cell>
          <table:table-cell office:value-type="string" calcext:value-type="string">
            <text:p>[[0.45546177 0.37004662 0.32165873 0.35593474]]</text:p>
          </table:table-cell>
          <table:table-cell office:value-type="string" calcext:value-type="string">
            <text:p>0.45546177</text:p>
          </table:table-cell>
          <table:table-cell office:value-type="string" calcext:value-type="string">
            <text:p>0.37004662</text:p>
          </table:table-cell>
          <table:table-cell office:value-type="string" calcext:value-type="string">
            <text:p>0.32165873</text:p>
          </table:table-cell>
          <table:table-cell office:value-type="string" calcext:value-type="string">
            <text:p>0.35593474</text:p>
          </table:table-cell>
          <table:table-cell office:value-type="string" calcext:value-type="string">
            <text:p>[[0.20744543 0.1369345 <text:s/>0.10346434 0.12668954]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[[0.5 <text:s/>0.5 <text:s/>0.95 0.7 ]]</text:p>
          </table:table-cell>
          <table:table-cell office:value-type="string" calcext:value-type="string">
            <text:p>[0.40171644 0.20155151 0.44804096 0.7304465 ]</text:p>
          </table:table-cell>
          <table:table-cell office:value-type="string" calcext:value-type="string">
            <text:p>[[0.09828356 0.2984485 <text:s/>0.501959 <text:s text:c="2"/>0.03044653]]</text:p>
          </table:table-cell>
          <table:table-cell office:value-type="string" calcext:value-type="string">
            <text:p>0.09828356</text:p>
          </table:table-cell>
          <table:table-cell office:value-type="string" calcext:value-type="string">
            <text:p>0.2984485</text:p>
          </table:table-cell>
          <table:table-cell office:value-type="string" calcext:value-type="string">
            <text:p>0.501959</text:p>
          </table:table-cell>
          <table:table-cell office:value-type="string" calcext:value-type="string">
            <text:p>0.03044653</text:p>
          </table:table-cell>
          <table:table-cell office:value-type="string" calcext:value-type="string">
            <text:p>[[0.00965966 0.08907151 0.25196287 0.00092699]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[[0.5 <text:s/>0.5 <text:s/>0.9 <text:s/>0.11]]</text:p>
          </table:table-cell>
          <table:table-cell office:value-type="string" calcext:value-type="string">
            <text:p>[0.38930163 0.13550375 0.33605447 0.56182 <text:s text:c="2"/>]</text:p>
          </table:table-cell>
          <table:table-cell office:value-type="string" calcext:value-type="string">
            <text:p>[[0.11069837 0.36449623 0.56394553 0.45181996]]</text:p>
          </table:table-cell>
          <table:table-cell office:value-type="string" calcext:value-type="string">
            <text:p>0.11069837</text:p>
          </table:table-cell>
          <table:table-cell office:value-type="string" calcext:value-type="string">
            <text:p>0.36449623</text:p>
          </table:table-cell>
          <table:table-cell office:value-type="string" calcext:value-type="string">
            <text:p>0.56394553</text:p>
          </table:table-cell>
          <table:table-cell office:value-type="string" calcext:value-type="string">
            <text:p>0.45181996</text:p>
          </table:table-cell>
          <table:table-cell office:value-type="string" calcext:value-type="string">
            <text:p>[[0.01225413 0.1328575 <text:s/>0.31803456 0.20414127]]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[[0.85 0.75 0. <text:s text:c="2"/>0. <text:s/>]]</text:p>
          </table:table-cell>
          <table:table-cell office:value-type="string" calcext:value-type="string">
            <text:p>[0.37010595 0.47509196 0.31511936 0.752363 <text:s/>]</text:p>
          </table:table-cell>
          <table:table-cell office:value-type="string" calcext:value-type="string">
            <text:p>[[0.47989407 0.27490804 0.31511936 0.752363 <text:s/>]]</text:p>
          </table:table-cell>
          <table:table-cell office:value-type="string" calcext:value-type="string">
            <text:p>0.47989407</text:p>
          </table:table-cell>
          <table:table-cell office:value-type="string" calcext:value-type="string">
            <text:p>0.27490804</text:p>
          </table:table-cell>
          <table:table-cell office:value-type="string" calcext:value-type="string">
            <text:p>0.31511936</text:p>
          </table:table-cell>
          <table:table-cell office:value-type="string" calcext:value-type="string">
            <text:p>0.752363</text:p>
          </table:table-cell>
          <table:table-cell office:value-type="string" calcext:value-type="string">
            <text:p>[[0.23029833 0.07557443 0.09930021 0.5660501 ]]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[[0.9 0.9 0. <text:s/>0.3]]</text:p>
          </table:table-cell>
          <table:table-cell office:value-type="string" calcext:value-type="string">
            <text:p>[0.3732091 <text:s/>0.18565641 0.31965917 0.7068898 ]</text:p>
          </table:table-cell>
          <table:table-cell office:value-type="string" calcext:value-type="string">
            <text:p>[[0.52679086 0.71434355 0.31965917 0.4068898 ]]</text:p>
          </table:table-cell>
          <table:table-cell office:value-type="string" calcext:value-type="string">
            <text:p>0.52679086</text:p>
          </table:table-cell>
          <table:table-cell office:value-type="string" calcext:value-type="string">
            <text:p>0.71434355</text:p>
          </table:table-cell>
          <table:table-cell office:value-type="string" calcext:value-type="string">
            <text:p>0.31965917</text:p>
          </table:table-cell>
          <table:table-cell office:value-type="string" calcext:value-type="string">
            <text:p>0.4068898</text:p>
          </table:table-cell>
          <table:table-cell office:value-type="string" calcext:value-type="string">
            <text:p>[[0.27750862 0.5102867 <text:s/>0.10218199 0.1655593 ]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[[0.5 <text:s/>0.5 <text:s/>0.5 <text:s/>0.19]]</text:p>
          </table:table-cell>
          <table:table-cell office:value-type="string" calcext:value-type="string">
            <text:p>[0.3359187 <text:s/>0.1289943 <text:s/>0.42105216 0.8271175 ]</text:p>
          </table:table-cell>
          <table:table-cell office:value-type="string" calcext:value-type="string">
            <text:p>[[0.1640813 <text:s/>0.3710057 <text:s/>0.07894784 0.6371175 ]]</text:p>
          </table:table-cell>
          <table:table-cell office:value-type="string" calcext:value-type="string">
            <text:p>0.1640813</text:p>
          </table:table-cell>
          <table:table-cell office:value-type="string" calcext:value-type="string">
            <text:p>0.3710057</text:p>
          </table:table-cell>
          <table:table-cell office:value-type="string" calcext:value-type="string">
            <text:p>0.07894784</text:p>
          </table:table-cell>
          <table:table-cell office:value-type="string" calcext:value-type="string">
            <text:p>0.6371175</text:p>
          </table:table-cell>
          <table:table-cell office:value-type="string" calcext:value-type="string">
            <text:p>[[0.02692267 0.13764524 0.00623276 0.40591872]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[[0.5 <text:s/>0.5 <text:s/>0.9 <text:s/>0.97]]</text:p>
          </table:table-cell>
          <table:table-cell office:value-type="string" calcext:value-type="string">
            <text:p>[0.49063793 0.1672421 <text:s/>0.32798165 0.50670934]</text:p>
          </table:table-cell>
          <table:table-cell office:value-type="string" calcext:value-type="string">
            <text:p>[[0.00936207 0.3327579 <text:s/>0.5720183 <text:s/>0.4632907 ]]</text:p>
          </table:table-cell>
          <table:table-cell office:value-type="string" calcext:value-type="string">
            <text:p>0.00936207</text:p>
          </table:table-cell>
          <table:table-cell office:value-type="string" calcext:value-type="string">
            <text:p>0.3327579</text:p>
          </table:table-cell>
          <table:table-cell office:value-type="string" calcext:value-type="string">
            <text:p>0.5720183</text:p>
          </table:table-cell>
          <table:table-cell office:value-type="string" calcext:value-type="string">
            <text:p>0.4632907</text:p>
          </table:table-cell>
          <table:table-cell office:value-type="string" calcext:value-type="string">
            <text:p>[[8.7648390e-05 1.1072782e-01 3.2720497e-01 2.1463826e-01]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[[0.07 0.03 0.7 <text:s/>0.2 ]]</text:p>
          </table:table-cell>
          <table:table-cell office:value-type="string" calcext:value-type="string">
            <text:p>[0.45646483 0.3573032 <text:s/>0.46654916 0.6525983 ]</text:p>
          </table:table-cell>
          <table:table-cell office:value-type="string" calcext:value-type="string">
            <text:p>[[0.38646483 0.3273032 <text:s/>0.23345083 0.45259833]]</text:p>
          </table:table-cell>
          <table:table-cell office:value-type="string" calcext:value-type="string">
            <text:p>0.38646483</text:p>
          </table:table-cell>
          <table:table-cell office:value-type="string" calcext:value-type="string">
            <text:p>0.3273032</text:p>
          </table:table-cell>
          <table:table-cell office:value-type="string" calcext:value-type="string">
            <text:p>0.23345083</text:p>
          </table:table-cell>
          <table:table-cell office:value-type="string" calcext:value-type="string">
            <text:p>0.45259833</text:p>
          </table:table-cell>
          <table:table-cell office:value-type="string" calcext:value-type="string">
            <text:p>[[0.14935507 0.10712738 0.05449929 0.20484525]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[[0.5 0.5 0.8 0.1]]</text:p>
          </table:table-cell>
          <table:table-cell office:value-type="string" calcext:value-type="string">
            <text:p>[0.25472492 0.1504326 <text:s/>0.5896285 <text:s/>0.6046334 ]</text:p>
          </table:table-cell>
          <table:table-cell office:value-type="string" calcext:value-type="string">
            <text:p>[[0.24527508 0.3495674 <text:s/>0.2103715 <text:s/>0.50463337]]</text:p>
          </table:table-cell>
          <table:table-cell office:value-type="string" calcext:value-type="string">
            <text:p>0.24527508</text:p>
          </table:table-cell>
          <table:table-cell office:value-type="string" calcext:value-type="string">
            <text:p>0.3495674</text:p>
          </table:table-cell>
          <table:table-cell office:value-type="string" calcext:value-type="string">
            <text:p>0.2103715</text:p>
          </table:table-cell>
          <table:table-cell office:value-type="string" calcext:value-type="string">
            <text:p>0.50463337</text:p>
          </table:table-cell>
          <table:table-cell office:value-type="string" calcext:value-type="string">
            <text:p>[[0.06015987 0.12219737 0.04425617 0.25465482]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[[0.2 <text:s/>0.06 0. <text:s text:c="2"/>0.08]]</text:p>
          </table:table-cell>
          <table:table-cell office:value-type="string" calcext:value-type="string">
            <text:p>[0.41505513 0.00868129 0.36381382 0.62523323]</text:p>
          </table:table-cell>
          <table:table-cell office:value-type="string" calcext:value-type="string">
            <text:p>[[0.21505512 0.05131871 0.36381382 0.54523325]]</text:p>
          </table:table-cell>
          <table:table-cell office:value-type="string" calcext:value-type="string">
            <text:p>0.21505512</text:p>
          </table:table-cell>
          <table:table-cell office:value-type="string" calcext:value-type="string">
            <text:p>0.05131871</text:p>
          </table:table-cell>
          <table:table-cell office:value-type="string" calcext:value-type="string">
            <text:p>0.36381382</text:p>
          </table:table-cell>
          <table:table-cell office:value-type="string" calcext:value-type="string">
            <text:p>0.54523325</text:p>
          </table:table-cell>
          <table:table-cell office:value-type="string" calcext:value-type="string">
            <text:p>[[0.0462487 <text:s/>0.00263361 0.13236049 0.2972793 ]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[[0.8 0.6 0.2 0.1]]</text:p>
          </table:table-cell>
          <table:table-cell office:value-type="string" calcext:value-type="string">
            <text:p>[0.31882787 0.16905472 0.42978293 0.6451497 ]</text:p>
          </table:table-cell>
          <table:table-cell office:value-type="string" calcext:value-type="string">
            <text:p>[[0.48117214 0.4309453 <text:s/>0.22978292 0.5451497 ]]</text:p>
          </table:table-cell>
          <table:table-cell office:value-type="string" calcext:value-type="string">
            <text:p>0.48117214</text:p>
          </table:table-cell>
          <table:table-cell office:value-type="string" calcext:value-type="string">
            <text:p>0.4309453</text:p>
          </table:table-cell>
          <table:table-cell office:value-type="string" calcext:value-type="string">
            <text:p>0.22978292</text:p>
          </table:table-cell>
          <table:table-cell office:value-type="string" calcext:value-type="string">
            <text:p>0.5451497</text:p>
          </table:table-cell>
          <table:table-cell office:value-type="string" calcext:value-type="string">
            <text:p>[[0.23152663 0.18571386 0.05280019 0.2971882 ]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[[0.75 0.4 <text:s/>0.05 0.09]]</text:p>
          </table:table-cell>
          <table:table-cell office:value-type="string" calcext:value-type="string">
            <text:p>[0.25407842 0.20743878 0.36888564 0.8049034 ]</text:p>
          </table:table-cell>
          <table:table-cell office:value-type="string" calcext:value-type="string">
            <text:p>[[0.49592158 0.19256122 0.31888562 0.71490335]]</text:p>
          </table:table-cell>
          <table:table-cell office:value-type="string" calcext:value-type="string">
            <text:p>0.49592158</text:p>
          </table:table-cell>
          <table:table-cell office:value-type="string" calcext:value-type="string">
            <text:p>0.19256122</text:p>
          </table:table-cell>
          <table:table-cell office:value-type="string" calcext:value-type="string">
            <text:p>0.31888562</text:p>
          </table:table-cell>
          <table:table-cell office:value-type="string" calcext:value-type="string">
            <text:p>0.71490335</text:p>
          </table:table-cell>
          <table:table-cell office:value-type="string" calcext:value-type="string">
            <text:p>[[0.24593821 0.03707983 0.10168804 0.5110868 ]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[[0.85 0.45 0.65 0.16]]</text:p>
          </table:table-cell>
          <table:table-cell office:value-type="string" calcext:value-type="string">
            <text:p>[0.33987072 0.30291238 0.320648 <text:s text:c="2"/>0.7636157 ]</text:p>
          </table:table-cell>
          <table:table-cell office:value-type="string" calcext:value-type="string">
            <text:p>[[0.51012933 0.1470876 <text:s/>0.32935196 0.60361576]]</text:p>
          </table:table-cell>
          <table:table-cell office:value-type="string" calcext:value-type="string">
            <text:p>0.51012933</text:p>
          </table:table-cell>
          <table:table-cell office:value-type="string" calcext:value-type="string">
            <text:p>0.1470876</text:p>
          </table:table-cell>
          <table:table-cell office:value-type="string" calcext:value-type="string">
            <text:p>0.32935196</text:p>
          </table:table-cell>
          <table:table-cell office:value-type="string" calcext:value-type="string">
            <text:p>0.60361576</text:p>
          </table:table-cell>
          <table:table-cell office:value-type="string" calcext:value-type="string">
            <text:p>[[0.26023194 0.02163476 0.10847271 0.364352 <text:s/>]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[[0.5 0.5 0.8 1. ]]</text:p>
          </table:table-cell>
          <table:table-cell office:value-type="string" calcext:value-type="string">
            <text:p>[0.28011492 0.15663585 0.5486079 <text:s/>0.5912464 ]</text:p>
          </table:table-cell>
          <table:table-cell office:value-type="string" calcext:value-type="string">
            <text:p>[[0.21988508 0.34336415 0.25139213 0.40875357]]</text:p>
          </table:table-cell>
          <table:table-cell office:value-type="string" calcext:value-type="string">
            <text:p>0.21988508</text:p>
          </table:table-cell>
          <table:table-cell office:value-type="string" calcext:value-type="string">
            <text:p>0.34336415</text:p>
          </table:table-cell>
          <table:table-cell office:value-type="string" calcext:value-type="string">
            <text:p>0.25139213</text:p>
          </table:table-cell>
          <table:table-cell office:value-type="string" calcext:value-type="string">
            <text:p>0.40875357</text:p>
          </table:table-cell>
          <table:table-cell office:value-type="string" calcext:value-type="string">
            <text:p>[[0.04834945 0.11789894 0.063198 <text:s text:c="2"/>0.16707948]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[[0.83 0.19 0.7 <text:s/>0.14]]</text:p>
          </table:table-cell>
          <table:table-cell office:value-type="string" calcext:value-type="string">
            <text:p>[0.37235412 0.52513105 0.5104316 <text:s/>0.782515 <text:s/>]</text:p>
          </table:table-cell>
          <table:table-cell office:value-type="string" calcext:value-type="string">
            <text:p>[[0.45764586 0.33513105 0.1895684 <text:s/>0.642515 <text:s/>]]</text:p>
          </table:table-cell>
          <table:table-cell office:value-type="string" calcext:value-type="string">
            <text:p>0.45764586</text:p>
          </table:table-cell>
          <table:table-cell office:value-type="string" calcext:value-type="string">
            <text:p>0.33513105</text:p>
          </table:table-cell>
          <table:table-cell office:value-type="string" calcext:value-type="string">
            <text:p>0.1895684</text:p>
          </table:table-cell>
          <table:table-cell office:value-type="string" calcext:value-type="string">
            <text:p>0.642515</text:p>
          </table:table-cell>
          <table:table-cell office:value-type="string" calcext:value-type="string">
            <text:p>[[0.20943974 0.11231282 0.03593618 0.41282552]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[[0.3 <text:s/>0.3 <text:s/>0.3 <text:s/>0.14]]</text:p>
          </table:table-cell>
          <table:table-cell office:value-type="string" calcext:value-type="string">
            <text:p>[0.45089063 0.33641055 0.34637344 0.70271343]</text:p>
          </table:table-cell>
          <table:table-cell office:value-type="string" calcext:value-type="string">
            <text:p>[[0.15089062 0.03641054 0.04637343 0.56271344]]</text:p>
          </table:table-cell>
          <table:table-cell office:value-type="string" calcext:value-type="string">
            <text:p>0.15089062</text:p>
          </table:table-cell>
          <table:table-cell office:value-type="string" calcext:value-type="string">
            <text:p>0.03641054</text:p>
          </table:table-cell>
          <table:table-cell office:value-type="string" calcext:value-type="string">
            <text:p>0.04637343</text:p>
          </table:table-cell>
          <table:table-cell office:value-type="string" calcext:value-type="string">
            <text:p>0.56271344</text:p>
          </table:table-cell>
          <table:table-cell office:value-type="string" calcext:value-type="string">
            <text:p>[[0.02276798 0.00132573 0.00215049 0.31664643]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[[0. 0. 0. 0.]]</text:p>
          </table:table-cell>
          <table:table-cell office:value-type="string" calcext:value-type="string">
            <text:p>[0.41261348 0.00907894 0.37378663 0.6719088 ]</text:p>
          </table:table-cell>
          <table:table-cell office:value-type="string" calcext:value-type="string">
            <text:p>[[0.41261348 0.00907894 0.37378663 0.6719088 ]]</text:p>
          </table:table-cell>
          <table:table-cell office:value-type="string" calcext:value-type="string">
            <text:p>0.41261348</text:p>
          </table:table-cell>
          <table:table-cell office:value-type="string" calcext:value-type="string">
            <text:p>0.00907894</text:p>
          </table:table-cell>
          <table:table-cell office:value-type="string" calcext:value-type="string">
            <text:p>0.37378663</text:p>
          </table:table-cell>
          <table:table-cell office:value-type="string" calcext:value-type="string">
            <text:p>0.6719088</text:p>
          </table:table-cell>
          <table:table-cell office:value-type="string" calcext:value-type="string">
            <text:p>[[1.7024988e-01 8.2427156e-05 1.3971645e-01 4.5146143e-01]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[[0.1 0.1 0.5 0.9]]</text:p>
          </table:table-cell>
          <table:table-cell office:value-type="string" calcext:value-type="string">
            <text:p>[ 0.43266243 -0.01349593 <text:s/>0.35036194 <text:s/>0.5684615 ]</text:p>
          </table:table-cell>
          <table:table-cell office:value-type="string" calcext:value-type="string">
            <text:p>[[0.33266243 0.11349593 0.14963806 0.3315385 ]]</text:p>
          </table:table-cell>
          <table:table-cell office:value-type="string" calcext:value-type="string">
            <text:p>0.33266243</text:p>
          </table:table-cell>
          <table:table-cell office:value-type="string" calcext:value-type="string">
            <text:p>0.11349593</text:p>
          </table:table-cell>
          <table:table-cell office:value-type="string" calcext:value-type="string">
            <text:p>0.14963806</text:p>
          </table:table-cell>
          <table:table-cell office:value-type="string" calcext:value-type="string">
            <text:p>0.3315385</text:p>
          </table:table-cell>
          <table:table-cell office:value-type="string" calcext:value-type="string">
            <text:p>[[0.11066429 0.01288133 0.02239155 0.10991777]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[[0.03 0.5 <text:s/>0.06 0.11]]</text:p>
          </table:table-cell>
          <table:table-cell office:value-type="string" calcext:value-type="string">
            <text:p>[0.35845974 0.27042642 0.3801852 <text:s/>0.8118922 ]</text:p>
          </table:table-cell>
          <table:table-cell office:value-type="string" calcext:value-type="string">
            <text:p>[[0.32845974 0.22957358 0.32018518 0.7018922 ]]</text:p>
          </table:table-cell>
          <table:table-cell office:value-type="string" calcext:value-type="string">
            <text:p>0.32845974</text:p>
          </table:table-cell>
          <table:table-cell office:value-type="string" calcext:value-type="string">
            <text:p>0.22957358</text:p>
          </table:table-cell>
          <table:table-cell office:value-type="string" calcext:value-type="string">
            <text:p>0.32018518</text:p>
          </table:table-cell>
          <table:table-cell office:value-type="string" calcext:value-type="string">
            <text:p>0.7018922</text:p>
          </table:table-cell>
          <table:table-cell office:value-type="string" calcext:value-type="string">
            <text:p>[[0.1078858 <text:s/>0.05270403 0.10251855 0.49265265]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[[0.5 <text:s/>0.5 <text:s/>0.5 <text:s/>0.86]]</text:p>
          </table:table-cell>
          <table:table-cell office:value-type="string" calcext:value-type="string">
            <text:p>[0.280624 <text:s text:c="2"/>0.15623802 0.5476804 <text:s/>0.5902565 ]</text:p>
          </table:table-cell>
          <table:table-cell office:value-type="string" calcext:value-type="string">
            <text:p>[[0.219376 <text:s text:c="2"/>0.34376198 0.04768038 0.2697435 ]]</text:p>
          </table:table-cell>
          <table:table-cell office:value-type="string" calcext:value-type="string">
            <text:p>0.219376</text:p>
          </table:table-cell>
          <table:table-cell office:value-type="string" calcext:value-type="string">
            <text:p>0.34376198</text:p>
          </table:table-cell>
          <table:table-cell office:value-type="string" calcext:value-type="string">
            <text:p>0.04768038</text:p>
          </table:table-cell>
          <table:table-cell office:value-type="string" calcext:value-type="string">
            <text:p>0.2697435</text:p>
          </table:table-cell>
          <table:table-cell office:value-type="string" calcext:value-type="string">
            <text:p>[[0.04812583 0.1181723 <text:s/>0.00227342 0.07276156]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[[0.4 0.2 0.8 0.7]]</text:p>
          </table:table-cell>
          <table:table-cell office:value-type="string" calcext:value-type="string">
            <text:p>[0.2545972 <text:s/>0.07094967 0.3452958 <text:s/>0.7486037 ]</text:p>
          </table:table-cell>
          <table:table-cell office:value-type="string" calcext:value-type="string">
            <text:p>[[0.14540282 0.12905034 0.45470423 0.04860371]]</text:p>
          </table:table-cell>
          <table:table-cell office:value-type="string" calcext:value-type="string">
            <text:p>0.14540282</text:p>
          </table:table-cell>
          <table:table-cell office:value-type="string" calcext:value-type="string">
            <text:p>0.12905034</text:p>
          </table:table-cell>
          <table:table-cell office:value-type="string" calcext:value-type="string">
            <text:p>0.45470423</text:p>
          </table:table-cell>
          <table:table-cell office:value-type="string" calcext:value-type="string">
            <text:p>0.04860371</text:p>
          </table:table-cell>
          <table:table-cell office:value-type="string" calcext:value-type="string">
            <text:p>[[0.02114198 0.01665399 0.20675594 0.00236232]]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[[0.08 0.1 <text:s/>0.16 0.1 ]]</text:p>
          </table:table-cell>
          <table:table-cell office:value-type="string" calcext:value-type="string">
            <text:p>[0.3749107 <text:s/>0.23916449 0.3079778 <text:s/>0.7205873 ]</text:p>
          </table:table-cell>
          <table:table-cell office:value-type="string" calcext:value-type="string">
            <text:p>[[0.29491073 0.13916448 0.1479778 <text:s/>0.6205873 ]]</text:p>
          </table:table-cell>
          <table:table-cell office:value-type="string" calcext:value-type="string">
            <text:p>0.29491073</text:p>
          </table:table-cell>
          <table:table-cell office:value-type="string" calcext:value-type="string">
            <text:p>0.13916448</text:p>
          </table:table-cell>
          <table:table-cell office:value-type="string" calcext:value-type="string">
            <text:p>0.1479778</text:p>
          </table:table-cell>
          <table:table-cell office:value-type="string" calcext:value-type="string">
            <text:p>0.6205873</text:p>
          </table:table-cell>
          <table:table-cell office:value-type="string" calcext:value-type="string">
            <text:p>[[0.08697234 0.01936675 0.02189743 0.3851286 ]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[[0. <text:s text:c="2"/>0. <text:s text:c="2"/>0.09 0.05]]</text:p>
          </table:table-cell>
          <table:table-cell office:value-type="string" calcext:value-type="string">
            <text:p>[0.5027338 <text:s/>0.26695248 0.39249647 0.6259342 ]</text:p>
          </table:table-cell>
          <table:table-cell office:value-type="string" calcext:value-type="string">
            <text:p>[[0.5027338 <text:s/>0.26695248 0.30249646 0.5759342 ]]</text:p>
          </table:table-cell>
          <table:table-cell office:value-type="string" calcext:value-type="string">
            <text:p>0.5027338</text:p>
          </table:table-cell>
          <table:table-cell office:value-type="string" calcext:value-type="string">
            <text:p>0.26695248</text:p>
          </table:table-cell>
          <table:table-cell office:value-type="string" calcext:value-type="string">
            <text:p>0.30249646</text:p>
          </table:table-cell>
          <table:table-cell office:value-type="string" calcext:value-type="string">
            <text:p>0.5759342</text:p>
          </table:table-cell>
          <table:table-cell office:value-type="string" calcext:value-type="string">
            <text:p>[[0.2527413 <text:s/>0.07126363 0.09150411 0.33170018]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[[0.88 0.85 0. <text:s text:c="2"/>0.07]]</text:p>
          </table:table-cell>
          <table:table-cell office:value-type="string" calcext:value-type="string">
            <text:p>[0.380644 <text:s text:c="2"/>0.55261016 0.3329801 <text:s/>0.63651913]</text:p>
          </table:table-cell>
          <table:table-cell office:value-type="string" calcext:value-type="string">
            <text:p>[[0.499356 <text:s text:c="2"/>0.29738986 0.3329801 <text:s/>0.56651914]]</text:p>
          </table:table-cell>
          <table:table-cell office:value-type="string" calcext:value-type="string">
            <text:p>0.499356</text:p>
          </table:table-cell>
          <table:table-cell office:value-type="string" calcext:value-type="string">
            <text:p>0.29738986</text:p>
          </table:table-cell>
          <table:table-cell office:value-type="string" calcext:value-type="string">
            <text:p>0.3329801</text:p>
          </table:table-cell>
          <table:table-cell office:value-type="string" calcext:value-type="string">
            <text:p>0.56651914</text:p>
          </table:table-cell>
          <table:table-cell office:value-type="string" calcext:value-type="string">
            <text:p>[[0.24935642 0.08844073 0.11087575 0.32094395]]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[[0.03 0.11 0.09 0.07]]</text:p>
          </table:table-cell>
          <table:table-cell office:value-type="string" calcext:value-type="string">
            <text:p>[0.46530363 0.47903654 0.502845 <text:s text:c="2"/>0.64315635]</text:p>
          </table:table-cell>
          <table:table-cell office:value-type="string" calcext:value-type="string">
            <text:p>[[0.43530363 0.36903656 0.412845 <text:s text:c="2"/>0.57315636]]</text:p>
          </table:table-cell>
          <table:table-cell office:value-type="string" calcext:value-type="string">
            <text:p>0.43530363</text:p>
          </table:table-cell>
          <table:table-cell office:value-type="string" calcext:value-type="string">
            <text:p>0.36903656</text:p>
          </table:table-cell>
          <table:table-cell office:value-type="string" calcext:value-type="string">
            <text:p>0.412845</text:p>
          </table:table-cell>
          <table:table-cell office:value-type="string" calcext:value-type="string">
            <text:p>0.57315636</text:p>
          </table:table-cell>
          <table:table-cell office:value-type="string" calcext:value-type="string">
            <text:p>[[0.18948925 0.13618799 0.17044099 0.3285082 ]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[[0.8 <text:s/>0.6 <text:s/>0.15 0.7 ]]</text:p>
          </table:table-cell>
          <table:table-cell office:value-type="string" calcext:value-type="string">
            <text:p>[0.46329314 0.45689407 0.53922737 0.71184856]</text:p>
          </table:table-cell>
          <table:table-cell office:value-type="string" calcext:value-type="string">
            <text:p>[[0.33670688 0.14310595 0.38922736 0.01184857]]</text:p>
          </table:table-cell>
          <table:table-cell office:value-type="string" calcext:value-type="string">
            <text:p>0.33670688</text:p>
          </table:table-cell>
          <table:table-cell office:value-type="string" calcext:value-type="string">
            <text:p>0.14310595</text:p>
          </table:table-cell>
          <table:table-cell office:value-type="string" calcext:value-type="string">
            <text:p>0.38922736</text:p>
          </table:table-cell>
          <table:table-cell office:value-type="string" calcext:value-type="string">
            <text:p>0.01184857</text:p>
          </table:table-cell>
          <table:table-cell office:value-type="string" calcext:value-type="string">
            <text:p>[[1.1337152e-01 2.0479314e-02 1.5149795e-01 1.4038858e-04]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[[0.31 0.07 0.08 0.28]]</text:p>
          </table:table-cell>
          <table:table-cell office:value-type="string" calcext:value-type="string">
            <text:p>[0.3011295 <text:s/>0.03036179 0.4653051 <text:s/>0.80553705]</text:p>
          </table:table-cell>
          <table:table-cell office:value-type="string" calcext:value-type="string">
            <text:p>[[0.00887051 0.03963821 0.3853051 <text:s/>0.525537 <text:s/>]]</text:p>
          </table:table-cell>
          <table:table-cell office:value-type="string" calcext:value-type="string">
            <text:p>0.00887051</text:p>
          </table:table-cell>
          <table:table-cell office:value-type="string" calcext:value-type="string">
            <text:p>0.03963821</text:p>
          </table:table-cell>
          <table:table-cell office:value-type="string" calcext:value-type="string">
            <text:p>0.3853051</text:p>
          </table:table-cell>
          <table:table-cell office:value-type="string" calcext:value-type="string">
            <text:p>0.525537</text:p>
          </table:table-cell>
          <table:table-cell office:value-type="string" calcext:value-type="string">
            <text:p>[[7.8685989e-05 1.5711874e-03 1.4846003e-01 2.7618915e-01]]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[[0.6 <text:s/>0.1 <text:s/>0.2 <text:s/>0.08]]</text:p>
          </table:table-cell>
          <table:table-cell office:value-type="string" calcext:value-type="string">
            <text:p>[0.39465097 0.09455778 0.3905987 <text:s/>0.727246 <text:s/>]</text:p>
          </table:table-cell>
          <table:table-cell office:value-type="string" calcext:value-type="string">
            <text:p>[[0.20534906 0.00544222 0.19059871 0.647246 <text:s/>]]</text:p>
          </table:table-cell>
          <table:table-cell office:value-type="string" calcext:value-type="string">
            <text:p>0.20534906</text:p>
          </table:table-cell>
          <table:table-cell office:value-type="string" calcext:value-type="string">
            <text:p>0.00544222</text:p>
          </table:table-cell>
          <table:table-cell office:value-type="string" calcext:value-type="string">
            <text:p>0.19059871</text:p>
          </table:table-cell>
          <table:table-cell office:value-type="string" calcext:value-type="string">
            <text:p>0.647246</text:p>
          </table:table-cell>
          <table:table-cell office:value-type="string" calcext:value-type="string">
            <text:p>[[4.2168237e-02 2.9617726e-05 3.6327869e-02 4.1892740e-01]]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[[0.06 0. <text:s text:c="2"/>0.08 0.56]]</text:p>
          </table:table-cell>
          <table:table-cell office:value-type="string" calcext:value-type="string">
            <text:p>[0.386628 <text:s text:c="2"/>0.08497988 0.35911602 0.6646379 ]</text:p>
          </table:table-cell>
          <table:table-cell office:value-type="string" calcext:value-type="string">
            <text:p>[[0.326628 <text:s text:c="2"/>0.08497988 0.27911603 0.10463792]]</text:p>
          </table:table-cell>
          <table:table-cell office:value-type="string" calcext:value-type="string">
            <text:p>0.326628</text:p>
          </table:table-cell>
          <table:table-cell office:value-type="string" calcext:value-type="string">
            <text:p>0.08497988</text:p>
          </table:table-cell>
          <table:table-cell office:value-type="string" calcext:value-type="string">
            <text:p>0.27911603</text:p>
          </table:table-cell>
          <table:table-cell office:value-type="string" calcext:value-type="string">
            <text:p>0.10463792</text:p>
          </table:table-cell>
          <table:table-cell office:value-type="string" calcext:value-type="string">
            <text:p>[[0.10668585 0.00722158 0.07790576 0.01094909]]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[[0.4 <text:s/>0.2 <text:s/>0.1 <text:s/>0.45]]</text:p>
          </table:table-cell>
          <table:table-cell office:value-type="string" calcext:value-type="string">
            <text:p>[0.3637118 <text:s/>0.38715073 0.41049197 0.7076364 ]</text:p>
          </table:table-cell>
          <table:table-cell office:value-type="string" calcext:value-type="string">
            <text:p>[[0.0362882 <text:s/>0.18715073 0.31049198 0.25763643]]</text:p>
          </table:table-cell>
          <table:table-cell office:value-type="string" calcext:value-type="string">
            <text:p>0.0362882</text:p>
          </table:table-cell>
          <table:table-cell office:value-type="string" calcext:value-type="string">
            <text:p>0.18715073</text:p>
          </table:table-cell>
          <table:table-cell office:value-type="string" calcext:value-type="string">
            <text:p>0.31049198</text:p>
          </table:table-cell>
          <table:table-cell office:value-type="string" calcext:value-type="string">
            <text:p>0.25763643</text:p>
          </table:table-cell>
          <table:table-cell office:value-type="string" calcext:value-type="string">
            <text:p>[[0.00131683 0.0350254 <text:s/>0.09640527 0.06637653]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[[0.3 <text:s/>0.08 0.03 0.17]]</text:p>
          </table:table-cell>
          <table:table-cell office:value-type="string" calcext:value-type="string">
            <text:p>[0.34351802 0.42521635 0.38895392 0.63635725]</text:p>
          </table:table-cell>
          <table:table-cell office:value-type="string" calcext:value-type="string">
            <text:p>[[0.04351801 0.34521633 0.35895392 0.46635723]]</text:p>
          </table:table-cell>
          <table:table-cell office:value-type="string" calcext:value-type="string">
            <text:p>0.04351801</text:p>
          </table:table-cell>
          <table:table-cell office:value-type="string" calcext:value-type="string">
            <text:p>0.34521633</text:p>
          </table:table-cell>
          <table:table-cell office:value-type="string" calcext:value-type="string">
            <text:p>0.35895392</text:p>
          </table:table-cell>
          <table:table-cell office:value-type="string" calcext:value-type="string">
            <text:p>0.46635723</text:p>
          </table:table-cell>
          <table:table-cell office:value-type="string" calcext:value-type="string">
            <text:p>[[0.00189382 0.11917432 0.12884791 0.21748906]]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[[0.5 0.5 0.8 0.8]]</text:p>
          </table:table-cell>
          <table:table-cell office:value-type="string" calcext:value-type="string">
            <text:p>[0.3837934 <text:s/>0.3322828 <text:s/>0.26128745 0.7849588 ]</text:p>
          </table:table-cell>
          <table:table-cell office:value-type="string" calcext:value-type="string">
            <text:p>[[0.11620659 0.16771719 0.53871256 0.01504123]]</text:p>
          </table:table-cell>
          <table:table-cell office:value-type="string" calcext:value-type="string">
            <text:p>0.11620659</text:p>
          </table:table-cell>
          <table:table-cell office:value-type="string" calcext:value-type="string">
            <text:p>0.16771719</text:p>
          </table:table-cell>
          <table:table-cell office:value-type="string" calcext:value-type="string">
            <text:p>0.53871256</text:p>
          </table:table-cell>
          <table:table-cell office:value-type="string" calcext:value-type="string">
            <text:p>0.01504123</text:p>
          </table:table-cell>
          <table:table-cell office:value-type="string" calcext:value-type="string">
            <text:p>[[1.3503971e-02 2.8129056e-02 2.9021123e-01 2.2623867e-04]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[[0.05 0.09 0.07 0.05]]</text:p>
          </table:table-cell>
          <table:table-cell office:value-type="string" calcext:value-type="string">
            <text:p>[0.35907158 0.12684064 0.5698362 <text:s/>0.68727803]</text:p>
          </table:table-cell>
          <table:table-cell office:value-type="string" calcext:value-type="string">
            <text:p>[[0.30907157 0.03684063 0.4998362 <text:s/>0.637278 <text:s/>]]</text:p>
          </table:table-cell>
          <table:table-cell office:value-type="string" calcext:value-type="string">
            <text:p>0.30907157</text:p>
          </table:table-cell>
          <table:table-cell office:value-type="string" calcext:value-type="string">
            <text:p>0.03684063</text:p>
          </table:table-cell>
          <table:table-cell office:value-type="string" calcext:value-type="string">
            <text:p>0.4998362</text:p>
          </table:table-cell>
          <table:table-cell office:value-type="string" calcext:value-type="string">
            <text:p>0.637278</text:p>
          </table:table-cell>
          <table:table-cell office:value-type="string" calcext:value-type="string">
            <text:p>[[0.09552523 0.00135723 0.24983624 0.40612328]]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[[0.5 <text:s/>0.5 <text:s/>0.65 0.84]]</text:p>
          </table:table-cell>
          <table:table-cell office:value-type="string" calcext:value-type="string">
            <text:p>[0.37964875 0.1566972 <text:s/>0.46356618 0.71363467]</text:p>
          </table:table-cell>
          <table:table-cell office:value-type="string" calcext:value-type="string">
            <text:p>[[0.12035125 0.3433028 <text:s/>0.18643379 0.1263653 ]]</text:p>
          </table:table-cell>
          <table:table-cell office:value-type="string" calcext:value-type="string">
            <text:p>0.12035125</text:p>
          </table:table-cell>
          <table:table-cell office:value-type="string" calcext:value-type="string">
            <text:p>0.3433028</text:p>
          </table:table-cell>
          <table:table-cell office:value-type="string" calcext:value-type="string">
            <text:p>0.18643379</text:p>
          </table:table-cell>
          <table:table-cell office:value-type="string" calcext:value-type="string">
            <text:p>0.1263653</text:p>
          </table:table-cell>
          <table:table-cell office:value-type="string" calcext:value-type="string">
            <text:p>[[0.01448442 0.1178568 <text:s/>0.03475756 0.01596819]]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[[0.5 0.5 0.5 0.2]]</text:p>
          </table:table-cell>
          <table:table-cell office:value-type="string" calcext:value-type="string">
            <text:p>[0.35381678 0.19626854 0.31268546 0.6657793 ]</text:p>
          </table:table-cell>
          <table:table-cell office:value-type="string" calcext:value-type="string">
            <text:p>[[0.14618322 0.30373144 0.18731454 0.4657793 ]]</text:p>
          </table:table-cell>
          <table:table-cell office:value-type="string" calcext:value-type="string">
            <text:p>0.14618322</text:p>
          </table:table-cell>
          <table:table-cell office:value-type="string" calcext:value-type="string">
            <text:p>0.30373144</text:p>
          </table:table-cell>
          <table:table-cell office:value-type="string" calcext:value-type="string">
            <text:p>0.18731454</text:p>
          </table:table-cell>
          <table:table-cell office:value-type="string" calcext:value-type="string">
            <text:p>0.4657793</text:p>
          </table:table-cell>
          <table:table-cell office:value-type="string" calcext:value-type="string">
            <text:p>[[0.02136954 0.09225279 0.03508674 0.21695036]]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[[0.6 0.1 0.3 0.1]]</text:p>
          </table:table-cell>
          <table:table-cell office:value-type="string" calcext:value-type="string">
            <text:p>[0.39928067 0.1538489 <text:s/>0.30960435 0.6241196 ]</text:p>
          </table:table-cell>
          <table:table-cell office:value-type="string" calcext:value-type="string">
            <text:p>[[0.20071936 0.0538489 <text:s/>0.00960433 0.52411956]]</text:p>
          </table:table-cell>
          <table:table-cell office:value-type="string" calcext:value-type="string">
            <text:p>0.20071936</text:p>
          </table:table-cell>
          <table:table-cell office:value-type="string" calcext:value-type="string">
            <text:p>0.0538489</text:p>
          </table:table-cell>
          <table:table-cell office:value-type="string" calcext:value-type="string">
            <text:p>0.00960433</text:p>
          </table:table-cell>
          <table:table-cell office:value-type="string" calcext:value-type="string">
            <text:p>0.52411956</text:p>
          </table:table-cell>
          <table:table-cell office:value-type="string" calcext:value-type="string">
            <text:p>[[4.0288258e-02 2.8997040e-03 9.2243245e-05 2.7470130e-01]]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[[0.95 0.34 0.01 0. <text:s/>]]</text:p>
          </table:table-cell>
          <table:table-cell office:value-type="string" calcext:value-type="string">
            <text:p>[0.4300064 <text:s/>0.508476 <text:s text:c="2"/>0.35290143 0.6871131 ]</text:p>
          </table:table-cell>
          <table:table-cell office:value-type="string" calcext:value-type="string">
            <text:p>[[0.51999354 0.16847602 0.34290144 0.6871131 ]]</text:p>
          </table:table-cell>
          <table:table-cell office:value-type="string" calcext:value-type="string">
            <text:p>0.51999354</text:p>
          </table:table-cell>
          <table:table-cell office:value-type="string" calcext:value-type="string">
            <text:p>0.16847602</text:p>
          </table:table-cell>
          <table:table-cell office:value-type="string" calcext:value-type="string">
            <text:p>0.34290144</text:p>
          </table:table-cell>
          <table:table-cell office:value-type="string" calcext:value-type="string">
            <text:p>0.6871131</text:p>
          </table:table-cell>
          <table:table-cell office:value-type="string" calcext:value-type="string">
            <text:p>[[0.27039328 0.02838417 0.1175814 <text:s/>0.47212443]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[[0.5 <text:s/>0.5 <text:s/>0.11 0.02]]</text:p>
          </table:table-cell>
          <table:table-cell office:value-type="string" calcext:value-type="string">
            <text:p>[0.32571805 0.5198624 <text:s/>0.22234014 0.6478076 ]</text:p>
          </table:table-cell>
          <table:table-cell office:value-type="string" calcext:value-type="string">
            <text:p>[[0.17428195 0.01986241 0.11234014 0.6278076 ]]</text:p>
          </table:table-cell>
          <table:table-cell office:value-type="string" calcext:value-type="string">
            <text:p>0.17428195</text:p>
          </table:table-cell>
          <table:table-cell office:value-type="string" calcext:value-type="string">
            <text:p>0.01986241</text:p>
          </table:table-cell>
          <table:table-cell office:value-type="string" calcext:value-type="string">
            <text:p>0.11234014</text:p>
          </table:table-cell>
          <table:table-cell office:value-type="string" calcext:value-type="string">
            <text:p>0.6278076</text:p>
          </table:table-cell>
          <table:table-cell office:value-type="string" calcext:value-type="string">
            <text:p>[[0.0303742 <text:s/>0.00039452 0.01262031 0.3941424 ]]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[[0.5 <text:s/>0. <text:s text:c="2"/>0.03 0. <text:s/>]]</text:p>
          </table:table-cell>
          <table:table-cell office:value-type="string" calcext:value-type="string">
            <text:p>[0.426213 0.145728 0.320935 0.583602]</text:p>
          </table:table-cell>
          <table:table-cell office:value-type="string" calcext:value-type="string">
            <text:p>[[0.073787 0.145728 0.290935 0.583602]]</text:p>
          </table:table-cell>
          <table:table-cell office:value-type="string" calcext:value-type="string">
            <text:p>0.073787</text:p>
          </table:table-cell>
          <table:table-cell office:value-type="string" calcext:value-type="string">
            <text:p>0.145728</text:p>
          </table:table-cell>
          <table:table-cell office:value-type="string" calcext:value-type="string">
            <text:p>0.290935</text:p>
          </table:table-cell>
          <table:table-cell office:value-type="string" calcext:value-type="string">
            <text:p>0.583602</text:p>
          </table:table-cell>
          <table:table-cell office:value-type="string" calcext:value-type="string">
            <text:p>[[0.00544452 0.02123665 0.08464318 0.3405913 ]]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[[0.6 0.1 0.2 0.2]]</text:p>
          </table:table-cell>
          <table:table-cell office:value-type="string" calcext:value-type="string">
            <text:p>[0.4179851 <text:s/>0.4302242 <text:s/>0.41360265 0.60283554]</text:p>
          </table:table-cell>
          <table:table-cell office:value-type="string" calcext:value-type="string">
            <text:p>[[0.18201491 0.33022422 0.21360265 0.40283555]]</text:p>
          </table:table-cell>
          <table:table-cell office:value-type="string" calcext:value-type="string">
            <text:p>0.18201491</text:p>
          </table:table-cell>
          <table:table-cell office:value-type="string" calcext:value-type="string">
            <text:p>0.33022422</text:p>
          </table:table-cell>
          <table:table-cell office:value-type="string" calcext:value-type="string">
            <text:p>0.21360265</text:p>
          </table:table-cell>
          <table:table-cell office:value-type="string" calcext:value-type="string">
            <text:p>0.40283555</text:p>
          </table:table-cell>
          <table:table-cell office:value-type="string" calcext:value-type="string">
            <text:p>[[0.03312943 0.10904803 0.04562609 0.16227648]]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[[0.2 <text:s/>0.11 0.3 <text:s/>0.2 ]]</text:p>
          </table:table-cell>
          <table:table-cell office:value-type="string" calcext:value-type="string">
            <text:p>[0.38970804 0.33502373 0.37746578 0.7527384 ]</text:p>
          </table:table-cell>
          <table:table-cell office:value-type="string" calcext:value-type="string">
            <text:p>[[0.18970804 0.22502373 0.07746577 0.5527384 ]]</text:p>
          </table:table-cell>
          <table:table-cell office:value-type="string" calcext:value-type="string">
            <text:p>0.18970804</text:p>
          </table:table-cell>
          <table:table-cell office:value-type="string" calcext:value-type="string">
            <text:p>0.22502373</text:p>
          </table:table-cell>
          <table:table-cell office:value-type="string" calcext:value-type="string">
            <text:p>0.07746577</text:p>
          </table:table-cell>
          <table:table-cell office:value-type="string" calcext:value-type="string">
            <text:p>0.5527384</text:p>
          </table:table-cell>
          <table:table-cell office:value-type="string" calcext:value-type="string">
            <text:p>[[0.03598914 0.05063568 0.00600095 0.30551976]]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[[0.2 0.2 0.2 0.2]]</text:p>
          </table:table-cell>
          <table:table-cell office:value-type="string" calcext:value-type="string">
            <text:p>[0.59180987 0.35162663 0.48635447 0.6617922 ]</text:p>
          </table:table-cell>
          <table:table-cell office:value-type="string" calcext:value-type="string">
            <text:p>[[0.39180988 0.15162663 0.28635448 0.46179223]]</text:p>
          </table:table-cell>
          <table:table-cell office:value-type="string" calcext:value-type="string">
            <text:p>0.39180988</text:p>
          </table:table-cell>
          <table:table-cell office:value-type="string" calcext:value-type="string">
            <text:p>0.15162663</text:p>
          </table:table-cell>
          <table:table-cell office:value-type="string" calcext:value-type="string">
            <text:p>0.28635448</text:p>
          </table:table-cell>
          <table:table-cell office:value-type="string" calcext:value-type="string">
            <text:p>0.46179223</text:p>
          </table:table-cell>
          <table:table-cell office:value-type="string" calcext:value-type="string">
            <text:p>[[0.15351498 0.02299063 0.08199889 0.21325207]]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[[0.07 0.09 0.06 0.4 ]]</text:p>
          </table:table-cell>
          <table:table-cell office:value-type="string" calcext:value-type="string">
            <text:p>[0.40166932 0.26279452 0.32800573 0.62480164]</text:p>
          </table:table-cell>
          <table:table-cell office:value-type="string" calcext:value-type="string">
            <text:p>[[0.33166933 0.17279452 0.26800573 0.22480163]]</text:p>
          </table:table-cell>
          <table:table-cell office:value-type="string" calcext:value-type="string">
            <text:p>0.33166933</text:p>
          </table:table-cell>
          <table:table-cell office:value-type="string" calcext:value-type="string">
            <text:p>0.17279452</text:p>
          </table:table-cell>
          <table:table-cell office:value-type="string" calcext:value-type="string">
            <text:p>0.26800573</text:p>
          </table:table-cell>
          <table:table-cell office:value-type="string" calcext:value-type="string">
            <text:p>0.22480163</text:p>
          </table:table-cell>
          <table:table-cell office:value-type="string" calcext:value-type="string">
            <text:p>[[0.11000454 0.02985795 0.07182707 0.05053577]]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[[0.01 0.09 0. <text:s text:c="2"/>0. <text:s/>]]</text:p>
          </table:table-cell>
          <table:table-cell office:value-type="string" calcext:value-type="string">
            <text:p>[0.4897841 <text:s/>0.3126413 <text:s/>0.5672494 <text:s/>0.71051973]</text:p>
          </table:table-cell>
          <table:table-cell office:value-type="string" calcext:value-type="string">
            <text:p>[[0.4797841 <text:s/>0.22264129 0.5672494 <text:s/>0.71051973]]</text:p>
          </table:table-cell>
          <table:table-cell office:value-type="string" calcext:value-type="string">
            <text:p>0.4797841</text:p>
          </table:table-cell>
          <table:table-cell office:value-type="string" calcext:value-type="string">
            <text:p>0.22264129</text:p>
          </table:table-cell>
          <table:table-cell office:value-type="string" calcext:value-type="string">
            <text:p>0.5672494</text:p>
          </table:table-cell>
          <table:table-cell office:value-type="string" calcext:value-type="string">
            <text:p>0.71051973</text:p>
          </table:table-cell>
          <table:table-cell office:value-type="string" calcext:value-type="string">
            <text:p>[[0.23019278 0.04956914 0.3217719 <text:s/>0.5048383 ]]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[[0.19 0.13 0.03 0.07]]</text:p>
          </table:table-cell>
          <table:table-cell office:value-type="string" calcext:value-type="string">
            <text:p>[0.4985858 <text:s/>0.22746603 0.394991 <text:s text:c="2"/>0.6402474 ]</text:p>
          </table:table-cell>
          <table:table-cell office:value-type="string" calcext:value-type="string">
            <text:p>[[0.3085858 <text:s/>0.09746604 0.364991 <text:s text:c="2"/>0.5702474 ]]</text:p>
          </table:table-cell>
          <table:table-cell office:value-type="string" calcext:value-type="string">
            <text:p>0.3085858</text:p>
          </table:table-cell>
          <table:table-cell office:value-type="string" calcext:value-type="string">
            <text:p>0.09746604</text:p>
          </table:table-cell>
          <table:table-cell office:value-type="string" calcext:value-type="string">
            <text:p>0.364991</text:p>
          </table:table-cell>
          <table:table-cell office:value-type="string" calcext:value-type="string">
            <text:p>0.5702474</text:p>
          </table:table-cell>
          <table:table-cell office:value-type="string" calcext:value-type="string">
            <text:p>[[0.09522519 0.00949963 0.13321844 0.3251821 ]]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[[0.2 0.1 0.1 0.1]]</text:p>
          </table:table-cell>
          <table:table-cell office:value-type="string" calcext:value-type="string">
            <text:p>[0.3384525 <text:s/>0.21089695 0.30525336 0.7109277 ]</text:p>
          </table:table-cell>
          <table:table-cell office:value-type="string" calcext:value-type="string">
            <text:p>[[0.13845249 0.11089695 0.20525336 0.6109277 ]]</text:p>
          </table:table-cell>
          <table:table-cell office:value-type="string" calcext:value-type="string">
            <text:p>0.13845249</text:p>
          </table:table-cell>
          <table:table-cell office:value-type="string" calcext:value-type="string">
            <text:p>0.11089695</text:p>
          </table:table-cell>
          <table:table-cell office:value-type="string" calcext:value-type="string">
            <text:p>0.20525336</text:p>
          </table:table-cell>
          <table:table-cell office:value-type="string" calcext:value-type="string">
            <text:p>0.6109277</text:p>
          </table:table-cell>
          <table:table-cell office:value-type="string" calcext:value-type="string">
            <text:p>[[0.01916909 0.01229813 0.04212894 0.37323266]]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[[0.5 <text:s/>0.5 <text:s/>0.88 0.97]]</text:p>
          </table:table-cell>
          <table:table-cell office:value-type="string" calcext:value-type="string">
            <text:p>[0.27954128 0.15839705 0.55174005 0.59086084]</text:p>
          </table:table-cell>
          <table:table-cell office:value-type="string" calcext:value-type="string">
            <text:p>[[0.22045872 0.34160295 0.32825994 0.37913918]]</text:p>
          </table:table-cell>
          <table:table-cell office:value-type="string" calcext:value-type="string">
            <text:p>0.22045872</text:p>
          </table:table-cell>
          <table:table-cell office:value-type="string" calcext:value-type="string">
            <text:p>0.34160295</text:p>
          </table:table-cell>
          <table:table-cell office:value-type="string" calcext:value-type="string">
            <text:p>0.32825994</text:p>
          </table:table-cell>
          <table:table-cell office:value-type="string" calcext:value-type="string">
            <text:p>0.37913918</text:p>
          </table:table-cell>
          <table:table-cell office:value-type="string" calcext:value-type="string">
            <text:p>[[0.04860204 0.11669257 0.10775459 0.14374653]]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[[0.5 0.5 0.9 0.9]]</text:p>
          </table:table-cell>
          <table:table-cell office:value-type="string" calcext:value-type="string">
            <text:p>[0.4971154 0.41035 <text:s text:c="2"/>0.4679752 0.6576055]</text:p>
          </table:table-cell>
          <table:table-cell office:value-type="string" calcext:value-type="string">
            <text:p>[[0.0028846 <text:s/>0.08965001 0.43202478 0.24239445]]</text:p>
          </table:table-cell>
          <table:table-cell office:value-type="string" calcext:value-type="string">
            <text:p>0.0028846</text:p>
          </table:table-cell>
          <table:table-cell office:value-type="string" calcext:value-type="string">
            <text:p>0.08965001</text:p>
          </table:table-cell>
          <table:table-cell office:value-type="string" calcext:value-type="string">
            <text:p>0.43202478</text:p>
          </table:table-cell>
          <table:table-cell office:value-type="string" calcext:value-type="string">
            <text:p>0.24239445</text:p>
          </table:table-cell>
          <table:table-cell office:value-type="string" calcext:value-type="string">
            <text:p>[[8.3208979e-06 8.0371238e-03 1.8664540e-01 5.8755066e-02]]</text:p>
          </table:table-cell>
        </table:table-row>
      </table:table>
      <table:table table:name="Result_MSE_4Clas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1015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roundtruth</text:p>
          </table:table-cell>
          <table:table-cell office:value-type="string" calcext:value-type="string">
            <text:p>prediction</text:p>
          </table:table-cell>
          <table:table-cell table:number-columns-repeated="2" office:value-type="string" calcext:value-type="string">
            <text:p>scoresAbsOrRacineCarreDiff</text:p>
          </table:table-cell>
          <table:table-cell table:number-columns-repeated="3"/>
          <table:table-cell office:value-type="string" calcext:value-type="string">
            <text:p>scoresDiffCarree 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[0,5 <text:s/>0,5 <text:s/>0,5 <text:s/>0,11]]</text:p>
          </table:table-cell>
          <table:table-cell office:value-type="string" calcext:value-type="string">
            <text:p>[0,35842538 0,06114502 0,38859963 0,57754123]</text:p>
          </table:table-cell>
          <table:table-cell office:value-type="string" calcext:value-type="string">
            <text:p>[[0,14157462 0,438855 <text:s text:c="2"/>0,11140037 0,46754122]]</text:p>
          </table:table-cell>
          <table:table-cell office:value-type="float" office:value="0.14157462" calcext:value-type="float">
            <text:p>0,14157462</text:p>
          </table:table-cell>
          <table:table-cell office:value-type="float" office:value="0.438855" calcext:value-type="float">
            <text:p>0,438855</text:p>
          </table:table-cell>
          <table:table-cell office:value-type="float" office:value="0.11140037" calcext:value-type="float">
            <text:p>0,11140037</text:p>
          </table:table-cell>
          <table:table-cell office:value-type="float" office:value="0.46754122" calcext:value-type="float">
            <text:p>0,46754122</text:p>
          </table:table-cell>
          <table:table-cell office:value-type="string" calcext:value-type="string">
            <text:p>[[0,02004337 0,19259371 0,01241004 0,21859479]]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[0,6 0,6 0,7 0,2]]</text:p>
          </table:table-cell>
          <table:table-cell office:value-type="string" calcext:value-type="string">
            <text:p>[0,34602013 0,24675544 0,3105586 <text:s/>0,90092665]</text:p>
          </table:table-cell>
          <table:table-cell office:value-type="string" calcext:value-type="string">
            <text:p>[[0,2539799 <text:s/>0,3532446 <text:s/>0,3894414 <text:s/>0,70092666]]</text:p>
          </table:table-cell>
          <table:table-cell office:value-type="float" office:value="0.2539799" calcext:value-type="float">
            <text:p>0,2539799</text:p>
          </table:table-cell>
          <table:table-cell office:value-type="float" office:value="0.3532446" calcext:value-type="float">
            <text:p>0,3532446</text:p>
          </table:table-cell>
          <table:table-cell office:value-type="float" office:value="0.3894414" calcext:value-type="float">
            <text:p>0,3894414</text:p>
          </table:table-cell>
          <table:table-cell office:value-type="float" office:value="0.70092666" calcext:value-type="float">
            <text:p>0,70092666</text:p>
          </table:table-cell>
          <table:table-cell office:value-type="string" calcext:value-type="string">
            <text:p>[[0,06450579 0,12478175 0,1516646 <text:s/>0,4912982 ]]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[0,09 0,16 0,19 0,4 ]]</text:p>
          </table:table-cell>
          <table:table-cell office:value-type="string" calcext:value-type="string">
            <text:p>[0,42574427 0,33289263 0,34123218 0,74643105]</text:p>
          </table:table-cell>
          <table:table-cell office:value-type="string" calcext:value-type="string">
            <text:p>[[0,33574426 0,17289263 0,15123218 0,34643105]]</text:p>
          </table:table-cell>
          <table:table-cell office:value-type="float" office:value="0.33574426" calcext:value-type="float">
            <text:p>0,33574426</text:p>
          </table:table-cell>
          <table:table-cell office:value-type="float" office:value="0.17289263" calcext:value-type="float">
            <text:p>0,17289263</text:p>
          </table:table-cell>
          <table:table-cell office:value-type="float" office:value="0.15123218" calcext:value-type="float">
            <text:p>0,15123218</text:p>
          </table:table-cell>
          <table:table-cell office:value-type="float" office:value="0.34643105" calcext:value-type="float">
            <text:p>0,34643105</text:p>
          </table:table-cell>
          <table:table-cell office:value-type="string" calcext:value-type="string">
            <text:p>[[0,11272421 0,02989186 0,02287117 0,12001447]]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[0,22 0,18 0,13 0,14]]</text:p>
          </table:table-cell>
          <table:table-cell office:value-type="string" calcext:value-type="string">
            <text:p>[0,34330717 0,2950813 <text:s/>0,29889253 0,7879108 ]</text:p>
          </table:table-cell>
          <table:table-cell office:value-type="string" calcext:value-type="string">
            <text:p>[[0,12330717 0,11508128 0,16889253 0,64791083]]</text:p>
          </table:table-cell>
          <table:table-cell office:value-type="float" office:value="0.12330717" calcext:value-type="float">
            <text:p>0,12330717</text:p>
          </table:table-cell>
          <table:table-cell office:value-type="float" office:value="0.11508128" calcext:value-type="float">
            <text:p>0,11508128</text:p>
          </table:table-cell>
          <table:table-cell office:value-type="float" office:value="0.16889253" calcext:value-type="float">
            <text:p>0,16889253</text:p>
          </table:table-cell>
          <table:table-cell office:value-type="float" office:value="0.64791083" calcext:value-type="float">
            <text:p>0,64791083</text:p>
          </table:table-cell>
          <table:table-cell office:value-type="string" calcext:value-type="string">
            <text:p>[[0,01520466 0,0132437 <text:s/>0,02852469 0,41978845]]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[0,5 <text:s/>0,5 <text:s/>0,36 0,11]]</text:p>
          </table:table-cell>
          <table:table-cell office:value-type="string" calcext:value-type="string">
            <text:p>[0,3521401 <text:s/>0,06582608 0,35951728 0,5713756 ]</text:p>
          </table:table-cell>
          <table:table-cell office:value-type="string" calcext:value-type="string">
            <text:p>[[0,1478599 <text:s/>0,4341739 <text:s/>0,00048274 0,4613756 ]]</text:p>
          </table:table-cell>
          <table:table-cell office:value-type="float" office:value="0.1478599" calcext:value-type="float">
            <text:p>0,1478599</text:p>
          </table:table-cell>
          <table:table-cell office:value-type="float" office:value="0.4341739" calcext:value-type="float">
            <text:p>0,4341739</text:p>
          </table:table-cell>
          <table:table-cell office:value-type="float" office:value="0.00048274" calcext:value-type="float">
            <text:p>0,00048274</text:p>
          </table:table-cell>
          <table:table-cell office:value-type="float" office:value="0.4613756" calcext:value-type="float">
            <text:p>0,4613756</text:p>
          </table:table-cell>
          <table:table-cell office:value-type="string" calcext:value-type="string">
            <text:p>[[2,1862550e-02 1,8850699e-01 2,3303599e-07 2,1286744e-01]]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[0,7 <text:s/>0,6 <text:s/>0, <text:s text:c="2"/>0,06]]</text:p>
          </table:table-cell>
          <table:table-cell office:value-type="string" calcext:value-type="string">
            <text:p>[0,5018325 <text:s/>0,17971905 0,4093694 <text:s/>0,7214634 ]</text:p>
          </table:table-cell>
          <table:table-cell office:value-type="string" calcext:value-type="string">
            <text:p>[[0,1981675 0,420281 <text:s/>0,4093694 0,6614634]]</text:p>
          </table:table-cell>
          <table:table-cell office:value-type="float" office:value="0.1981675" calcext:value-type="float">
            <text:p>0,1981675</text:p>
          </table:table-cell>
          <table:table-cell office:value-type="float" office:value="0.420281" calcext:value-type="float">
            <text:p>0,420281</text:p>
          </table:table-cell>
          <table:table-cell office:value-type="float" office:value="0.4093694" calcext:value-type="float">
            <text:p>0,4093694</text:p>
          </table:table-cell>
          <table:table-cell office:value-type="float" office:value="0.6614634" calcext:value-type="float">
            <text:p>0,6614634</text:p>
          </table:table-cell>
          <table:table-cell office:value-type="string" calcext:value-type="string">
            <text:p>[[0,03927036 0,17663611 0,16758332 0,4375338 ]]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[0,6 <text:s/>0,3 <text:s/>0,13 0,05]]</text:p>
          </table:table-cell>
          <table:table-cell office:value-type="string" calcext:value-type="string">
            <text:p>[0,4482418 <text:s/>0,43882325 0,38998252 0,6408798 ]</text:p>
          </table:table-cell>
          <table:table-cell office:value-type="string" calcext:value-type="string">
            <text:p>[[0,15175822 0,13882324 0,25998253 0,5908798 ]]</text:p>
          </table:table-cell>
          <table:table-cell office:value-type="float" office:value="0.15175822" calcext:value-type="float">
            <text:p>0,15175822</text:p>
          </table:table-cell>
          <table:table-cell office:value-type="float" office:value="0.13882324" calcext:value-type="float">
            <text:p>0,13882324</text:p>
          </table:table-cell>
          <table:table-cell office:value-type="float" office:value="0.25998253" calcext:value-type="float">
            <text:p>0,25998253</text:p>
          </table:table-cell>
          <table:table-cell office:value-type="float" office:value="0.5908798" calcext:value-type="float">
            <text:p>0,5908798</text:p>
          </table:table-cell>
          <table:table-cell office:value-type="string" calcext:value-type="string">
            <text:p>[[0,02303056 0,01927189 0,06759091 0,34913895]]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[0,8 <text:s/>0,7 <text:s/>0,08 0,05]]</text:p>
          </table:table-cell>
          <table:table-cell office:value-type="string" calcext:value-type="string">
            <text:p>[0,45548335 0,5098591 <text:s/>0,2935392 <text:s/>0,6698136 ]</text:p>
          </table:table-cell>
          <table:table-cell office:value-type="string" calcext:value-type="string">
            <text:p>[[0,34451666 0,1901409 <text:s/>0,2135392 <text:s/>0,61981356]]</text:p>
          </table:table-cell>
          <table:table-cell office:value-type="float" office:value="0.34451666" calcext:value-type="float">
            <text:p>0,34451666</text:p>
          </table:table-cell>
          <table:table-cell office:value-type="float" office:value="0.1901409" calcext:value-type="float">
            <text:p>0,1901409</text:p>
          </table:table-cell>
          <table:table-cell office:value-type="float" office:value="0.2135392" calcext:value-type="float">
            <text:p>0,2135392</text:p>
          </table:table-cell>
          <table:table-cell office:value-type="float" office:value="0.61981356" calcext:value-type="float">
            <text:p>0,61981356</text:p>
          </table:table-cell>
          <table:table-cell office:value-type="string" calcext:value-type="string">
            <text:p>[[0,11869173 0,03615356 0,04559899 0,38416886]]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[0,15 0,07 0,06 0,3 ]]</text:p>
          </table:table-cell>
          <table:table-cell office:value-type="string" calcext:value-type="string">
            <text:p>[0,4211915 <text:s/>0,30315986 0,40955406 0,75573415]</text:p>
          </table:table-cell>
          <table:table-cell office:value-type="string" calcext:value-type="string">
            <text:p>[[0,2711915 <text:s/>0,23315987 0,34955406 0,45573413]]</text:p>
          </table:table-cell>
          <table:table-cell office:value-type="float" office:value="0.2711915" calcext:value-type="float">
            <text:p>0,2711915</text:p>
          </table:table-cell>
          <table:table-cell office:value-type="float" office:value="0.23315987" calcext:value-type="float">
            <text:p>0,23315987</text:p>
          </table:table-cell>
          <table:table-cell office:value-type="float" office:value="0.34955406" calcext:value-type="float">
            <text:p>0,34955406</text:p>
          </table:table-cell>
          <table:table-cell office:value-type="float" office:value="0.45573413" calcext:value-type="float">
            <text:p>0,45573413</text:p>
          </table:table-cell>
          <table:table-cell office:value-type="string" calcext:value-type="string">
            <text:p>[[0,07354483 0,05436353 0,12218804 0,2076936 ]]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[0,75 0,7 <text:s/>0,02 0,28]]</text:p>
          </table:table-cell>
          <table:table-cell office:value-type="string" calcext:value-type="string">
            <text:p>[0,38426033 0,47150972 0,3631348 <text:s/>0,6826111 ]</text:p>
          </table:table-cell>
          <table:table-cell office:value-type="string" calcext:value-type="string">
            <text:p>[[0,36573967 0,22849026 0,3431348 <text:s/>0,4026111 ]]</text:p>
          </table:table-cell>
          <table:table-cell office:value-type="float" office:value="0.36573967" calcext:value-type="float">
            <text:p>0,36573967</text:p>
          </table:table-cell>
          <table:table-cell office:value-type="float" office:value="0.22849026" calcext:value-type="float">
            <text:p>0,22849026</text:p>
          </table:table-cell>
          <table:table-cell office:value-type="float" office:value="0.3431348" calcext:value-type="float">
            <text:p>0,3431348</text:p>
          </table:table-cell>
          <table:table-cell office:value-type="float" office:value="0.4026111" calcext:value-type="float">
            <text:p>0,4026111</text:p>
          </table:table-cell>
          <table:table-cell office:value-type="string" calcext:value-type="string">
            <text:p>[[0,1337655 <text:s/>0,0522078 <text:s/>0,11774149 0,16209571]]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[0,09 0,11 0,13 0,1 ]]</text:p>
          </table:table-cell>
          <table:table-cell office:value-type="string" calcext:value-type="string">
            <text:p>[0,4373722 <text:s/>0,51336944 0,30096152 0,60194844]</text:p>
          </table:table-cell>
          <table:table-cell office:value-type="string" calcext:value-type="string">
            <text:p>[[0,3473722 <text:s/>0,40336943 0,17096153 0,5019484 ]]</text:p>
          </table:table-cell>
          <table:table-cell office:value-type="float" office:value="0.3473722" calcext:value-type="float">
            <text:p>0,3473722</text:p>
          </table:table-cell>
          <table:table-cell office:value-type="float" office:value="0.40336943" calcext:value-type="float">
            <text:p>0,40336943</text:p>
          </table:table-cell>
          <table:table-cell office:value-type="float" office:value="0.17096153" calcext:value-type="float">
            <text:p>0,17096153</text:p>
          </table:table-cell>
          <table:table-cell office:value-type="float" office:value="0.5019484" calcext:value-type="float">
            <text:p>0,5019484</text:p>
          </table:table-cell>
          <table:table-cell office:value-type="string" calcext:value-type="string">
            <text:p>[[0,12066745 0,1627069 <text:s/>0,02922784 0,2519522 ]]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[0,5 <text:s/>0,06 0,05 0,1 ]]</text:p>
          </table:table-cell>
          <table:table-cell office:value-type="string" calcext:value-type="string">
            <text:p>[0,40020043 0,2516397 <text:s/>0,3218683 <text:s/>0,6141275 ]</text:p>
          </table:table-cell>
          <table:table-cell office:value-type="string" calcext:value-type="string">
            <text:p>[[0,09979957 0,19163969 0,2718683 <text:s/>0,5141275 ]]</text:p>
          </table:table-cell>
          <table:table-cell office:value-type="float" office:value="0.09979957" calcext:value-type="float">
            <text:p>0,09979957</text:p>
          </table:table-cell>
          <table:table-cell office:value-type="float" office:value="0.19163969" calcext:value-type="float">
            <text:p>0,19163969</text:p>
          </table:table-cell>
          <table:table-cell office:value-type="float" office:value="0.2718683" calcext:value-type="float">
            <text:p>0,2718683</text:p>
          </table:table-cell>
          <table:table-cell office:value-type="float" office:value="0.5141275" calcext:value-type="float">
            <text:p>0,5141275</text:p>
          </table:table-cell>
          <table:table-cell office:value-type="string" calcext:value-type="string">
            <text:p>[[0,00995995 0,03672577 0,07391237 0,26432708]]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[0,2 <text:s/>0,1 <text:s/>0,01 0,03]]</text:p>
          </table:table-cell>
          <table:table-cell office:value-type="string" calcext:value-type="string">
            <text:p>[0,32290676 0,3400901 <text:s/>0,38169307 0,82621413]</text:p>
          </table:table-cell>
          <table:table-cell office:value-type="string" calcext:value-type="string">
            <text:p>[[0,12290676 0,2400901 <text:s/>0,37169307 0,79621416]]</text:p>
          </table:table-cell>
          <table:table-cell office:value-type="float" office:value="0.12290676" calcext:value-type="float">
            <text:p>0,12290676</text:p>
          </table:table-cell>
          <table:table-cell office:value-type="float" office:value="0.2400901" calcext:value-type="float">
            <text:p>0,2400901</text:p>
          </table:table-cell>
          <table:table-cell office:value-type="float" office:value="0.37169307" calcext:value-type="float">
            <text:p>0,37169307</text:p>
          </table:table-cell>
          <table:table-cell office:value-type="float" office:value="0.79621416" calcext:value-type="float">
            <text:p>0,79621416</text:p>
          </table:table-cell>
          <table:table-cell office:value-type="string" calcext:value-type="string">
            <text:p>[[0,01510607 0,05764326 0,13815574 0,63395697]]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[0,5 <text:s/>0,5 <text:s/>0,35 0,3 ]]</text:p>
          </table:table-cell>
          <table:table-cell office:value-type="string" calcext:value-type="string">
            <text:p>[0,4321545 <text:s/>0,42492256 0,43814543 0,6848982 ]</text:p>
          </table:table-cell>
          <table:table-cell office:value-type="string" calcext:value-type="string">
            <text:p>[[0,06784549 0,07507744 0,08814543 0,3848982 ]]</text:p>
          </table:table-cell>
          <table:table-cell office:value-type="float" office:value="0.06784549" calcext:value-type="float">
            <text:p>0,06784549</text:p>
          </table:table-cell>
          <table:table-cell office:value-type="float" office:value="0.07507744" calcext:value-type="float">
            <text:p>0,07507744</text:p>
          </table:table-cell>
          <table:table-cell office:value-type="float" office:value="0.08814543" calcext:value-type="float">
            <text:p>0,08814543</text:p>
          </table:table-cell>
          <table:table-cell office:value-type="float" office:value="0.3848982" calcext:value-type="float">
            <text:p>0,3848982</text:p>
          </table:table-cell>
          <table:table-cell office:value-type="string" calcext:value-type="string">
            <text:p>[[0,00460301 0,00563662 0,00776962 0,14814661]]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[0,5 <text:s/>0,5 <text:s/>0,9 <text:s/>0,99]]</text:p>
          </table:table-cell>
          <table:table-cell office:value-type="string" calcext:value-type="string">
            <text:p>[0,3214617 <text:s/>0,09898009 0,59474194 0,6697046 ]</text:p>
          </table:table-cell>
          <table:table-cell office:value-type="string" calcext:value-type="string">
            <text:p>[[0,1785383 <text:s/>0,4010199 <text:s/>0,30525804 0,3202954 ]]</text:p>
          </table:table-cell>
          <table:table-cell office:value-type="float" office:value="0.1785383" calcext:value-type="float">
            <text:p>0,1785383</text:p>
          </table:table-cell>
          <table:table-cell office:value-type="float" office:value="0.4010199" calcext:value-type="float">
            <text:p>0,4010199</text:p>
          </table:table-cell>
          <table:table-cell office:value-type="float" office:value="0.30525804" calcext:value-type="float">
            <text:p>0,30525804</text:p>
          </table:table-cell>
          <table:table-cell office:value-type="float" office:value="0.3202954" calcext:value-type="float">
            <text:p>0,3202954</text:p>
          </table:table-cell>
          <table:table-cell office:value-type="string" calcext:value-type="string">
            <text:p>[[0,03187592 0,16081697 0,09318247 0,10258914]]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[0,5 <text:s/>0,5 <text:s/>0,13 0,35]]</text:p>
          </table:table-cell>
          <table:table-cell office:value-type="string" calcext:value-type="string">
            <text:p>[0,33084372 0,2856901 <text:s/>0,27204216 0,7530233 ]</text:p>
          </table:table-cell>
          <table:table-cell office:value-type="string" calcext:value-type="string">
            <text:p>[[0,16915628 0,2143099 <text:s/>0,14204216 0,40302333]]</text:p>
          </table:table-cell>
          <table:table-cell office:value-type="float" office:value="0.16915628" calcext:value-type="float">
            <text:p>0,16915628</text:p>
          </table:table-cell>
          <table:table-cell office:value-type="float" office:value="0.2143099" calcext:value-type="float">
            <text:p>0,2143099</text:p>
          </table:table-cell>
          <table:table-cell office:value-type="float" office:value="0.14204216" calcext:value-type="float">
            <text:p>0,14204216</text:p>
          </table:table-cell>
          <table:table-cell office:value-type="float" office:value="0.40302333" calcext:value-type="float">
            <text:p>0,40302333</text:p>
          </table:table-cell>
          <table:table-cell office:value-type="string" calcext:value-type="string">
            <text:p>[[0,02861385 0,04592874 0,02017597 0,16242781]]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[0,3 <text:s/>0,1 <text:s/>0,19 0,5 ]]</text:p>
          </table:table-cell>
          <table:table-cell office:value-type="string" calcext:value-type="string">
            <text:p>[0,4646707 <text:s/>0,38032123 0,42779014 0,6777613 ]</text:p>
          </table:table-cell>
          <table:table-cell office:value-type="string" calcext:value-type="string">
            <text:p>[[0,16467068 0,28032124 0,23779014 0,17776132]]</text:p>
          </table:table-cell>
          <table:table-cell office:value-type="float" office:value="0.16467068" calcext:value-type="float">
            <text:p>0,16467068</text:p>
          </table:table-cell>
          <table:table-cell office:value-type="float" office:value="0.28032124" calcext:value-type="float">
            <text:p>0,28032124</text:p>
          </table:table-cell>
          <table:table-cell office:value-type="float" office:value="0.23779014" calcext:value-type="float">
            <text:p>0,23779014</text:p>
          </table:table-cell>
          <table:table-cell office:value-type="float" office:value="0.17776132" calcext:value-type="float">
            <text:p>0,17776132</text:p>
          </table:table-cell>
          <table:table-cell office:value-type="string" calcext:value-type="string">
            <text:p>[[0,02711643 0,07858 <text:s text:c="3"/>0,05654415 0,03159909]]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[0,6 <text:s/>0,3 <text:s/>0,1 <text:s/>0,21]]</text:p>
          </table:table-cell>
          <table:table-cell office:value-type="string" calcext:value-type="string">
            <text:p>[0,4772543 <text:s/>0,16443987 0,3653412 <text:s/>0,58198327]</text:p>
          </table:table-cell>
          <table:table-cell office:value-type="string" calcext:value-type="string">
            <text:p>[[0,12274572 0,13556014 0,2653412 <text:s/>0,3719833 ]]</text:p>
          </table:table-cell>
          <table:table-cell office:value-type="float" office:value="0.12274572" calcext:value-type="float">
            <text:p>0,12274572</text:p>
          </table:table-cell>
          <table:table-cell office:value-type="float" office:value="0.13556014" calcext:value-type="float">
            <text:p>0,13556014</text:p>
          </table:table-cell>
          <table:table-cell office:value-type="float" office:value="0.2653412" calcext:value-type="float">
            <text:p>0,2653412</text:p>
          </table:table-cell>
          <table:table-cell office:value-type="float" office:value="0.3719833" calcext:value-type="float">
            <text:p>0,3719833</text:p>
          </table:table-cell>
          <table:table-cell office:value-type="string" calcext:value-type="string">
            <text:p>[[0,01506651 0,01837655 0,07040595 0,13837157]]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[0,75 0,16 0,03 0,1 ]]</text:p>
          </table:table-cell>
          <table:table-cell office:value-type="string" calcext:value-type="string">
            <text:p>[0,55568236 0,29993016 0,36796415 0,5653406 ]</text:p>
          </table:table-cell>
          <table:table-cell office:value-type="string" calcext:value-type="string">
            <text:p>[[0,19431764 0,13993016 0,33796415 0,46534058]]</text:p>
          </table:table-cell>
          <table:table-cell office:value-type="float" office:value="0.19431764" calcext:value-type="float">
            <text:p>0,19431764</text:p>
          </table:table-cell>
          <table:table-cell office:value-type="float" office:value="0.13993016" calcext:value-type="float">
            <text:p>0,13993016</text:p>
          </table:table-cell>
          <table:table-cell office:value-type="float" office:value="0.33796415" calcext:value-type="float">
            <text:p>0,33796415</text:p>
          </table:table-cell>
          <table:table-cell office:value-type="float" office:value="0.46534058" calcext:value-type="float">
            <text:p>0,46534058</text:p>
          </table:table-cell>
          <table:table-cell office:value-type="string" calcext:value-type="string">
            <text:p>[[0,03775935 0,01958045 0,11421976 0,21654186]]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[0,03 0,06 0,02 0,02]]</text:p>
          </table:table-cell>
          <table:table-cell office:value-type="string" calcext:value-type="string">
            <text:p>[0,36765382 0,28771162 0,33435708 0,76749235]</text:p>
          </table:table-cell>
          <table:table-cell office:value-type="string" calcext:value-type="string">
            <text:p>[[0,33765382 0,22771162 0,31435707 0,7474924 ]]</text:p>
          </table:table-cell>
          <table:table-cell office:value-type="float" office:value="0.33765382" calcext:value-type="float">
            <text:p>0,33765382</text:p>
          </table:table-cell>
          <table:table-cell office:value-type="float" office:value="0.22771162" calcext:value-type="float">
            <text:p>0,22771162</text:p>
          </table:table-cell>
          <table:table-cell office:value-type="float" office:value="0.31435707" calcext:value-type="float">
            <text:p>0,31435707</text:p>
          </table:table-cell>
          <table:table-cell office:value-type="float" office:value="0.7474924" calcext:value-type="float">
            <text:p>0,7474924</text:p>
          </table:table-cell>
          <table:table-cell office:value-type="string" calcext:value-type="string">
            <text:p>[[0,1140101 <text:s/>0,05185258 0,09882037 0,55874485]]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[0,6 0,5 0,5 0,6]]</text:p>
          </table:table-cell>
          <table:table-cell office:value-type="string" calcext:value-type="string">
            <text:p>[0,30714217 0,07651033 0,5435314 <text:s/>0,6804402 ]</text:p>
          </table:table-cell>
          <table:table-cell office:value-type="string" calcext:value-type="string">
            <text:p>[[0,29285786 0,42348966 0,04353142 0,08044016]]</text:p>
          </table:table-cell>
          <table:table-cell office:value-type="float" office:value="0.29285786" calcext:value-type="float">
            <text:p>0,29285786</text:p>
          </table:table-cell>
          <table:table-cell office:value-type="float" office:value="0.42348966" calcext:value-type="float">
            <text:p>0,42348966</text:p>
          </table:table-cell>
          <table:table-cell office:value-type="float" office:value="0.04353142" calcext:value-type="float">
            <text:p>0,04353142</text:p>
          </table:table-cell>
          <table:table-cell office:value-type="float" office:value="0.08044016" calcext:value-type="float">
            <text:p>0,08044016</text:p>
          </table:table-cell>
          <table:table-cell office:value-type="string" calcext:value-type="string">
            <text:p>[[0,08576573 0,17934349 0,00189498 0,00647062]]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[0,1 <text:s/>0,1 <text:s/>0,28 0,3 ]]</text:p>
          </table:table-cell>
          <table:table-cell office:value-type="string" calcext:value-type="string">
            <text:p>[0,40848985 0,11332672 0,49489796 0,65078276]</text:p>
          </table:table-cell>
          <table:table-cell office:value-type="string" calcext:value-type="string">
            <text:p>[[0,30848986 0,01332672 0,21489796 0,35078275]]</text:p>
          </table:table-cell>
          <table:table-cell office:value-type="float" office:value="0.30848986" calcext:value-type="float">
            <text:p>0,30848986</text:p>
          </table:table-cell>
          <table:table-cell office:value-type="float" office:value="0.01332672" calcext:value-type="float">
            <text:p>0,01332672</text:p>
          </table:table-cell>
          <table:table-cell office:value-type="float" office:value="0.21489796" calcext:value-type="float">
            <text:p>0,21489796</text:p>
          </table:table-cell>
          <table:table-cell office:value-type="float" office:value="0.35078275" calcext:value-type="float">
            <text:p>0,35078275</text:p>
          </table:table-cell>
          <table:table-cell office:value-type="string" calcext:value-type="string">
            <text:p>[[0,09516599 0,0001776 <text:s/>0,04618113 0,12304854]]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[0,1 0,1 0,1 0,1]]</text:p>
          </table:table-cell>
          <table:table-cell office:value-type="string" calcext:value-type="string">
            <text:p>[0,50807256 0,41310123 0,38769883 0,6354707 ]</text:p>
          </table:table-cell>
          <table:table-cell office:value-type="string" calcext:value-type="string">
            <text:p>[[0,40807256 0,31310123 0,28769884 0,53547066]]</text:p>
          </table:table-cell>
          <table:table-cell office:value-type="float" office:value="0.40807256" calcext:value-type="float">
            <text:p>0,40807256</text:p>
          </table:table-cell>
          <table:table-cell office:value-type="float" office:value="0.31310123" calcext:value-type="float">
            <text:p>0,31310123</text:p>
          </table:table-cell>
          <table:table-cell office:value-type="float" office:value="0.28769884" calcext:value-type="float">
            <text:p>0,28769884</text:p>
          </table:table-cell>
          <table:table-cell office:value-type="float" office:value="0.53547066" calcext:value-type="float">
            <text:p>0,53547066</text:p>
          </table:table-cell>
          <table:table-cell office:value-type="string" calcext:value-type="string">
            <text:p>[[0,16652322 0,09803239 0,08277062 0,28672883]]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[0,85 0,7 <text:s/>0,05 0,13]]</text:p>
          </table:table-cell>
          <table:table-cell office:value-type="string" calcext:value-type="string">
            <text:p>[0,49121508 0,18804453 0,35962087 0,6127922 ]</text:p>
          </table:table-cell>
          <table:table-cell office:value-type="string" calcext:value-type="string">
            <text:p>[[0,35878494 0,51195544 0,30962086 0,4827922 ]]</text:p>
          </table:table-cell>
          <table:table-cell office:value-type="float" office:value="0.35878494" calcext:value-type="float">
            <text:p>0,35878494</text:p>
          </table:table-cell>
          <table:table-cell office:value-type="float" office:value="0.51195544" calcext:value-type="float">
            <text:p>0,51195544</text:p>
          </table:table-cell>
          <table:table-cell office:value-type="float" office:value="0.30962086" calcext:value-type="float">
            <text:p>0,30962086</text:p>
          </table:table-cell>
          <table:table-cell office:value-type="float" office:value="0.4827922" calcext:value-type="float">
            <text:p>0,4827922</text:p>
          </table:table-cell>
          <table:table-cell office:value-type="string" calcext:value-type="string">
            <text:p>[[0,12872663 0,26209837 0,09586508 0,23308831]]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[0,9 <text:s/>0,5 <text:s/>0,06 0,7 ]]</text:p>
          </table:table-cell>
          <table:table-cell office:value-type="string" calcext:value-type="string">
            <text:p>[0,36272886 0,12074658 0,4157279 <text:s/>0,61701614]</text:p>
          </table:table-cell>
          <table:table-cell office:value-type="string" calcext:value-type="string">
            <text:p>[[0,53727114 0,37925342 0,3557279 <text:s/>0,08298385]]</text:p>
          </table:table-cell>
          <table:table-cell office:value-type="float" office:value="0.53727114" calcext:value-type="float">
            <text:p>0,53727114</text:p>
          </table:table-cell>
          <table:table-cell office:value-type="float" office:value="0.37925342" calcext:value-type="float">
            <text:p>0,37925342</text:p>
          </table:table-cell>
          <table:table-cell office:value-type="float" office:value="0.3557279" calcext:value-type="float">
            <text:p>0,3557279</text:p>
          </table:table-cell>
          <table:table-cell office:value-type="float" office:value="0.08298385" calcext:value-type="float">
            <text:p>0,08298385</text:p>
          </table:table-cell>
          <table:table-cell office:value-type="string" calcext:value-type="string">
            <text:p>[[0,2886603 <text:s/>0,14383316 0,12654234 0,00688632]]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[[0,5 <text:s/>0,5 <text:s/>0,02 0,07]]</text:p>
          </table:table-cell>
          <table:table-cell office:value-type="string" calcext:value-type="string">
            <text:p>[0,43916568 0,13551264 0,44871834 0,6596405 ]</text:p>
          </table:table-cell>
          <table:table-cell office:value-type="string" calcext:value-type="string">
            <text:p>[[0,06083432 0,36448735 0,42871833 0,5896405 ]]</text:p>
          </table:table-cell>
          <table:table-cell office:value-type="float" office:value="0.06083432" calcext:value-type="float">
            <text:p>0,06083432</text:p>
          </table:table-cell>
          <table:table-cell office:value-type="float" office:value="0.36448735" calcext:value-type="float">
            <text:p>0,36448735</text:p>
          </table:table-cell>
          <table:table-cell office:value-type="float" office:value="0.42871833" calcext:value-type="float">
            <text:p>0,42871833</text:p>
          </table:table-cell>
          <table:table-cell office:value-type="float" office:value="0.5896405" calcext:value-type="float">
            <text:p>0,5896405</text:p>
          </table:table-cell>
          <table:table-cell office:value-type="string" calcext:value-type="string">
            <text:p>[[0,00370081 0,13285103 0,1837994 <text:s/>0,34767592]]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[[0,5 <text:s/>0,5 <text:s/>0,14 0,9 ]]</text:p>
          </table:table-cell>
          <table:table-cell office:value-type="string" calcext:value-type="string">
            <text:p>[0,32872757 0,10011559 0,54587764 0,64752823]</text:p>
          </table:table-cell>
          <table:table-cell office:value-type="string" calcext:value-type="string">
            <text:p>[[0,17127243 0,3998844 <text:s/>0,40587765 0,25247175]]</text:p>
          </table:table-cell>
          <table:table-cell office:value-type="float" office:value="0.17127243" calcext:value-type="float">
            <text:p>0,17127243</text:p>
          </table:table-cell>
          <table:table-cell office:value-type="float" office:value="0.3998844" calcext:value-type="float">
            <text:p>0,3998844</text:p>
          </table:table-cell>
          <table:table-cell office:value-type="float" office:value="0.40587765" calcext:value-type="float">
            <text:p>0,40587765</text:p>
          </table:table-cell>
          <table:table-cell office:value-type="float" office:value="0.25247175" calcext:value-type="float">
            <text:p>0,25247175</text:p>
          </table:table-cell>
          <table:table-cell office:value-type="string" calcext:value-type="string">
            <text:p>[[0,02933424 0,15990753 0,16473667 0,06374198]]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[0,08 0,02 0, <text:s text:c="2"/>0,02]]</text:p>
          </table:table-cell>
          <table:table-cell office:value-type="string" calcext:value-type="string">
            <text:p>[0,28723803 0,19305861 0,37181446 0,84511316]</text:p>
          </table:table-cell>
          <table:table-cell office:value-type="string" calcext:value-type="string">
            <text:p>[[0,20723803 0,17305861 0,37181446 0,8251132 ]]</text:p>
          </table:table-cell>
          <table:table-cell office:value-type="float" office:value="0.20723803" calcext:value-type="float">
            <text:p>0,20723803</text:p>
          </table:table-cell>
          <table:table-cell office:value-type="float" office:value="0.17305861" calcext:value-type="float">
            <text:p>0,17305861</text:p>
          </table:table-cell>
          <table:table-cell office:value-type="float" office:value="0.37181446" calcext:value-type="float">
            <text:p>0,37181446</text:p>
          </table:table-cell>
          <table:table-cell office:value-type="float" office:value="0.8251132" calcext:value-type="float">
            <text:p>0,8251132</text:p>
          </table:table-cell>
          <table:table-cell office:value-type="string" calcext:value-type="string">
            <text:p>[[0,0429476 <text:s/>0,02994928 0,13824598 0,68081176]]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[[0,75 0,7 <text:s/>0,2 <text:s/>0,3 ]]</text:p>
          </table:table-cell>
          <table:table-cell office:value-type="string" calcext:value-type="string">
            <text:p>[0,33624077 0,32833347 0,29832447 0,6881551 ]</text:p>
          </table:table-cell>
          <table:table-cell office:value-type="string" calcext:value-type="string">
            <text:p>[[0,41375923 0,37166652 0,09832446 0,3881551 ]]</text:p>
          </table:table-cell>
          <table:table-cell office:value-type="float" office:value="0.41375923" calcext:value-type="float">
            <text:p>0,41375923</text:p>
          </table:table-cell>
          <table:table-cell office:value-type="float" office:value="0.37166652" calcext:value-type="float">
            <text:p>0,37166652</text:p>
          </table:table-cell>
          <table:table-cell office:value-type="float" office:value="0.09832446" calcext:value-type="float">
            <text:p>0,09832446</text:p>
          </table:table-cell>
          <table:table-cell office:value-type="float" office:value="0.3881551" calcext:value-type="float">
            <text:p>0,3881551</text:p>
          </table:table-cell>
          <table:table-cell office:value-type="string" calcext:value-type="string">
            <text:p>[[0,1711967 <text:s/>0,138136 <text:s text:c="2"/>0,0096677 <text:s/>0,15066439]]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[0, 0, 0, 0,]]</text:p>
          </table:table-cell>
          <table:table-cell office:value-type="string" calcext:value-type="string">
            <text:p>[0,42962083 0,05661695 0,36536402 0,65266776]</text:p>
          </table:table-cell>
          <table:table-cell office:value-type="string" calcext:value-type="string">
            <text:p>[[0,42962083 0,05661695 0,36536402 0,65266776]]</text:p>
          </table:table-cell>
          <table:table-cell office:value-type="float" office:value="0.42962083" calcext:value-type="float">
            <text:p>0,42962083</text:p>
          </table:table-cell>
          <table:table-cell office:value-type="float" office:value="0.05661695" calcext:value-type="float">
            <text:p>0,05661695</text:p>
          </table:table-cell>
          <table:table-cell office:value-type="float" office:value="0.36536402" calcext:value-type="float">
            <text:p>0,36536402</text:p>
          </table:table-cell>
          <table:table-cell office:value-type="float" office:value="0.65266776" calcext:value-type="float">
            <text:p>0,65266776</text:p>
          </table:table-cell>
          <table:table-cell office:value-type="string" calcext:value-type="string">
            <text:p>[[0,18457405 0,00320548 0,13349086 0,4259752 ]]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[[0, 0, 0, 0,]]</text:p>
          </table:table-cell>
          <table:table-cell office:value-type="string" calcext:value-type="string">
            <text:p>[0,4770778 <text:s/>0,07260647 0,43459165 0,5368083 ]</text:p>
          </table:table-cell>
          <table:table-cell office:value-type="string" calcext:value-type="string">
            <text:p>[[0,4770778 <text:s/>0,07260647 0,43459165 0,5368083 ]]</text:p>
          </table:table-cell>
          <table:table-cell office:value-type="float" office:value="0.4770778" calcext:value-type="float">
            <text:p>0,4770778</text:p>
          </table:table-cell>
          <table:table-cell office:value-type="float" office:value="0.07260647" calcext:value-type="float">
            <text:p>0,07260647</text:p>
          </table:table-cell>
          <table:table-cell office:value-type="float" office:value="0.43459165" calcext:value-type="float">
            <text:p>0,43459165</text:p>
          </table:table-cell>
          <table:table-cell office:value-type="float" office:value="0.5368083" calcext:value-type="float">
            <text:p>0,5368083</text:p>
          </table:table-cell>
          <table:table-cell office:value-type="string" calcext:value-type="string">
            <text:p>[[0,22760324 0,0052717 <text:s/>0,18886991 0,28816316]]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[0, <text:s/>0, <text:s/>0, <text:s/>0,1]]</text:p>
          </table:table-cell>
          <table:table-cell office:value-type="string" calcext:value-type="string">
            <text:p>[0,45538536 0,1618077 <text:s/>0,3388328 <text:s/>0,7370834 ]</text:p>
          </table:table-cell>
          <table:table-cell office:value-type="string" calcext:value-type="string">
            <text:p>[[0,45538536 0,1618077 <text:s/>0,3388328 <text:s/>0,63708335]]</text:p>
          </table:table-cell>
          <table:table-cell office:value-type="float" office:value="0.45538536" calcext:value-type="float">
            <text:p>0,45538536</text:p>
          </table:table-cell>
          <table:table-cell office:value-type="float" office:value="0.1618077" calcext:value-type="float">
            <text:p>0,1618077</text:p>
          </table:table-cell>
          <table:table-cell office:value-type="float" office:value="0.3388328" calcext:value-type="float">
            <text:p>0,3388328</text:p>
          </table:table-cell>
          <table:table-cell office:value-type="float" office:value="0.63708335" calcext:value-type="float">
            <text:p>0,63708335</text:p>
          </table:table-cell>
          <table:table-cell office:value-type="string" calcext:value-type="string">
            <text:p>[[0,20737582 0,02618173 0,11480767 0,4058752 ]]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[[0,1 <text:s/>0,1 <text:s/>0,01 0,01]]</text:p>
          </table:table-cell>
          <table:table-cell office:value-type="string" calcext:value-type="string">
            <text:p>[0,4767989 <text:s/>0,3592203 <text:s/>0,2556277 <text:s/>0,62717086]</text:p>
          </table:table-cell>
          <table:table-cell office:value-type="string" calcext:value-type="string">
            <text:p>[[0,3767989 <text:s/>0,2592203 <text:s/>0,24562769 0,6171709 ]]</text:p>
          </table:table-cell>
          <table:table-cell office:value-type="float" office:value="0.3767989" calcext:value-type="float">
            <text:p>0,3767989</text:p>
          </table:table-cell>
          <table:table-cell office:value-type="float" office:value="0.2592203" calcext:value-type="float">
            <text:p>0,2592203</text:p>
          </table:table-cell>
          <table:table-cell office:value-type="float" office:value="0.24562769" calcext:value-type="float">
            <text:p>0,24562769</text:p>
          </table:table-cell>
          <table:table-cell office:value-type="float" office:value="0.6171709" calcext:value-type="float">
            <text:p>0,6171709</text:p>
          </table:table-cell>
          <table:table-cell office:value-type="string" calcext:value-type="string">
            <text:p>[[0,14197741 0,06719516 0,06033296 0,38089988]]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[[0,65 0,26 0,1 <text:s/>0,03]]</text:p>
          </table:table-cell>
          <table:table-cell office:value-type="string" calcext:value-type="string">
            <text:p>[0,35702327 0,43934268 0,42254144 0,6548006 ]</text:p>
          </table:table-cell>
          <table:table-cell office:value-type="string" calcext:value-type="string">
            <text:p>[[0,2929767 <text:s/>0,17934269 0,32254145 0,6248006 ]]</text:p>
          </table:table-cell>
          <table:table-cell office:value-type="float" office:value="0.2929767" calcext:value-type="float">
            <text:p>0,2929767</text:p>
          </table:table-cell>
          <table:table-cell office:value-type="float" office:value="0.17934269" calcext:value-type="float">
            <text:p>0,17934269</text:p>
          </table:table-cell>
          <table:table-cell office:value-type="float" office:value="0.32254145" calcext:value-type="float">
            <text:p>0,32254145</text:p>
          </table:table-cell>
          <table:table-cell office:value-type="float" office:value="0.6248006" calcext:value-type="float">
            <text:p>0,6248006</text:p>
          </table:table-cell>
          <table:table-cell office:value-type="string" calcext:value-type="string">
            <text:p>[[0,08583535 0,0321638 <text:s/>0,10403299 0,39037582]]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[[0,5 <text:s/>0,5 <text:s/>0,09 0,3 ]]</text:p>
          </table:table-cell>
          <table:table-cell office:value-type="string" calcext:value-type="string">
            <text:p>[0,40775353 0,44426513 0,49701107 0,7392209 ]</text:p>
          </table:table-cell>
          <table:table-cell office:value-type="string" calcext:value-type="string">
            <text:p>[[0,09224647 0,05573487 0,40701106 0,4392209 ]]</text:p>
          </table:table-cell>
          <table:table-cell office:value-type="float" office:value="0.09224647" calcext:value-type="float">
            <text:p>0,09224647</text:p>
          </table:table-cell>
          <table:table-cell office:value-type="float" office:value="0.05573487" calcext:value-type="float">
            <text:p>0,05573487</text:p>
          </table:table-cell>
          <table:table-cell office:value-type="float" office:value="0.40701106" calcext:value-type="float">
            <text:p>0,40701106</text:p>
          </table:table-cell>
          <table:table-cell office:value-type="float" office:value="0.4392209" calcext:value-type="float">
            <text:p>0,4392209</text:p>
          </table:table-cell>
          <table:table-cell office:value-type="string" calcext:value-type="string">
            <text:p>[[0,00850941 0,00310638 0,165658 <text:s text:c="2"/>0,19291501]]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[[0,1 0,1 0, <text:s/>0, ]]</text:p>
          </table:table-cell>
          <table:table-cell office:value-type="string" calcext:value-type="string">
            <text:p>[0,49288037 0,3324009 <text:s/>0,31985775 0,632883 <text:s/>]</text:p>
          </table:table-cell>
          <table:table-cell office:value-type="string" calcext:value-type="string">
            <text:p>[[0,39288038 0,2324009 <text:s/>0,31985775 0,632883 <text:s/>]]</text:p>
          </table:table-cell>
          <table:table-cell office:value-type="float" office:value="0.39288038" calcext:value-type="float">
            <text:p>0,39288038</text:p>
          </table:table-cell>
          <table:table-cell office:value-type="float" office:value="0.2324009" calcext:value-type="float">
            <text:p>0,2324009</text:p>
          </table:table-cell>
          <table:table-cell office:value-type="float" office:value="0.31985775" calcext:value-type="float">
            <text:p>0,31985775</text:p>
          </table:table-cell>
          <table:table-cell office:value-type="float" office:value="0.632883" calcext:value-type="float">
            <text:p>0,632883</text:p>
          </table:table-cell>
          <table:table-cell office:value-type="string" calcext:value-type="string">
            <text:p>[[0,15435499 0,05401018 0,10230898 0,40054092]]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[[0,8 0,7 0, <text:s/>0, ]]</text:p>
          </table:table-cell>
          <table:table-cell office:value-type="string" calcext:value-type="string">
            <text:p>[0,3917567 <text:s/>0,41273636 0,3672763 <text:s/>0,8827129 ]</text:p>
          </table:table-cell>
          <table:table-cell office:value-type="string" calcext:value-type="string">
            <text:p>[[0,4082433 <text:s/>0,28726363 0,3672763 <text:s/>0,8827129 ]]</text:p>
          </table:table-cell>
          <table:table-cell office:value-type="float" office:value="0.4082433" calcext:value-type="float">
            <text:p>0,4082433</text:p>
          </table:table-cell>
          <table:table-cell office:value-type="float" office:value="0.28726363" calcext:value-type="float">
            <text:p>0,28726363</text:p>
          </table:table-cell>
          <table:table-cell office:value-type="float" office:value="0.3672763" calcext:value-type="float">
            <text:p>0,3672763</text:p>
          </table:table-cell>
          <table:table-cell office:value-type="float" office:value="0.8827129" calcext:value-type="float">
            <text:p>0,8827129</text:p>
          </table:table-cell>
          <table:table-cell office:value-type="string" calcext:value-type="string">
            <text:p>[[0,16666259 0,0825204 <text:s/>0,13489188 0,7791821 ]]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[[0,6 <text:s/>0,85 0, <text:s text:c="2"/>0,1 ]]</text:p>
          </table:table-cell>
          <table:table-cell office:value-type="string" calcext:value-type="string">
            <text:p>[0,40984222 0,386362 <text:s text:c="2"/>0,37335572 0,70792013]</text:p>
          </table:table-cell>
          <table:table-cell office:value-type="string" calcext:value-type="string">
            <text:p>[[0,1901578 <text:s/>0,46363804 0,37335572 0,6079201 ]]</text:p>
          </table:table-cell>
          <table:table-cell office:value-type="float" office:value="0.1901578" calcext:value-type="float">
            <text:p>0,1901578</text:p>
          </table:table-cell>
          <table:table-cell office:value-type="float" office:value="0.46363804" calcext:value-type="float">
            <text:p>0,46363804</text:p>
          </table:table-cell>
          <table:table-cell office:value-type="float" office:value="0.37335572" calcext:value-type="float">
            <text:p>0,37335572</text:p>
          </table:table-cell>
          <table:table-cell office:value-type="float" office:value="0.6079201" calcext:value-type="float">
            <text:p>0,6079201</text:p>
          </table:table-cell>
          <table:table-cell office:value-type="string" calcext:value-type="string">
            <text:p>[[0,03615999 0,21496023 0,13939449 0,36956686]]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[[0,2 0,2 0,1 0,2]]</text:p>
          </table:table-cell>
          <table:table-cell office:value-type="string" calcext:value-type="string">
            <text:p>[0,3186331 <text:s/>0,26486227 0,4268402 <text:s/>0,9994561 ]</text:p>
          </table:table-cell>
          <table:table-cell office:value-type="string" calcext:value-type="string">
            <text:p>[[0,11863311 0,06486227 0,3268402 <text:s/>0,7994561 ]]</text:p>
          </table:table-cell>
          <table:table-cell office:value-type="float" office:value="0.11863311" calcext:value-type="float">
            <text:p>0,11863311</text:p>
          </table:table-cell>
          <table:table-cell office:value-type="float" office:value="0.06486227" calcext:value-type="float">
            <text:p>0,06486227</text:p>
          </table:table-cell>
          <table:table-cell office:value-type="float" office:value="0.3268402" calcext:value-type="float">
            <text:p>0,3268402</text:p>
          </table:table-cell>
          <table:table-cell office:value-type="float" office:value="0.7994561" calcext:value-type="float">
            <text:p>0,7994561</text:p>
          </table:table-cell>
          <table:table-cell office:value-type="string" calcext:value-type="string">
            <text:p>[[0,01407381 0,00420711 0,10682451 0,6391301 ]]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[0,7 <text:s/>0,6 <text:s/>0,64 0,15]]</text:p>
          </table:table-cell>
          <table:table-cell office:value-type="string" calcext:value-type="string">
            <text:p>[0,37907743 0,50777566 0,474886 <text:s text:c="2"/>0,6694017 ]</text:p>
          </table:table-cell>
          <table:table-cell office:value-type="string" calcext:value-type="string">
            <text:p>[[0,32092255 0,09222436 0,16511399 0,51940167]]</text:p>
          </table:table-cell>
          <table:table-cell office:value-type="float" office:value="0.32092255" calcext:value-type="float">
            <text:p>0,32092255</text:p>
          </table:table-cell>
          <table:table-cell office:value-type="float" office:value="0.09222436" calcext:value-type="float">
            <text:p>0,09222436</text:p>
          </table:table-cell>
          <table:table-cell office:value-type="float" office:value="0.16511399" calcext:value-type="float">
            <text:p>0,16511399</text:p>
          </table:table-cell>
          <table:table-cell office:value-type="float" office:value="0.51940167" calcext:value-type="float">
            <text:p>0,51940167</text:p>
          </table:table-cell>
          <table:table-cell office:value-type="string" calcext:value-type="string">
            <text:p>[[0,10299128 0,00850533 0,02726263 0,2697781 ]]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[[0,5 0,5 0,5 0,7]]</text:p>
          </table:table-cell>
          <table:table-cell office:value-type="string" calcext:value-type="string">
            <text:p>[0,5352866 <text:s/>0,25300556 0,46400046 0,65891546]</text:p>
          </table:table-cell>
          <table:table-cell office:value-type="string" calcext:value-type="string">
            <text:p>[[0,03528661 0,24699444 0,03599954 0,04108453]]</text:p>
          </table:table-cell>
          <table:table-cell office:value-type="float" office:value="0.03528661" calcext:value-type="float">
            <text:p>0,03528661</text:p>
          </table:table-cell>
          <table:table-cell office:value-type="float" office:value="0.24699444" calcext:value-type="float">
            <text:p>0,24699444</text:p>
          </table:table-cell>
          <table:table-cell office:value-type="float" office:value="0.03599954" calcext:value-type="float">
            <text:p>0,03599954</text:p>
          </table:table-cell>
          <table:table-cell office:value-type="float" office:value="0.04108453" calcext:value-type="float">
            <text:p>0,04108453</text:p>
          </table:table-cell>
          <table:table-cell office:value-type="string" calcext:value-type="string">
            <text:p>[[0,00124514 0,06100625 0,00129597 0,00168794]]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[[0,4 0,1 0,3 0,2]]</text:p>
          </table:table-cell>
          <table:table-cell office:value-type="string" calcext:value-type="string">
            <text:p>[0,48595437 0,28786898 0,51204807 0,6093069 ]</text:p>
          </table:table-cell>
          <table:table-cell office:value-type="string" calcext:value-type="string">
            <text:p>[[0,08595437 0,18786898 0,21204805 0,40930688]]</text:p>
          </table:table-cell>
          <table:table-cell office:value-type="float" office:value="0.08595437" calcext:value-type="float">
            <text:p>0,08595437</text:p>
          </table:table-cell>
          <table:table-cell office:value-type="float" office:value="0.18786898" calcext:value-type="float">
            <text:p>0,18786898</text:p>
          </table:table-cell>
          <table:table-cell office:value-type="float" office:value="0.21204805" calcext:value-type="float">
            <text:p>0,21204805</text:p>
          </table:table-cell>
          <table:table-cell office:value-type="float" office:value="0.40930688" calcext:value-type="float">
            <text:p>0,40930688</text:p>
          </table:table-cell>
          <table:table-cell office:value-type="string" calcext:value-type="string">
            <text:p>[[0,00738815 0,03529476 0,04496438 0,16753213]]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[[0,6 0,6 0,1 0,1]]</text:p>
          </table:table-cell>
          <table:table-cell office:value-type="string" calcext:value-type="string">
            <text:p>[0,348026 <text:s text:c="2"/>0,09865139 0,45950437 0,6898311 ]</text:p>
          </table:table-cell>
          <table:table-cell office:value-type="string" calcext:value-type="string">
            <text:p>[[0,25197402 0,5013486 <text:s/>0,35950437 0,58983105]]</text:p>
          </table:table-cell>
          <table:table-cell office:value-type="float" office:value="0.25197402" calcext:value-type="float">
            <text:p>0,25197402</text:p>
          </table:table-cell>
          <table:table-cell office:value-type="float" office:value="0.5013486" calcext:value-type="float">
            <text:p>0,5013486</text:p>
          </table:table-cell>
          <table:table-cell office:value-type="float" office:value="0.35950437" calcext:value-type="float">
            <text:p>0,35950437</text:p>
          </table:table-cell>
          <table:table-cell office:value-type="float" office:value="0.58983105" calcext:value-type="float">
            <text:p>0,58983105</text:p>
          </table:table-cell>
          <table:table-cell office:value-type="string" calcext:value-type="string">
            <text:p>[[0,0634909 <text:s/>0,25135043 0,12924339 0,34790066]]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[[0,89 0,9 <text:s/>0, <text:s text:c="2"/>0,02]]</text:p>
          </table:table-cell>
          <table:table-cell office:value-type="string" calcext:value-type="string">
            <text:p>[0,4001335 <text:s/>0,26723716 0,38927904 0,71484864]</text:p>
          </table:table-cell>
          <table:table-cell office:value-type="string" calcext:value-type="string">
            <text:p>[[0,4898665 <text:s/>0,6327628 <text:s/>0,38927904 0,69484866]]</text:p>
          </table:table-cell>
          <table:table-cell office:value-type="float" office:value="0.4898665" calcext:value-type="float">
            <text:p>0,4898665</text:p>
          </table:table-cell>
          <table:table-cell office:value-type="float" office:value="0.6327628" calcext:value-type="float">
            <text:p>0,6327628</text:p>
          </table:table-cell>
          <table:table-cell office:value-type="float" office:value="0.38927904" calcext:value-type="float">
            <text:p>0,38927904</text:p>
          </table:table-cell>
          <table:table-cell office:value-type="float" office:value="0.69484866" calcext:value-type="float">
            <text:p>0,69484866</text:p>
          </table:table-cell>
          <table:table-cell office:value-type="string" calcext:value-type="string">
            <text:p>[[0,23996918 0,40038875 0,15153816 0,48281467]]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[[0,06 0,01 0, <text:s text:c="2"/>0, <text:s/>]]</text:p>
          </table:table-cell>
          <table:table-cell office:value-type="string" calcext:value-type="string">
            <text:p>[0,3615361 <text:s/>0,34543863 0,44823897 0,63220125]</text:p>
          </table:table-cell>
          <table:table-cell office:value-type="string" calcext:value-type="string">
            <text:p>[[0,30153608 0,33543864 0,44823897 0,63220125]]</text:p>
          </table:table-cell>
          <table:table-cell office:value-type="float" office:value="0.30153608" calcext:value-type="float">
            <text:p>0,30153608</text:p>
          </table:table-cell>
          <table:table-cell office:value-type="float" office:value="0.33543864" calcext:value-type="float">
            <text:p>0,33543864</text:p>
          </table:table-cell>
          <table:table-cell office:value-type="float" office:value="0.44823897" calcext:value-type="float">
            <text:p>0,44823897</text:p>
          </table:table-cell>
          <table:table-cell office:value-type="float" office:value="0.63220125" calcext:value-type="float">
            <text:p>0,63220125</text:p>
          </table:table-cell>
          <table:table-cell office:value-type="string" calcext:value-type="string">
            <text:p>[[0,09092401 0,11251908 0,20091817 0,39967844]]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[[0,5 <text:s/>0,5 <text:s/>0,5 <text:s/>0,31]]</text:p>
          </table:table-cell>
          <table:table-cell office:value-type="string" calcext:value-type="string">
            <text:p>[0,34121606 0,06124786 0,47501612 0,7495187 ]</text:p>
          </table:table-cell>
          <table:table-cell office:value-type="string" calcext:value-type="string">
            <text:p>[[0,15878394 0,43875214 0,02498388 0,4395187 ]]</text:p>
          </table:table-cell>
          <table:table-cell office:value-type="float" office:value="0.15878394" calcext:value-type="float">
            <text:p>0,15878394</text:p>
          </table:table-cell>
          <table:table-cell office:value-type="float" office:value="0.43875214" calcext:value-type="float">
            <text:p>0,43875214</text:p>
          </table:table-cell>
          <table:table-cell office:value-type="float" office:value="0.02498388" calcext:value-type="float">
            <text:p>0,02498388</text:p>
          </table:table-cell>
          <table:table-cell office:value-type="float" office:value="0.4395187" calcext:value-type="float">
            <text:p>0,4395187</text:p>
          </table:table-cell>
          <table:table-cell office:value-type="string" calcext:value-type="string">
            <text:p>[[0,02521234 0,19250344 0,00062419 0,19317667]]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[[0,5 0,3 0,3 0,4]]</text:p>
          </table:table-cell>
          <table:table-cell office:value-type="string" calcext:value-type="string">
            <text:p>[0,44812444 0,28351092 0,29395488 0,8178899 ]</text:p>
          </table:table-cell>
          <table:table-cell office:value-type="string" calcext:value-type="string">
            <text:p>[[0,05187556 0,01648909 0,00604513 0,41788992]]</text:p>
          </table:table-cell>
          <table:table-cell office:value-type="float" office:value="0.05187556" calcext:value-type="float">
            <text:p>0,05187556</text:p>
          </table:table-cell>
          <table:table-cell office:value-type="float" office:value="0.01648909" calcext:value-type="float">
            <text:p>0,01648909</text:p>
          </table:table-cell>
          <table:table-cell office:value-type="float" office:value="0.00604513" calcext:value-type="float">
            <text:p>0,00604513</text:p>
          </table:table-cell>
          <table:table-cell office:value-type="float" office:value="0.41788992" calcext:value-type="float">
            <text:p>0,41788992</text:p>
          </table:table-cell>
          <table:table-cell office:value-type="string" calcext:value-type="string">
            <text:p>[[2,6910738e-03 2,7189005e-04 3,6543632e-05 1,7463198e-01]]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[0,14 0,5 <text:s/>0,27 0,21]]</text:p>
          </table:table-cell>
          <table:table-cell office:value-type="string" calcext:value-type="string">
            <text:p>[0,526547 <text:s text:c="2"/>0,4018324 <text:s/>0,41800833 0,64929754]</text:p>
          </table:table-cell>
          <table:table-cell office:value-type="string" calcext:value-type="string">
            <text:p>[[0,38654703 0,0981676 <text:s/>0,14800832 0,43929756]]</text:p>
          </table:table-cell>
          <table:table-cell office:value-type="float" office:value="0.38654703" calcext:value-type="float">
            <text:p>0,38654703</text:p>
          </table:table-cell>
          <table:table-cell office:value-type="float" office:value="0.0981676" calcext:value-type="float">
            <text:p>0,0981676</text:p>
          </table:table-cell>
          <table:table-cell office:value-type="float" office:value="0.14800832" calcext:value-type="float">
            <text:p>0,14800832</text:p>
          </table:table-cell>
          <table:table-cell office:value-type="float" office:value="0.43929756" calcext:value-type="float">
            <text:p>0,43929756</text:p>
          </table:table-cell>
          <table:table-cell office:value-type="string" calcext:value-type="string">
            <text:p>[[0,1494186 <text:s/>0,00963688 0,02190646 0,19298235]]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[[0,5 <text:s/>0,5 <text:s/>0,08 0,83]]</text:p>
          </table:table-cell>
          <table:table-cell office:value-type="string" calcext:value-type="string">
            <text:p>[0,4056796 <text:s/>0,33599603 0,3206088 <text:s/>0,604373 <text:s/>]</text:p>
          </table:table-cell>
          <table:table-cell office:value-type="string" calcext:value-type="string">
            <text:p>[[0,09432039 0,16400397 0,2406088 <text:s/>0,225627 <text:s/>]]</text:p>
          </table:table-cell>
          <table:table-cell office:value-type="float" office:value="0.09432039" calcext:value-type="float">
            <text:p>0,09432039</text:p>
          </table:table-cell>
          <table:table-cell office:value-type="float" office:value="0.16400397" calcext:value-type="float">
            <text:p>0,16400397</text:p>
          </table:table-cell>
          <table:table-cell office:value-type="float" office:value="0.2406088" calcext:value-type="float">
            <text:p>0,2406088</text:p>
          </table:table-cell>
          <table:table-cell office:value-type="float" office:value="0.225627" calcext:value-type="float">
            <text:p>0,225627</text:p>
          </table:table-cell>
          <table:table-cell office:value-type="string" calcext:value-type="string">
            <text:p>[[0,00889634 0,0268973 <text:s/>0,05789259 0,05090754]]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[[0,06 0,05 0,9 <text:s/>0,7 ]]</text:p>
          </table:table-cell>
          <table:table-cell office:value-type="string" calcext:value-type="string">
            <text:p>[0,46837136 0,37109247 0,53394085 0,7832512 ]</text:p>
          </table:table-cell>
          <table:table-cell office:value-type="string" calcext:value-type="string">
            <text:p>[[0,40837136 0,32109246 0,36605912 0,08325124]]</text:p>
          </table:table-cell>
          <table:table-cell office:value-type="float" office:value="0.40837136" calcext:value-type="float">
            <text:p>0,40837136</text:p>
          </table:table-cell>
          <table:table-cell office:value-type="float" office:value="0.32109246" calcext:value-type="float">
            <text:p>0,32109246</text:p>
          </table:table-cell>
          <table:table-cell office:value-type="float" office:value="0.36605912" calcext:value-type="float">
            <text:p>0,36605912</text:p>
          </table:table-cell>
          <table:table-cell office:value-type="float" office:value="0.08325124" calcext:value-type="float">
            <text:p>0,08325124</text:p>
          </table:table-cell>
          <table:table-cell office:value-type="string" calcext:value-type="string">
            <text:p>[[0,16676717 0,10310037 0,13399929 0,00693077]]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[[0,15 0,3 <text:s/>0,2 <text:s/>0,3 ]]</text:p>
          </table:table-cell>
          <table:table-cell office:value-type="string" calcext:value-type="string">
            <text:p>[0,45154527 0,30424875 0,339339 <text:s text:c="2"/>0,64079756]</text:p>
          </table:table-cell>
          <table:table-cell office:value-type="string" calcext:value-type="string">
            <text:p>[[0,30154526 0,00424874 0,13933899 0,34079754]]</text:p>
          </table:table-cell>
          <table:table-cell office:value-type="float" office:value="0.30154526" calcext:value-type="float">
            <text:p>0,30154526</text:p>
          </table:table-cell>
          <table:table-cell office:value-type="float" office:value="0.00424874" calcext:value-type="float">
            <text:p>0,00424874</text:p>
          </table:table-cell>
          <table:table-cell office:value-type="float" office:value="0.13933899" calcext:value-type="float">
            <text:p>0,13933899</text:p>
          </table:table-cell>
          <table:table-cell office:value-type="float" office:value="0.34079754" calcext:value-type="float">
            <text:p>0,34079754</text:p>
          </table:table-cell>
          <table:table-cell office:value-type="string" calcext:value-type="string">
            <text:p>[[9,09295455e-02 1,80517764e-05 1,94153525e-02 1,16142966e-01]]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[[0,16 0,13 0, <text:s text:c="2"/>0,1 ]]</text:p>
          </table:table-cell>
          <table:table-cell office:value-type="string" calcext:value-type="string">
            <text:p>[0,47593793 0,22641933 0,3691112 <text:s/>0,6120048 ]</text:p>
          </table:table-cell>
          <table:table-cell office:value-type="string" calcext:value-type="string">
            <text:p>[[0,31593794 0,09641933 0,3691112 <text:s/>0,5120048 ]]</text:p>
          </table:table-cell>
          <table:table-cell office:value-type="float" office:value="0.31593794" calcext:value-type="float">
            <text:p>0,31593794</text:p>
          </table:table-cell>
          <table:table-cell office:value-type="float" office:value="0.09641933" calcext:value-type="float">
            <text:p>0,09641933</text:p>
          </table:table-cell>
          <table:table-cell office:value-type="float" office:value="0.3691112" calcext:value-type="float">
            <text:p>0,3691112</text:p>
          </table:table-cell>
          <table:table-cell office:value-type="float" office:value="0.5120048" calcext:value-type="float">
            <text:p>0,5120048</text:p>
          </table:table-cell>
          <table:table-cell office:value-type="string" calcext:value-type="string">
            <text:p>[[0,09981678 0,00929669 0,13624309 0,26214892]]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[[0,5 <text:s/>0,5 <text:s/>0,14 0,16]]</text:p>
          </table:table-cell>
          <table:table-cell office:value-type="string" calcext:value-type="string">
            <text:p>[0,3832675 <text:s/>0,21529807 0,31180608 0,7092271 ]</text:p>
          </table:table-cell>
          <table:table-cell office:value-type="string" calcext:value-type="string">
            <text:p>[[0,11673251 0,28470194 0,17180608 0,5492271 ]]</text:p>
          </table:table-cell>
          <table:table-cell office:value-type="float" office:value="0.11673251" calcext:value-type="float">
            <text:p>0,11673251</text:p>
          </table:table-cell>
          <table:table-cell office:value-type="float" office:value="0.28470194" calcext:value-type="float">
            <text:p>0,28470194</text:p>
          </table:table-cell>
          <table:table-cell office:value-type="float" office:value="0.17180608" calcext:value-type="float">
            <text:p>0,17180608</text:p>
          </table:table-cell>
          <table:table-cell office:value-type="float" office:value="0.5492271" calcext:value-type="float">
            <text:p>0,5492271</text:p>
          </table:table-cell>
          <table:table-cell office:value-type="string" calcext:value-type="string">
            <text:p>[[0,01362648 0,08105519 0,02951733 0,30165043]]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[0,7 0,7 0,2 0,4]]</text:p>
          </table:table-cell>
          <table:table-cell office:value-type="string" calcext:value-type="string">
            <text:p>[0,407248 <text:s text:c="2"/>0,2354901 <text:s/>0,33920088 0,73773474]</text:p>
          </table:table-cell>
          <table:table-cell office:value-type="string" calcext:value-type="string">
            <text:p>[[0,292752 <text:s text:c="2"/>0,4645099 <text:s/>0,13920088 0,33773473]]</text:p>
          </table:table-cell>
          <table:table-cell office:value-type="float" office:value="0.292752" calcext:value-type="float">
            <text:p>0,292752</text:p>
          </table:table-cell>
          <table:table-cell office:value-type="float" office:value="0.4645099" calcext:value-type="float">
            <text:p>0,4645099</text:p>
          </table:table-cell>
          <table:table-cell office:value-type="float" office:value="0.13920088" calcext:value-type="float">
            <text:p>0,13920088</text:p>
          </table:table-cell>
          <table:table-cell office:value-type="float" office:value="0.33773473" calcext:value-type="float">
            <text:p>0,33773473</text:p>
          </table:table-cell>
          <table:table-cell office:value-type="string" calcext:value-type="string">
            <text:p>[[0,08570373 0,21576945 0,01937689 0,11406475]]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[[0,1 0,1 0,1 0,1]]</text:p>
          </table:table-cell>
          <table:table-cell office:value-type="string" calcext:value-type="string">
            <text:p>[0,37592587 0,15619384 0,457083 <text:s text:c="2"/>0,7284458 ]</text:p>
          </table:table-cell>
          <table:table-cell office:value-type="string" calcext:value-type="string">
            <text:p>[[0,27592587 0,05619384 0,357083 <text:s text:c="2"/>0,6284458 ]]</text:p>
          </table:table-cell>
          <table:table-cell office:value-type="float" office:value="0.27592587" calcext:value-type="float">
            <text:p>0,27592587</text:p>
          </table:table-cell>
          <table:table-cell office:value-type="float" office:value="0.05619384" calcext:value-type="float">
            <text:p>0,05619384</text:p>
          </table:table-cell>
          <table:table-cell office:value-type="float" office:value="0.357083" calcext:value-type="float">
            <text:p>0,357083</text:p>
          </table:table-cell>
          <table:table-cell office:value-type="float" office:value="0.6284458" calcext:value-type="float">
            <text:p>0,6284458</text:p>
          </table:table-cell>
          <table:table-cell office:value-type="string" calcext:value-type="string">
            <text:p>[[0,07613509 0,00315775 0,12750827 0,39494413]]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[[0,02 0,01 0,15 0, <text:s/>]]</text:p>
          </table:table-cell>
          <table:table-cell office:value-type="string" calcext:value-type="string">
            <text:p>[0,37321785 0,10966211 0,45269936 0,6370571 ]</text:p>
          </table:table-cell>
          <table:table-cell office:value-type="string" calcext:value-type="string">
            <text:p>[[0,35321784 0,09966211 0,30269936 0,6370571 ]]</text:p>
          </table:table-cell>
          <table:table-cell office:value-type="float" office:value="0.35321784" calcext:value-type="float">
            <text:p>0,35321784</text:p>
          </table:table-cell>
          <table:table-cell office:value-type="float" office:value="0.09966211" calcext:value-type="float">
            <text:p>0,09966211</text:p>
          </table:table-cell>
          <table:table-cell office:value-type="float" office:value="0.30269936" calcext:value-type="float">
            <text:p>0,30269936</text:p>
          </table:table-cell>
          <table:table-cell office:value-type="float" office:value="0.6370571" calcext:value-type="float">
            <text:p>0,6370571</text:p>
          </table:table-cell>
          <table:table-cell office:value-type="string" calcext:value-type="string">
            <text:p>[[0,12476284 0,00993254 0,0916269 <text:s/>0,40584177]]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[[0,5 <text:s/>0,13 0,13 0,89]]</text:p>
          </table:table-cell>
          <table:table-cell office:value-type="string" calcext:value-type="string">
            <text:p>[0,43027273 0,33744687 0,37574065 0,6019121 ]</text:p>
          </table:table-cell>
          <table:table-cell office:value-type="string" calcext:value-type="string">
            <text:p>[[0,06972727 0,20744687 0,24574065 0,2880879 ]]</text:p>
          </table:table-cell>
          <table:table-cell office:value-type="float" office:value="0.06972727" calcext:value-type="float">
            <text:p>0,06972727</text:p>
          </table:table-cell>
          <table:table-cell office:value-type="float" office:value="0.20744687" calcext:value-type="float">
            <text:p>0,20744687</text:p>
          </table:table-cell>
          <table:table-cell office:value-type="float" office:value="0.24574065" calcext:value-type="float">
            <text:p>0,24574065</text:p>
          </table:table-cell>
          <table:table-cell office:value-type="float" office:value="0.2880879" calcext:value-type="float">
            <text:p>0,2880879</text:p>
          </table:table-cell>
          <table:table-cell office:value-type="string" calcext:value-type="string">
            <text:p>[[0,00486189 0,0430342 <text:s/>0,06038847 0,08299464]]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[[0,4 0,2 0,5 0,4]]</text:p>
          </table:table-cell>
          <table:table-cell office:value-type="string" calcext:value-type="string">
            <text:p>[0,44924626 0,30394247 0,41739613 0,728579 <text:s/>]</text:p>
          </table:table-cell>
          <table:table-cell office:value-type="string" calcext:value-type="string">
            <text:p>[[0,04924625 0,10394247 0,08260387 0,32857898]]</text:p>
          </table:table-cell>
          <table:table-cell office:value-type="float" office:value="0.04924625" calcext:value-type="float">
            <text:p>0,04924625</text:p>
          </table:table-cell>
          <table:table-cell office:value-type="float" office:value="0.10394247" calcext:value-type="float">
            <text:p>0,10394247</text:p>
          </table:table-cell>
          <table:table-cell office:value-type="float" office:value="0.08260387" calcext:value-type="float">
            <text:p>0,08260387</text:p>
          </table:table-cell>
          <table:table-cell office:value-type="float" office:value="0.32857898" calcext:value-type="float">
            <text:p>0,32857898</text:p>
          </table:table-cell>
          <table:table-cell office:value-type="string" calcext:value-type="string">
            <text:p>[[0,00242519 0,01080404 0,0068234 <text:s/>0,10796414]]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[[0,1 <text:s/>0,1 <text:s/>0,03 0,03]]</text:p>
          </table:table-cell>
          <table:table-cell office:value-type="string" calcext:value-type="string">
            <text:p>[0,36479437 0,38375306 0,5085889 <text:s/>0,760763 <text:s/>]</text:p>
          </table:table-cell>
          <table:table-cell office:value-type="string" calcext:value-type="string">
            <text:p>[[0,26479438 0,28375307 0,4785889 <text:s/>0,730763 <text:s/>]]</text:p>
          </table:table-cell>
          <table:table-cell office:value-type="float" office:value="0.26479438" calcext:value-type="float">
            <text:p>0,26479438</text:p>
          </table:table-cell>
          <table:table-cell office:value-type="float" office:value="0.28375307" calcext:value-type="float">
            <text:p>0,28375307</text:p>
          </table:table-cell>
          <table:table-cell office:value-type="float" office:value="0.4785889" calcext:value-type="float">
            <text:p>0,4785889</text:p>
          </table:table-cell>
          <table:table-cell office:value-type="float" office:value="0.730763" calcext:value-type="float">
            <text:p>0,730763</text:p>
          </table:table-cell>
          <table:table-cell office:value-type="string" calcext:value-type="string">
            <text:p>[[0,07011607 0,0805158 <text:s/>0,22904734 0,5340146 ]]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[[0,5 <text:s/>0,5 <text:s/>0,8 <text:s/>0,84]]</text:p>
          </table:table-cell>
          <table:table-cell office:value-type="string" calcext:value-type="string">
            <text:p>[0,23757352 0,18172388 0,2721157 <text:s/>0,75690967]</text:p>
          </table:table-cell>
          <table:table-cell office:value-type="string" calcext:value-type="string">
            <text:p>[[0,2624265 <text:s/>0,3182761 <text:s/>0,5278843 <text:s/>0,08309031]]</text:p>
          </table:table-cell>
          <table:table-cell office:value-type="float" office:value="0.2624265" calcext:value-type="float">
            <text:p>0,2624265</text:p>
          </table:table-cell>
          <table:table-cell office:value-type="float" office:value="0.3182761" calcext:value-type="float">
            <text:p>0,3182761</text:p>
          </table:table-cell>
          <table:table-cell office:value-type="float" office:value="0.5278843" calcext:value-type="float">
            <text:p>0,5278843</text:p>
          </table:table-cell>
          <table:table-cell office:value-type="float" office:value="0.08309031" calcext:value-type="float">
            <text:p>0,08309031</text:p>
          </table:table-cell>
          <table:table-cell office:value-type="string" calcext:value-type="string">
            <text:p>[[0,06886767 0,10129968 0,27866185 0,006904 <text:s/>]]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[[0,5 <text:s/>0,5 <text:s/>0,07 0,06]]</text:p>
          </table:table-cell>
          <table:table-cell office:value-type="string" calcext:value-type="string">
            <text:p>[0,3623754 <text:s/>0,14983465 0,3563067 <text:s/>0,9038754 ]</text:p>
          </table:table-cell>
          <table:table-cell office:value-type="string" calcext:value-type="string">
            <text:p>[[0,13762459 0,35016537 0,2863067 <text:s/>0,8438754 ]]</text:p>
          </table:table-cell>
          <table:table-cell office:value-type="float" office:value="0.13762459" calcext:value-type="float">
            <text:p>0,13762459</text:p>
          </table:table-cell>
          <table:table-cell office:value-type="float" office:value="0.35016537" calcext:value-type="float">
            <text:p>0,35016537</text:p>
          </table:table-cell>
          <table:table-cell office:value-type="float" office:value="0.2863067" calcext:value-type="float">
            <text:p>0,2863067</text:p>
          </table:table-cell>
          <table:table-cell office:value-type="float" office:value="0.8438754" calcext:value-type="float">
            <text:p>0,8438754</text:p>
          </table:table-cell>
          <table:table-cell office:value-type="string" calcext:value-type="string">
            <text:p>[[0,01894053 0,12261578 0,08197153 0,7121257 ]]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[[0,5 <text:s/>0,5 <text:s/>0,02 0,16]]</text:p>
          </table:table-cell>
          <table:table-cell office:value-type="string" calcext:value-type="string">
            <text:p>[0,38240924 0,3313724 <text:s/>0,31646752 0,8185902 ]</text:p>
          </table:table-cell>
          <table:table-cell office:value-type="string" calcext:value-type="string">
            <text:p>[[0,11759076 0,16862759 0,2964675 <text:s/>0,6585902 ]]</text:p>
          </table:table-cell>
          <table:table-cell office:value-type="float" office:value="0.11759076" calcext:value-type="float">
            <text:p>0,11759076</text:p>
          </table:table-cell>
          <table:table-cell office:value-type="float" office:value="0.16862759" calcext:value-type="float">
            <text:p>0,16862759</text:p>
          </table:table-cell>
          <table:table-cell office:value-type="float" office:value="0.2964675" calcext:value-type="float">
            <text:p>0,2964675</text:p>
          </table:table-cell>
          <table:table-cell office:value-type="float" office:value="0.6585902" calcext:value-type="float">
            <text:p>0,6585902</text:p>
          </table:table-cell>
          <table:table-cell office:value-type="string" calcext:value-type="string">
            <text:p>[[0,01382759 0,02843526 0,08789299 0,43374106]]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[[0, 0, 0, 0,]]</text:p>
          </table:table-cell>
          <table:table-cell office:value-type="string" calcext:value-type="string">
            <text:p>[0,40201205 0,12543707 0,4250957 <text:s/>0,65905005]</text:p>
          </table:table-cell>
          <table:table-cell office:value-type="string" calcext:value-type="string">
            <text:p>[[0,40201205 0,12543707 0,4250957 <text:s/>0,65905005]]</text:p>
          </table:table-cell>
          <table:table-cell office:value-type="float" office:value="0.40201205" calcext:value-type="float">
            <text:p>0,40201205</text:p>
          </table:table-cell>
          <table:table-cell office:value-type="float" office:value="0.12543707" calcext:value-type="float">
            <text:p>0,12543707</text:p>
          </table:table-cell>
          <table:table-cell office:value-type="float" office:value="0.4250957" calcext:value-type="float">
            <text:p>0,4250957</text:p>
          </table:table-cell>
          <table:table-cell office:value-type="float" office:value="0.65905005" calcext:value-type="float">
            <text:p>0,65905005</text:p>
          </table:table-cell>
          <table:table-cell office:value-type="string" calcext:value-type="string">
            <text:p>[[0,16161369 0,01573446 0,18070637 0,43434697]]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[[0,2 <text:s/>0,2 <text:s/>0,3 <text:s/>0,17]]</text:p>
          </table:table-cell>
          <table:table-cell office:value-type="string" calcext:value-type="string">
            <text:p>[0,30061254 0,18942377 0,40906322 0,8859957 ]</text:p>
          </table:table-cell>
          <table:table-cell office:value-type="string" calcext:value-type="string">
            <text:p>[[0,10061254 0,01057623 0,10906321 0,71599567]]</text:p>
          </table:table-cell>
          <table:table-cell office:value-type="float" office:value="0.10061254" calcext:value-type="float">
            <text:p>0,10061254</text:p>
          </table:table-cell>
          <table:table-cell office:value-type="float" office:value="0.01057623" calcext:value-type="float">
            <text:p>0,01057623</text:p>
          </table:table-cell>
          <table:table-cell office:value-type="float" office:value="0.10906321" calcext:value-type="float">
            <text:p>0,10906321</text:p>
          </table:table-cell>
          <table:table-cell office:value-type="float" office:value="0.71599567" calcext:value-type="float">
            <text:p>0,71599567</text:p>
          </table:table-cell>
          <table:table-cell office:value-type="string" calcext:value-type="string">
            <text:p>[[1,0122882e-02 1,1185671e-04 1,1894783e-02 5,1264977e-01]]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[0,2 0,1 0, <text:s/>0,1]]</text:p>
          </table:table-cell>
          <table:table-cell office:value-type="string" calcext:value-type="string">
            <text:p>[0,3591462 <text:s/>0,24888523 0,27567327 0,7554875 ]</text:p>
          </table:table-cell>
          <table:table-cell office:value-type="string" calcext:value-type="string">
            <text:p>[[0,1591462 <text:s/>0,14888522 0,27567327 0,6554875 ]]</text:p>
          </table:table-cell>
          <table:table-cell office:value-type="float" office:value="0.1591462" calcext:value-type="float">
            <text:p>0,1591462</text:p>
          </table:table-cell>
          <table:table-cell office:value-type="float" office:value="0.14888522" calcext:value-type="float">
            <text:p>0,14888522</text:p>
          </table:table-cell>
          <table:table-cell office:value-type="float" office:value="0.27567327" calcext:value-type="float">
            <text:p>0,27567327</text:p>
          </table:table-cell>
          <table:table-cell office:value-type="float" office:value="0.6554875" calcext:value-type="float">
            <text:p>0,6554875</text:p>
          </table:table-cell>
          <table:table-cell office:value-type="string" calcext:value-type="string">
            <text:p>[[0,02532751 0,02216681 0,07599575 0,42966384]]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[[0,54 0,3 <text:s/>0, <text:s text:c="2"/>0, <text:s/>]]</text:p>
          </table:table-cell>
          <table:table-cell office:value-type="string" calcext:value-type="string">
            <text:p>[0,42239335 0,40535846 0,4715107 <text:s/>0,65991837]</text:p>
          </table:table-cell>
          <table:table-cell office:value-type="string" calcext:value-type="string">
            <text:p>[[0,11760667 0,10535845 0,4715107 <text:s/>0,65991837]]</text:p>
          </table:table-cell>
          <table:table-cell office:value-type="float" office:value="0.11760667" calcext:value-type="float">
            <text:p>0,11760667</text:p>
          </table:table-cell>
          <table:table-cell office:value-type="float" office:value="0.10535845" calcext:value-type="float">
            <text:p>0,10535845</text:p>
          </table:table-cell>
          <table:table-cell office:value-type="float" office:value="0.4715107" calcext:value-type="float">
            <text:p>0,4715107</text:p>
          </table:table-cell>
          <table:table-cell office:value-type="float" office:value="0.65991837" calcext:value-type="float">
            <text:p>0,65991837</text:p>
          </table:table-cell>
          <table:table-cell office:value-type="string" calcext:value-type="string">
            <text:p>[[0,01383133 0,0111004 <text:s/>0,22232234 0,43549225]]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[[0,1 <text:s/>0,08 0,5 <text:s/>0,3 ]]</text:p>
          </table:table-cell>
          <table:table-cell office:value-type="string" calcext:value-type="string">
            <text:p>[0,49433503 0,4688827 <text:s/>0,42801854 0,6665716 ]</text:p>
          </table:table-cell>
          <table:table-cell office:value-type="string" calcext:value-type="string">
            <text:p>[[0,39433503 0,3888827 <text:s/>0,07198146 0,3665716 ]]</text:p>
          </table:table-cell>
          <table:table-cell office:value-type="float" office:value="0.39433503" calcext:value-type="float">
            <text:p>0,39433503</text:p>
          </table:table-cell>
          <table:table-cell office:value-type="float" office:value="0.3888827" calcext:value-type="float">
            <text:p>0,3888827</text:p>
          </table:table-cell>
          <table:table-cell office:value-type="float" office:value="0.07198146" calcext:value-type="float">
            <text:p>0,07198146</text:p>
          </table:table-cell>
          <table:table-cell office:value-type="float" office:value="0.3665716" calcext:value-type="float">
            <text:p>0,3665716</text:p>
          </table:table-cell>
          <table:table-cell office:value-type="string" calcext:value-type="string">
            <text:p>[[0,15550011 0,15122975 0,00518133 0,13437474]]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[[0,11 0,09 0,3 <text:s/>0,1 ]]</text:p>
          </table:table-cell>
          <table:table-cell office:value-type="string" calcext:value-type="string">
            <text:p>[0,47308737 0,49626938 0,3502067 <text:s/>0,7115188 ]</text:p>
          </table:table-cell>
          <table:table-cell office:value-type="string" calcext:value-type="string">
            <text:p>[[0,36308736 0,40626937 0,05020669 0,6115188 ]]</text:p>
          </table:table-cell>
          <table:table-cell office:value-type="float" office:value="0.36308736" calcext:value-type="float">
            <text:p>0,36308736</text:p>
          </table:table-cell>
          <table:table-cell office:value-type="float" office:value="0.40626937" calcext:value-type="float">
            <text:p>0,40626937</text:p>
          </table:table-cell>
          <table:table-cell office:value-type="float" office:value="0.05020669" calcext:value-type="float">
            <text:p>0,05020669</text:p>
          </table:table-cell>
          <table:table-cell office:value-type="float" office:value="0.6115188" calcext:value-type="float">
            <text:p>0,6115188</text:p>
          </table:table-cell>
          <table:table-cell office:value-type="string" calcext:value-type="string">
            <text:p>[[0,13183242 0,1650548 <text:s/>0,00252071 0,37395525]]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[[0,1 <text:s/>0, <text:s text:c="2"/>0, <text:s text:c="2"/>0,07]]</text:p>
          </table:table-cell>
          <table:table-cell office:value-type="string" calcext:value-type="string">
            <text:p>[0,35671026 0,1894712 <text:s/>0,33736032 0,85584015]</text:p>
          </table:table-cell>
          <table:table-cell office:value-type="string" calcext:value-type="string">
            <text:p>[[0,25671026 0,1894712 <text:s/>0,33736032 0,78584015]]</text:p>
          </table:table-cell>
          <table:table-cell office:value-type="float" office:value="0.25671026" calcext:value-type="float">
            <text:p>0,25671026</text:p>
          </table:table-cell>
          <table:table-cell office:value-type="float" office:value="0.1894712" calcext:value-type="float">
            <text:p>0,1894712</text:p>
          </table:table-cell>
          <table:table-cell office:value-type="float" office:value="0.33736032" calcext:value-type="float">
            <text:p>0,33736032</text:p>
          </table:table-cell>
          <table:table-cell office:value-type="float" office:value="0.78584015" calcext:value-type="float">
            <text:p>0,78584015</text:p>
          </table:table-cell>
          <table:table-cell office:value-type="string" calcext:value-type="string">
            <text:p>[[0,06590016 0,03589934 0,11381198 0,6175448 ]]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[[0,1 0,2 0,3 0,3]]</text:p>
          </table:table-cell>
          <table:table-cell office:value-type="string" calcext:value-type="string">
            <text:p>[0,43842074 0,27022636 0,527888 <text:s text:c="2"/>0,69405144]</text:p>
          </table:table-cell>
          <table:table-cell office:value-type="string" calcext:value-type="string">
            <text:p>[[0,33842075 0,07022636 0,22788799 0,39405143]]</text:p>
          </table:table-cell>
          <table:table-cell office:value-type="float" office:value="0.33842075" calcext:value-type="float">
            <text:p>0,33842075</text:p>
          </table:table-cell>
          <table:table-cell office:value-type="float" office:value="0.07022636" calcext:value-type="float">
            <text:p>0,07022636</text:p>
          </table:table-cell>
          <table:table-cell office:value-type="float" office:value="0.22788799" calcext:value-type="float">
            <text:p>0,22788799</text:p>
          </table:table-cell>
          <table:table-cell office:value-type="float" office:value="0.39405143" calcext:value-type="float">
            <text:p>0,39405143</text:p>
          </table:table-cell>
          <table:table-cell office:value-type="string" calcext:value-type="string">
            <text:p>[[0,1145286 <text:s/>0,00493174 0,05193293 0,15527654]]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[[0,2 0,2 0,7 0,3]]</text:p>
          </table:table-cell>
          <table:table-cell office:value-type="string" calcext:value-type="string">
            <text:p>[0,36247164 0,19817539 0,29980934 0,6515323 ]</text:p>
          </table:table-cell>
          <table:table-cell office:value-type="string" calcext:value-type="string">
            <text:p>[[0,16247164 0,00182462 0,40019065 0,35153228]]</text:p>
          </table:table-cell>
          <table:table-cell office:value-type="float" office:value="0.16247164" calcext:value-type="float">
            <text:p>0,16247164</text:p>
          </table:table-cell>
          <table:table-cell office:value-type="float" office:value="0.00182462" calcext:value-type="float">
            <text:p>0,00182462</text:p>
          </table:table-cell>
          <table:table-cell office:value-type="float" office:value="0.40019065" calcext:value-type="float">
            <text:p>0,40019065</text:p>
          </table:table-cell>
          <table:table-cell office:value-type="float" office:value="0.35153228" calcext:value-type="float">
            <text:p>0,35153228</text:p>
          </table:table-cell>
          <table:table-cell office:value-type="string" calcext:value-type="string">
            <text:p>[[2,6397033e-02 3,3292285e-06 1,6015255e-01 1,2357494e-01]]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[[0,5 0,5 0,1 0,8]]</text:p>
          </table:table-cell>
          <table:table-cell office:value-type="string" calcext:value-type="string">
            <text:p>[0,5116977 <text:s/>0,35601375 0,56570625 0,6849292 ]</text:p>
          </table:table-cell>
          <table:table-cell office:value-type="string" calcext:value-type="string">
            <text:p>[[0,01169771 0,14398625 0,46570626 0,11507082]]</text:p>
          </table:table-cell>
          <table:table-cell office:value-type="float" office:value="0.01169771" calcext:value-type="float">
            <text:p>0,01169771</text:p>
          </table:table-cell>
          <table:table-cell office:value-type="float" office:value="0.14398625" calcext:value-type="float">
            <text:p>0,14398625</text:p>
          </table:table-cell>
          <table:table-cell office:value-type="float" office:value="0.46570626" calcext:value-type="float">
            <text:p>0,46570626</text:p>
          </table:table-cell>
          <table:table-cell office:value-type="float" office:value="0.11507082" calcext:value-type="float">
            <text:p>0,11507082</text:p>
          </table:table-cell>
          <table:table-cell office:value-type="string" calcext:value-type="string">
            <text:p>[[1,3683640e-04 2,0732041e-02 2,1688232e-01 1,3241294e-02]]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[[0,2 <text:s/>0,11 0,08 0,8 ]]</text:p>
          </table:table-cell>
          <table:table-cell office:value-type="string" calcext:value-type="string">
            <text:p>[0,507083 <text:s text:c="2"/>0,37309998 0,5246268 <text:s/>0,699407 <text:s/>]</text:p>
          </table:table-cell>
          <table:table-cell office:value-type="string" calcext:value-type="string">
            <text:p>[[0,307083 <text:s text:c="2"/>0,26309997 0,4446268 <text:s/>0,10059303]]</text:p>
          </table:table-cell>
          <table:table-cell office:value-type="float" office:value="0.307083" calcext:value-type="float">
            <text:p>0,307083</text:p>
          </table:table-cell>
          <table:table-cell office:value-type="float" office:value="0.26309997" calcext:value-type="float">
            <text:p>0,26309997</text:p>
          </table:table-cell>
          <table:table-cell office:value-type="float" office:value="0.4446268" calcext:value-type="float">
            <text:p>0,4446268</text:p>
          </table:table-cell>
          <table:table-cell office:value-type="float" office:value="0.10059303" calcext:value-type="float">
            <text:p>0,10059303</text:p>
          </table:table-cell>
          <table:table-cell office:value-type="string" calcext:value-type="string">
            <text:p>[[0,09429997 0,06922159 0,197693 <text:s text:c="2"/>0,01011896]]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[[0,5 0,5 0,1 0,3]]</text:p>
          </table:table-cell>
          <table:table-cell office:value-type="string" calcext:value-type="string">
            <text:p>[0,42476776 0,06492998 0,38656497 0,60109097]</text:p>
          </table:table-cell>
          <table:table-cell office:value-type="string" calcext:value-type="string">
            <text:p>[[0,07523224 0,43507 <text:s text:c="3"/>0,28656498 0,30109096]]</text:p>
          </table:table-cell>
          <table:table-cell office:value-type="float" office:value="0.07523224" calcext:value-type="float">
            <text:p>0,07523224</text:p>
          </table:table-cell>
          <table:table-cell office:value-type="float" office:value="0.43507" calcext:value-type="float">
            <text:p>0,43507</text:p>
          </table:table-cell>
          <table:table-cell office:value-type="float" office:value="0.28656498" calcext:value-type="float">
            <text:p>0,28656498</text:p>
          </table:table-cell>
          <table:table-cell office:value-type="float" office:value="0.30109096" calcext:value-type="float">
            <text:p>0,30109096</text:p>
          </table:table-cell>
          <table:table-cell office:value-type="string" calcext:value-type="string">
            <text:p>[[0,00565989 0,18928592 0,08211949 0,09065577]]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[[0,1 <text:s/>0,1 <text:s/>0, <text:s text:c="2"/>0,13]]</text:p>
          </table:table-cell>
          <table:table-cell office:value-type="string" calcext:value-type="string">
            <text:p>[0,34587666 0,31193295 0,24781612 0,73781294]</text:p>
          </table:table-cell>
          <table:table-cell office:value-type="string" calcext:value-type="string">
            <text:p>[[0,24587667 0,21193296 0,24781612 0,60781294]]</text:p>
          </table:table-cell>
          <table:table-cell office:value-type="float" office:value="0.24587667" calcext:value-type="float">
            <text:p>0,24587667</text:p>
          </table:table-cell>
          <table:table-cell office:value-type="float" office:value="0.21193296" calcext:value-type="float">
            <text:p>0,21193296</text:p>
          </table:table-cell>
          <table:table-cell office:value-type="float" office:value="0.24781612" calcext:value-type="float">
            <text:p>0,24781612</text:p>
          </table:table-cell>
          <table:table-cell office:value-type="float" office:value="0.60781294" calcext:value-type="float">
            <text:p>0,60781294</text:p>
          </table:table-cell>
          <table:table-cell office:value-type="string" calcext:value-type="string">
            <text:p>[[0,06045534 0,04491558 0,06141283 0,36943656]]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[[0,1 <text:s/>0,1 <text:s/>0,8 <text:s/>0,15]]</text:p>
          </table:table-cell>
          <table:table-cell office:value-type="string" calcext:value-type="string">
            <text:p>[0,35409367 0,13625209 0,44202667 0,7445409 ]</text:p>
          </table:table-cell>
          <table:table-cell office:value-type="string" calcext:value-type="string">
            <text:p>[[0,25409368 0,03625209 0,35797334 0,59454095]]</text:p>
          </table:table-cell>
          <table:table-cell office:value-type="float" office:value="0.25409368" calcext:value-type="float">
            <text:p>0,25409368</text:p>
          </table:table-cell>
          <table:table-cell office:value-type="float" office:value="0.03625209" calcext:value-type="float">
            <text:p>0,03625209</text:p>
          </table:table-cell>
          <table:table-cell office:value-type="float" office:value="0.35797334" calcext:value-type="float">
            <text:p>0,35797334</text:p>
          </table:table-cell>
          <table:table-cell office:value-type="float" office:value="0.59454095" calcext:value-type="float">
            <text:p>0,59454095</text:p>
          </table:table-cell>
          <table:table-cell office:value-type="string" calcext:value-type="string">
            <text:p>[[0,06456359 0,00131421 0,1281449 <text:s/>0,35347894]]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[[0,75 0,6 <text:s/>0, <text:s text:c="2"/>0, <text:s/>]]</text:p>
          </table:table-cell>
          <table:table-cell office:value-type="string" calcext:value-type="string">
            <text:p>[0,48022845 0,42942134 0,31465274 0,7242925 ]</text:p>
          </table:table-cell>
          <table:table-cell office:value-type="string" calcext:value-type="string">
            <text:p>[[0,26977155 0,17057869 0,31465274 0,7242925 ]]</text:p>
          </table:table-cell>
          <table:table-cell office:value-type="float" office:value="0.26977155" calcext:value-type="float">
            <text:p>0,26977155</text:p>
          </table:table-cell>
          <table:table-cell office:value-type="float" office:value="0.17057869" calcext:value-type="float">
            <text:p>0,17057869</text:p>
          </table:table-cell>
          <table:table-cell office:value-type="float" office:value="0.31465274" calcext:value-type="float">
            <text:p>0,31465274</text:p>
          </table:table-cell>
          <table:table-cell office:value-type="float" office:value="0.7242925" calcext:value-type="float">
            <text:p>0,7242925</text:p>
          </table:table-cell>
          <table:table-cell office:value-type="string" calcext:value-type="string">
            <text:p>[[0,07277669 0,02909709 0,09900635 0,5245997 ]]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[[0,75 0,69 0,09 0,13]]</text:p>
          </table:table-cell>
          <table:table-cell office:value-type="string" calcext:value-type="string">
            <text:p>[0,34667966 0,2489271 <text:s/>0,26973218 0,7988023 ]</text:p>
          </table:table-cell>
          <table:table-cell office:value-type="string" calcext:value-type="string">
            <text:p>[[0,40332034 0,44107288 0,17973217 0,6688023 ]]</text:p>
          </table:table-cell>
          <table:table-cell office:value-type="float" office:value="0.40332034" calcext:value-type="float">
            <text:p>0,40332034</text:p>
          </table:table-cell>
          <table:table-cell office:value-type="float" office:value="0.44107288" calcext:value-type="float">
            <text:p>0,44107288</text:p>
          </table:table-cell>
          <table:table-cell office:value-type="float" office:value="0.17973217" calcext:value-type="float">
            <text:p>0,17973217</text:p>
          </table:table-cell>
          <table:table-cell office:value-type="float" office:value="0.6688023" calcext:value-type="float">
            <text:p>0,6688023</text:p>
          </table:table-cell>
          <table:table-cell office:value-type="string" calcext:value-type="string">
            <text:p>[[0,1626673 <text:s/>0,19454528 0,03230365 0,44729653]]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[[0,5 <text:s/>0,5 <text:s/>0,97 1, <text:s/>]]</text:p>
          </table:table-cell>
          <table:table-cell office:value-type="string" calcext:value-type="string">
            <text:p>[0,35857227 0,13630934 0,3944706 <text:s/>0,77957326]</text:p>
          </table:table-cell>
          <table:table-cell office:value-type="string" calcext:value-type="string">
            <text:p>[[0,14142773 0,36369067 0,57552946 0,22042674]]</text:p>
          </table:table-cell>
          <table:table-cell office:value-type="float" office:value="0.14142773" calcext:value-type="float">
            <text:p>0,14142773</text:p>
          </table:table-cell>
          <table:table-cell office:value-type="float" office:value="0.36369067" calcext:value-type="float">
            <text:p>0,36369067</text:p>
          </table:table-cell>
          <table:table-cell office:value-type="float" office:value="0.57552946" calcext:value-type="float">
            <text:p>0,57552946</text:p>
          </table:table-cell>
          <table:table-cell office:value-type="float" office:value="0.22042674" calcext:value-type="float">
            <text:p>0,22042674</text:p>
          </table:table-cell>
          <table:table-cell office:value-type="string" calcext:value-type="string">
            <text:p>[[0,0200018 <text:s/>0,1322709 <text:s/>0,33123416 0,04858795]]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[[0, <text:s text:c="2"/>0, <text:s text:c="2"/>0,05 0,05]]</text:p>
          </table:table-cell>
          <table:table-cell office:value-type="string" calcext:value-type="string">
            <text:p>[0,45391047 0,25990534 0,3397265 <text:s/>0,6875667 ]</text:p>
          </table:table-cell>
          <table:table-cell office:value-type="string" calcext:value-type="string">
            <text:p>[[0,45391047 0,25990534 0,2897265 <text:s/>0,6375667 ]]</text:p>
          </table:table-cell>
          <table:table-cell office:value-type="float" office:value="0.45391047" calcext:value-type="float">
            <text:p>0,45391047</text:p>
          </table:table-cell>
          <table:table-cell office:value-type="float" office:value="0.25990534" calcext:value-type="float">
            <text:p>0,25990534</text:p>
          </table:table-cell>
          <table:table-cell office:value-type="float" office:value="0.2897265" calcext:value-type="float">
            <text:p>0,2897265</text:p>
          </table:table-cell>
          <table:table-cell office:value-type="float" office:value="0.6375667" calcext:value-type="float">
            <text:p>0,6375667</text:p>
          </table:table-cell>
          <table:table-cell office:value-type="string" calcext:value-type="string">
            <text:p>[[0,20603472 0,06755079 0,08394144 0,40649128]]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[[0,1 <text:s/>0,2 <text:s/>0,08 0,24]]</text:p>
          </table:table-cell>
          <table:table-cell office:value-type="string" calcext:value-type="string">
            <text:p>[0,39360955 0,05749118 0,4182642 <text:s/>0,6094311 ]</text:p>
          </table:table-cell>
          <table:table-cell office:value-type="string" calcext:value-type="string">
            <text:p>[[0,29360956 0,14250883 0,33826423 0,36943108]]</text:p>
          </table:table-cell>
          <table:table-cell office:value-type="float" office:value="0.29360956" calcext:value-type="float">
            <text:p>0,29360956</text:p>
          </table:table-cell>
          <table:table-cell office:value-type="float" office:value="0.14250883" calcext:value-type="float">
            <text:p>0,14250883</text:p>
          </table:table-cell>
          <table:table-cell office:value-type="float" office:value="0.33826423" calcext:value-type="float">
            <text:p>0,33826423</text:p>
          </table:table-cell>
          <table:table-cell office:value-type="float" office:value="0.36943108" calcext:value-type="float">
            <text:p>0,36943108</text:p>
          </table:table-cell>
          <table:table-cell office:value-type="string" calcext:value-type="string">
            <text:p>[[0,08620657 0,02030877 0,11442269 0,13647932]]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[[0,75 0,4 <text:s/>0,4 <text:s/>0,3 ]]</text:p>
          </table:table-cell>
          <table:table-cell office:value-type="string" calcext:value-type="string">
            <text:p>[0,38811585 0,5202108 <text:s/>0,22348276 0,60821325]</text:p>
          </table:table-cell>
          <table:table-cell office:value-type="string" calcext:value-type="string">
            <text:p>[[0,36188415 0,1202108 <text:s/>0,17651725 0,30821323]]</text:p>
          </table:table-cell>
          <table:table-cell office:value-type="float" office:value="0.36188415" calcext:value-type="float">
            <text:p>0,36188415</text:p>
          </table:table-cell>
          <table:table-cell office:value-type="float" office:value="0.1202108" calcext:value-type="float">
            <text:p>0,1202108</text:p>
          </table:table-cell>
          <table:table-cell office:value-type="float" office:value="0.17651725" calcext:value-type="float">
            <text:p>0,17651725</text:p>
          </table:table-cell>
          <table:table-cell office:value-type="float" office:value="0.30821323" calcext:value-type="float">
            <text:p>0,30821323</text:p>
          </table:table-cell>
          <table:table-cell office:value-type="string" calcext:value-type="string">
            <text:p>[[0,13096014 0,01445064 0,03115834 0,09499539]]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[[0,5 0,5 0,2 1, ]]</text:p>
          </table:table-cell>
          <table:table-cell office:value-type="string" calcext:value-type="string">
            <text:p>[0,27888092 0,15300535 0,5575392 <text:s/>0,5809838 ]</text:p>
          </table:table-cell>
          <table:table-cell office:value-type="string" calcext:value-type="string">
            <text:p>[[0,22111908 0,34699464 0,35753924 0,41901618]]</text:p>
          </table:table-cell>
          <table:table-cell office:value-type="float" office:value="0.22111908" calcext:value-type="float">
            <text:p>0,22111908</text:p>
          </table:table-cell>
          <table:table-cell office:value-type="float" office:value="0.34699464" calcext:value-type="float">
            <text:p>0,34699464</text:p>
          </table:table-cell>
          <table:table-cell office:value-type="float" office:value="0.35753924" calcext:value-type="float">
            <text:p>0,35753924</text:p>
          </table:table-cell>
          <table:table-cell office:value-type="float" office:value="0.41901618" calcext:value-type="float">
            <text:p>0,41901618</text:p>
          </table:table-cell>
          <table:table-cell office:value-type="string" calcext:value-type="string">
            <text:p>[[0,04889365 0,12040528 0,1278343 <text:s/>0,17557456]]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[[0,5 <text:s/>0,5 <text:s/>0,85 0,4 ]]</text:p>
          </table:table-cell>
          <table:table-cell office:value-type="string" calcext:value-type="string">
            <text:p>[0,32687363 0,09158047 0,5146074 <text:s/>0,7553713 ]</text:p>
          </table:table-cell>
          <table:table-cell office:value-type="string" calcext:value-type="string">
            <text:p>[[0,17312637 0,40841952 0,3353926 <text:s/>0,35537127]]</text:p>
          </table:table-cell>
          <table:table-cell office:value-type="float" office:value="0.17312637" calcext:value-type="float">
            <text:p>0,17312637</text:p>
          </table:table-cell>
          <table:table-cell office:value-type="float" office:value="0.40841952" calcext:value-type="float">
            <text:p>0,40841952</text:p>
          </table:table-cell>
          <table:table-cell office:value-type="float" office:value="0.3353926" calcext:value-type="float">
            <text:p>0,3353926</text:p>
          </table:table-cell>
          <table:table-cell office:value-type="float" office:value="0.35537127" calcext:value-type="float">
            <text:p>0,35537127</text:p>
          </table:table-cell>
          <table:table-cell office:value-type="string" calcext:value-type="string">
            <text:p>[[0,02997274 0,1668065 <text:s/>0,1124882 <text:s/>0,12628874]]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[[0,1 0,1 0, <text:s/>0, ]]</text:p>
          </table:table-cell>
          <table:table-cell office:value-type="string" calcext:value-type="string">
            <text:p>[0,44742265 0,2947777 <text:s/>0,4044047 <text:s/>0,6996235 ]</text:p>
          </table:table-cell>
          <table:table-cell office:value-type="string" calcext:value-type="string">
            <text:p>[[0,34742266 0,1947777 <text:s/>0,4044047 <text:s/>0,6996235 ]]</text:p>
          </table:table-cell>
          <table:table-cell office:value-type="float" office:value="0.34742266" calcext:value-type="float">
            <text:p>0,34742266</text:p>
          </table:table-cell>
          <table:table-cell office:value-type="float" office:value="0.1947777" calcext:value-type="float">
            <text:p>0,1947777</text:p>
          </table:table-cell>
          <table:table-cell office:value-type="float" office:value="0.4044047" calcext:value-type="float">
            <text:p>0,4044047</text:p>
          </table:table-cell>
          <table:table-cell office:value-type="float" office:value="0.6996235" calcext:value-type="float">
            <text:p>0,6996235</text:p>
          </table:table-cell>
          <table:table-cell office:value-type="string" calcext:value-type="string">
            <text:p>[[0,12070251 0,03793835 0,16354316 0,48947307]]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[[0,2 <text:s/>0,2 <text:s/>0,45 0,3 ]]</text:p>
          </table:table-cell>
          <table:table-cell office:value-type="string" calcext:value-type="string">
            <text:p>[0,33009633 0,06407603 0,33740348 0,7281556 ]</text:p>
          </table:table-cell>
          <table:table-cell office:value-type="string" calcext:value-type="string">
            <text:p>[[0,13009633 0,13592398 0,11259651 0,4281556 ]]</text:p>
          </table:table-cell>
          <table:table-cell office:value-type="float" office:value="0.13009633" calcext:value-type="float">
            <text:p>0,13009633</text:p>
          </table:table-cell>
          <table:table-cell office:value-type="float" office:value="0.13592398" calcext:value-type="float">
            <text:p>0,13592398</text:p>
          </table:table-cell>
          <table:table-cell office:value-type="float" office:value="0.11259651" calcext:value-type="float">
            <text:p>0,11259651</text:p>
          </table:table-cell>
          <table:table-cell office:value-type="float" office:value="0.4281556" calcext:value-type="float">
            <text:p>0,4281556</text:p>
          </table:table-cell>
          <table:table-cell office:value-type="string" calcext:value-type="string">
            <text:p>[[0,01692506 0,01847533 0,01267797 0,18331721]]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[[0,5 <text:s/>0,11 0, <text:s text:c="2"/>0, <text:s/>]]</text:p>
          </table:table-cell>
          <table:table-cell office:value-type="string" calcext:value-type="string">
            <text:p>[0,47280005 0,28034237 0,3208242 <text:s/>0,52067715]</text:p>
          </table:table-cell>
          <table:table-cell office:value-type="string" calcext:value-type="string">
            <text:p>[[0,02719995 0,17034237 0,3208242 <text:s/>0,52067715]]</text:p>
          </table:table-cell>
          <table:table-cell office:value-type="float" office:value="0.02719995" calcext:value-type="float">
            <text:p>0,02719995</text:p>
          </table:table-cell>
          <table:table-cell office:value-type="float" office:value="0.17034237" calcext:value-type="float">
            <text:p>0,17034237</text:p>
          </table:table-cell>
          <table:table-cell office:value-type="float" office:value="0.3208242" calcext:value-type="float">
            <text:p>0,3208242</text:p>
          </table:table-cell>
          <table:table-cell office:value-type="float" office:value="0.52067715" calcext:value-type="float">
            <text:p>0,52067715</text:p>
          </table:table-cell>
          <table:table-cell office:value-type="string" calcext:value-type="string">
            <text:p>[[0,00073984 0,02901652 0,10292817 0,2711047 ]]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[[0,9 <text:s/>0,9 <text:s/>0,94 0,03]]</text:p>
          </table:table-cell>
          <table:table-cell office:value-type="string" calcext:value-type="string">
            <text:p>[0,34333885 0,16666862 0,5702616 <text:s/>0,69539726]</text:p>
          </table:table-cell>
          <table:table-cell office:value-type="string" calcext:value-type="string">
            <text:p>[[0,5566611 0,7333313 0,3697384 0,6653973]]</text:p>
          </table:table-cell>
          <table:table-cell office:value-type="float" office:value="0.5566611" calcext:value-type="float">
            <text:p>0,5566611</text:p>
          </table:table-cell>
          <table:table-cell office:value-type="float" office:value="0.7333313" calcext:value-type="float">
            <text:p>0,7333313</text:p>
          </table:table-cell>
          <table:table-cell office:value-type="float" office:value="0.3697384" calcext:value-type="float">
            <text:p>0,3697384</text:p>
          </table:table-cell>
          <table:table-cell office:value-type="float" office:value="0.6653973" calcext:value-type="float">
            <text:p>0,6653973</text:p>
          </table:table-cell>
          <table:table-cell office:value-type="string" calcext:value-type="string">
            <text:p>[[0,3098716 <text:s/>0,5377748 <text:s/>0,13670649 0,44275355]]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[[0,8 <text:s/>0,3 <text:s/>0,09 0,01]]</text:p>
          </table:table-cell>
          <table:table-cell office:value-type="string" calcext:value-type="string">
            <text:p>[0,39876077 0,39320108 0,34536666 0,8240487 ]</text:p>
          </table:table-cell>
          <table:table-cell office:value-type="string" calcext:value-type="string">
            <text:p>[[0,40123925 0,09320107 0,25536665 0,8140487 ]]</text:p>
          </table:table-cell>
          <table:table-cell office:value-type="float" office:value="0.40123925" calcext:value-type="float">
            <text:p>0,40123925</text:p>
          </table:table-cell>
          <table:table-cell office:value-type="float" office:value="0.09320107" calcext:value-type="float">
            <text:p>0,09320107</text:p>
          </table:table-cell>
          <table:table-cell office:value-type="float" office:value="0.25536665" calcext:value-type="float">
            <text:p>0,25536665</text:p>
          </table:table-cell>
          <table:table-cell office:value-type="float" office:value="0.8140487" calcext:value-type="float">
            <text:p>0,8140487</text:p>
          </table:table-cell>
          <table:table-cell office:value-type="string" calcext:value-type="string">
            <text:p>[[0,16099294 0,00868644 0,06521213 0,6626753 ]]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[[0,73 0,17 0,09 0,15]]</text:p>
          </table:table-cell>
          <table:table-cell office:value-type="string" calcext:value-type="string">
            <text:p>[0,26512566 0,3563065 <text:s/>0,3390258 <text:s/>0,8526557 ]</text:p>
          </table:table-cell>
          <table:table-cell office:value-type="string" calcext:value-type="string">
            <text:p>[[0,46487436 0,18630649 0,24902579 0,7026557 ]]</text:p>
          </table:table-cell>
          <table:table-cell office:value-type="float" office:value="0.46487436" calcext:value-type="float">
            <text:p>0,46487436</text:p>
          </table:table-cell>
          <table:table-cell office:value-type="float" office:value="0.18630649" calcext:value-type="float">
            <text:p>0,18630649</text:p>
          </table:table-cell>
          <table:table-cell office:value-type="float" office:value="0.24902579" calcext:value-type="float">
            <text:p>0,24902579</text:p>
          </table:table-cell>
          <table:table-cell office:value-type="float" office:value="0.7026557" calcext:value-type="float">
            <text:p>0,7026557</text:p>
          </table:table-cell>
          <table:table-cell office:value-type="string" calcext:value-type="string">
            <text:p>[[0,21610817 0,03471011 0,06201385 0,493725 <text:s/>]]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[[0, <text:s text:c="2"/>0,02 0,1 <text:s/>0,13]]</text:p>
          </table:table-cell>
          <table:table-cell office:value-type="string" calcext:value-type="string">
            <text:p>[0,50139236 0,27243835 0,37645614 0,5241228 ]</text:p>
          </table:table-cell>
          <table:table-cell office:value-type="string" calcext:value-type="string">
            <text:p>[[0,50139236 0,25243834 0,27645615 0,39412278]]</text:p>
          </table:table-cell>
          <table:table-cell office:value-type="float" office:value="0.50139236" calcext:value-type="float">
            <text:p>0,50139236</text:p>
          </table:table-cell>
          <table:table-cell office:value-type="float" office:value="0.25243834" calcext:value-type="float">
            <text:p>0,25243834</text:p>
          </table:table-cell>
          <table:table-cell office:value-type="float" office:value="0.27645615" calcext:value-type="float">
            <text:p>0,27645615</text:p>
          </table:table-cell>
          <table:table-cell office:value-type="float" office:value="0.39412278" calcext:value-type="float">
            <text:p>0,39412278</text:p>
          </table:table-cell>
          <table:table-cell office:value-type="string" calcext:value-type="string">
            <text:p>[[0,2513943 <text:s/>0,06372511 0,076428 <text:s text:c="2"/>0,15533276]]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[0,83 0,8 <text:s/>0,1 <text:s/>0,09]]</text:p>
          </table:table-cell>
          <table:table-cell office:value-type="string" calcext:value-type="string">
            <text:p>[0,34517393 0,14696334 0,4918385 <text:s/>0,7319616 ]</text:p>
          </table:table-cell>
          <table:table-cell office:value-type="string" calcext:value-type="string">
            <text:p>[[0,48482606 0,65303665 0,39183852 0,6419616 ]]</text:p>
          </table:table-cell>
          <table:table-cell office:value-type="float" office:value="0.48482606" calcext:value-type="float">
            <text:p>0,48482606</text:p>
          </table:table-cell>
          <table:table-cell office:value-type="float" office:value="0.65303665" calcext:value-type="float">
            <text:p>0,65303665</text:p>
          </table:table-cell>
          <table:table-cell office:value-type="float" office:value="0.39183852" calcext:value-type="float">
            <text:p>0,39183852</text:p>
          </table:table-cell>
          <table:table-cell office:value-type="float" office:value="0.6419616" calcext:value-type="float">
            <text:p>0,6419616</text:p>
          </table:table-cell>
          <table:table-cell office:value-type="string" calcext:value-type="string">
            <text:p>[[0,23505631 0,42645687 0,15353742 0,41211465]]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[[0,5 <text:s/>0,1 <text:s/>0,07 0,11]]</text:p>
          </table:table-cell>
          <table:table-cell office:value-type="string" calcext:value-type="string">
            <text:p>[0,37322262 0,0299355 <text:s/>0,36479732 0,7642414 ]</text:p>
          </table:table-cell>
          <table:table-cell office:value-type="string" calcext:value-type="string">
            <text:p>[[0,12677738 0,0700645 <text:s/>0,29479733 0,6542414 ]]</text:p>
          </table:table-cell>
          <table:table-cell office:value-type="float" office:value="0.12677738" calcext:value-type="float">
            <text:p>0,12677738</text:p>
          </table:table-cell>
          <table:table-cell office:value-type="float" office:value="0.0700645" calcext:value-type="float">
            <text:p>0,0700645</text:p>
          </table:table-cell>
          <table:table-cell office:value-type="float" office:value="0.29479733" calcext:value-type="float">
            <text:p>0,29479733</text:p>
          </table:table-cell>
          <table:table-cell office:value-type="float" office:value="0.6542414" calcext:value-type="float">
            <text:p>0,6542414</text:p>
          </table:table-cell>
          <table:table-cell office:value-type="string" calcext:value-type="string">
            <text:p>[[0,0160725 <text:s/>0,00490903 0,08690546 0,4280318 ]]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[[0,5 <text:s/>0,5 <text:s/>0,11 0,5 ]]</text:p>
          </table:table-cell>
          <table:table-cell office:value-type="string" calcext:value-type="string">
            <text:p>[0,29640883 0,3485842 <text:s/>0,31805938 0,8048413 ]</text:p>
          </table:table-cell>
          <table:table-cell office:value-type="string" calcext:value-type="string">
            <text:p>[[0,20359117 0,1514158 <text:s/>0,20805939 0,30484128]]</text:p>
          </table:table-cell>
          <table:table-cell office:value-type="float" office:value="0.20359117" calcext:value-type="float">
            <text:p>0,20359117</text:p>
          </table:table-cell>
          <table:table-cell office:value-type="float" office:value="0.1514158" calcext:value-type="float">
            <text:p>0,1514158</text:p>
          </table:table-cell>
          <table:table-cell office:value-type="float" office:value="0.20805939" calcext:value-type="float">
            <text:p>0,20805939</text:p>
          </table:table-cell>
          <table:table-cell office:value-type="float" office:value="0.30484128" calcext:value-type="float">
            <text:p>0,30484128</text:p>
          </table:table-cell>
          <table:table-cell office:value-type="string" calcext:value-type="string">
            <text:p>[[0,04144936 0,02292674 0,04328871 0,09292821]]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[[0,5 <text:s/>0,5 <text:s/>0, <text:s text:c="2"/>0,68]]</text:p>
          </table:table-cell>
          <table:table-cell office:value-type="string" calcext:value-type="string">
            <text:p>[0,39661703 0,2444392 <text:s/>0,3104875 <text:s/>0,78462833]</text:p>
          </table:table-cell>
          <table:table-cell office:value-type="string" calcext:value-type="string">
            <text:p>[[0,10338297 0,25556082 0,3104875 <text:s/>0,10462832]]</text:p>
          </table:table-cell>
          <table:table-cell office:value-type="float" office:value="0.10338297" calcext:value-type="float">
            <text:p>0,10338297</text:p>
          </table:table-cell>
          <table:table-cell office:value-type="float" office:value="0.25556082" calcext:value-type="float">
            <text:p>0,25556082</text:p>
          </table:table-cell>
          <table:table-cell office:value-type="float" office:value="0.3104875" calcext:value-type="float">
            <text:p>0,3104875</text:p>
          </table:table-cell>
          <table:table-cell office:value-type="float" office:value="0.10462832" calcext:value-type="float">
            <text:p>0,10462832</text:p>
          </table:table-cell>
          <table:table-cell office:value-type="string" calcext:value-type="string">
            <text:p>[[0,01068804 0,06531133 0,0964025 <text:s/>0,01094709]]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[[0,2 0,1 0,7 0,3]]</text:p>
          </table:table-cell>
          <table:table-cell office:value-type="string" calcext:value-type="string">
            <text:p>[0,437613 <text:s text:c="2"/>0,4068835 <text:s/>0,42608607 0,73237985]</text:p>
          </table:table-cell>
          <table:table-cell office:value-type="string" calcext:value-type="string">
            <text:p>[[0,237613 <text:s text:c="2"/>0,3068835 <text:s/>0,27391392 0,43237984]]</text:p>
          </table:table-cell>
          <table:table-cell office:value-type="float" office:value="0.237613" calcext:value-type="float">
            <text:p>0,237613</text:p>
          </table:table-cell>
          <table:table-cell office:value-type="float" office:value="0.3068835" calcext:value-type="float">
            <text:p>0,3068835</text:p>
          </table:table-cell>
          <table:table-cell office:value-type="float" office:value="0.27391392" calcext:value-type="float">
            <text:p>0,27391392</text:p>
          </table:table-cell>
          <table:table-cell office:value-type="float" office:value="0.43237984" calcext:value-type="float">
            <text:p>0,43237984</text:p>
          </table:table-cell>
          <table:table-cell office:value-type="string" calcext:value-type="string">
            <text:p>[[0,05645994 0,09417749 0,07502884 0,18695232]]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[[0,5 0,2 0,7 0,3]]</text:p>
          </table:table-cell>
          <table:table-cell office:value-type="string" calcext:value-type="string">
            <text:p>[0,5622249 <text:s/>0,3716955 <text:s/>0,43564412 0,58222634]</text:p>
          </table:table-cell>
          <table:table-cell office:value-type="string" calcext:value-type="string">
            <text:p>[[0,06222492 0,17169549 0,26435587 0,28222632]]</text:p>
          </table:table-cell>
          <table:table-cell office:value-type="float" office:value="0.06222492" calcext:value-type="float">
            <text:p>0,06222492</text:p>
          </table:table-cell>
          <table:table-cell office:value-type="float" office:value="0.17169549" calcext:value-type="float">
            <text:p>0,17169549</text:p>
          </table:table-cell>
          <table:table-cell office:value-type="float" office:value="0.26435587" calcext:value-type="float">
            <text:p>0,26435587</text:p>
          </table:table-cell>
          <table:table-cell office:value-type="float" office:value="0.28222632" calcext:value-type="float">
            <text:p>0,28222632</text:p>
          </table:table-cell>
          <table:table-cell office:value-type="string" calcext:value-type="string">
            <text:p>[[0,00387194 0,02947934 0,06988402 0,0796517 ]]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[[0, 0, 0, 0,]]</text:p>
          </table:table-cell>
          <table:table-cell office:value-type="string" calcext:value-type="string">
            <text:p>[0,21716416 0,20260553 0,26602656 0,81756526]</text:p>
          </table:table-cell>
          <table:table-cell office:value-type="string" calcext:value-type="string">
            <text:p>[[0,21716416 0,20260553 0,26602656 0,81756526]]</text:p>
          </table:table-cell>
          <table:table-cell office:value-type="float" office:value="0.21716416" calcext:value-type="float">
            <text:p>0,21716416</text:p>
          </table:table-cell>
          <table:table-cell office:value-type="float" office:value="0.20260553" calcext:value-type="float">
            <text:p>0,20260553</text:p>
          </table:table-cell>
          <table:table-cell office:value-type="float" office:value="0.26602656" calcext:value-type="float">
            <text:p>0,26602656</text:p>
          </table:table-cell>
          <table:table-cell office:value-type="float" office:value="0.81756526" calcext:value-type="float">
            <text:p>0,81756526</text:p>
          </table:table-cell>
          <table:table-cell office:value-type="string" calcext:value-type="string">
            <text:p>[[0,04716027 0,041049 <text:s text:c="2"/>0,07077013 0,668413 <text:s/>]]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[[0,2 <text:s/>0,19 0,02 0,09]]</text:p>
          </table:table-cell>
          <table:table-cell office:value-type="string" calcext:value-type="string">
            <text:p>[0,26179677 0,45737556 0,19714063 0,67568284]</text:p>
          </table:table-cell>
          <table:table-cell office:value-type="string" calcext:value-type="string">
            <text:p>[[0,06179677 0,26737556 0,17714064 0,58568287]]</text:p>
          </table:table-cell>
          <table:table-cell office:value-type="float" office:value="0.06179677" calcext:value-type="float">
            <text:p>0,06179677</text:p>
          </table:table-cell>
          <table:table-cell office:value-type="float" office:value="0.26737556" calcext:value-type="float">
            <text:p>0,26737556</text:p>
          </table:table-cell>
          <table:table-cell office:value-type="float" office:value="0.17714064" calcext:value-type="float">
            <text:p>0,17714064</text:p>
          </table:table-cell>
          <table:table-cell office:value-type="float" office:value="0.58568287" calcext:value-type="float">
            <text:p>0,58568287</text:p>
          </table:table-cell>
          <table:table-cell office:value-type="string" calcext:value-type="string">
            <text:p>[[0,00381884 0,07148969 0,03137881 0,34302443]]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[[0,06 0,07 0,08 0,1 ]]</text:p>
          </table:table-cell>
          <table:table-cell office:value-type="string" calcext:value-type="string">
            <text:p>[0,44218904 0,06755935 0,52770907 0,71486425]</text:p>
          </table:table-cell>
          <table:table-cell office:value-type="string" calcext:value-type="string">
            <text:p>[[0,38218904 0,00244065 0,44770908 0,61486423]]</text:p>
          </table:table-cell>
          <table:table-cell office:value-type="float" office:value="0.38218904" calcext:value-type="float">
            <text:p>0,38218904</text:p>
          </table:table-cell>
          <table:table-cell office:value-type="float" office:value="0.00244065" calcext:value-type="float">
            <text:p>0,00244065</text:p>
          </table:table-cell>
          <table:table-cell office:value-type="float" office:value="0.44770908" calcext:value-type="float">
            <text:p>0,44770908</text:p>
          </table:table-cell>
          <table:table-cell office:value-type="float" office:value="0.61486423" calcext:value-type="float">
            <text:p>0,61486423</text:p>
          </table:table-cell>
          <table:table-cell office:value-type="string" calcext:value-type="string">
            <text:p>[[1,4606845e-01 5,9567542e-06 2,0044342e-01 3,7805802e-01]]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[[0,3 <text:s/>0,1 <text:s/>0,3 <text:s/>0,54]]</text:p>
          </table:table-cell>
          <table:table-cell office:value-type="string" calcext:value-type="string">
            <text:p>[0,44933805 0,298777 <text:s text:c="2"/>0,36174953 0,65169764]</text:p>
          </table:table-cell>
          <table:table-cell office:value-type="string" calcext:value-type="string">
            <text:p>[[0,14933804 0,19877702 0,06174952 0,11169761]]</text:p>
          </table:table-cell>
          <table:table-cell office:value-type="float" office:value="0.14933804" calcext:value-type="float">
            <text:p>0,14933804</text:p>
          </table:table-cell>
          <table:table-cell office:value-type="float" office:value="0.19877702" calcext:value-type="float">
            <text:p>0,19877702</text:p>
          </table:table-cell>
          <table:table-cell office:value-type="float" office:value="0.06174952" calcext:value-type="float">
            <text:p>0,06174952</text:p>
          </table:table-cell>
          <table:table-cell office:value-type="float" office:value="0.11169761" calcext:value-type="float">
            <text:p>0,11169761</text:p>
          </table:table-cell>
          <table:table-cell office:value-type="string" calcext:value-type="string">
            <text:p>[[0,02230185 0,0395123 <text:s/>0,003813 <text:s text:c="2"/>0,01247636]]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[[0,7 0,7 0, <text:s/>0, ]]</text:p>
          </table:table-cell>
          <table:table-cell office:value-type="string" calcext:value-type="string">
            <text:p>[0,29224434 0,24092613 0,33652598 0,78158754]</text:p>
          </table:table-cell>
          <table:table-cell office:value-type="string" calcext:value-type="string">
            <text:p>[[0,40775564 0,45907384 0,33652598 0,78158754]]</text:p>
          </table:table-cell>
          <table:table-cell office:value-type="float" office:value="0.40775564" calcext:value-type="float">
            <text:p>0,40775564</text:p>
          </table:table-cell>
          <table:table-cell office:value-type="float" office:value="0.45907384" calcext:value-type="float">
            <text:p>0,45907384</text:p>
          </table:table-cell>
          <table:table-cell office:value-type="float" office:value="0.33652598" calcext:value-type="float">
            <text:p>0,33652598</text:p>
          </table:table-cell>
          <table:table-cell office:value-type="float" office:value="0.78158754" calcext:value-type="float">
            <text:p>0,78158754</text:p>
          </table:table-cell>
          <table:table-cell office:value-type="string" calcext:value-type="string">
            <text:p>[[0,16626467 0,21074879 0,11324973 0,61087906]]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[[0,5 <text:s/>0,5 <text:s/>0,19 1, <text:s/>]]</text:p>
          </table:table-cell>
          <table:table-cell office:value-type="string" calcext:value-type="string">
            <text:p>[0,33952972 0,09156312 0,5251279 <text:s/>0,7781245 ]</text:p>
          </table:table-cell>
          <table:table-cell office:value-type="string" calcext:value-type="string">
            <text:p>[[0,16047028 0,4084369 <text:s/>0,3351279 <text:s/>0,22187549]]</text:p>
          </table:table-cell>
          <table:table-cell office:value-type="float" office:value="0.16047028" calcext:value-type="float">
            <text:p>0,16047028</text:p>
          </table:table-cell>
          <table:table-cell office:value-type="float" office:value="0.4084369" calcext:value-type="float">
            <text:p>0,4084369</text:p>
          </table:table-cell>
          <table:table-cell office:value-type="float" office:value="0.3351279" calcext:value-type="float">
            <text:p>0,3351279</text:p>
          </table:table-cell>
          <table:table-cell office:value-type="float" office:value="0.22187549" calcext:value-type="float">
            <text:p>0,22187549</text:p>
          </table:table-cell>
          <table:table-cell office:value-type="string" calcext:value-type="string">
            <text:p>[[0,02575071 0,16682069 0,1123107 <text:s/>0,04922873]]</text:p>
          </table:table-cell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[[0,5 0,5 0,9 1, ]]</text:p>
          </table:table-cell>
          <table:table-cell office:value-type="string" calcext:value-type="string">
            <text:p>[0,38070273 0,33759925 0,5009351 <text:s/>0,728 <text:s text:c="4"/>]</text:p>
          </table:table-cell>
          <table:table-cell office:value-type="string" calcext:value-type="string">
            <text:p>[[0,11929727 0,16240075 0,3990649 <text:s/>0,272 <text:s text:c="4"/>]]</text:p>
          </table:table-cell>
          <table:table-cell office:value-type="float" office:value="0.11929727" calcext:value-type="float">
            <text:p>0,11929727</text:p>
          </table:table-cell>
          <table:table-cell office:value-type="float" office:value="0.16240075" calcext:value-type="float">
            <text:p>0,16240075</text:p>
          </table:table-cell>
          <table:table-cell office:value-type="float" office:value="0.3990649" calcext:value-type="float">
            <text:p>0,3990649</text:p>
          </table:table-cell>
          <table:table-cell office:value-type="float" office:value="0.272" calcext:value-type="float">
            <text:p>0,272</text:p>
          </table:table-cell>
          <table:table-cell office:value-type="string" calcext:value-type="string">
            <text:p>[[0,01423184 0,026374 <text:s text:c="2"/>0,1592528 <text:s/>0,073984 <text:s/>]]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[[0,7 0,5 0,9 0,9]]</text:p>
          </table:table-cell>
          <table:table-cell office:value-type="string" calcext:value-type="string">
            <text:p>[0,4849443 <text:s/>0,34693325 0,54377776 0,7324671 ]</text:p>
          </table:table-cell>
          <table:table-cell office:value-type="string" calcext:value-type="string">
            <text:p>[[0,21505567 0,15306675 0,3562222 <text:s/>0,16753286]]</text:p>
          </table:table-cell>
          <table:table-cell office:value-type="float" office:value="0.21505567" calcext:value-type="float">
            <text:p>0,21505567</text:p>
          </table:table-cell>
          <table:table-cell office:value-type="float" office:value="0.15306675" calcext:value-type="float">
            <text:p>0,15306675</text:p>
          </table:table-cell>
          <table:table-cell office:value-type="float" office:value="0.3562222" calcext:value-type="float">
            <text:p>0,3562222</text:p>
          </table:table-cell>
          <table:table-cell office:value-type="float" office:value="0.16753286" calcext:value-type="float">
            <text:p>0,16753286</text:p>
          </table:table-cell>
          <table:table-cell office:value-type="string" calcext:value-type="string">
            <text:p>[[0,04624894 0,02342943 0,12689427 0,02806726]]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[[0,54 0,77 0,06 0,14]]</text:p>
          </table:table-cell>
          <table:table-cell office:value-type="string" calcext:value-type="string">
            <text:p>[0,24194457 0,14517944 0,6066694 <text:s/>0,5867365 ]</text:p>
          </table:table-cell>
          <table:table-cell office:value-type="string" calcext:value-type="string">
            <text:p>[[0,29805547 0,62482053 0,5466694 <text:s/>0,4467365 ]]</text:p>
          </table:table-cell>
          <table:table-cell office:value-type="float" office:value="0.29805547" calcext:value-type="float">
            <text:p>0,29805547</text:p>
          </table:table-cell>
          <table:table-cell office:value-type="float" office:value="0.62482053" calcext:value-type="float">
            <text:p>0,62482053</text:p>
          </table:table-cell>
          <table:table-cell office:value-type="float" office:value="0.5466694" calcext:value-type="float">
            <text:p>0,5466694</text:p>
          </table:table-cell>
          <table:table-cell office:value-type="float" office:value="0.4467365" calcext:value-type="float">
            <text:p>0,4467365</text:p>
          </table:table-cell>
          <table:table-cell office:value-type="string" calcext:value-type="string">
            <text:p>[[0,08883706 0,3904007 <text:s/>0,29884747 0,19957352]]</text:p>
          </table:table-cell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[[0,11 0,15 0,69 0,25]]</text:p>
          </table:table-cell>
          <table:table-cell office:value-type="string" calcext:value-type="string">
            <text:p>[0,37385586 0,10454167 0,4963671 <text:s/>0,62438387]</text:p>
          </table:table-cell>
          <table:table-cell office:value-type="string" calcext:value-type="string">
            <text:p>[[0,26385587 0,04545834 0,1936329 <text:s/>0,37438387]]</text:p>
          </table:table-cell>
          <table:table-cell office:value-type="float" office:value="0.26385587" calcext:value-type="float">
            <text:p>0,26385587</text:p>
          </table:table-cell>
          <table:table-cell office:value-type="float" office:value="0.04545834" calcext:value-type="float">
            <text:p>0,04545834</text:p>
          </table:table-cell>
          <table:table-cell office:value-type="float" office:value="0.1936329" calcext:value-type="float">
            <text:p>0,1936329</text:p>
          </table:table-cell>
          <table:table-cell office:value-type="float" office:value="0.37438387" calcext:value-type="float">
            <text:p>0,37438387</text:p>
          </table:table-cell>
          <table:table-cell office:value-type="string" calcext:value-type="string">
            <text:p>[[0,06961992 0,00206646 0,0374937 <text:s/>0,14016327]]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[[0,5 0,5 0, <text:s/>0, ]]</text:p>
          </table:table-cell>
          <table:table-cell office:value-type="string" calcext:value-type="string">
            <text:p>[0,38637003 0,3990183 <text:s/>0,4002697 <text:s/>0,6271582 ]</text:p>
          </table:table-cell>
          <table:table-cell office:value-type="string" calcext:value-type="string">
            <text:p>[[0,11362997 0,10098171 0,4002697 <text:s/>0,6271582 ]]</text:p>
          </table:table-cell>
          <table:table-cell office:value-type="float" office:value="0.11362997" calcext:value-type="float">
            <text:p>0,11362997</text:p>
          </table:table-cell>
          <table:table-cell office:value-type="float" office:value="0.10098171" calcext:value-type="float">
            <text:p>0,10098171</text:p>
          </table:table-cell>
          <table:table-cell office:value-type="float" office:value="0.4002697" calcext:value-type="float">
            <text:p>0,4002697</text:p>
          </table:table-cell>
          <table:table-cell office:value-type="float" office:value="0.6271582" calcext:value-type="float">
            <text:p>0,6271582</text:p>
          </table:table-cell>
          <table:table-cell office:value-type="string" calcext:value-type="string">
            <text:p>[[0,01291177 0,01019731 0,16021582 0,39332744]]</text:p>
          </table:table-cell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[[0,8 <text:s/>0,6 <text:s/>0,5 <text:s/>0,25]]</text:p>
          </table:table-cell>
          <table:table-cell office:value-type="string" calcext:value-type="string">
            <text:p>[0,4126351 <text:s/>0,46031633 0,45654637 0,6571272 ]</text:p>
          </table:table-cell>
          <table:table-cell office:value-type="string" calcext:value-type="string">
            <text:p>[[0,38736492 0,1396837 <text:s/>0,04345363 0,4071272 ]]</text:p>
          </table:table-cell>
          <table:table-cell office:value-type="float" office:value="0.38736492" calcext:value-type="float">
            <text:p>0,38736492</text:p>
          </table:table-cell>
          <table:table-cell office:value-type="float" office:value="0.1396837" calcext:value-type="float">
            <text:p>0,1396837</text:p>
          </table:table-cell>
          <table:table-cell office:value-type="float" office:value="0.04345363" calcext:value-type="float">
            <text:p>0,04345363</text:p>
          </table:table-cell>
          <table:table-cell office:value-type="float" office:value="0.4071272" calcext:value-type="float">
            <text:p>0,4071272</text:p>
          </table:table-cell>
          <table:table-cell office:value-type="string" calcext:value-type="string">
            <text:p>[[0,15005158 0,01951153 0,00188822 0,16575256]]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[[0,6 0,2 0, <text:s/>0, ]]</text:p>
          </table:table-cell>
          <table:table-cell office:value-type="string" calcext:value-type="string">
            <text:p>[0,3298411 <text:s/>0,30328932 0,41755313 0,6462518 ]</text:p>
          </table:table-cell>
          <table:table-cell office:value-type="string" calcext:value-type="string">
            <text:p>[[0,27015892 0,10328932 0,41755313 0,6462518 ]]</text:p>
          </table:table-cell>
          <table:table-cell office:value-type="float" office:value="0.27015892" calcext:value-type="float">
            <text:p>0,27015892</text:p>
          </table:table-cell>
          <table:table-cell office:value-type="float" office:value="0.10328932" calcext:value-type="float">
            <text:p>0,10328932</text:p>
          </table:table-cell>
          <table:table-cell office:value-type="float" office:value="0.41755313" calcext:value-type="float">
            <text:p>0,41755313</text:p>
          </table:table-cell>
          <table:table-cell office:value-type="float" office:value="0.6462518" calcext:value-type="float">
            <text:p>0,6462518</text:p>
          </table:table-cell>
          <table:table-cell office:value-type="string" calcext:value-type="string">
            <text:p>[[0,07298584 0,01066868 0,17435062 0,41764137]]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[[0,03 0,12 0,4 <text:s/>0,3 ]]</text:p>
          </table:table-cell>
          <table:table-cell office:value-type="string" calcext:value-type="string">
            <text:p>[0,40751198 0,20046347 0,44088566 0,7905558 ]</text:p>
          </table:table-cell>
          <table:table-cell office:value-type="string" calcext:value-type="string">
            <text:p>[[0,37751198 0,08046348 0,04088566 0,49055576]]</text:p>
          </table:table-cell>
          <table:table-cell office:value-type="float" office:value="0.37751198" calcext:value-type="float">
            <text:p>0,37751198</text:p>
          </table:table-cell>
          <table:table-cell office:value-type="float" office:value="0.08046348" calcext:value-type="float">
            <text:p>0,08046348</text:p>
          </table:table-cell>
          <table:table-cell office:value-type="float" office:value="0.04088566" calcext:value-type="float">
            <text:p>0,04088566</text:p>
          </table:table-cell>
          <table:table-cell office:value-type="float" office:value="0.49055576" calcext:value-type="float">
            <text:p>0,49055576</text:p>
          </table:table-cell>
          <table:table-cell office:value-type="string" calcext:value-type="string">
            <text:p>[[0,14251529 0,00647437 0,00167164 0,24064496]]</text:p>
          </table:table-cell>
          <table:table-cell table:number-columns-repeated="10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[[0,8 <text:s/>0,22 0,27 0,5 ]]</text:p>
          </table:table-cell>
          <table:table-cell office:value-type="string" calcext:value-type="string">
            <text:p>[0,44547263 0,33494982 0,5361271 <text:s/>0,7176536 ]</text:p>
          </table:table-cell>
          <table:table-cell office:value-type="string" calcext:value-type="string">
            <text:p>[[0,35452738 0,11494982 0,26612708 0,21765357]]</text:p>
          </table:table-cell>
          <table:table-cell office:value-type="float" office:value="0.35452738" calcext:value-type="float">
            <text:p>0,35452738</text:p>
          </table:table-cell>
          <table:table-cell office:value-type="float" office:value="0.11494982" calcext:value-type="float">
            <text:p>0,11494982</text:p>
          </table:table-cell>
          <table:table-cell office:value-type="float" office:value="0.26612708" calcext:value-type="float">
            <text:p>0,26612708</text:p>
          </table:table-cell>
          <table:table-cell office:value-type="float" office:value="0.21765357" calcext:value-type="float">
            <text:p>0,21765357</text:p>
          </table:table-cell>
          <table:table-cell office:value-type="string" calcext:value-type="string">
            <text:p>[[0,12568967 0,01321346 0,07082362 0,04737308]]</text:p>
          </table:table-cell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[[0,2 <text:s/>0, <text:s text:c="2"/>0,7 <text:s/>0,03]]</text:p>
          </table:table-cell>
          <table:table-cell office:value-type="string" calcext:value-type="string">
            <text:p>[0,36334175 0,32665747 0,41957703 0,8159763 ]</text:p>
          </table:table-cell>
          <table:table-cell office:value-type="string" calcext:value-type="string">
            <text:p>[[0,16334175 0,32665747 0,28042296 0,78597635]]</text:p>
          </table:table-cell>
          <table:table-cell office:value-type="float" office:value="0.16334175" calcext:value-type="float">
            <text:p>0,16334175</text:p>
          </table:table-cell>
          <table:table-cell office:value-type="float" office:value="0.32665747" calcext:value-type="float">
            <text:p>0,32665747</text:p>
          </table:table-cell>
          <table:table-cell office:value-type="float" office:value="0.28042296" calcext:value-type="float">
            <text:p>0,28042296</text:p>
          </table:table-cell>
          <table:table-cell office:value-type="float" office:value="0.78597635" calcext:value-type="float">
            <text:p>0,78597635</text:p>
          </table:table-cell>
          <table:table-cell office:value-type="string" calcext:value-type="string">
            <text:p>[[0,02668053 0,10670511 0,07863703 0,6177588 ]]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[[0,09 0,1 <text:s/>0,54 0,3 ]]</text:p>
          </table:table-cell>
          <table:table-cell office:value-type="string" calcext:value-type="string">
            <text:p>[0,36762497 0,22099133 0,32061988 0,7657216 ]</text:p>
          </table:table-cell>
          <table:table-cell office:value-type="string" calcext:value-type="string">
            <text:p>[[0,27762496 0,12099133 0,21938014 0,4657216 ]]</text:p>
          </table:table-cell>
          <table:table-cell office:value-type="float" office:value="0.27762496" calcext:value-type="float">
            <text:p>0,27762496</text:p>
          </table:table-cell>
          <table:table-cell office:value-type="float" office:value="0.12099133" calcext:value-type="float">
            <text:p>0,12099133</text:p>
          </table:table-cell>
          <table:table-cell office:value-type="float" office:value="0.21938014" calcext:value-type="float">
            <text:p>0,21938014</text:p>
          </table:table-cell>
          <table:table-cell office:value-type="float" office:value="0.4657216" calcext:value-type="float">
            <text:p>0,4657216</text:p>
          </table:table-cell>
          <table:table-cell office:value-type="string" calcext:value-type="string">
            <text:p>[[0,07707562 0,0146389 <text:s/>0,04812765 0,21689661]]</text:p>
          </table:table-cell>
          <table:table-cell table:number-columns-repeated="10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[[0,1 0,2 0,8 0,7]]</text:p>
          </table:table-cell>
          <table:table-cell office:value-type="string" calcext:value-type="string">
            <text:p>[0,27858922 0,20182489 0,3404235 <text:s/>0,7091704 ]</text:p>
          </table:table-cell>
          <table:table-cell office:value-type="string" calcext:value-type="string">
            <text:p>[[0,17858922 0,00182489 0,45957652 0,00917041]]</text:p>
          </table:table-cell>
          <table:table-cell office:value-type="float" office:value="0.17858922" calcext:value-type="float">
            <text:p>0,17858922</text:p>
          </table:table-cell>
          <table:table-cell office:value-type="float" office:value="0.00182489" calcext:value-type="float">
            <text:p>0,00182489</text:p>
          </table:table-cell>
          <table:table-cell office:value-type="float" office:value="0.45957652" calcext:value-type="float">
            <text:p>0,45957652</text:p>
          </table:table-cell>
          <table:table-cell office:value-type="float" office:value="0.00917041" calcext:value-type="float">
            <text:p>0,00917041</text:p>
          </table:table-cell>
          <table:table-cell office:value-type="string" calcext:value-type="string">
            <text:p>[[3,1894110e-02 3,3302074e-06 2,1121058e-01 8,4096479e-05]]</text:p>
          </table:table-cell>
          <table:table-cell table:number-columns-repeated="10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[[0,8 <text:s/>0,83 0, <text:s text:c="2"/>0,14]]</text:p>
          </table:table-cell>
          <table:table-cell office:value-type="string" calcext:value-type="string">
            <text:p>[0,41330275 0,5049007 <text:s/>0,33091667 0,658814 <text:s/>]</text:p>
          </table:table-cell>
          <table:table-cell office:value-type="string" calcext:value-type="string">
            <text:p>[[0,38669726 0,3250993 <text:s/>0,33091667 0,518814 <text:s/>]]</text:p>
          </table:table-cell>
          <table:table-cell office:value-type="float" office:value="0.38669726" calcext:value-type="float">
            <text:p>0,38669726</text:p>
          </table:table-cell>
          <table:table-cell office:value-type="float" office:value="0.3250993" calcext:value-type="float">
            <text:p>0,3250993</text:p>
          </table:table-cell>
          <table:table-cell office:value-type="float" office:value="0.33091667" calcext:value-type="float">
            <text:p>0,33091667</text:p>
          </table:table-cell>
          <table:table-cell office:value-type="float" office:value="0.518814" calcext:value-type="float">
            <text:p>0,518814</text:p>
          </table:table-cell>
          <table:table-cell office:value-type="string" calcext:value-type="string">
            <text:p>[[0,14953478 0,10568955 0,10950585 0,269168 <text:s/>]]</text:p>
          </table:table-cell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[[0,93 0,85 0,07 0, <text:s/>]]</text:p>
          </table:table-cell>
          <table:table-cell office:value-type="string" calcext:value-type="string">
            <text:p>[0,4119684 <text:s/>0,46384734 0,26839763 0,6781256 ]</text:p>
          </table:table-cell>
          <table:table-cell office:value-type="string" calcext:value-type="string">
            <text:p>[[0,5180316 <text:s/>0,38615268 0,19839764 0,6781256 ]]</text:p>
          </table:table-cell>
          <table:table-cell office:value-type="float" office:value="0.5180316" calcext:value-type="float">
            <text:p>0,5180316</text:p>
          </table:table-cell>
          <table:table-cell office:value-type="float" office:value="0.38615268" calcext:value-type="float">
            <text:p>0,38615268</text:p>
          </table:table-cell>
          <table:table-cell office:value-type="float" office:value="0.19839764" calcext:value-type="float">
            <text:p>0,19839764</text:p>
          </table:table-cell>
          <table:table-cell office:value-type="float" office:value="0.6781256" calcext:value-type="float">
            <text:p>0,6781256</text:p>
          </table:table-cell>
          <table:table-cell office:value-type="string" calcext:value-type="string">
            <text:p>[[0,26835674 0,1491139 <text:s/>0,03936162 0,45985436]]</text:p>
          </table:table-cell>
          <table:table-cell table:number-columns-repeated="101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[[0, 0, 0, 0,]]</text:p>
          </table:table-cell>
          <table:table-cell office:value-type="string" calcext:value-type="string">
            <text:p>[0,4107271 <text:s/>0,12204271 0,42477107 0,6739468 ]</text:p>
          </table:table-cell>
          <table:table-cell office:value-type="string" calcext:value-type="string">
            <text:p>[[0,4107271 <text:s/>0,12204271 0,42477107 0,6739468 ]]</text:p>
          </table:table-cell>
          <table:table-cell office:value-type="float" office:value="0.4107271" calcext:value-type="float">
            <text:p>0,4107271</text:p>
          </table:table-cell>
          <table:table-cell office:value-type="float" office:value="0.12204271" calcext:value-type="float">
            <text:p>0,12204271</text:p>
          </table:table-cell>
          <table:table-cell office:value-type="float" office:value="0.42477107" calcext:value-type="float">
            <text:p>0,42477107</text:p>
          </table:table-cell>
          <table:table-cell office:value-type="float" office:value="0.6739468" calcext:value-type="float">
            <text:p>0,6739468</text:p>
          </table:table-cell>
          <table:table-cell office:value-type="string" calcext:value-type="string">
            <text:p>[[0,16869676 0,01489442 0,18043046 0,4542043 ]]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[[0,7 <text:s/>0,6 <text:s/>0,8 <text:s/>0,11]]</text:p>
          </table:table-cell>
          <table:table-cell office:value-type="string" calcext:value-type="string">
            <text:p>[0,37608832 0,25649515 0,35496986 0,9149043 ]</text:p>
          </table:table-cell>
          <table:table-cell office:value-type="string" calcext:value-type="string">
            <text:p>[[0,32391167 0,34350488 0,44503015 0,8049043 ]]</text:p>
          </table:table-cell>
          <table:table-cell office:value-type="float" office:value="0.32391167" calcext:value-type="float">
            <text:p>0,32391167</text:p>
          </table:table-cell>
          <table:table-cell office:value-type="float" office:value="0.34350488" calcext:value-type="float">
            <text:p>0,34350488</text:p>
          </table:table-cell>
          <table:table-cell office:value-type="float" office:value="0.44503015" calcext:value-type="float">
            <text:p>0,44503015</text:p>
          </table:table-cell>
          <table:table-cell office:value-type="float" office:value="0.8049043" calcext:value-type="float">
            <text:p>0,8049043</text:p>
          </table:table-cell>
          <table:table-cell office:value-type="string" calcext:value-type="string">
            <text:p>[[0,10491877 0,1179956 <text:s/>0,19805184 0,6478709 ]]</text:p>
          </table:table-cell>
          <table:table-cell table:number-columns-repeated="10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[[0, <text:s text:c="2"/>0, <text:s text:c="2"/>0, <text:s text:c="2"/>0,11]]</text:p>
          </table:table-cell>
          <table:table-cell office:value-type="string" calcext:value-type="string">
            <text:p>[0,33968568 0,09701195 0,39785945 0,6840159 ]</text:p>
          </table:table-cell>
          <table:table-cell office:value-type="string" calcext:value-type="string">
            <text:p>[[0,33968568 0,09701195 0,39785945 0,5740159 ]]</text:p>
          </table:table-cell>
          <table:table-cell office:value-type="float" office:value="0.33968568" calcext:value-type="float">
            <text:p>0,33968568</text:p>
          </table:table-cell>
          <table:table-cell office:value-type="float" office:value="0.09701195" calcext:value-type="float">
            <text:p>0,09701195</text:p>
          </table:table-cell>
          <table:table-cell office:value-type="float" office:value="0.39785945" calcext:value-type="float">
            <text:p>0,39785945</text:p>
          </table:table-cell>
          <table:table-cell office:value-type="float" office:value="0.5740159" calcext:value-type="float">
            <text:p>0,5740159</text:p>
          </table:table-cell>
          <table:table-cell office:value-type="string" calcext:value-type="string">
            <text:p>[[0,11538636 0,00941132 0,15829214 0,32949427]]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[[0,5 0,5 1, <text:s/>1, ]]</text:p>
          </table:table-cell>
          <table:table-cell office:value-type="string" calcext:value-type="string">
            <text:p>[0,2806428 <text:s/>0,15584622 0,54782784 0,59054947]</text:p>
          </table:table-cell>
          <table:table-cell office:value-type="string" calcext:value-type="string">
            <text:p>[[0,21935719 0,34415376 0,45217216 0,40945053]]</text:p>
          </table:table-cell>
          <table:table-cell office:value-type="float" office:value="0.21935719" calcext:value-type="float">
            <text:p>0,21935719</text:p>
          </table:table-cell>
          <table:table-cell office:value-type="float" office:value="0.34415376" calcext:value-type="float">
            <text:p>0,34415376</text:p>
          </table:table-cell>
          <table:table-cell office:value-type="float" office:value="0.45217216" calcext:value-type="float">
            <text:p>0,45217216</text:p>
          </table:table-cell>
          <table:table-cell office:value-type="float" office:value="0.40945053" calcext:value-type="float">
            <text:p>0,40945053</text:p>
          </table:table-cell>
          <table:table-cell office:value-type="string" calcext:value-type="string">
            <text:p>[[0,04811758 0,11844181 0,20445967 0,16764973]]</text:p>
          </table:table-cell>
          <table:table-cell table:number-columns-repeated="101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[[0,3 0,2 0,5 0,3]]</text:p>
          </table:table-cell>
          <table:table-cell office:value-type="string" calcext:value-type="string">
            <text:p>[0,36986515 0,14241304 0,32745922 0,66421086]</text:p>
          </table:table-cell>
          <table:table-cell office:value-type="string" calcext:value-type="string">
            <text:p>[[0,06986514 0,05758697 0,17254078 0,36421084]]</text:p>
          </table:table-cell>
          <table:table-cell office:value-type="float" office:value="0.06986514" calcext:value-type="float">
            <text:p>0,06986514</text:p>
          </table:table-cell>
          <table:table-cell office:value-type="float" office:value="0.05758697" calcext:value-type="float">
            <text:p>0,05758697</text:p>
          </table:table-cell>
          <table:table-cell office:value-type="float" office:value="0.17254078" calcext:value-type="float">
            <text:p>0,17254078</text:p>
          </table:table-cell>
          <table:table-cell office:value-type="float" office:value="0.36421084" calcext:value-type="float">
            <text:p>0,36421084</text:p>
          </table:table-cell>
          <table:table-cell office:value-type="string" calcext:value-type="string">
            <text:p>[[0,00488114 0,00331626 0,02977032 0,13264954]]</text:p>
          </table:table-cell>
          <table:table-cell table:number-columns-repeated="10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[[0,54 0,2 <text:s/>0, <text:s text:c="2"/>0, <text:s/>]]</text:p>
          </table:table-cell>
          <table:table-cell office:value-type="string" calcext:value-type="string">
            <text:p>[0,3922787 <text:s/>0,05521662 0,4655984 <text:s/>0,63366157]</text:p>
          </table:table-cell>
          <table:table-cell office:value-type="string" calcext:value-type="string">
            <text:p>[[0,14772132 0,14478338 0,4655984 <text:s/>0,63366157]]</text:p>
          </table:table-cell>
          <table:table-cell office:value-type="float" office:value="0.14772132" calcext:value-type="float">
            <text:p>0,14772132</text:p>
          </table:table-cell>
          <table:table-cell office:value-type="float" office:value="0.14478338" calcext:value-type="float">
            <text:p>0,14478338</text:p>
          </table:table-cell>
          <table:table-cell office:value-type="float" office:value="0.4655984" calcext:value-type="float">
            <text:p>0,4655984</text:p>
          </table:table-cell>
          <table:table-cell office:value-type="float" office:value="0.63366157" calcext:value-type="float">
            <text:p>0,63366157</text:p>
          </table:table-cell>
          <table:table-cell office:value-type="string" calcext:value-type="string">
            <text:p>[[0,02182159 0,02096223 0,21678187 0,401527 <text:s/>]]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[[0,1 0,1 0, <text:s/>0, ]]</text:p>
          </table:table-cell>
          <table:table-cell office:value-type="string" calcext:value-type="string">
            <text:p>[0,4504797 <text:s/>0,2536011 <text:s/>0,36539212 0,6568622 ]</text:p>
          </table:table-cell>
          <table:table-cell office:value-type="string" calcext:value-type="string">
            <text:p>[[0,3504797 <text:s/>0,15360111 0,36539212 0,6568622 ]]</text:p>
          </table:table-cell>
          <table:table-cell office:value-type="float" office:value="0.3504797" calcext:value-type="float">
            <text:p>0,3504797</text:p>
          </table:table-cell>
          <table:table-cell office:value-type="float" office:value="0.15360111" calcext:value-type="float">
            <text:p>0,15360111</text:p>
          </table:table-cell>
          <table:table-cell office:value-type="float" office:value="0.36539212" calcext:value-type="float">
            <text:p>0,36539212</text:p>
          </table:table-cell>
          <table:table-cell office:value-type="float" office:value="0.6568622" calcext:value-type="float">
            <text:p>0,6568622</text:p>
          </table:table-cell>
          <table:table-cell office:value-type="string" calcext:value-type="string">
            <text:p>[[0,12283602 0,0235933 <text:s/>0,1335114 <text:s/>0,43146795]]</text:p>
          </table:table-cell>
          <table:table-cell table:number-columns-repeated="10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[[0,13 0, <text:s text:c="2"/>0, <text:s text:c="2"/>0,07]]</text:p>
          </table:table-cell>
          <table:table-cell office:value-type="string" calcext:value-type="string">
            <text:p>[0,40500623 0,19859876 0,4787585 <text:s/>0,6802028 ]</text:p>
          </table:table-cell>
          <table:table-cell office:value-type="string" calcext:value-type="string">
            <text:p>[[0,27500623 0,19859876 0,4787585 <text:s/>0,6102028 ]]</text:p>
          </table:table-cell>
          <table:table-cell office:value-type="float" office:value="0.27500623" calcext:value-type="float">
            <text:p>0,27500623</text:p>
          </table:table-cell>
          <table:table-cell office:value-type="float" office:value="0.19859876" calcext:value-type="float">
            <text:p>0,19859876</text:p>
          </table:table-cell>
          <table:table-cell office:value-type="float" office:value="0.4787585" calcext:value-type="float">
            <text:p>0,4787585</text:p>
          </table:table-cell>
          <table:table-cell office:value-type="float" office:value="0.6102028" calcext:value-type="float">
            <text:p>0,6102028</text:p>
          </table:table-cell>
          <table:table-cell office:value-type="string" calcext:value-type="string">
            <text:p>[[0,07562843 0,03944147 0,22920972 0,37234744]]</text:p>
          </table:table-cell>
          <table:table-cell table:number-columns-repeated="10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[[0,5 0,2 0,3 0,2]]</text:p>
          </table:table-cell>
          <table:table-cell office:value-type="string" calcext:value-type="string">
            <text:p>[0,44558945 0,3650887 <text:s/>0,32525593 0,6249474 ]</text:p>
          </table:table-cell>
          <table:table-cell office:value-type="string" calcext:value-type="string">
            <text:p>[[0,05441055 0,1650887 <text:s/>0,02525592 0,42494744]]</text:p>
          </table:table-cell>
          <table:table-cell office:value-type="float" office:value="0.05441055" calcext:value-type="float">
            <text:p>0,05441055</text:p>
          </table:table-cell>
          <table:table-cell office:value-type="float" office:value="0.1650887" calcext:value-type="float">
            <text:p>0,1650887</text:p>
          </table:table-cell>
          <table:table-cell office:value-type="float" office:value="0.02525592" calcext:value-type="float">
            <text:p>0,02525592</text:p>
          </table:table-cell>
          <table:table-cell office:value-type="float" office:value="0.42494744" calcext:value-type="float">
            <text:p>0,42494744</text:p>
          </table:table-cell>
          <table:table-cell office:value-type="string" calcext:value-type="string">
            <text:p>[[0,00296051 0,02725428 0,00063786 0,18058033]]</text:p>
          </table:table-cell>
          <table:table-cell table:number-columns-repeated="101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[[0,5 0,5 0,7 0,5]]</text:p>
          </table:table-cell>
          <table:table-cell office:value-type="string" calcext:value-type="string">
            <text:p>[0,41719568 0,5657083 <text:s/>0,4883256 <text:s/>0,7786362 ]</text:p>
          </table:table-cell>
          <table:table-cell office:value-type="string" calcext:value-type="string">
            <text:p>[[0,08280432 0,06570828 0,21167439 0,27863622]]</text:p>
          </table:table-cell>
          <table:table-cell office:value-type="float" office:value="0.08280432" calcext:value-type="float">
            <text:p>0,08280432</text:p>
          </table:table-cell>
          <table:table-cell office:value-type="float" office:value="0.06570828" calcext:value-type="float">
            <text:p>0,06570828</text:p>
          </table:table-cell>
          <table:table-cell office:value-type="float" office:value="0.21167439" calcext:value-type="float">
            <text:p>0,21167439</text:p>
          </table:table-cell>
          <table:table-cell office:value-type="float" office:value="0.27863622" calcext:value-type="float">
            <text:p>0,27863622</text:p>
          </table:table-cell>
          <table:table-cell office:value-type="string" calcext:value-type="string">
            <text:p>[[0,00685656 0,00431758 0,04480605 0,07763814]]</text:p>
          </table:table-cell>
          <table:table-cell table:number-columns-repeated="10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[[0,05 0,08 0,11 0,15]]</text:p>
          </table:table-cell>
          <table:table-cell office:value-type="string" calcext:value-type="string">
            <text:p>[0,3476402 <text:s/>0,14708988 0,48388308 0,9613925 ]</text:p>
          </table:table-cell>
          <table:table-cell office:value-type="string" calcext:value-type="string">
            <text:p>[[0,29764017 0,06708989 0,37388307 0,81139255]]</text:p>
          </table:table-cell>
          <table:table-cell office:value-type="float" office:value="0.29764017" calcext:value-type="float">
            <text:p>0,29764017</text:p>
          </table:table-cell>
          <table:table-cell office:value-type="float" office:value="0.06708989" calcext:value-type="float">
            <text:p>0,06708989</text:p>
          </table:table-cell>
          <table:table-cell office:value-type="float" office:value="0.37388307" calcext:value-type="float">
            <text:p>0,37388307</text:p>
          </table:table-cell>
          <table:table-cell office:value-type="float" office:value="0.81139255" calcext:value-type="float">
            <text:p>0,81139255</text:p>
          </table:table-cell>
          <table:table-cell office:value-type="string" calcext:value-type="string">
            <text:p>[[0,08858968 0,00450105 0,13978855 0,65835786]]</text:p>
          </table:table-cell>
          <table:table-cell table:number-columns-repeated="10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[[0,1 <text:s/>0,2 <text:s/>0,18 0,5 ]]</text:p>
          </table:table-cell>
          <table:table-cell office:value-type="string" calcext:value-type="string">
            <text:p>[0,44650903 0,45810592 0,3584932 <text:s/>0,65392476]</text:p>
          </table:table-cell>
          <table:table-cell office:value-type="string" calcext:value-type="string">
            <text:p>[[0,34650904 0,25810593 0,1784932 <text:s/>0,15392476]]</text:p>
          </table:table-cell>
          <table:table-cell office:value-type="float" office:value="0.34650904" calcext:value-type="float">
            <text:p>0,34650904</text:p>
          </table:table-cell>
          <table:table-cell office:value-type="float" office:value="0.25810593" calcext:value-type="float">
            <text:p>0,25810593</text:p>
          </table:table-cell>
          <table:table-cell office:value-type="float" office:value="0.1784932" calcext:value-type="float">
            <text:p>0,1784932</text:p>
          </table:table-cell>
          <table:table-cell office:value-type="float" office:value="0.15392476" calcext:value-type="float">
            <text:p>0,15392476</text:p>
          </table:table-cell>
          <table:table-cell office:value-type="string" calcext:value-type="string">
            <text:p>[[0,12006851 0,06661867 0,03185982 0,02369283]]</text:p>
          </table:table-cell>
          <table:table-cell table:number-columns-repeated="101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[[0,85 0,3 <text:s/>0, <text:s text:c="2"/>0,3 ]]</text:p>
          </table:table-cell>
          <table:table-cell office:value-type="string" calcext:value-type="string">
            <text:p>[0,31938502 0,10058672 0,47037905 0,7202414 ]</text:p>
          </table:table-cell>
          <table:table-cell office:value-type="string" calcext:value-type="string">
            <text:p>[[0,530615 <text:s text:c="2"/>0,1994133 <text:s/>0,47037905 0,42024142]]</text:p>
          </table:table-cell>
          <table:table-cell office:value-type="float" office:value="0.530615" calcext:value-type="float">
            <text:p>0,530615</text:p>
          </table:table-cell>
          <table:table-cell office:value-type="float" office:value="0.1994133" calcext:value-type="float">
            <text:p>0,1994133</text:p>
          </table:table-cell>
          <table:table-cell office:value-type="float" office:value="0.47037905" calcext:value-type="float">
            <text:p>0,47037905</text:p>
          </table:table-cell>
          <table:table-cell office:value-type="float" office:value="0.42024142" calcext:value-type="float">
            <text:p>0,42024142</text:p>
          </table:table-cell>
          <table:table-cell office:value-type="string" calcext:value-type="string">
            <text:p>[[0,28155226 0,03976566 0,22125645 0,17660284]]</text:p>
          </table:table-cell>
          <table:table-cell table:number-columns-repeated="10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[[0,5 0,5 0,8 0,5]]</text:p>
          </table:table-cell>
          <table:table-cell office:value-type="string" calcext:value-type="string">
            <text:p>[0,43288398 0,08095434 0,38933492 0,557043 <text:s/>]</text:p>
          </table:table-cell>
          <table:table-cell office:value-type="string" calcext:value-type="string">
            <text:p>[[0,06711602 0,41904566 0,4106651 <text:s/>0,05704302]]</text:p>
          </table:table-cell>
          <table:table-cell office:value-type="float" office:value="0.06711602" calcext:value-type="float">
            <text:p>0,06711602</text:p>
          </table:table-cell>
          <table:table-cell office:value-type="float" office:value="0.41904566" calcext:value-type="float">
            <text:p>0,41904566</text:p>
          </table:table-cell>
          <table:table-cell office:value-type="float" office:value="0.4106651" calcext:value-type="float">
            <text:p>0,4106651</text:p>
          </table:table-cell>
          <table:table-cell office:value-type="float" office:value="0.05704302" calcext:value-type="float">
            <text:p>0,05704302</text:p>
          </table:table-cell>
          <table:table-cell office:value-type="string" calcext:value-type="string">
            <text:p>[[0,00450456 0,17559926 0,16864581 0,00325391]]</text:p>
          </table:table-cell>
          <table:table-cell table:number-columns-repeated="101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[[0,6 0,2 0, <text:s/>0, ]]</text:p>
          </table:table-cell>
          <table:table-cell office:value-type="string" calcext:value-type="string">
            <text:p>[0,35207155 0,20052943 0,40969333 0,6904816 ]</text:p>
          </table:table-cell>
          <table:table-cell office:value-type="string" calcext:value-type="string">
            <text:p>[[2,4792847e-01 5,2942336e-04 4,0969333e-01 6,9048160e-01]]</text:p>
          </table:table-cell>
          <table:table-cell table:style-name="ce2" office:value-type="float" office:value="0.24792847" calcext:value-type="float">
            <text:p>2,48E-01</text:p>
          </table:table-cell>
          <table:table-cell table:style-name="ce2" office:value-type="float" office:value="0.00052942336" calcext:value-type="float">
            <text:p>5,29E-04</text:p>
          </table:table-cell>
          <table:table-cell table:style-name="ce2" office:value-type="float" office:value="0.40969333" calcext:value-type="float">
            <text:p>4,10E-01</text:p>
          </table:table-cell>
          <table:table-cell table:style-name="ce2" office:value-type="float" office:value="0.6904816" calcext:value-type="float">
            <text:p>6,90E-01</text:p>
          </table:table-cell>
          <table:table-cell office:value-type="string" calcext:value-type="string">
            <text:p>[[6,1468527e-02 2,8028910e-07 1,6784863e-01 4,7676486e-01]]</text:p>
          </table:table-cell>
          <table:table-cell table:number-columns-repeated="101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[[0,5 0,5 0,3 1, ]]</text:p>
          </table:table-cell>
          <table:table-cell office:value-type="string" calcext:value-type="string">
            <text:p>[0,2807323 <text:s/>0,15592842 0,5476923 <text:s/>0,5903318 ]</text:p>
          </table:table-cell>
          <table:table-cell office:value-type="string" calcext:value-type="string">
            <text:p>[[0,2192677 <text:s/>0,34407157 0,24769229 0,4096682 ]]</text:p>
          </table:table-cell>
          <table:table-cell office:value-type="float" office:value="0.2192677" calcext:value-type="float">
            <text:p>0,2192677</text:p>
          </table:table-cell>
          <table:table-cell office:value-type="float" office:value="0.34407157" calcext:value-type="float">
            <text:p>0,34407157</text:p>
          </table:table-cell>
          <table:table-cell office:value-type="float" office:value="0.24769229" calcext:value-type="float">
            <text:p>0,24769229</text:p>
          </table:table-cell>
          <table:table-cell office:value-type="float" office:value="0.4096682" calcext:value-type="float">
            <text:p>0,4096682</text:p>
          </table:table-cell>
          <table:table-cell office:value-type="string" calcext:value-type="string">
            <text:p>[[0,04807832 0,11838524 0,06135147 0,16782804]]</text:p>
          </table:table-cell>
          <table:table-cell table:number-columns-repeated="101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[[0,5 0,5 0,5 1, ]]</text:p>
          </table:table-cell>
          <table:table-cell office:value-type="string" calcext:value-type="string">
            <text:p>[ 0,28697363 -0,02194036 <text:s/>0,51790416 <text:s/>0,6444092 ]</text:p>
          </table:table-cell>
          <table:table-cell office:value-type="string" calcext:value-type="string">
            <text:p>[[0,21302637 0,52194035 0,01790416 0,35559082]]</text:p>
          </table:table-cell>
          <table:table-cell office:value-type="float" office:value="0.21302637" calcext:value-type="float">
            <text:p>0,21302637</text:p>
          </table:table-cell>
          <table:table-cell office:value-type="float" office:value="0.52194035" calcext:value-type="float">
            <text:p>0,52194035</text:p>
          </table:table-cell>
          <table:table-cell office:value-type="float" office:value="0.01790416" calcext:value-type="float">
            <text:p>0,01790416</text:p>
          </table:table-cell>
          <table:table-cell office:value-type="float" office:value="0.35559082" calcext:value-type="float">
            <text:p>0,35559082</text:p>
          </table:table-cell>
          <table:table-cell office:value-type="string" calcext:value-type="string">
            <text:p>[[0,04538023 0,27242172 0,00032056 0,12644483]]</text:p>
          </table:table-cell>
          <table:table-cell table:number-columns-repeated="101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[[0,8 0,3 0,5 0,5]]</text:p>
          </table:table-cell>
          <table:table-cell office:value-type="string" calcext:value-type="string">
            <text:p>[0,33097342 0,2062307 <text:s/>0,38035604 0,9785197 ]</text:p>
          </table:table-cell>
          <table:table-cell office:value-type="string" calcext:value-type="string">
            <text:p>[[0,4690266 <text:s/>0,09376931 0,11964396 0,47851968]]</text:p>
          </table:table-cell>
          <table:table-cell office:value-type="float" office:value="0.4690266" calcext:value-type="float">
            <text:p>0,4690266</text:p>
          </table:table-cell>
          <table:table-cell office:value-type="float" office:value="0.09376931" calcext:value-type="float">
            <text:p>0,09376931</text:p>
          </table:table-cell>
          <table:table-cell office:value-type="float" office:value="0.11964396" calcext:value-type="float">
            <text:p>0,11964396</text:p>
          </table:table-cell>
          <table:table-cell office:value-type="float" office:value="0.47851968" calcext:value-type="float">
            <text:p>0,47851968</text:p>
          </table:table-cell>
          <table:table-cell office:value-type="string" calcext:value-type="string">
            <text:p>[[0,21998595 0,00879268 0,01431468 0,22898108]]</text:p>
          </table:table-cell>
          <table:table-cell table:number-columns-repeated="10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[[0,5 <text:s/>0,5 <text:s/>0,11 1, <text:s/>]]</text:p>
          </table:table-cell>
          <table:table-cell office:value-type="string" calcext:value-type="string">
            <text:p>[0,32701793 0,24020664 0,37414843 0,7645853 ]</text:p>
          </table:table-cell>
          <table:table-cell office:value-type="string" calcext:value-type="string">
            <text:p>[[0,17298207 0,25979334 0,2641484 <text:s/>0,23541468]]</text:p>
          </table:table-cell>
          <table:table-cell office:value-type="float" office:value="0.17298207" calcext:value-type="float">
            <text:p>0,17298207</text:p>
          </table:table-cell>
          <table:table-cell office:value-type="float" office:value="0.25979334" calcext:value-type="float">
            <text:p>0,25979334</text:p>
          </table:table-cell>
          <table:table-cell office:value-type="float" office:value="0.2641484" calcext:value-type="float">
            <text:p>0,2641484</text:p>
          </table:table-cell>
          <table:table-cell office:value-type="float" office:value="0.23541468" calcext:value-type="float">
            <text:p>0,23541468</text:p>
          </table:table-cell>
          <table:table-cell office:value-type="string" calcext:value-type="string">
            <text:p>[[0,02992279 0,06749258 0,06977438 0,05542007]]</text:p>
          </table:table-cell>
          <table:table-cell table:number-columns-repeated="10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[[0,5 <text:s/>0,5 <text:s/>0,93 1, <text:s/>]]</text:p>
          </table:table-cell>
          <table:table-cell office:value-type="string" calcext:value-type="string">
            <text:p>[0,2511116 <text:s/>0,14178844 0,58547837 0,5911638 ]</text:p>
          </table:table-cell>
          <table:table-cell office:value-type="string" calcext:value-type="string">
            <text:p>[[0,2488884 <text:s/>0,35821158 0,34452164 0,4088362 ]]</text:p>
          </table:table-cell>
          <table:table-cell office:value-type="float" office:value="0.2488884" calcext:value-type="float">
            <text:p>0,2488884</text:p>
          </table:table-cell>
          <table:table-cell office:value-type="float" office:value="0.35821158" calcext:value-type="float">
            <text:p>0,35821158</text:p>
          </table:table-cell>
          <table:table-cell office:value-type="float" office:value="0.34452164" calcext:value-type="float">
            <text:p>0,34452164</text:p>
          </table:table-cell>
          <table:table-cell office:value-type="float" office:value="0.4088362" calcext:value-type="float">
            <text:p>0,4088362</text:p>
          </table:table-cell>
          <table:table-cell office:value-type="string" calcext:value-type="string">
            <text:p>[[0,06194544 0,12831554 0,11869516 0,16714703]]</text:p>
          </table:table-cell>
          <table:table-cell table:number-columns-repeated="101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[[0,7 <text:s/>0,3 <text:s/>0,07 0,09]]</text:p>
          </table:table-cell>
          <table:table-cell office:value-type="string" calcext:value-type="string">
            <text:p>[0,38574758 0,07147696 0,44316587 0,510257 <text:s/>]</text:p>
          </table:table-cell>
          <table:table-cell office:value-type="string" calcext:value-type="string">
            <text:p>[[0,3142524 <text:s/>0,22852305 0,37316588 0,420257 <text:s/>]]</text:p>
          </table:table-cell>
          <table:table-cell office:value-type="float" office:value="0.3142524" calcext:value-type="float">
            <text:p>0,3142524</text:p>
          </table:table-cell>
          <table:table-cell office:value-type="float" office:value="0.22852305" calcext:value-type="float">
            <text:p>0,22852305</text:p>
          </table:table-cell>
          <table:table-cell office:value-type="float" office:value="0.37316588" calcext:value-type="float">
            <text:p>0,37316588</text:p>
          </table:table-cell>
          <table:table-cell office:value-type="float" office:value="0.420257" calcext:value-type="float">
            <text:p>0,420257</text:p>
          </table:table-cell>
          <table:table-cell office:value-type="string" calcext:value-type="string">
            <text:p>[[0,09875458 0,05222278 0,13925277 0,17661595]]</text:p>
          </table:table-cell>
          <table:table-cell table:number-columns-repeated="10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[[0,5 0,5 0,5 1, ]]</text:p>
          </table:table-cell>
          <table:table-cell office:value-type="string" calcext:value-type="string">
            <text:p>[0,39878017 0,34716085 0,39065382 0,72589165]</text:p>
          </table:table-cell>
          <table:table-cell office:value-type="string" calcext:value-type="string">
            <text:p>[[0,10121983 0,15283915 0,10934618 0,27410835]]</text:p>
          </table:table-cell>
          <table:table-cell office:value-type="float" office:value="0.10121983" calcext:value-type="float">
            <text:p>0,10121983</text:p>
          </table:table-cell>
          <table:table-cell office:value-type="float" office:value="0.15283915" calcext:value-type="float">
            <text:p>0,15283915</text:p>
          </table:table-cell>
          <table:table-cell office:value-type="float" office:value="0.10934618" calcext:value-type="float">
            <text:p>0,10934618</text:p>
          </table:table-cell>
          <table:table-cell office:value-type="float" office:value="0.27410835" calcext:value-type="float">
            <text:p>0,27410835</text:p>
          </table:table-cell>
          <table:table-cell office:value-type="string" calcext:value-type="string">
            <text:p>[[0,01024545 0,02335981 0,01195659 0,07513539]]</text:p>
          </table:table-cell>
          <table:table-cell table:number-columns-repeated="10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[[0,5 0,5 0,7 1, ]]</text:p>
          </table:table-cell>
          <table:table-cell office:value-type="string" calcext:value-type="string">
            <text:p>[0,4822186 <text:s/>0,49166897 0,2623933 <text:s/>0,70251447]</text:p>
          </table:table-cell>
          <table:table-cell office:value-type="string" calcext:value-type="string">
            <text:p>[[0,01778141 0,00833103 0,4376067 <text:s/>0,29748553]]</text:p>
          </table:table-cell>
          <table:table-cell office:value-type="float" office:value="0.01778141" calcext:value-type="float">
            <text:p>0,01778141</text:p>
          </table:table-cell>
          <table:table-cell office:value-type="float" office:value="0.00833103" calcext:value-type="float">
            <text:p>0,00833103</text:p>
          </table:table-cell>
          <table:table-cell office:value-type="float" office:value="0.4376067" calcext:value-type="float">
            <text:p>0,4376067</text:p>
          </table:table-cell>
          <table:table-cell office:value-type="float" office:value="0.29748553" calcext:value-type="float">
            <text:p>0,29748553</text:p>
          </table:table-cell>
          <table:table-cell office:value-type="string" calcext:value-type="string">
            <text:p>[[3,1617843e-04 6,9406073e-05 1,9149962e-01 8,8497639e-02]]</text:p>
          </table:table-cell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[[0,7 <text:s/>0,35 0,5 <text:s/>0,5 ]]</text:p>
          </table:table-cell>
          <table:table-cell office:value-type="string" calcext:value-type="string">
            <text:p>[0,30307212 0,10773718 0,6060735 <text:s/>0,66347027]</text:p>
          </table:table-cell>
          <table:table-cell office:value-type="string" calcext:value-type="string">
            <text:p>[[0,39692786 0,24226281 0,1060735 <text:s/>0,16347027]]</text:p>
          </table:table-cell>
          <table:table-cell office:value-type="float" office:value="0.39692786" calcext:value-type="float">
            <text:p>0,39692786</text:p>
          </table:table-cell>
          <table:table-cell office:value-type="float" office:value="0.24226281" calcext:value-type="float">
            <text:p>0,24226281</text:p>
          </table:table-cell>
          <table:table-cell office:value-type="float" office:value="0.1060735" calcext:value-type="float">
            <text:p>0,1060735</text:p>
          </table:table-cell>
          <table:table-cell office:value-type="float" office:value="0.16347027" calcext:value-type="float">
            <text:p>0,16347027</text:p>
          </table:table-cell>
          <table:table-cell office:value-type="string" calcext:value-type="string">
            <text:p>[[0,15755174 0,05869127 0,01125159 0,02672253]]</text:p>
          </table:table-cell>
          <table:table-cell table:number-columns-repeated="101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[[0,5 <text:s/>0,5 <text:s/>1, <text:s text:c="2"/>0,75]]</text:p>
          </table:table-cell>
          <table:table-cell office:value-type="string" calcext:value-type="string">
            <text:p>[0,34299114 0,15477054 0,3450822 <text:s/>0,6574202 ]</text:p>
          </table:table-cell>
          <table:table-cell office:value-type="string" calcext:value-type="string">
            <text:p>[[0,15700886 0,34522945 0,65491784 0,09257978]]</text:p>
          </table:table-cell>
          <table:table-cell office:value-type="float" office:value="0.15700886" calcext:value-type="float">
            <text:p>0,15700886</text:p>
          </table:table-cell>
          <table:table-cell office:value-type="float" office:value="0.34522945" calcext:value-type="float">
            <text:p>0,34522945</text:p>
          </table:table-cell>
          <table:table-cell office:value-type="float" office:value="0.65491784" calcext:value-type="float">
            <text:p>0,65491784</text:p>
          </table:table-cell>
          <table:table-cell office:value-type="float" office:value="0.09257978" calcext:value-type="float">
            <text:p>0,09257978</text:p>
          </table:table-cell>
          <table:table-cell office:value-type="string" calcext:value-type="string">
            <text:p>[[0,02465178 0,11918337 0,42891738 0,00857102]]</text:p>
          </table:table-cell>
          <table:table-cell table:number-columns-repeated="10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[[0,5 0,2 0,6 0,5]]</text:p>
          </table:table-cell>
          <table:table-cell office:value-type="string" calcext:value-type="string">
            <text:p>[0,35052103 0,21563144 0,3200661 <text:s/>0,7384992 ]</text:p>
          </table:table-cell>
          <table:table-cell office:value-type="string" calcext:value-type="string">
            <text:p>[[0,14947897 0,01563144 0,27993393 0,23849922]]</text:p>
          </table:table-cell>
          <table:table-cell office:value-type="float" office:value="0.14947897" calcext:value-type="float">
            <text:p>0,14947897</text:p>
          </table:table-cell>
          <table:table-cell office:value-type="float" office:value="0.01563144" calcext:value-type="float">
            <text:p>0,01563144</text:p>
          </table:table-cell>
          <table:table-cell office:value-type="float" office:value="0.27993393" calcext:value-type="float">
            <text:p>0,27993393</text:p>
          </table:table-cell>
          <table:table-cell office:value-type="float" office:value="0.23849922" calcext:value-type="float">
            <text:p>0,23849922</text:p>
          </table:table-cell>
          <table:table-cell office:value-type="string" calcext:value-type="string">
            <text:p>[[0,02234396 0,00024434 0,078363 <text:s text:c="2"/>0,05688188]]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[[0,5 <text:s/>0,5 <text:s/>0,93 0,78]]</text:p>
          </table:table-cell>
          <table:table-cell office:value-type="string" calcext:value-type="string">
            <text:p>[0,44487387 0,37548915 0,4358999 <text:s/>0,74763083]</text:p>
          </table:table-cell>
          <table:table-cell office:value-type="string" calcext:value-type="string">
            <text:p>[[0,05512613 0,12451085 0,4941001 <text:s/>0,03236914]]</text:p>
          </table:table-cell>
          <table:table-cell office:value-type="float" office:value="0.05512613" calcext:value-type="float">
            <text:p>0,05512613</text:p>
          </table:table-cell>
          <table:table-cell office:value-type="float" office:value="0.12451085" calcext:value-type="float">
            <text:p>0,12451085</text:p>
          </table:table-cell>
          <table:table-cell office:value-type="float" office:value="0.4941001" calcext:value-type="float">
            <text:p>0,4941001</text:p>
          </table:table-cell>
          <table:table-cell office:value-type="float" office:value="0.03236914" calcext:value-type="float">
            <text:p>0,03236914</text:p>
          </table:table-cell>
          <table:table-cell office:value-type="string" calcext:value-type="string">
            <text:p>[[0,00303889 0,01550295 0,2441349 <text:s/>0,00104776]]</text:p>
          </table:table-cell>
          <table:table-cell table:number-columns-repeated="101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[[0,5 <text:s/>0,5 <text:s/>0,75 0,6 ]]</text:p>
          </table:table-cell>
          <table:table-cell office:value-type="string" calcext:value-type="string">
            <text:p>[0,4648974 <text:s/>0,29971924 0,49712056 0,5526156 ]</text:p>
          </table:table-cell>
          <table:table-cell office:value-type="string" calcext:value-type="string">
            <text:p>[[0,03510261 0,20028076 0,25287944 0,04738444]]</text:p>
          </table:table-cell>
          <table:table-cell office:value-type="float" office:value="0.03510261" calcext:value-type="float">
            <text:p>0,03510261</text:p>
          </table:table-cell>
          <table:table-cell office:value-type="float" office:value="0.20028076" calcext:value-type="float">
            <text:p>0,20028076</text:p>
          </table:table-cell>
          <table:table-cell office:value-type="float" office:value="0.25287944" calcext:value-type="float">
            <text:p>0,25287944</text:p>
          </table:table-cell>
          <table:table-cell office:value-type="float" office:value="0.04738444" calcext:value-type="float">
            <text:p>0,04738444</text:p>
          </table:table-cell>
          <table:table-cell office:value-type="string" calcext:value-type="string">
            <text:p>[[0,00123219 0,04011238 0,06394801 0,00224529]]</text:p>
          </table:table-cell>
          <table:table-cell table:number-columns-repeated="10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[[0, <text:s/>0, <text:s/>0,8 0,3]]</text:p>
          </table:table-cell>
          <table:table-cell office:value-type="string" calcext:value-type="string">
            <text:p>[0,45546177 0,37004662 0,47834128 0,65593475]</text:p>
          </table:table-cell>
          <table:table-cell office:value-type="string" calcext:value-type="string">
            <text:p>[[0,45546177 0,37004662 0,32165873 0,35593474]]</text:p>
          </table:table-cell>
          <table:table-cell office:value-type="float" office:value="0.45546177" calcext:value-type="float">
            <text:p>0,45546177</text:p>
          </table:table-cell>
          <table:table-cell office:value-type="float" office:value="0.37004662" calcext:value-type="float">
            <text:p>0,37004662</text:p>
          </table:table-cell>
          <table:table-cell office:value-type="float" office:value="0.32165873" calcext:value-type="float">
            <text:p>0,32165873</text:p>
          </table:table-cell>
          <table:table-cell office:value-type="float" office:value="0.35593474" calcext:value-type="float">
            <text:p>0,35593474</text:p>
          </table:table-cell>
          <table:table-cell office:value-type="string" calcext:value-type="string">
            <text:p>[[0,20744543 0,1369345 <text:s/>0,10346434 0,12668954]]</text:p>
          </table:table-cell>
          <table:table-cell table:number-columns-repeated="10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[[0,5 <text:s/>0,5 <text:s/>0,95 0,7 ]]</text:p>
          </table:table-cell>
          <table:table-cell office:value-type="string" calcext:value-type="string">
            <text:p>[0,40171644 0,20155151 0,44804096 0,7304465 ]</text:p>
          </table:table-cell>
          <table:table-cell office:value-type="string" calcext:value-type="string">
            <text:p>[[0,09828356 0,2984485 <text:s/>0,501959 <text:s text:c="2"/>0,03044653]]</text:p>
          </table:table-cell>
          <table:table-cell office:value-type="float" office:value="0.09828356" calcext:value-type="float">
            <text:p>0,09828356</text:p>
          </table:table-cell>
          <table:table-cell office:value-type="float" office:value="0.2984485" calcext:value-type="float">
            <text:p>0,2984485</text:p>
          </table:table-cell>
          <table:table-cell office:value-type="float" office:value="0.501959" calcext:value-type="float">
            <text:p>0,501959</text:p>
          </table:table-cell>
          <table:table-cell office:value-type="float" office:value="0.03044653" calcext:value-type="float">
            <text:p>0,03044653</text:p>
          </table:table-cell>
          <table:table-cell office:value-type="string" calcext:value-type="string">
            <text:p>[[0,00965966 0,08907151 0,25196287 0,00092699]]</text:p>
          </table:table-cell>
          <table:table-cell table:number-columns-repeated="10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[[0,5 <text:s/>0,5 <text:s/>0,9 <text:s/>0,11]]</text:p>
          </table:table-cell>
          <table:table-cell office:value-type="string" calcext:value-type="string">
            <text:p>[0,38930163 0,13550375 0,33605447 0,56182 <text:s text:c="2"/>]</text:p>
          </table:table-cell>
          <table:table-cell office:value-type="string" calcext:value-type="string">
            <text:p>[[0,11069837 0,36449623 0,56394553 0,45181996]]</text:p>
          </table:table-cell>
          <table:table-cell office:value-type="float" office:value="0.11069837" calcext:value-type="float">
            <text:p>0,11069837</text:p>
          </table:table-cell>
          <table:table-cell office:value-type="float" office:value="0.36449623" calcext:value-type="float">
            <text:p>0,36449623</text:p>
          </table:table-cell>
          <table:table-cell office:value-type="float" office:value="0.56394553" calcext:value-type="float">
            <text:p>0,56394553</text:p>
          </table:table-cell>
          <table:table-cell office:value-type="float" office:value="0.45181996" calcext:value-type="float">
            <text:p>0,45181996</text:p>
          </table:table-cell>
          <table:table-cell office:value-type="string" calcext:value-type="string">
            <text:p>[[0,01225413 0,1328575 <text:s/>0,31803456 0,20414127]]</text:p>
          </table:table-cell>
          <table:table-cell table:number-columns-repeated="10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[[0,85 0,75 0, <text:s text:c="2"/>0, <text:s/>]]</text:p>
          </table:table-cell>
          <table:table-cell office:value-type="string" calcext:value-type="string">
            <text:p>[0,37010595 0,47509196 0,31511936 0,752363 <text:s/>]</text:p>
          </table:table-cell>
          <table:table-cell office:value-type="string" calcext:value-type="string">
            <text:p>[[0,47989407 0,27490804 0,31511936 0,752363 <text:s/>]]</text:p>
          </table:table-cell>
          <table:table-cell office:value-type="float" office:value="0.47989407" calcext:value-type="float">
            <text:p>0,47989407</text:p>
          </table:table-cell>
          <table:table-cell office:value-type="float" office:value="0.27490804" calcext:value-type="float">
            <text:p>0,27490804</text:p>
          </table:table-cell>
          <table:table-cell office:value-type="float" office:value="0.31511936" calcext:value-type="float">
            <text:p>0,31511936</text:p>
          </table:table-cell>
          <table:table-cell office:value-type="float" office:value="0.752363" calcext:value-type="float">
            <text:p>0,752363</text:p>
          </table:table-cell>
          <table:table-cell office:value-type="string" calcext:value-type="string">
            <text:p>[[0,23029833 0,07557443 0,09930021 0,5660501 ]]</text:p>
          </table:table-cell>
          <table:table-cell table:number-columns-repeated="10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[[0,9 0,9 0, <text:s/>0,3]]</text:p>
          </table:table-cell>
          <table:table-cell office:value-type="string" calcext:value-type="string">
            <text:p>[0,3732091 <text:s/>0,18565641 0,31965917 0,7068898 ]</text:p>
          </table:table-cell>
          <table:table-cell office:value-type="string" calcext:value-type="string">
            <text:p>[[0,52679086 0,71434355 0,31965917 0,4068898 ]]</text:p>
          </table:table-cell>
          <table:table-cell office:value-type="float" office:value="0.52679086" calcext:value-type="float">
            <text:p>0,52679086</text:p>
          </table:table-cell>
          <table:table-cell office:value-type="float" office:value="0.71434355" calcext:value-type="float">
            <text:p>0,71434355</text:p>
          </table:table-cell>
          <table:table-cell office:value-type="float" office:value="0.31965917" calcext:value-type="float">
            <text:p>0,31965917</text:p>
          </table:table-cell>
          <table:table-cell office:value-type="float" office:value="0.4068898" calcext:value-type="float">
            <text:p>0,4068898</text:p>
          </table:table-cell>
          <table:table-cell office:value-type="string" calcext:value-type="string">
            <text:p>[[0,27750862 0,5102867 <text:s/>0,10218199 0,1655593 ]]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[[0,5 <text:s/>0,5 <text:s/>0,5 <text:s/>0,19]]</text:p>
          </table:table-cell>
          <table:table-cell office:value-type="string" calcext:value-type="string">
            <text:p>[0,3359187 <text:s/>0,1289943 <text:s/>0,42105216 0,8271175 ]</text:p>
          </table:table-cell>
          <table:table-cell office:value-type="string" calcext:value-type="string">
            <text:p>[[0,1640813 <text:s/>0,3710057 <text:s/>0,07894784 0,6371175 ]]</text:p>
          </table:table-cell>
          <table:table-cell office:value-type="float" office:value="0.1640813" calcext:value-type="float">
            <text:p>0,1640813</text:p>
          </table:table-cell>
          <table:table-cell office:value-type="float" office:value="0.3710057" calcext:value-type="float">
            <text:p>0,3710057</text:p>
          </table:table-cell>
          <table:table-cell office:value-type="float" office:value="0.07894784" calcext:value-type="float">
            <text:p>0,07894784</text:p>
          </table:table-cell>
          <table:table-cell office:value-type="float" office:value="0.6371175" calcext:value-type="float">
            <text:p>0,6371175</text:p>
          </table:table-cell>
          <table:table-cell office:value-type="string" calcext:value-type="string">
            <text:p>[[0,02692267 0,13764524 0,00623276 0,40591872]]</text:p>
          </table:table-cell>
          <table:table-cell table:number-columns-repeated="10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[[0,5 <text:s/>0,5 <text:s/>0,9 <text:s/>0,97]]</text:p>
          </table:table-cell>
          <table:table-cell office:value-type="string" calcext:value-type="string">
            <text:p>[0,49063793 0,1672421 <text:s/>0,32798165 0,50670934]</text:p>
          </table:table-cell>
          <table:table-cell office:value-type="string" calcext:value-type="string">
            <text:p>[[0,00936207 0,3327579 <text:s/>0,5720183 <text:s/>0,4632907 ]]</text:p>
          </table:table-cell>
          <table:table-cell office:value-type="float" office:value="0.00936207" calcext:value-type="float">
            <text:p>0,00936207</text:p>
          </table:table-cell>
          <table:table-cell office:value-type="float" office:value="0.3327579" calcext:value-type="float">
            <text:p>0,3327579</text:p>
          </table:table-cell>
          <table:table-cell office:value-type="float" office:value="0.5720183" calcext:value-type="float">
            <text:p>0,5720183</text:p>
          </table:table-cell>
          <table:table-cell office:value-type="float" office:value="0.4632907" calcext:value-type="float">
            <text:p>0,4632907</text:p>
          </table:table-cell>
          <table:table-cell office:value-type="string" calcext:value-type="string">
            <text:p>[[8,7648390e-05 1,1072782e-01 3,2720497e-01 2,1463826e-01]]</text:p>
          </table:table-cell>
          <table:table-cell table:number-columns-repeated="101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[[0,07 0,03 0,7 <text:s/>0,2 ]]</text:p>
          </table:table-cell>
          <table:table-cell office:value-type="string" calcext:value-type="string">
            <text:p>[0,45646483 0,3573032 <text:s/>0,46654916 0,6525983 ]</text:p>
          </table:table-cell>
          <table:table-cell office:value-type="string" calcext:value-type="string">
            <text:p>[[0,38646483 0,3273032 <text:s/>0,23345083 0,45259833]]</text:p>
          </table:table-cell>
          <table:table-cell office:value-type="float" office:value="0.38646483" calcext:value-type="float">
            <text:p>0,38646483</text:p>
          </table:table-cell>
          <table:table-cell office:value-type="float" office:value="0.3273032" calcext:value-type="float">
            <text:p>0,3273032</text:p>
          </table:table-cell>
          <table:table-cell office:value-type="float" office:value="0.23345083" calcext:value-type="float">
            <text:p>0,23345083</text:p>
          </table:table-cell>
          <table:table-cell office:value-type="float" office:value="0.45259833" calcext:value-type="float">
            <text:p>0,45259833</text:p>
          </table:table-cell>
          <table:table-cell office:value-type="string" calcext:value-type="string">
            <text:p>[[0,14935507 0,10712738 0,05449929 0,20484525]]</text:p>
          </table:table-cell>
          <table:table-cell table:number-columns-repeated="10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[[0,5 0,5 0,8 0,1]]</text:p>
          </table:table-cell>
          <table:table-cell office:value-type="string" calcext:value-type="string">
            <text:p>[0,25472492 0,1504326 <text:s/>0,5896285 <text:s/>0,6046334 ]</text:p>
          </table:table-cell>
          <table:table-cell office:value-type="string" calcext:value-type="string">
            <text:p>[[0,24527508 0,3495674 <text:s/>0,2103715 <text:s/>0,50463337]]</text:p>
          </table:table-cell>
          <table:table-cell office:value-type="float" office:value="0.24527508" calcext:value-type="float">
            <text:p>0,24527508</text:p>
          </table:table-cell>
          <table:table-cell office:value-type="float" office:value="0.3495674" calcext:value-type="float">
            <text:p>0,3495674</text:p>
          </table:table-cell>
          <table:table-cell office:value-type="float" office:value="0.2103715" calcext:value-type="float">
            <text:p>0,2103715</text:p>
          </table:table-cell>
          <table:table-cell office:value-type="float" office:value="0.50463337" calcext:value-type="float">
            <text:p>0,50463337</text:p>
          </table:table-cell>
          <table:table-cell office:value-type="string" calcext:value-type="string">
            <text:p>[[0,06015987 0,12219737 0,04425617 0,25465482]]</text:p>
          </table:table-cell>
          <table:table-cell table:number-columns-repeated="101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[[0,2 <text:s/>0,06 0, <text:s text:c="2"/>0,08]]</text:p>
          </table:table-cell>
          <table:table-cell office:value-type="string" calcext:value-type="string">
            <text:p>[0,41505513 0,00868129 0,36381382 0,62523323]</text:p>
          </table:table-cell>
          <table:table-cell office:value-type="string" calcext:value-type="string">
            <text:p>[[0,21505512 0,05131871 0,36381382 0,54523325]]</text:p>
          </table:table-cell>
          <table:table-cell office:value-type="float" office:value="0.21505512" calcext:value-type="float">
            <text:p>0,21505512</text:p>
          </table:table-cell>
          <table:table-cell office:value-type="float" office:value="0.05131871" calcext:value-type="float">
            <text:p>0,05131871</text:p>
          </table:table-cell>
          <table:table-cell office:value-type="float" office:value="0.36381382" calcext:value-type="float">
            <text:p>0,36381382</text:p>
          </table:table-cell>
          <table:table-cell office:value-type="float" office:value="0.54523325" calcext:value-type="float">
            <text:p>0,54523325</text:p>
          </table:table-cell>
          <table:table-cell office:value-type="string" calcext:value-type="string">
            <text:p>[[0,0462487 <text:s/>0,00263361 0,13236049 0,2972793 ]]</text:p>
          </table:table-cell>
          <table:table-cell table:number-columns-repeated="10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[[0,8 0,6 0,2 0,1]]</text:p>
          </table:table-cell>
          <table:table-cell office:value-type="string" calcext:value-type="string">
            <text:p>[0,31882787 0,16905472 0,42978293 0,6451497 ]</text:p>
          </table:table-cell>
          <table:table-cell office:value-type="string" calcext:value-type="string">
            <text:p>[[0,48117214 0,4309453 <text:s/>0,22978292 0,5451497 ]]</text:p>
          </table:table-cell>
          <table:table-cell office:value-type="float" office:value="0.48117214" calcext:value-type="float">
            <text:p>0,48117214</text:p>
          </table:table-cell>
          <table:table-cell office:value-type="float" office:value="0.4309453" calcext:value-type="float">
            <text:p>0,4309453</text:p>
          </table:table-cell>
          <table:table-cell office:value-type="float" office:value="0.22978292" calcext:value-type="float">
            <text:p>0,22978292</text:p>
          </table:table-cell>
          <table:table-cell office:value-type="float" office:value="0.5451497" calcext:value-type="float">
            <text:p>0,5451497</text:p>
          </table:table-cell>
          <table:table-cell office:value-type="string" calcext:value-type="string">
            <text:p>[[0,23152663 0,18571386 0,05280019 0,2971882 ]]</text:p>
          </table:table-cell>
          <table:table-cell table:number-columns-repeated="101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[[0,75 0,4 <text:s/>0,05 0,09]]</text:p>
          </table:table-cell>
          <table:table-cell office:value-type="string" calcext:value-type="string">
            <text:p>[0,25407842 0,20743878 0,36888564 0,8049034 ]</text:p>
          </table:table-cell>
          <table:table-cell office:value-type="string" calcext:value-type="string">
            <text:p>[[0,49592158 0,19256122 0,31888562 0,71490335]]</text:p>
          </table:table-cell>
          <table:table-cell office:value-type="float" office:value="0.49592158" calcext:value-type="float">
            <text:p>0,49592158</text:p>
          </table:table-cell>
          <table:table-cell office:value-type="float" office:value="0.19256122" calcext:value-type="float">
            <text:p>0,19256122</text:p>
          </table:table-cell>
          <table:table-cell office:value-type="float" office:value="0.31888562" calcext:value-type="float">
            <text:p>0,31888562</text:p>
          </table:table-cell>
          <table:table-cell office:value-type="float" office:value="0.71490335" calcext:value-type="float">
            <text:p>0,71490335</text:p>
          </table:table-cell>
          <table:table-cell office:value-type="string" calcext:value-type="string">
            <text:p>[[0,24593821 0,03707983 0,10168804 0,5110868 ]]</text:p>
          </table:table-cell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[[0,85 0,45 0,65 0,16]]</text:p>
          </table:table-cell>
          <table:table-cell office:value-type="string" calcext:value-type="string">
            <text:p>[0,33987072 0,30291238 0,320648 <text:s text:c="2"/>0,7636157 ]</text:p>
          </table:table-cell>
          <table:table-cell office:value-type="string" calcext:value-type="string">
            <text:p>[[0,51012933 0,1470876 <text:s/>0,32935196 0,60361576]]</text:p>
          </table:table-cell>
          <table:table-cell office:value-type="float" office:value="0.51012933" calcext:value-type="float">
            <text:p>0,51012933</text:p>
          </table:table-cell>
          <table:table-cell office:value-type="float" office:value="0.1470876" calcext:value-type="float">
            <text:p>0,1470876</text:p>
          </table:table-cell>
          <table:table-cell office:value-type="float" office:value="0.32935196" calcext:value-type="float">
            <text:p>0,32935196</text:p>
          </table:table-cell>
          <table:table-cell office:value-type="float" office:value="0.60361576" calcext:value-type="float">
            <text:p>0,60361576</text:p>
          </table:table-cell>
          <table:table-cell office:value-type="string" calcext:value-type="string">
            <text:p>[[0,26023194 0,02163476 0,10847271 0,364352 <text:s/>]]</text:p>
          </table:table-cell>
          <table:table-cell table:number-columns-repeated="101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[[0,5 0,5 0,8 1, ]]</text:p>
          </table:table-cell>
          <table:table-cell office:value-type="string" calcext:value-type="string">
            <text:p>[0,28011492 0,15663585 0,5486079 <text:s/>0,5912464 ]</text:p>
          </table:table-cell>
          <table:table-cell office:value-type="string" calcext:value-type="string">
            <text:p>[[0,21988508 0,34336415 0,25139213 0,40875357]]</text:p>
          </table:table-cell>
          <table:table-cell office:value-type="float" office:value="0.21988508" calcext:value-type="float">
            <text:p>0,21988508</text:p>
          </table:table-cell>
          <table:table-cell office:value-type="float" office:value="0.34336415" calcext:value-type="float">
            <text:p>0,34336415</text:p>
          </table:table-cell>
          <table:table-cell office:value-type="float" office:value="0.25139213" calcext:value-type="float">
            <text:p>0,25139213</text:p>
          </table:table-cell>
          <table:table-cell office:value-type="float" office:value="0.40875357" calcext:value-type="float">
            <text:p>0,40875357</text:p>
          </table:table-cell>
          <table:table-cell office:value-type="string" calcext:value-type="string">
            <text:p>[[0,04834945 0,11789894 0,063198 <text:s text:c="2"/>0,16707948]]</text:p>
          </table:table-cell>
          <table:table-cell table:number-columns-repeated="10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[[0,83 0,19 0,7 <text:s/>0,14]]</text:p>
          </table:table-cell>
          <table:table-cell office:value-type="string" calcext:value-type="string">
            <text:p>[0,37235412 0,52513105 0,5104316 <text:s/>0,782515 <text:s/>]</text:p>
          </table:table-cell>
          <table:table-cell office:value-type="string" calcext:value-type="string">
            <text:p>[[0,45764586 0,33513105 0,1895684 <text:s/>0,642515 <text:s/>]]</text:p>
          </table:table-cell>
          <table:table-cell office:value-type="float" office:value="0.45764586" calcext:value-type="float">
            <text:p>0,45764586</text:p>
          </table:table-cell>
          <table:table-cell office:value-type="float" office:value="0.33513105" calcext:value-type="float">
            <text:p>0,33513105</text:p>
          </table:table-cell>
          <table:table-cell office:value-type="float" office:value="0.1895684" calcext:value-type="float">
            <text:p>0,1895684</text:p>
          </table:table-cell>
          <table:table-cell office:value-type="float" office:value="0.642515" calcext:value-type="float">
            <text:p>0,642515</text:p>
          </table:table-cell>
          <table:table-cell office:value-type="string" calcext:value-type="string">
            <text:p>[[0,20943974 0,11231282 0,03593618 0,41282552]]</text:p>
          </table:table-cell>
          <table:table-cell table:number-columns-repeated="10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[[0,3 <text:s/>0,3 <text:s/>0,3 <text:s/>0,14]]</text:p>
          </table:table-cell>
          <table:table-cell office:value-type="string" calcext:value-type="string">
            <text:p>[0,45089063 0,33641055 0,34637344 0,70271343]</text:p>
          </table:table-cell>
          <table:table-cell office:value-type="string" calcext:value-type="string">
            <text:p>[[0,15089062 0,03641054 0,04637343 0,56271344]]</text:p>
          </table:table-cell>
          <table:table-cell office:value-type="float" office:value="0.15089062" calcext:value-type="float">
            <text:p>0,15089062</text:p>
          </table:table-cell>
          <table:table-cell office:value-type="float" office:value="0.03641054" calcext:value-type="float">
            <text:p>0,03641054</text:p>
          </table:table-cell>
          <table:table-cell office:value-type="float" office:value="0.04637343" calcext:value-type="float">
            <text:p>0,04637343</text:p>
          </table:table-cell>
          <table:table-cell office:value-type="float" office:value="0.56271344" calcext:value-type="float">
            <text:p>0,56271344</text:p>
          </table:table-cell>
          <table:table-cell office:value-type="string" calcext:value-type="string">
            <text:p>[[0,02276798 0,00132573 0,00215049 0,31664643]]</text:p>
          </table:table-cell>
          <table:table-cell table:number-columns-repeated="101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[[0, 0, 0, 0,]]</text:p>
          </table:table-cell>
          <table:table-cell office:value-type="string" calcext:value-type="string">
            <text:p>[0,41261348 0,00907894 0,37378663 0,6719088 ]</text:p>
          </table:table-cell>
          <table:table-cell office:value-type="string" calcext:value-type="string">
            <text:p>[[0,41261348 0,00907894 0,37378663 0,6719088 ]]</text:p>
          </table:table-cell>
          <table:table-cell office:value-type="float" office:value="0.41261348" calcext:value-type="float">
            <text:p>0,41261348</text:p>
          </table:table-cell>
          <table:table-cell office:value-type="float" office:value="0.00907894" calcext:value-type="float">
            <text:p>0,00907894</text:p>
          </table:table-cell>
          <table:table-cell office:value-type="float" office:value="0.37378663" calcext:value-type="float">
            <text:p>0,37378663</text:p>
          </table:table-cell>
          <table:table-cell office:value-type="float" office:value="0.6719088" calcext:value-type="float">
            <text:p>0,6719088</text:p>
          </table:table-cell>
          <table:table-cell office:value-type="string" calcext:value-type="string">
            <text:p>[[1,7024988e-01 8,2427156e-05 1,3971645e-01 4,5146143e-01]]</text:p>
          </table:table-cell>
          <table:table-cell table:number-columns-repeated="10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[[0,1 0,1 0,5 0,9]]</text:p>
          </table:table-cell>
          <table:table-cell office:value-type="string" calcext:value-type="string">
            <text:p>[ 0,43266243 -0,01349593 <text:s/>0,35036194 <text:s/>0,5684615 ]</text:p>
          </table:table-cell>
          <table:table-cell office:value-type="string" calcext:value-type="string">
            <text:p>[[0,33266243 0,11349593 0,14963806 0,3315385 ]]</text:p>
          </table:table-cell>
          <table:table-cell office:value-type="float" office:value="0.33266243" calcext:value-type="float">
            <text:p>0,33266243</text:p>
          </table:table-cell>
          <table:table-cell office:value-type="float" office:value="0.11349593" calcext:value-type="float">
            <text:p>0,11349593</text:p>
          </table:table-cell>
          <table:table-cell office:value-type="float" office:value="0.14963806" calcext:value-type="float">
            <text:p>0,14963806</text:p>
          </table:table-cell>
          <table:table-cell office:value-type="float" office:value="0.3315385" calcext:value-type="float">
            <text:p>0,3315385</text:p>
          </table:table-cell>
          <table:table-cell office:value-type="string" calcext:value-type="string">
            <text:p>[[0,11066429 0,01288133 0,02239155 0,10991777]]</text:p>
          </table:table-cell>
          <table:table-cell table:number-columns-repeated="10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[[0,03 0,5 <text:s/>0,06 0,11]]</text:p>
          </table:table-cell>
          <table:table-cell office:value-type="string" calcext:value-type="string">
            <text:p>[0,35845974 0,27042642 0,3801852 <text:s/>0,8118922 ]</text:p>
          </table:table-cell>
          <table:table-cell office:value-type="string" calcext:value-type="string">
            <text:p>[[0,32845974 0,22957358 0,32018518 0,7018922 ]]</text:p>
          </table:table-cell>
          <table:table-cell office:value-type="float" office:value="0.32845974" calcext:value-type="float">
            <text:p>0,32845974</text:p>
          </table:table-cell>
          <table:table-cell office:value-type="float" office:value="0.22957358" calcext:value-type="float">
            <text:p>0,22957358</text:p>
          </table:table-cell>
          <table:table-cell office:value-type="float" office:value="0.32018518" calcext:value-type="float">
            <text:p>0,32018518</text:p>
          </table:table-cell>
          <table:table-cell office:value-type="float" office:value="0.7018922" calcext:value-type="float">
            <text:p>0,7018922</text:p>
          </table:table-cell>
          <table:table-cell office:value-type="string" calcext:value-type="string">
            <text:p>[[0,1078858 <text:s/>0,05270403 0,10251855 0,49265265]]</text:p>
          </table:table-cell>
          <table:table-cell table:number-columns-repeated="10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[[0,5 <text:s/>0,5 <text:s/>0,5 <text:s/>0,86]]</text:p>
          </table:table-cell>
          <table:table-cell office:value-type="string" calcext:value-type="string">
            <text:p>[0,280624 <text:s text:c="2"/>0,15623802 0,5476804 <text:s/>0,5902565 ]</text:p>
          </table:table-cell>
          <table:table-cell office:value-type="string" calcext:value-type="string">
            <text:p>[[0,219376 <text:s text:c="2"/>0,34376198 0,04768038 0,2697435 ]]</text:p>
          </table:table-cell>
          <table:table-cell office:value-type="float" office:value="0.219376" calcext:value-type="float">
            <text:p>0,219376</text:p>
          </table:table-cell>
          <table:table-cell office:value-type="float" office:value="0.34376198" calcext:value-type="float">
            <text:p>0,34376198</text:p>
          </table:table-cell>
          <table:table-cell office:value-type="float" office:value="0.04768038" calcext:value-type="float">
            <text:p>0,04768038</text:p>
          </table:table-cell>
          <table:table-cell office:value-type="float" office:value="0.2697435" calcext:value-type="float">
            <text:p>0,2697435</text:p>
          </table:table-cell>
          <table:table-cell office:value-type="string" calcext:value-type="string">
            <text:p>[[0,04812583 0,1181723 <text:s/>0,00227342 0,07276156]]</text:p>
          </table:table-cell>
          <table:table-cell table:number-columns-repeated="10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[[0,4 0,2 0,8 0,7]]</text:p>
          </table:table-cell>
          <table:table-cell office:value-type="string" calcext:value-type="string">
            <text:p>[0,2545972 <text:s/>0,07094967 0,3452958 <text:s/>0,7486037 ]</text:p>
          </table:table-cell>
          <table:table-cell office:value-type="string" calcext:value-type="string">
            <text:p>[[0,14540282 0,12905034 0,45470423 0,04860371]]</text:p>
          </table:table-cell>
          <table:table-cell office:value-type="float" office:value="0.14540282" calcext:value-type="float">
            <text:p>0,14540282</text:p>
          </table:table-cell>
          <table:table-cell office:value-type="float" office:value="0.12905034" calcext:value-type="float">
            <text:p>0,12905034</text:p>
          </table:table-cell>
          <table:table-cell office:value-type="float" office:value="0.45470423" calcext:value-type="float">
            <text:p>0,45470423</text:p>
          </table:table-cell>
          <table:table-cell office:value-type="float" office:value="0.04860371" calcext:value-type="float">
            <text:p>0,04860371</text:p>
          </table:table-cell>
          <table:table-cell office:value-type="string" calcext:value-type="string">
            <text:p>[[0,02114198 0,01665399 0,20675594 0,00236232]]</text:p>
          </table:table-cell>
          <table:table-cell table:number-columns-repeated="10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[[0,08 0,1 <text:s/>0,16 0,1 ]]</text:p>
          </table:table-cell>
          <table:table-cell office:value-type="string" calcext:value-type="string">
            <text:p>[0,3749107 <text:s/>0,23916449 0,3079778 <text:s/>0,7205873 ]</text:p>
          </table:table-cell>
          <table:table-cell office:value-type="string" calcext:value-type="string">
            <text:p>[[0,29491073 0,13916448 0,1479778 <text:s/>0,6205873 ]]</text:p>
          </table:table-cell>
          <table:table-cell office:value-type="float" office:value="0.29491073" calcext:value-type="float">
            <text:p>0,29491073</text:p>
          </table:table-cell>
          <table:table-cell office:value-type="float" office:value="0.13916448" calcext:value-type="float">
            <text:p>0,13916448</text:p>
          </table:table-cell>
          <table:table-cell office:value-type="float" office:value="0.1479778" calcext:value-type="float">
            <text:p>0,1479778</text:p>
          </table:table-cell>
          <table:table-cell office:value-type="float" office:value="0.6205873" calcext:value-type="float">
            <text:p>0,6205873</text:p>
          </table:table-cell>
          <table:table-cell office:value-type="string" calcext:value-type="string">
            <text:p>[[0,08697234 0,01936675 0,02189743 0,3851286 ]]</text:p>
          </table:table-cell>
          <table:table-cell table:number-columns-repeated="101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[[0, <text:s text:c="2"/>0, <text:s text:c="2"/>0,09 0,05]]</text:p>
          </table:table-cell>
          <table:table-cell office:value-type="string" calcext:value-type="string">
            <text:p>[0,5027338 <text:s/>0,26695248 0,39249647 0,6259342 ]</text:p>
          </table:table-cell>
          <table:table-cell office:value-type="string" calcext:value-type="string">
            <text:p>[[0,5027338 <text:s/>0,26695248 0,30249646 0,5759342 ]]</text:p>
          </table:table-cell>
          <table:table-cell office:value-type="float" office:value="0.5027338" calcext:value-type="float">
            <text:p>0,5027338</text:p>
          </table:table-cell>
          <table:table-cell office:value-type="float" office:value="0.26695248" calcext:value-type="float">
            <text:p>0,26695248</text:p>
          </table:table-cell>
          <table:table-cell office:value-type="float" office:value="0.30249646" calcext:value-type="float">
            <text:p>0,30249646</text:p>
          </table:table-cell>
          <table:table-cell office:value-type="float" office:value="0.5759342" calcext:value-type="float">
            <text:p>0,5759342</text:p>
          </table:table-cell>
          <table:table-cell office:value-type="string" calcext:value-type="string">
            <text:p>[[0,2527413 <text:s/>0,07126363 0,09150411 0,33170018]]</text:p>
          </table:table-cell>
          <table:table-cell table:number-columns-repeated="101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[[0,88 0,85 0, <text:s text:c="2"/>0,07]]</text:p>
          </table:table-cell>
          <table:table-cell office:value-type="string" calcext:value-type="string">
            <text:p>[0,380644 <text:s text:c="2"/>0,55261016 0,3329801 <text:s/>0,63651913]</text:p>
          </table:table-cell>
          <table:table-cell office:value-type="string" calcext:value-type="string">
            <text:p>[[0,499356 <text:s text:c="2"/>0,29738986 0,3329801 <text:s/>0,56651914]]</text:p>
          </table:table-cell>
          <table:table-cell office:value-type="float" office:value="0.499356" calcext:value-type="float">
            <text:p>0,499356</text:p>
          </table:table-cell>
          <table:table-cell office:value-type="float" office:value="0.29738986" calcext:value-type="float">
            <text:p>0,29738986</text:p>
          </table:table-cell>
          <table:table-cell office:value-type="float" office:value="0.3329801" calcext:value-type="float">
            <text:p>0,3329801</text:p>
          </table:table-cell>
          <table:table-cell office:value-type="float" office:value="0.56651914" calcext:value-type="float">
            <text:p>0,56651914</text:p>
          </table:table-cell>
          <table:table-cell office:value-type="string" calcext:value-type="string">
            <text:p>[[0,24935642 0,08844073 0,11087575 0,32094395]]</text:p>
          </table:table-cell>
          <table:table-cell table:number-columns-repeated="101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[[0,03 0,11 0,09 0,07]]</text:p>
          </table:table-cell>
          <table:table-cell office:value-type="string" calcext:value-type="string">
            <text:p>[0,46530363 0,47903654 0,502845 <text:s text:c="2"/>0,64315635]</text:p>
          </table:table-cell>
          <table:table-cell office:value-type="string" calcext:value-type="string">
            <text:p>[[0,43530363 0,36903656 0,412845 <text:s text:c="2"/>0,57315636]]</text:p>
          </table:table-cell>
          <table:table-cell office:value-type="float" office:value="0.43530363" calcext:value-type="float">
            <text:p>0,43530363</text:p>
          </table:table-cell>
          <table:table-cell office:value-type="float" office:value="0.36903656" calcext:value-type="float">
            <text:p>0,36903656</text:p>
          </table:table-cell>
          <table:table-cell office:value-type="float" office:value="0.412845" calcext:value-type="float">
            <text:p>0,412845</text:p>
          </table:table-cell>
          <table:table-cell office:value-type="float" office:value="0.57315636" calcext:value-type="float">
            <text:p>0,57315636</text:p>
          </table:table-cell>
          <table:table-cell office:value-type="string" calcext:value-type="string">
            <text:p>[[0,18948925 0,13618799 0,17044099 0,3285082 ]]</text:p>
          </table:table-cell>
          <table:table-cell table:number-columns-repeated="10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[[0,8 <text:s/>0,6 <text:s/>0,15 0,7 ]]</text:p>
          </table:table-cell>
          <table:table-cell office:value-type="string" calcext:value-type="string">
            <text:p>[0,46329314 0,45689407 0,53922737 0,71184856]</text:p>
          </table:table-cell>
          <table:table-cell office:value-type="string" calcext:value-type="string">
            <text:p>[[0,33670688 0,14310595 0,38922736 0,01184857]]</text:p>
          </table:table-cell>
          <table:table-cell office:value-type="float" office:value="0.33670688" calcext:value-type="float">
            <text:p>0,33670688</text:p>
          </table:table-cell>
          <table:table-cell office:value-type="float" office:value="0.14310595" calcext:value-type="float">
            <text:p>0,14310595</text:p>
          </table:table-cell>
          <table:table-cell office:value-type="float" office:value="0.38922736" calcext:value-type="float">
            <text:p>0,38922736</text:p>
          </table:table-cell>
          <table:table-cell office:value-type="float" office:value="0.01184857" calcext:value-type="float">
            <text:p>0,01184857</text:p>
          </table:table-cell>
          <table:table-cell office:value-type="string" calcext:value-type="string">
            <text:p>[[1,1337152e-01 2,0479314e-02 1,5149795e-01 1,4038858e-04]]</text:p>
          </table:table-cell>
          <table:table-cell table:number-columns-repeated="101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[[0,31 0,07 0,08 0,28]]</text:p>
          </table:table-cell>
          <table:table-cell office:value-type="string" calcext:value-type="string">
            <text:p>[0,3011295 <text:s/>0,03036179 0,4653051 <text:s/>0,80553705]</text:p>
          </table:table-cell>
          <table:table-cell office:value-type="string" calcext:value-type="string">
            <text:p>[[0,00887051 0,03963821 0,3853051 <text:s/>0,525537 <text:s/>]]</text:p>
          </table:table-cell>
          <table:table-cell office:value-type="float" office:value="0.00887051" calcext:value-type="float">
            <text:p>0,00887051</text:p>
          </table:table-cell>
          <table:table-cell office:value-type="float" office:value="0.03963821" calcext:value-type="float">
            <text:p>0,03963821</text:p>
          </table:table-cell>
          <table:table-cell office:value-type="float" office:value="0.3853051" calcext:value-type="float">
            <text:p>0,3853051</text:p>
          </table:table-cell>
          <table:table-cell office:value-type="float" office:value="0.525537" calcext:value-type="float">
            <text:p>0,525537</text:p>
          </table:table-cell>
          <table:table-cell office:value-type="string" calcext:value-type="string">
            <text:p>[[7,8685989e-05 1,5711874e-03 1,4846003e-01 2,7618915e-01]]</text:p>
          </table:table-cell>
          <table:table-cell table:number-columns-repeated="101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[[0,6 <text:s/>0,1 <text:s/>0,2 <text:s/>0,08]]</text:p>
          </table:table-cell>
          <table:table-cell office:value-type="string" calcext:value-type="string">
            <text:p>[0,39465097 0,09455778 0,3905987 <text:s/>0,727246 <text:s/>]</text:p>
          </table:table-cell>
          <table:table-cell office:value-type="string" calcext:value-type="string">
            <text:p>[[0,20534906 0,00544222 0,19059871 0,647246 <text:s/>]]</text:p>
          </table:table-cell>
          <table:table-cell office:value-type="float" office:value="0.20534906" calcext:value-type="float">
            <text:p>0,20534906</text:p>
          </table:table-cell>
          <table:table-cell office:value-type="float" office:value="0.00544222" calcext:value-type="float">
            <text:p>0,00544222</text:p>
          </table:table-cell>
          <table:table-cell office:value-type="float" office:value="0.19059871" calcext:value-type="float">
            <text:p>0,19059871</text:p>
          </table:table-cell>
          <table:table-cell office:value-type="float" office:value="0.647246" calcext:value-type="float">
            <text:p>0,647246</text:p>
          </table:table-cell>
          <table:table-cell office:value-type="string" calcext:value-type="string">
            <text:p>[[4,2168237e-02 2,9617726e-05 3,6327869e-02 4,1892740e-01]]</text:p>
          </table:table-cell>
          <table:table-cell table:number-columns-repeated="101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[[0,06 0, <text:s text:c="2"/>0,08 0,56]]</text:p>
          </table:table-cell>
          <table:table-cell office:value-type="string" calcext:value-type="string">
            <text:p>[0,386628 <text:s text:c="2"/>0,08497988 0,35911602 0,6646379 ]</text:p>
          </table:table-cell>
          <table:table-cell office:value-type="string" calcext:value-type="string">
            <text:p>[[0,326628 <text:s text:c="2"/>0,08497988 0,27911603 0,10463792]]</text:p>
          </table:table-cell>
          <table:table-cell office:value-type="float" office:value="0.326628" calcext:value-type="float">
            <text:p>0,326628</text:p>
          </table:table-cell>
          <table:table-cell office:value-type="float" office:value="0.08497988" calcext:value-type="float">
            <text:p>0,08497988</text:p>
          </table:table-cell>
          <table:table-cell office:value-type="float" office:value="0.27911603" calcext:value-type="float">
            <text:p>0,27911603</text:p>
          </table:table-cell>
          <table:table-cell office:value-type="float" office:value="0.10463792" calcext:value-type="float">
            <text:p>0,10463792</text:p>
          </table:table-cell>
          <table:table-cell office:value-type="string" calcext:value-type="string">
            <text:p>[[0,10668585 0,00722158 0,07790576 0,01094909]]</text:p>
          </table:table-cell>
          <table:table-cell table:number-columns-repeated="101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[[0,4 <text:s/>0,2 <text:s/>0,1 <text:s/>0,45]]</text:p>
          </table:table-cell>
          <table:table-cell office:value-type="string" calcext:value-type="string">
            <text:p>[0,3637118 <text:s/>0,38715073 0,41049197 0,7076364 ]</text:p>
          </table:table-cell>
          <table:table-cell office:value-type="string" calcext:value-type="string">
            <text:p>[[0,0362882 <text:s/>0,18715073 0,31049198 0,25763643]]</text:p>
          </table:table-cell>
          <table:table-cell office:value-type="float" office:value="0.0362882" calcext:value-type="float">
            <text:p>0,0362882</text:p>
          </table:table-cell>
          <table:table-cell office:value-type="float" office:value="0.18715073" calcext:value-type="float">
            <text:p>0,18715073</text:p>
          </table:table-cell>
          <table:table-cell office:value-type="float" office:value="0.31049198" calcext:value-type="float">
            <text:p>0,31049198</text:p>
          </table:table-cell>
          <table:table-cell office:value-type="float" office:value="0.25763643" calcext:value-type="float">
            <text:p>0,25763643</text:p>
          </table:table-cell>
          <table:table-cell office:value-type="string" calcext:value-type="string">
            <text:p>[[0,00131683 0,0350254 <text:s/>0,09640527 0,06637653]]</text:p>
          </table:table-cell>
          <table:table-cell table:number-columns-repeated="10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[[0,3 <text:s/>0,08 0,03 0,17]]</text:p>
          </table:table-cell>
          <table:table-cell office:value-type="string" calcext:value-type="string">
            <text:p>[0,34351802 0,42521635 0,38895392 0,63635725]</text:p>
          </table:table-cell>
          <table:table-cell office:value-type="string" calcext:value-type="string">
            <text:p>[[0,04351801 0,34521633 0,35895392 0,46635723]]</text:p>
          </table:table-cell>
          <table:table-cell office:value-type="float" office:value="0.04351801" calcext:value-type="float">
            <text:p>0,04351801</text:p>
          </table:table-cell>
          <table:table-cell office:value-type="float" office:value="0.34521633" calcext:value-type="float">
            <text:p>0,34521633</text:p>
          </table:table-cell>
          <table:table-cell office:value-type="float" office:value="0.35895392" calcext:value-type="float">
            <text:p>0,35895392</text:p>
          </table:table-cell>
          <table:table-cell office:value-type="float" office:value="0.46635723" calcext:value-type="float">
            <text:p>0,46635723</text:p>
          </table:table-cell>
          <table:table-cell office:value-type="string" calcext:value-type="string">
            <text:p>[[0,00189382 0,11917432 0,12884791 0,21748906]]</text:p>
          </table:table-cell>
          <table:table-cell table:number-columns-repeated="101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[[0,5 0,5 0,8 0,8]]</text:p>
          </table:table-cell>
          <table:table-cell office:value-type="string" calcext:value-type="string">
            <text:p>[0,3837934 <text:s/>0,3322828 <text:s/>0,26128745 0,7849588 ]</text:p>
          </table:table-cell>
          <table:table-cell office:value-type="string" calcext:value-type="string">
            <text:p>[[0,11620659 0,16771719 0,53871256 0,01504123]]</text:p>
          </table:table-cell>
          <table:table-cell office:value-type="float" office:value="0.11620659" calcext:value-type="float">
            <text:p>0,11620659</text:p>
          </table:table-cell>
          <table:table-cell office:value-type="float" office:value="0.16771719" calcext:value-type="float">
            <text:p>0,16771719</text:p>
          </table:table-cell>
          <table:table-cell office:value-type="float" office:value="0.53871256" calcext:value-type="float">
            <text:p>0,53871256</text:p>
          </table:table-cell>
          <table:table-cell office:value-type="float" office:value="0.01504123" calcext:value-type="float">
            <text:p>0,01504123</text:p>
          </table:table-cell>
          <table:table-cell office:value-type="string" calcext:value-type="string">
            <text:p>[[1,3503971e-02 2,8129056e-02 2,9021123e-01 2,2623867e-04]]</text:p>
          </table:table-cell>
          <table:table-cell table:number-columns-repeated="101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[[0,05 0,09 0,07 0,05]]</text:p>
          </table:table-cell>
          <table:table-cell office:value-type="string" calcext:value-type="string">
            <text:p>[0,35907158 0,12684064 0,5698362 <text:s/>0,68727803]</text:p>
          </table:table-cell>
          <table:table-cell office:value-type="string" calcext:value-type="string">
            <text:p>[[0,30907157 0,03684063 0,4998362 <text:s/>0,637278 <text:s/>]]</text:p>
          </table:table-cell>
          <table:table-cell office:value-type="float" office:value="0.30907157" calcext:value-type="float">
            <text:p>0,30907157</text:p>
          </table:table-cell>
          <table:table-cell office:value-type="float" office:value="0.03684063" calcext:value-type="float">
            <text:p>0,03684063</text:p>
          </table:table-cell>
          <table:table-cell office:value-type="float" office:value="0.4998362" calcext:value-type="float">
            <text:p>0,4998362</text:p>
          </table:table-cell>
          <table:table-cell office:value-type="float" office:value="0.637278" calcext:value-type="float">
            <text:p>0,637278</text:p>
          </table:table-cell>
          <table:table-cell office:value-type="string" calcext:value-type="string">
            <text:p>[[0,09552523 0,00135723 0,24983624 0,40612328]]</text:p>
          </table:table-cell>
          <table:table-cell table:number-columns-repeated="101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[[0,5 <text:s/>0,5 <text:s/>0,65 0,84]]</text:p>
          </table:table-cell>
          <table:table-cell office:value-type="string" calcext:value-type="string">
            <text:p>[0,37964875 0,1566972 <text:s/>0,46356618 0,71363467]</text:p>
          </table:table-cell>
          <table:table-cell office:value-type="string" calcext:value-type="string">
            <text:p>[[0,12035125 0,3433028 <text:s/>0,18643379 0,1263653 ]]</text:p>
          </table:table-cell>
          <table:table-cell office:value-type="float" office:value="0.12035125" calcext:value-type="float">
            <text:p>0,12035125</text:p>
          </table:table-cell>
          <table:table-cell office:value-type="float" office:value="0.3433028" calcext:value-type="float">
            <text:p>0,3433028</text:p>
          </table:table-cell>
          <table:table-cell office:value-type="float" office:value="0.18643379" calcext:value-type="float">
            <text:p>0,18643379</text:p>
          </table:table-cell>
          <table:table-cell office:value-type="float" office:value="0.1263653" calcext:value-type="float">
            <text:p>0,1263653</text:p>
          </table:table-cell>
          <table:table-cell office:value-type="string" calcext:value-type="string">
            <text:p>[[0,01448442 0,1178568 <text:s/>0,03475756 0,01596819]]</text:p>
          </table:table-cell>
          <table:table-cell table:number-columns-repeated="101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[[0,5 0,5 0,5 0,2]]</text:p>
          </table:table-cell>
          <table:table-cell office:value-type="string" calcext:value-type="string">
            <text:p>[0,35381678 0,19626854 0,31268546 0,6657793 ]</text:p>
          </table:table-cell>
          <table:table-cell office:value-type="string" calcext:value-type="string">
            <text:p>[[0,14618322 0,30373144 0,18731454 0,4657793 ]]</text:p>
          </table:table-cell>
          <table:table-cell office:value-type="float" office:value="0.14618322" calcext:value-type="float">
            <text:p>0,14618322</text:p>
          </table:table-cell>
          <table:table-cell office:value-type="float" office:value="0.30373144" calcext:value-type="float">
            <text:p>0,30373144</text:p>
          </table:table-cell>
          <table:table-cell office:value-type="float" office:value="0.18731454" calcext:value-type="float">
            <text:p>0,18731454</text:p>
          </table:table-cell>
          <table:table-cell office:value-type="float" office:value="0.4657793" calcext:value-type="float">
            <text:p>0,4657793</text:p>
          </table:table-cell>
          <table:table-cell office:value-type="string" calcext:value-type="string">
            <text:p>[[0,02136954 0,09225279 0,03508674 0,21695036]]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[[0,6 0,1 0,3 0,1]]</text:p>
          </table:table-cell>
          <table:table-cell office:value-type="string" calcext:value-type="string">
            <text:p>[0,39928067 0,1538489 <text:s/>0,30960435 0,6241196 ]</text:p>
          </table:table-cell>
          <table:table-cell office:value-type="string" calcext:value-type="string">
            <text:p>[[0,20071936 0,0538489 <text:s/>0,00960433 0,52411956]]</text:p>
          </table:table-cell>
          <table:table-cell office:value-type="float" office:value="0.20071936" calcext:value-type="float">
            <text:p>0,20071936</text:p>
          </table:table-cell>
          <table:table-cell office:value-type="float" office:value="0.0538489" calcext:value-type="float">
            <text:p>0,0538489</text:p>
          </table:table-cell>
          <table:table-cell office:value-type="float" office:value="0.00960433" calcext:value-type="float">
            <text:p>0,00960433</text:p>
          </table:table-cell>
          <table:table-cell office:value-type="float" office:value="0.52411956" calcext:value-type="float">
            <text:p>0,52411956</text:p>
          </table:table-cell>
          <table:table-cell office:value-type="string" calcext:value-type="string">
            <text:p>[[4,0288258e-02 2,8997040e-03 9,2243245e-05 2,7470130e-01]]</text:p>
          </table:table-cell>
          <table:table-cell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[[0,95 0,34 0,01 0, <text:s/>]]</text:p>
          </table:table-cell>
          <table:table-cell office:value-type="string" calcext:value-type="string">
            <text:p>[0,4300064 <text:s/>0,508476 <text:s text:c="2"/>0,35290143 0,6871131 ]</text:p>
          </table:table-cell>
          <table:table-cell office:value-type="string" calcext:value-type="string">
            <text:p>[[0,51999354 0,16847602 0,34290144 0,6871131 ]]</text:p>
          </table:table-cell>
          <table:table-cell office:value-type="float" office:value="0.51999354" calcext:value-type="float">
            <text:p>0,51999354</text:p>
          </table:table-cell>
          <table:table-cell office:value-type="float" office:value="0.16847602" calcext:value-type="float">
            <text:p>0,16847602</text:p>
          </table:table-cell>
          <table:table-cell office:value-type="float" office:value="0.34290144" calcext:value-type="float">
            <text:p>0,34290144</text:p>
          </table:table-cell>
          <table:table-cell office:value-type="float" office:value="0.6871131" calcext:value-type="float">
            <text:p>0,6871131</text:p>
          </table:table-cell>
          <table:table-cell office:value-type="string" calcext:value-type="string">
            <text:p>[[0,27039328 0,02838417 0,1175814 <text:s/>0,47212443]]</text:p>
          </table:table-cell>
          <table:table-cell table:number-columns-repeated="101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[[0,5 <text:s/>0,5 <text:s/>0,11 0,02]]</text:p>
          </table:table-cell>
          <table:table-cell office:value-type="string" calcext:value-type="string">
            <text:p>[0,32571805 0,5198624 <text:s/>0,22234014 0,6478076 ]</text:p>
          </table:table-cell>
          <table:table-cell office:value-type="string" calcext:value-type="string">
            <text:p>[[0,17428195 0,01986241 0,11234014 0,6278076 ]]</text:p>
          </table:table-cell>
          <table:table-cell office:value-type="float" office:value="0.17428195" calcext:value-type="float">
            <text:p>0,17428195</text:p>
          </table:table-cell>
          <table:table-cell office:value-type="float" office:value="0.01986241" calcext:value-type="float">
            <text:p>0,01986241</text:p>
          </table:table-cell>
          <table:table-cell office:value-type="float" office:value="0.11234014" calcext:value-type="float">
            <text:p>0,11234014</text:p>
          </table:table-cell>
          <table:table-cell office:value-type="float" office:value="0.6278076" calcext:value-type="float">
            <text:p>0,6278076</text:p>
          </table:table-cell>
          <table:table-cell office:value-type="string" calcext:value-type="string">
            <text:p>[[0,0303742 <text:s/>0,00039452 0,01262031 0,3941424 ]]</text:p>
          </table:table-cell>
          <table:table-cell table:number-columns-repeated="101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[[0,5 <text:s/>0, <text:s text:c="2"/>0,03 0, <text:s/>]]</text:p>
          </table:table-cell>
          <table:table-cell office:value-type="string" calcext:value-type="string">
            <text:p>[0,426213 0,145728 0,320935 0,583602]</text:p>
          </table:table-cell>
          <table:table-cell office:value-type="string" calcext:value-type="string">
            <text:p>[[0,073787 0,145728 0,290935 0,583602]]</text:p>
          </table:table-cell>
          <table:table-cell office:value-type="float" office:value="0.073787" calcext:value-type="float">
            <text:p>0,073787</text:p>
          </table:table-cell>
          <table:table-cell office:value-type="float" office:value="0.145728" calcext:value-type="float">
            <text:p>0,145728</text:p>
          </table:table-cell>
          <table:table-cell office:value-type="float" office:value="0.290935" calcext:value-type="float">
            <text:p>0,290935</text:p>
          </table:table-cell>
          <table:table-cell office:value-type="float" office:value="0.583602" calcext:value-type="float">
            <text:p>0,583602</text:p>
          </table:table-cell>
          <table:table-cell office:value-type="string" calcext:value-type="string">
            <text:p>[[0,00544452 0,02123665 0,08464318 0,3405913 ]]</text:p>
          </table:table-cell>
          <table:table-cell table:number-columns-repeated="101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[[0,6 0,1 0,2 0,2]]</text:p>
          </table:table-cell>
          <table:table-cell office:value-type="string" calcext:value-type="string">
            <text:p>[0,4179851 <text:s/>0,4302242 <text:s/>0,41360265 0,60283554]</text:p>
          </table:table-cell>
          <table:table-cell office:value-type="string" calcext:value-type="string">
            <text:p>[[0,18201491 0,33022422 0,21360265 0,40283555]]</text:p>
          </table:table-cell>
          <table:table-cell office:value-type="float" office:value="0.18201491" calcext:value-type="float">
            <text:p>0,18201491</text:p>
          </table:table-cell>
          <table:table-cell office:value-type="float" office:value="0.33022422" calcext:value-type="float">
            <text:p>0,33022422</text:p>
          </table:table-cell>
          <table:table-cell office:value-type="float" office:value="0.21360265" calcext:value-type="float">
            <text:p>0,21360265</text:p>
          </table:table-cell>
          <table:table-cell office:value-type="float" office:value="0.40283555" calcext:value-type="float">
            <text:p>0,40283555</text:p>
          </table:table-cell>
          <table:table-cell office:value-type="string" calcext:value-type="string">
            <text:p>[[0,03312943 0,10904803 0,04562609 0,16227648]]</text:p>
          </table:table-cell>
          <table:table-cell table:number-columns-repeated="10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[[0,2 <text:s/>0,11 0,3 <text:s/>0,2 ]]</text:p>
          </table:table-cell>
          <table:table-cell office:value-type="string" calcext:value-type="string">
            <text:p>[0,38970804 0,33502373 0,37746578 0,7527384 ]</text:p>
          </table:table-cell>
          <table:table-cell office:value-type="string" calcext:value-type="string">
            <text:p>[[0,18970804 0,22502373 0,07746577 0,5527384 ]]</text:p>
          </table:table-cell>
          <table:table-cell office:value-type="float" office:value="0.18970804" calcext:value-type="float">
            <text:p>0,18970804</text:p>
          </table:table-cell>
          <table:table-cell office:value-type="float" office:value="0.22502373" calcext:value-type="float">
            <text:p>0,22502373</text:p>
          </table:table-cell>
          <table:table-cell office:value-type="float" office:value="0.07746577" calcext:value-type="float">
            <text:p>0,07746577</text:p>
          </table:table-cell>
          <table:table-cell office:value-type="float" office:value="0.5527384" calcext:value-type="float">
            <text:p>0,5527384</text:p>
          </table:table-cell>
          <table:table-cell office:value-type="string" calcext:value-type="string">
            <text:p>[[0,03598914 0,05063568 0,00600095 0,30551976]]</text:p>
          </table:table-cell>
          <table:table-cell table:number-columns-repeated="101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[[0,2 0,2 0,2 0,2]]</text:p>
          </table:table-cell>
          <table:table-cell office:value-type="string" calcext:value-type="string">
            <text:p>[0,59180987 0,35162663 0,48635447 0,6617922 ]</text:p>
          </table:table-cell>
          <table:table-cell office:value-type="string" calcext:value-type="string">
            <text:p>[[0,39180988 0,15162663 0,28635448 0,46179223]]</text:p>
          </table:table-cell>
          <table:table-cell office:value-type="float" office:value="0.39180988" calcext:value-type="float">
            <text:p>0,39180988</text:p>
          </table:table-cell>
          <table:table-cell office:value-type="float" office:value="0.15162663" calcext:value-type="float">
            <text:p>0,15162663</text:p>
          </table:table-cell>
          <table:table-cell office:value-type="float" office:value="0.28635448" calcext:value-type="float">
            <text:p>0,28635448</text:p>
          </table:table-cell>
          <table:table-cell office:value-type="float" office:value="0.46179223" calcext:value-type="float">
            <text:p>0,46179223</text:p>
          </table:table-cell>
          <table:table-cell office:value-type="string" calcext:value-type="string">
            <text:p>[[0,15351498 0,02299063 0,08199889 0,21325207]]</text:p>
          </table:table-cell>
          <table:table-cell table:number-columns-repeated="101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[[0,07 0,09 0,06 0,4 ]]</text:p>
          </table:table-cell>
          <table:table-cell office:value-type="string" calcext:value-type="string">
            <text:p>[0,40166932 0,26279452 0,32800573 0,62480164]</text:p>
          </table:table-cell>
          <table:table-cell office:value-type="string" calcext:value-type="string">
            <text:p>[[0,33166933 0,17279452 0,26800573 0,22480163]]</text:p>
          </table:table-cell>
          <table:table-cell office:value-type="float" office:value="0.33166933" calcext:value-type="float">
            <text:p>0,33166933</text:p>
          </table:table-cell>
          <table:table-cell office:value-type="float" office:value="0.17279452" calcext:value-type="float">
            <text:p>0,17279452</text:p>
          </table:table-cell>
          <table:table-cell office:value-type="float" office:value="0.26800573" calcext:value-type="float">
            <text:p>0,26800573</text:p>
          </table:table-cell>
          <table:table-cell office:value-type="float" office:value="0.22480163" calcext:value-type="float">
            <text:p>0,22480163</text:p>
          </table:table-cell>
          <table:table-cell office:value-type="string" calcext:value-type="string">
            <text:p>[[0,11000454 0,02985795 0,07182707 0,05053577]]</text:p>
          </table:table-cell>
          <table:table-cell table:number-columns-repeated="101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[[0,01 0,09 0, <text:s text:c="2"/>0, <text:s/>]]</text:p>
          </table:table-cell>
          <table:table-cell office:value-type="string" calcext:value-type="string">
            <text:p>[0,4897841 <text:s/>0,3126413 <text:s/>0,5672494 <text:s/>0,71051973]</text:p>
          </table:table-cell>
          <table:table-cell office:value-type="string" calcext:value-type="string">
            <text:p>[[0,4797841 <text:s/>0,22264129 0,5672494 <text:s/>0,71051973]]</text:p>
          </table:table-cell>
          <table:table-cell office:value-type="float" office:value="0.4797841" calcext:value-type="float">
            <text:p>0,4797841</text:p>
          </table:table-cell>
          <table:table-cell office:value-type="float" office:value="0.22264129" calcext:value-type="float">
            <text:p>0,22264129</text:p>
          </table:table-cell>
          <table:table-cell office:value-type="float" office:value="0.5672494" calcext:value-type="float">
            <text:p>0,5672494</text:p>
          </table:table-cell>
          <table:table-cell office:value-type="float" office:value="0.71051973" calcext:value-type="float">
            <text:p>0,71051973</text:p>
          </table:table-cell>
          <table:table-cell office:value-type="string" calcext:value-type="string">
            <text:p>[[0,23019278 0,04956914 0,3217719 <text:s/>0,5048383 ]]</text:p>
          </table:table-cell>
          <table:table-cell table:number-columns-repeated="101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[[0,19 0,13 0,03 0,07]]</text:p>
          </table:table-cell>
          <table:table-cell office:value-type="string" calcext:value-type="string">
            <text:p>[0,4985858 <text:s/>0,22746603 0,394991 <text:s text:c="2"/>0,6402474 ]</text:p>
          </table:table-cell>
          <table:table-cell office:value-type="string" calcext:value-type="string">
            <text:p>[[0,3085858 <text:s/>0,09746604 0,364991 <text:s text:c="2"/>0,5702474 ]]</text:p>
          </table:table-cell>
          <table:table-cell office:value-type="float" office:value="0.3085858" calcext:value-type="float">
            <text:p>0,3085858</text:p>
          </table:table-cell>
          <table:table-cell office:value-type="float" office:value="0.09746604" calcext:value-type="float">
            <text:p>0,09746604</text:p>
          </table:table-cell>
          <table:table-cell office:value-type="float" office:value="0.364991" calcext:value-type="float">
            <text:p>0,364991</text:p>
          </table:table-cell>
          <table:table-cell office:value-type="float" office:value="0.5702474" calcext:value-type="float">
            <text:p>0,5702474</text:p>
          </table:table-cell>
          <table:table-cell office:value-type="string" calcext:value-type="string">
            <text:p>[[0,09522519 0,00949963 0,13321844 0,3251821 ]]</text:p>
          </table:table-cell>
          <table:table-cell table:number-columns-repeated="10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[[0,2 0,1 0,1 0,1]]</text:p>
          </table:table-cell>
          <table:table-cell office:value-type="string" calcext:value-type="string">
            <text:p>[0,3384525 <text:s/>0,21089695 0,30525336 0,7109277 ]</text:p>
          </table:table-cell>
          <table:table-cell office:value-type="string" calcext:value-type="string">
            <text:p>[[0,13845249 0,11089695 0,20525336 0,6109277 ]]</text:p>
          </table:table-cell>
          <table:table-cell office:value-type="float" office:value="0.13845249" calcext:value-type="float">
            <text:p>0,13845249</text:p>
          </table:table-cell>
          <table:table-cell office:value-type="float" office:value="0.11089695" calcext:value-type="float">
            <text:p>0,11089695</text:p>
          </table:table-cell>
          <table:table-cell office:value-type="float" office:value="0.20525336" calcext:value-type="float">
            <text:p>0,20525336</text:p>
          </table:table-cell>
          <table:table-cell office:value-type="float" office:value="0.6109277" calcext:value-type="float">
            <text:p>0,6109277</text:p>
          </table:table-cell>
          <table:table-cell office:value-type="string" calcext:value-type="string">
            <text:p>[[0,01916909 0,01229813 0,04212894 0,37323266]]</text:p>
          </table:table-cell>
          <table:table-cell table:number-columns-repeated="101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[[0,5 <text:s/>0,5 <text:s/>0,88 0,97]]</text:p>
          </table:table-cell>
          <table:table-cell office:value-type="string" calcext:value-type="string">
            <text:p>[0,27954128 0,15839705 0,55174005 0,59086084]</text:p>
          </table:table-cell>
          <table:table-cell office:value-type="string" calcext:value-type="string">
            <text:p>[[0,22045872 0,34160295 0,32825994 0,37913918]]</text:p>
          </table:table-cell>
          <table:table-cell office:value-type="float" office:value="0.22045872" calcext:value-type="float">
            <text:p>0,22045872</text:p>
          </table:table-cell>
          <table:table-cell office:value-type="float" office:value="0.34160295" calcext:value-type="float">
            <text:p>0,34160295</text:p>
          </table:table-cell>
          <table:table-cell office:value-type="float" office:value="0.32825994" calcext:value-type="float">
            <text:p>0,32825994</text:p>
          </table:table-cell>
          <table:table-cell office:value-type="float" office:value="0.37913918" calcext:value-type="float">
            <text:p>0,37913918</text:p>
          </table:table-cell>
          <table:table-cell office:value-type="string" calcext:value-type="string">
            <text:p>[[0,04860204 0,11669257 0,10775459 0,14374653]]</text:p>
          </table:table-cell>
          <table:table-cell table:number-columns-repeated="101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[[0,5 0,5 0,9 0,9]]</text:p>
          </table:table-cell>
          <table:table-cell office:value-type="string" calcext:value-type="string">
            <text:p>[0,4971154 0,41035 <text:s text:c="2"/>0,4679752 0,6576055]</text:p>
          </table:table-cell>
          <table:table-cell office:value-type="string" calcext:value-type="string">
            <text:p>[[0,0028846 <text:s/>0,08965001 0,43202478 0,24239445]]</text:p>
          </table:table-cell>
          <table:table-cell office:value-type="float" office:value="0.0028846" calcext:value-type="float">
            <text:p>0,0028846</text:p>
          </table:table-cell>
          <table:table-cell office:value-type="float" office:value="0.08965001" calcext:value-type="float">
            <text:p>0,08965001</text:p>
          </table:table-cell>
          <table:table-cell office:value-type="float" office:value="0.43202478" calcext:value-type="float">
            <text:p>0,43202478</text:p>
          </table:table-cell>
          <table:table-cell office:value-type="float" office:value="0.24239445" calcext:value-type="float">
            <text:p>0,24239445</text:p>
          </table:table-cell>
          <table:table-cell office:value-type="string" calcext:value-type="string">
            <text:p>[[8,3208979e-06 8,0371238e-03 1,8664540e-01 5,8755066e-02]]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1" table:formula="of:=AVERAGE([.E2:.E194])" office:value-type="float" office:value="0.254330255336787" calcext:value-type="float">
            <text:p>0,254330255336787</text:p>
          </table:table-cell>
          <table:table-cell table:style-name="ce1" table:formula="of:=AVERAGE([.F2:.F194])" office:value-type="float" office:value="0.227134650898238" calcext:value-type="float">
            <text:p>0,227134650898238</text:p>
          </table:table-cell>
          <table:table-cell table:style-name="ce1" table:formula="of:=AVERAGE([.G2:.G194])" office:value-type="float" office:value="0.290974515958549" calcext:value-type="float">
            <text:p>0,290974515958549</text:p>
          </table:table-cell>
          <table:table-cell table:style-name="ce1" table:formula="of:=AVERAGE([.H2:.H194])" office:value-type="float" office:value="0.467804272435233" calcext:value-type="float">
            <text:p>0,467804272435233</text:p>
          </table:table-cell>
          <table:table-cell table:style-name="ce1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" table:formula="of:=AVERAGE([.E196:.H196])" office:value-type="float" office:value="0.310060923657202" calcext:value-type="float">
            <text:p>0,31006092365720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2-03-29T17:20:43.258849448</dc:date>
    <meta:editing-duration>PT10M10S</meta:editing-duration>
    <meta:editing-cycles>3</meta:editing-cycles>
    <meta:generator>LibreOffice/6.3.5.2$Linux_X86_64 LibreOffice_project/30$Build-2</meta:generator>
    <meta:document-statistic meta:table-count="2" meta:cell-count="3491" meta:object-count="0"/>
  </office:meta>
</office:document-meta>
</file>